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39a81f" style:font-weight-asian="bold" style:font-weight-complex="bold"/>
    </style:style>
    <style:style style:name="P3" style:family="paragraph" style:parent-style-name="Standard">
      <style:text-properties fo:font-weight="bold" officeooo:paragraph-rsid="0045dd47" style:font-weight-asian="bold" style:font-weight-complex="bold"/>
    </style:style>
    <style:style style:name="P4" style:family="paragraph" style:parent-style-name="Standard">
      <style:text-properties fo:font-weight="bold" officeooo:paragraph-rsid="00487f5f" style:font-weight-asian="bold" style:font-weight-complex="bold"/>
    </style:style>
    <style:style style:name="P5" style:family="paragraph" style:parent-style-name="Standard">
      <style:text-properties fo:font-weight="bold" officeooo:paragraph-rsid="004e1ba8" style:font-weight-asian="bold" style:font-weight-complex="bold"/>
    </style:style>
    <style:style style:name="P6" style:family="paragraph" style:parent-style-name="Standard">
      <style:text-properties fo:font-weight="bold" officeooo:paragraph-rsid="004fcb0d" style:font-weight-asian="bold" style:font-weight-complex="bold"/>
    </style:style>
    <style:style style:name="P7" style:family="paragraph" style:parent-style-name="Standard">
      <style:text-properties fo:font-weight="bold" officeooo:paragraph-rsid="0059b6a2" style:font-weight-asian="bold" style:font-weight-complex="bold"/>
    </style:style>
    <style:style style:name="P8" style:family="paragraph" style:parent-style-name="Standard">
      <style:text-properties fo:font-weight="bold" officeooo:paragraph-rsid="005482a4" style:font-weight-asian="bold" style:font-weight-complex="bold"/>
    </style:style>
    <style:style style:name="P9" style:family="paragraph" style:parent-style-name="Standard">
      <style:text-properties fo:font-weight="bold" officeooo:paragraph-rsid="005bbf1f" style:font-weight-asian="bold" style:font-weight-complex="bold"/>
    </style:style>
    <style:style style:name="P10" style:family="paragraph" style:parent-style-name="Standard">
      <style:text-properties fo:font-weight="bold" officeooo:paragraph-rsid="005faccd" style:font-weight-asian="bold" style:font-weight-complex="bold"/>
    </style:style>
    <style:style style:name="P11" style:family="paragraph" style:parent-style-name="Standard">
      <style:text-properties fo:font-weight="bold" officeooo:paragraph-rsid="00615abe" style:font-weight-asian="bold" style:font-weight-complex="bold"/>
    </style:style>
    <style:style style:name="P12" style:family="paragraph" style:parent-style-name="Standard">
      <style:text-properties fo:font-weight="bold" officeooo:paragraph-rsid="00672792" style:font-weight-asian="bold" style:font-weight-complex="bold"/>
    </style:style>
    <style:style style:name="P13" style:family="paragraph" style:parent-style-name="Standard">
      <style:text-properties fo:font-weight="bold" officeooo:paragraph-rsid="00683ad2" style:font-weight-asian="bold" style:font-weight-complex="bold"/>
    </style:style>
    <style:style style:name="P14" style:family="paragraph" style:parent-style-name="Standard">
      <style:text-properties fo:font-weight="bold" officeooo:paragraph-rsid="006b4328" style:font-weight-asian="bold" style:font-weight-complex="bold"/>
    </style:style>
    <style:style style:name="P15" style:family="paragraph" style:parent-style-name="Standard">
      <style:text-properties fo:font-weight="bold" officeooo:paragraph-rsid="0041cd5d" style:font-weight-asian="bold" style:font-weight-complex="bold"/>
    </style:style>
    <style:style style:name="P16" style:family="paragraph" style:parent-style-name="Standard">
      <style:text-properties fo:font-weight="bold" officeooo:paragraph-rsid="004b91c8" style:font-weight-asian="bold" style:font-weight-complex="bold"/>
    </style:style>
    <style:style style:name="P17" style:family="paragraph" style:parent-style-name="Standard">
      <style:text-properties fo:font-weight="normal" officeooo:paragraph-rsid="0039a81f" style:font-weight-asian="normal" style:font-weight-complex="normal"/>
    </style:style>
    <style:style style:name="P18" style:family="paragraph" style:parent-style-name="Standard">
      <style:text-properties fo:font-weight="normal" officeooo:paragraph-rsid="003ce33e" style:font-weight-asian="normal" style:font-weight-complex="normal"/>
    </style:style>
    <style:style style:name="P19" style:family="paragraph" style:parent-style-name="Standard">
      <style:text-properties fo:font-weight="normal" officeooo:paragraph-rsid="003e67fc" style:font-weight-asian="normal" style:font-weight-complex="normal"/>
    </style:style>
    <style:style style:name="P20" style:family="paragraph" style:parent-style-name="Standard">
      <style:text-properties fo:font-weight="normal" officeooo:paragraph-rsid="003fe91f" style:font-weight-asian="normal" style:font-weight-complex="normal"/>
    </style:style>
    <style:style style:name="P21" style:family="paragraph" style:parent-style-name="Standard">
      <style:text-properties fo:font-weight="normal" officeooo:paragraph-rsid="0041cd5d" style:font-weight-asian="normal" style:font-weight-complex="normal"/>
    </style:style>
    <style:style style:name="P22" style:family="paragraph" style:parent-style-name="Standard">
      <style:text-properties fo:font-weight="normal" officeooo:paragraph-rsid="00439d2a" style:font-weight-asian="normal" style:font-weight-complex="normal"/>
    </style:style>
    <style:style style:name="P23" style:family="paragraph" style:parent-style-name="Standard">
      <style:text-properties fo:font-weight="normal" officeooo:paragraph-rsid="00451c1d" style:font-weight-asian="normal" style:font-weight-complex="normal"/>
    </style:style>
    <style:style style:name="P24" style:family="paragraph" style:parent-style-name="Standard">
      <style:text-properties fo:font-weight="normal" officeooo:paragraph-rsid="0045dd47" style:font-weight-asian="normal" style:font-weight-complex="normal"/>
    </style:style>
    <style:style style:name="P25" style:family="paragraph" style:parent-style-name="Standard">
      <style:text-properties fo:font-weight="normal" officeooo:paragraph-rsid="00487f5f" style:font-weight-asian="normal" style:font-weight-complex="normal"/>
    </style:style>
    <style:style style:name="P26" style:family="paragraph" style:parent-style-name="Standard">
      <style:text-properties fo:font-weight="normal" officeooo:paragraph-rsid="004a36cd" style:font-weight-asian="normal" style:font-weight-complex="normal"/>
    </style:style>
    <style:style style:name="P27" style:family="paragraph" style:parent-style-name="Standard">
      <style:text-properties fo:font-weight="normal" officeooo:paragraph-rsid="004b91c8" style:font-weight-asian="normal" style:font-weight-complex="normal"/>
    </style:style>
    <style:style style:name="P28" style:family="paragraph" style:parent-style-name="Standard">
      <style:text-properties fo:font-weight="normal" officeooo:paragraph-rsid="004ca7a7" style:font-weight-asian="normal" style:font-weight-complex="normal"/>
    </style:style>
    <style:style style:name="P29" style:family="paragraph" style:parent-style-name="Standard">
      <style:text-properties fo:font-weight="normal" officeooo:paragraph-rsid="004e178f" style:font-weight-asian="normal" style:font-weight-complex="normal"/>
    </style:style>
    <style:style style:name="P30" style:family="paragraph" style:parent-style-name="Standard">
      <style:text-properties fo:font-weight="normal" officeooo:paragraph-rsid="004e1ba8" style:font-weight-asian="normal" style:font-weight-complex="normal"/>
    </style:style>
    <style:style style:name="P31" style:family="paragraph" style:parent-style-name="Standard">
      <style:text-properties fo:font-weight="normal" officeooo:paragraph-rsid="004fcb0d" style:font-weight-asian="normal" style:font-weight-complex="normal"/>
    </style:style>
    <style:style style:name="P32" style:family="paragraph" style:parent-style-name="Standard">
      <style:text-properties fo:font-weight="normal" officeooo:paragraph-rsid="00532e9f" style:font-weight-asian="normal" style:font-weight-complex="normal"/>
    </style:style>
    <style:style style:name="P33" style:family="paragraph" style:parent-style-name="Standard">
      <style:text-properties fo:font-weight="normal" officeooo:paragraph-rsid="005482a4" style:font-weight-asian="normal" style:font-weight-complex="normal"/>
    </style:style>
    <style:style style:name="P34" style:family="paragraph" style:parent-style-name="Standard">
      <style:text-properties fo:font-weight="normal" officeooo:paragraph-rsid="00558122" style:font-weight-asian="normal" style:font-weight-complex="normal"/>
    </style:style>
    <style:style style:name="P35" style:family="paragraph" style:parent-style-name="Standard">
      <style:text-properties fo:font-weight="normal" officeooo:paragraph-rsid="005751be" style:font-weight-asian="normal" style:font-weight-complex="normal"/>
    </style:style>
    <style:style style:name="P36" style:family="paragraph" style:parent-style-name="Standard">
      <style:text-properties fo:font-weight="normal" officeooo:paragraph-rsid="00582ec5" style:font-weight-asian="normal" style:font-weight-complex="normal"/>
    </style:style>
    <style:style style:name="P37" style:family="paragraph" style:parent-style-name="Standard">
      <style:text-properties fo:font-weight="normal" officeooo:paragraph-rsid="0059b6a2" style:font-weight-asian="normal" style:font-weight-complex="normal"/>
    </style:style>
    <style:style style:name="P38" style:family="paragraph" style:parent-style-name="Standard">
      <style:text-properties fo:font-weight="normal" officeooo:paragraph-rsid="005a7a2b" style:font-weight-asian="normal" style:font-weight-complex="normal"/>
    </style:style>
    <style:style style:name="P39" style:family="paragraph" style:parent-style-name="Standard">
      <style:text-properties fo:font-weight="normal" officeooo:paragraph-rsid="005bb9c9" style:font-weight-asian="normal" style:font-weight-complex="normal"/>
    </style:style>
    <style:style style:name="P40" style:family="paragraph" style:parent-style-name="Standard">
      <style:text-properties fo:font-weight="normal" officeooo:paragraph-rsid="005bbf1f" style:font-weight-asian="normal" style:font-weight-complex="normal"/>
    </style:style>
    <style:style style:name="P41" style:family="paragraph" style:parent-style-name="Standard">
      <style:text-properties fo:font-weight="normal" officeooo:paragraph-rsid="005c92a2" style:font-weight-asian="normal" style:font-weight-complex="normal"/>
    </style:style>
    <style:style style:name="P42" style:family="paragraph" style:parent-style-name="Standard">
      <style:text-properties fo:font-weight="normal" officeooo:paragraph-rsid="005faccd" style:font-weight-asian="normal" style:font-weight-complex="normal"/>
    </style:style>
    <style:style style:name="P43" style:family="paragraph" style:parent-style-name="Standard">
      <style:text-properties fo:font-weight="normal" officeooo:paragraph-rsid="00601cf6" style:font-weight-asian="normal" style:font-weight-complex="normal"/>
    </style:style>
    <style:style style:name="P44" style:family="paragraph" style:parent-style-name="Standard">
      <style:text-properties fo:font-weight="normal" officeooo:paragraph-rsid="006131ff" style:font-weight-asian="normal" style:font-weight-complex="normal"/>
    </style:style>
    <style:style style:name="P45" style:family="paragraph" style:parent-style-name="Standard">
      <style:text-properties fo:font-weight="normal" officeooo:paragraph-rsid="00615abe" style:font-weight-asian="normal" style:font-weight-complex="normal"/>
    </style:style>
    <style:style style:name="P46" style:family="paragraph" style:parent-style-name="Standard">
      <style:text-properties fo:font-weight="normal" officeooo:paragraph-rsid="00641478" style:font-weight-asian="normal" style:font-weight-complex="normal"/>
    </style:style>
    <style:style style:name="P47" style:family="paragraph" style:parent-style-name="Standard">
      <style:text-properties fo:font-weight="normal" officeooo:paragraph-rsid="00672792" style:font-weight-asian="normal" style:font-weight-complex="normal"/>
    </style:style>
    <style:style style:name="P48" style:family="paragraph" style:parent-style-name="Standard">
      <style:text-properties fo:font-weight="normal" officeooo:paragraph-rsid="00683ad2" style:font-weight-asian="normal" style:font-weight-complex="normal"/>
    </style:style>
    <style:style style:name="P49" style:family="paragraph" style:parent-style-name="Standard">
      <style:text-properties fo:font-weight="normal" officeooo:paragraph-rsid="00695320" style:font-weight-asian="normal" style:font-weight-complex="normal"/>
    </style:style>
    <style:style style:name="P50" style:family="paragraph" style:parent-style-name="Standard">
      <style:text-properties fo:font-weight="normal" officeooo:paragraph-rsid="006b4328" style:font-weight-asian="normal" style:font-weight-complex="normal"/>
    </style:style>
    <style:style style:name="P51" style:family="paragraph" style:parent-style-name="Standard">
      <style:text-properties fo:font-weight="normal" officeooo:paragraph-rsid="006ba47e" style:font-weight-asian="normal" style:font-weight-complex="normal"/>
    </style:style>
    <style:style style:name="P52" style:family="paragraph" style:parent-style-name="Standard">
      <style:text-properties officeooo:paragraph-rsid="00351d1e"/>
    </style:style>
    <style:style style:name="P53" style:family="paragraph" style:parent-style-name="Standard">
      <style:text-properties fo:color="#c9211e" loext:opacity="100%" fo:font-weight="normal" officeooo:paragraph-rsid="004e178f" style:font-weight-asian="normal" style:font-weight-complex="normal"/>
    </style:style>
    <style:style style:name="P54" style:family="paragraph" style:parent-style-name="Standard">
      <style:text-properties fo:font-style="normal" fo:font-weight="normal" officeooo:paragraph-rsid="004b91c8" style:font-style-asian="normal" style:font-weight-asian="normal" style:font-style-complex="normal" style:font-weight-complex="normal"/>
    </style:style>
    <style:style style:name="P55" style:family="paragraph" style:parent-style-name="Standard">
      <style:text-properties fo:font-style="normal" fo:font-weight="normal" officeooo:paragraph-rsid="004b91c8" style:font-style-asian="normal" style:font-weight-asian="normal" style:font-style-complex="normal" style:font-weight-complex="normal"/>
    </style:style>
    <style:style style:name="P56" style:family="paragraph" style:parent-style-name="Standard">
      <style:text-properties fo:font-style="normal" fo:font-weight="bold" officeooo:paragraph-rsid="006ba47e" style:font-style-asian="normal" style:font-weight-asian="bold" style:font-style-complex="normal" style:font-weight-complex="bold"/>
    </style:style>
    <style:style style:name="P57" style:family="paragraph" style:parent-style-name="Standard">
      <style:text-properties fo:font-style="normal" fo:font-weight="bold" officeooo:paragraph-rsid="007eea83" style:font-style-asian="normal" style:font-weight-asian="bold" style:font-style-complex="normal" style:font-weight-complex="bold"/>
    </style:style>
    <style:style style:name="P58" style:family="paragraph" style:parent-style-name="Standard">
      <style:text-properties fo:font-weight="normal" officeooo:paragraph-rsid="006ba47e" style:font-weight-asian="normal" style:font-weight-complex="normal"/>
    </style:style>
    <style:style style:name="P59" style:family="paragraph" style:parent-style-name="Standard">
      <style:text-properties fo:font-weight="normal" officeooo:paragraph-rsid="00789d1a" style:font-weight-asian="normal" style:font-weight-complex="normal"/>
    </style:style>
    <style:style style:name="P60" style:family="paragraph" style:parent-style-name="Standard">
      <style:text-properties fo:font-weight="normal" officeooo:paragraph-rsid="007a0516" style:font-weight-asian="normal" style:font-weight-complex="normal"/>
    </style:style>
    <style:style style:name="P61" style:family="paragraph" style:parent-style-name="Standard">
      <style:text-properties fo:font-weight="normal" officeooo:paragraph-rsid="007eea83" style:font-weight-asian="normal" style:font-weight-complex="normal"/>
    </style:style>
    <style:style style:name="P62" style:family="paragraph" style:parent-style-name="Standard">
      <style:text-properties fo:font-weight="bold" officeooo:paragraph-rsid="006ba47e" style:font-weight-asian="bold" style:font-weight-complex="bold"/>
    </style:style>
    <style:style style:name="P63" style:family="paragraph" style:parent-style-name="Standard">
      <style:text-properties fo:font-weight="bold" officeooo:paragraph-rsid="00789d1a" style:font-weight-asian="bold" style:font-weight-complex="bold"/>
    </style:style>
    <style:style style:name="P64" style:family="paragraph" style:parent-style-name="Standard">
      <style:text-properties fo:font-weight="bold" officeooo:paragraph-rsid="007a0516" style:font-weight-asian="bold" style:font-weight-complex="bold"/>
    </style:style>
    <style:style style:name="P65" style:family="paragraph" style:parent-style-name="Standard">
      <style:text-properties fo:font-weight="bold" officeooo:paragraph-rsid="007eea83" style:font-weight-asian="bold" style:font-weight-complex="bold"/>
    </style:style>
    <style:style style:name="P66" style:family="paragraph" style:parent-style-name="Standard">
      <style:text-properties fo:font-style="italic" fo:font-weight="bold" officeooo:paragraph-rsid="006ba47e" style:font-style-asian="italic" style:font-weight-asian="bold" style:font-style-complex="italic" style:font-weight-complex="bold"/>
    </style:style>
    <style:style style:name="P67" style:family="paragraph" style:parent-style-name="Standard">
      <style:text-properties fo:font-style="italic" fo:font-weight="bold" officeooo:paragraph-rsid="00789d1a" style:font-style-asian="italic" style:font-weight-asian="bold" style:font-style-complex="italic" style:font-weight-complex="bold"/>
    </style:style>
    <style:style style:name="P68" style:family="paragraph" style:parent-style-name="Standard">
      <style:text-properties fo:font-style="italic" fo:font-weight="bold" officeooo:paragraph-rsid="007a0516" style:font-style-asian="italic" style:font-weight-asian="bold" style:font-style-complex="italic" style:font-weight-complex="bold"/>
    </style:style>
    <style:style style:name="P69" style:family="paragraph" style:parent-style-name="Standard">
      <style:text-properties fo:font-style="italic" fo:font-weight="bold" officeooo:paragraph-rsid="007eea83"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7a0516" style:font-weight-asian="bold" style:font-weight-complex="bold"/>
    </style:style>
    <style:style style:name="T3" style:family="text">
      <style:text-properties style:use-window-font-color="true" loext:opacity="0%"/>
    </style:style>
    <style:style style:name="T4" style:family="text">
      <style:text-properties style:use-window-font-color="true" loext:opacity="0%" fo:font-weight="bold" style:font-weight-asian="bold" style:font-weight-complex="bold"/>
    </style:style>
    <style:style style:name="T5" style:family="text">
      <style:text-properties fo:color="#ff4000" loext:opacity="100%"/>
    </style:style>
    <style:style style:name="T6" style:family="text">
      <style:text-properties fo:font-weight="normal" style:font-weight-asian="normal" style:font-weight-complex="normal"/>
    </style:style>
    <style:style style:name="T7" style:family="text">
      <style:text-properties fo:color="#c9211e" loext:opacity="100%"/>
    </style:style>
    <style:style style:name="T8" style:family="text">
      <style:text-properties fo:color="#c9211e" loext:opacity="100%" fo:font-weight="bold" style:font-weight-asian="bold" style:font-weight-complex="bold"/>
    </style:style>
    <style:style style:name="T9" style:family="text">
      <style:text-properties fo:color="#c9211e" loext:opacity="100%" style:text-underline-style="solid" style:text-underline-width="auto" style:text-underline-color="font-color"/>
    </style:style>
    <style:style style:name="T10" style:family="text">
      <style:text-properties officeooo:rsid="0039a81f"/>
    </style:style>
    <style:style style:name="T11" style:family="text">
      <style:text-properties officeooo:rsid="003e67f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5a7a2b"/>
    </style:style>
    <style:style style:name="T16" style:family="text">
      <style:text-properties officeooo:rsid="005facc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0">Е</text:span>ще немного общих вопросов. Мне интерестны лучшие практики реализации дирижера. К<text:span text:style-name="T10">а</text:span>кие компоненты он должен содержать. В кратце об архитектуре. Дирижер получет комманды от приложения юзера и направляет их на выполнение к исполнителям. <text:s text:c="2"/></text:p>
      <text:p text:style-name="P17"><text:span text:style-name="T1"><text:s text:c="2"/>Их может быть 4-5 штук STM32F103. Дирижер - STM32 7-ой серии. </text:span><text:s text:c="174"/></text:p>
      <text:p text:style-name="P17"><text:s text:c="238"/></text:p>
      <text:p text:style-name="P17">✦ Отличный вопрос! Переход к такой архитектуре — это серьезный и правильный шаг для создания сложной и масштабируемой встраиваемой системы. Давайте разберем лучшие практики и ключевые компоненты для вашего "Дирижера". <text:s text:c="20"/></text:p>
      <text:p text:style-name="P17"><text:s text:c="238"/></text:p>
      <text:p text:style-name="P17"><text:s text:c="2"/>Эта архитектура известна как Master-Slave (Ведущий-Ведомый) или Orchestrator-Node (Оркестратор-Узел). Ваш "Дирижер" — это Master/Orchestrator, а "Исполнители" — это Slaves/Nodes. <text:s text:c="57"/></text:p>
      <text:p text:style-name="P17"><text:s text:c="238"/></text:p>
      <text:p text:style-name="P17"><text:s text:c="2"/>Кратко об архитектуре <text:s text:c="214"/></text:p>
      <text:p text:style-name="P17"><text:s text:c="238"/></text:p>
      <text:p text:style-name="P17"><text:s/><text:span text:style-name="T1"><text:s text:c="2"/>1. Пользовательское приложение (ПК):</text:span> Общается только с Дирижером. Отправляет высокоуровневые команды ("Начать калибровку", "Запустить процесс А", "Дай статус всех узлов"). <text:s text:c="63"/></text:p>
      <text:p text:style-name="P17"><text:s text:c="2"/><text:span text:style-name="T1"><text:s/>2. Дирижер (STM32 7-й серии): </text:span>"Мозг" системы. <text:s text:c="189"/></text:p>
      <text:p text:style-name="P17"><text:s text:c="7"/>* Принимает и парсит команды от ПК. <text:s text:c="195"/></text:p>
      <text:p text:style-name="P17"><text:s text:c="7"/>* "Знает", какой Исполнитель за что отвечает. <text:s text:c="185"/></text:p>
      <text:p text:style-name="P17"><text:s text:c="7"/>* Разбивает сложные команды на простые подзадачи для Исполнителей. <text:s text:c="164"/></text:p>
      <text:p text:style-name="P17"><text:s text:c="7"/>* Отправляет конкретные, низкоуровневые команды Исполнителям ("Поверни мотор на 30 градусов", "Прочитай датчик X"). <text:s text:c="115"/></text:p>
      <text:p text:style-name="P17"><text:s text:c="7"/>* Собирает ответы и данные от Исполнителей. <text:s text:c="187"/></text:p>
      <text:p text:style-name="P17"><text:s text:c="7"/>* Отслеживает состояние всей системы (кто занят, кто свободен, у кого ошибка). <text:s text:c="152"/></text:p>
      <text:p text:style-name="P17"><text:s text:c="7"/>* Формирует ответ и отправляет его обратно на ПК. <text:s text:c="181"/></text:p>
      <text:p text:style-name="P17"><text:s text:c="3"/><text:span text:style-name="T1">3. Исполнители (STM32F103): "Руки" системы. <text:s/></text:span><text:s text:c="190"/></text:p>
      <text:p text:style-name="P17"><text:s text:c="7"/>* Максимально простые. Получил команду -&gt; выполнил -&gt; отчитался. <text:s text:c="166"/></text:p>
      <text:p text:style-name="P17"><text:s text:c="7"/>* Не общаются между собой напрямую. <text:s text:c="195"/></text:p>
      <text:p text:style-name="P17"><text:s text:c="7"/>* Каждый отвечает за свою узкую задачу (управление одним мотором, сбор данных с группы датчиков и т.д.). <text:s text:c="126"/></text:p>
      <text:p text:style-name="P17"><text:s text:c="238"/></text:p>
      <text:p text:style-name="P17"><text:span text:style-name="T1"><text:s text:c="2"/>Ключевые компоненты Дирижера <text:s/></text:span><text:s text:c="206"/></text:p>
      <text:p text:style-name="P17"><text:s text:c="238"/></text:p>
      <text:p text:style-name="P17"><text:s text:c="2"/>Мощный STM32 7-й серии позволяет реализовать очень надежную архитектуру. Вот ее основные модули: <text:s text:c="139"/></text:p>
      <text:p text:style-name="P17"><text:s text:c="238"/></text:p>
      <text:p text:style-name="P17"><text:s/><text:span text:style-name="T1"><text:s/>1. Слой коммуникационных интерфейсов <text:s/></text:span><text:s text:c="198"/></text:p>
      <text:p text:style-name="P17"><text:s text:c="238"/></text:p>
      <text:p text:style-name="P17"><text:s text:c="3"/>* <text:span text:style-name="T1">"Верхний" интерфейс (к ПК):</text:span> То, что мы с вами уже делаем. Надежный, неблокирующий интерфейс через USB (Virtual COM Port) или, для еще большей надежности и скорости, Ethernet (TCP/IP). Использование очередей (FIFO) и DMA здесь — это <text:span text:style-name="T10">л</text:span>учшая практика. <text:s text:c="216"/></text:p>
      <text:p text:style-name="P17"><text:s text:c="238"/></text:p>
      <text:p text:style-name="P17"><text:s text:c="3"/>* <text:span text:style-name="T1">"Нижний" интерфейс (к Исполнителям):</text:span> Это физическая шина, связывающая все микроконтроллеры. <text:s text:c="141"/></text:p>
      <text:p text:style-name="P17"><text:s text:c="7"/>* Рекомендация №1: <text:span text:style-name="T1">Используйте CAN-шину. </text:span>Для соединения нескольких микроконтроллеров, особенно на некотором расстоянии и в условиях возможных помех, CAN — это промышленный стандарт. <text:s text:c="49"/></text:p>
      <text:p text:style-name="P17"><text:soft-page-break/><text:s text:c="11"/>* Надежность: Встроенная проверка ошибок (CRC), подтверждение приема, обработка коллизий. <text:s text:c="137"/></text:p>
      <text:p text:style-name="P17"><text:s text:c="11"/>* Простота: Всего два провода (витая пара). <text:s text:c="183"/></text:p>
      <text:p text:style-name="P17"><text:s text:c="11"/>* Адресация: Каждое сообщение имеет ID, который может служить и адресом, и приоритетом. <text:s text:c="139"/></text:p>
      <text:p text:style-name="P17"><text:s text:c="7"/>* Альтернативы: <text:s text:c="215"/></text:p>
      <text:p text:style-name="P17"><text:s text:c="11"/>* RS-485: Также использует два провода и позволяет создать общую шину, но требует программной реализации протокола адресации и проверки целостности. Работает поверх UART. <text:s text:c="56"/></text:p>
      <text:p text:style-name="P17"><text:s text:c="11"/>* SPI: Очень быстрый, но требует много проводов (для 5 исполнителей нужно 5 отдельных линий Chip Select). Хорош для связи на одной плате, но не между платами. <text:s text:c="68"/></text:p>
      <text:p text:style-name="P17"><text:s text:c="238"/></text:p>
      <text:p text:style-name="P17"><text:s/><text:span text:style-name="T1"><text:s/>2. Диспетчер протокола (Protocol Dispatcher) </text:span><text:s text:c="191"/></text:p>
      <text:p text:style-name="P17"><text:s text:c="238"/></text:p>
      <text:p text:style-name="P17"><text:s text:c="2"/>Это модуль, который "сидит" между очередями от ПК и шиной к Исполнителям. <text:s text:c="162"/></text:p>
      <text:p text:style-name="P17"><text:s text:c="3"/><text:span text:style-name="T1">* Парсер команд: </text:span>Извлекает команду из очереди usb_rx_queue, проверяет ее синтаксис и валидность параметров. <text:s text:c="127"/></text:p>
      <text:p text:style-name="P17"><text:s text:c="3"/><text:span text:style-name="T1">* Транслятор/Маршрутизатор:</text:span> Преобразует высокоуровневую команду от ПК в одну или несколько низкоуровневых команд для Исполнителей. Например, команда "calibrate_all" от ПК превращается в последовательность: <text:s text:c="29"/></text:p>
      <text:p text:style-name="P17"><text:s text:c="7"/>1. Команда GOTO_HOME для Исполнителя №1 (адрес на CAN-шине). <text:s text:c="170"/></text:p>
      <text:p text:style-name="P17"><text:s text:c="7"/>2. Команда GOTO_HOME для Исполнителя №2. <text:s text:c="190"/></text:p>
      <text:p text:style-name="P20">3. ... и так далее.</text:p>
      <text:p text:style-name="P20"><text:s text:c="208"/></text:p>
      <text:p text:style-name="P2">* Упаковщик сообщений: Формирует пакет для отправки по CAN (или другой шине), добавляя адрес получателя, ID команды, данные и CRC.</text:p>
      <text:p text:style-name="P17"/>
      <text:p text:style-name="P17"/>
      <text:p text:style-name="P17"><text:span text:style-name="T1">3. Менеджер состояний (System State Manager) </text:span><text:s text:c="191"/></text:p>
      <text:p text:style-name="P17"><text:s text:c="238"/></text:p>
      <text:p text:style-name="P17"><text:s text:c="2"/><text:span text:style-name="T1">Это ядро Дирижера. </text:span>Он должен быть реализован как конечный автомат <text:span text:style-name="T1">(State Machine)</text:span>. <text:s text:c="153"/></text:p>
      <text:p text:style-name="P17"><text:s text:c="3"/>* Отслеживание состояния Исполнителей: <text:span text:style-name="T1">Хранит состояние каждого Исполнителя (например, IDLE, BUSY, ERROR). <text:s text:c="25"/></text:span><text:s text:c="103"/></text:p>
      <text:p text:style-name="P17"><text:s text:c="3"/>* Управление сложными операциями: Если команда требует нескольких шагов (например, "поверни мотор, дождись окончания, затем прочитай датчик"), именно менеджер состояний будет переключать шаги, отправлять следующую команду только после </text:p>
      <text:p text:style-name="P17"><text:s text:c="5"/>получения подтверждения о завершении предыдущей. <text:s text:c="184"/></text:p>
      <text:p text:style-name="P17"><text:s text:c="3"/>* Обработка таймаутов и ошибок: Что делать, если Исполнитель не ответил за N миллисекунд? Менеджер состояний должен перевести его в состояние TIMEOUT_ERROR и сообщить об этом на ПК. <text:s text:c="53"/></text:p>
      <text:p text:style-name="P17"><text:s text:c="238"/></text:p>
      <text:p text:style-name="P17"><text:s/><text:span text:style-name="T1"><text:s/>4. Операционная система реального времени (RTOS) </text:span><text:s text:c="187"/></text:p>
      <text:p text:style-name="P17"><text:s text:c="238"/></text:p>
      <text:p text:style-name="P17"><text:s text:c="2"/>Для STM32 7-й серии использование RTOS (например, FreeRTOS, которая отлично интегрирована в STM32CubeMX) — это абсолютная лучшая практика. Это кардинально упрощает архитектуру. <text:s text:c="59"/></text:p>
      <text:p text:style-name="P17"><text:s text:c="238"/></text:p>
      <text:p text:style-name="P17"><text:s text:c="2"/>Ваши компоненты превращаются в независимые задачи (потоки): <text:s text:c="176"/></text:p>
      <text:p text:style-name="P17"><text:s text:c="3"/>* <text:span text:style-name="T1">`Task_USB_Handler`:</text:span> Читает данные из USB в очередь. <text:s text:c="181"/></text:p>
      <text:p text:style-name="P17"><text:s text:c="3"/>* <text:span text:style-name="T1">`Task_CAN_Handler`: </text:span>Принимает и отправляет сообщения по CAN-шине. <text:s text:c="167"/></text:p>
      <text:p text:style-name="P17"><text:soft-page-break/><text:s text:c="3"/>* <text:span text:style-name="T1">`Task_Command_Dispatcher`:</text:span> Основная логика. Ждет сообщения в очереди от USB, отправляет команды Исполнителям через CAN, ждет ответов, управляет менеджером состояний. <text:s text:c="67"/></text:p>
      <text:p text:style-name="P17"><text:s text:c="3"/>* `<text:span text:style-name="T1">Task_Heartbeat`: </text:span>Периодически опрашивает всех Исполнителей простой командой "ты жив?", чтобы убедиться, что никто не "отвалился". <text:s text:c="102"/></text:p>
      <text:p text:style-name="P17"><text:s text:c="238"/></text:p>
      <text:p text:style-name="P17"><text:s text:c="2"/>Итог: <text:s text:c="230"/></text:p>
      <text:p text:style-name="P17"><text:s text:c="2"/>Идеальная архитектура Дирижера на STM32F7 — это многозадачное приложение под управлением FreeRTOS, где каждая задача отвечает за свою часть работы (USB, CAN, логика), обмениваясь данными через потокобезопасные очереди. Связь с <text:s text:c="9"/></text:p>
      <text:p text:style-name="P18"><text:s text:c="2"/>Исполнителями осуществляется по CAN-шине с четко определенным протоколом. <text:s text:c="4"/></text:p>
      <text:p text:style-name="P18"/>
      <text:p text:style-name="P18"/>
      <text:p text:style-name="P18"><text:span text:style-name="T1">&gt; если следовать логике архитектуры дирижера. Может ли исполнитель тоже быть реализован с помощью FREETROS? на пример, когда к исполнителю подключается плата на шесть драйверов управления шаговыми двигателями по шине UART? <text:s/></text:span><text:s text:c="14"/></text:p>
      <text:p text:style-name="P18"><text:s text:c="238"/></text:p>
      <text:p text:style-name="P18"><text:span text:style-name="T1">✦ Да, абсолютно! Ваша логика совершенно верна. Использование FreeRTOS на Исполнителе — это не только возможно, но и является лучшей практикой, как только задача Исполнителя перестает быть тривиальной. <text:s text:c="2"/></text:span><text:s text:c="35"/></text:p>
      <text:p text:style-name="P18"><text:s text:c="238"/></text:p>
      <text:p text:style-name="P18"><text:s text:c="2"/>Ваш пример с платой на шесть драйверов — идеальная иллюстрация этого. <text:s text:c="166"/></text:p>
      <text:p text:style-name="P18"><text:s text:c="238"/></text:p>
      <text:p text:style-name="P18"><text:s text:c="2"/>Почему RTOS на Исполнителе — это хорошая идея? <text:s text:c="189"/></text:p>
      <text:p text:style-name="P18"><text:s text:c="238"/></text:p>
      <text:p text:style-name="P18"><text:s text:c="2"/>Основной принцип: Исполнитель должен быть простым для Дирижера, но его внутренняя реализация может быть сложной. <text:s text:c="123"/></text:p>
      <text:p text:style-name="P18"><text:s text:c="238"/></text:p>
      <text:p text:style-name="P18"><text:span text:style-name="T7"><text:s text:c="2"/>Для Дирижера Исполнитель — это "черный ящик", который принимает команду "поверни мотор 3 на 500 шагов" и отвечает "готово" или "ошибка". Дирижера не волнует, как Исполнитель это делает.</text:span> <text:s text:c="50"/></text:p>
      <text:p text:style-name="P18"><text:s text:c="238"/></text:p>
      <text:p text:style-name="P18"><text:s text:c="2"/>А вот для самого Исполнителя эта задача может быть очень комплексной. В вашем примере ему нужно делать несколько вещей одновременно (или псевдо-одновременно): <text:s text:c="77"/></text:p>
      <text:p text:style-name="P18"><text:s text:c="238"/></text:p>
      <text:p text:style-name="P18"><text:s text:c="2"/><text:span text:style-name="T1"><text:s/>1. Слушать команды от Дирижера: </text:span>Постоянно быть готовым принять новое сообщение по CAN-шине (или другому интерфейсу). <text:s text:c="118"/></text:p>
      <text:p text:style-name="P18"><text:s text:c="2"/><text:span text:style-name="T1"><text:s/>2. Управлять UART-шиной:</text:span> Отправлять команды на плату с драйверами и, возможно, асинхронно получать от нее ответы (например, о достижении позиции). <text:s text:c="88"/></text:p>
      <text:p text:style-name="P18"><text:s text:c="3"/><text:span text:style-name="T1">3. Контролировать состояние 6 моторов:</text:span> Отслеживать текущую позицию каждого мотора, его скорость, ускорение, статус <text:span text:style-name="T7">(движется, стоит, ошибка). <text:s/></text:span><text:s text:c="92"/></text:p>
      <text:p text:style-name="P18"><text:s text:c="3"/>4. Мониторить внешние сигналы: Возможно, проверять концевые выключатели для каждого из 6 моторов. <text:s text:c="137"/></text:p>
      <text:p text:style-name="P18"><text:s text:c="238"/></text:p>
      <text:p text:style-name="P18"><text:s text:c="2"/>Попытка реализовать все это в одном цикле while(1) с помощью флагов и конечных автоматов приведет к очень запутанному, трудно отлаживаемому и негибкому коду, который называют "спагетти-код". <text:s text:c="45"/></text:p>
      <text:p text:style-name="P18"><text:s text:c="238"/></text:p>
      <text:p text:style-name="P18"><text:s text:c="2"/><text:span text:style-name="T1">Как будет выглядеть архитектура Исполнителя на FreeRTOS? </text:span><text:s text:c="179"/></text:p>
      <text:p text:style-name="P18"><text:s text:c="238"/></text:p>
      <text:p text:style-name="P18"><text:s text:c="2"/>Вы можете разбить его логику на независимые задачи: <text:s text:c="184"/></text:p>
      <text:p text:style-name="P18"><text:s text:c="238"/></text:p>
      <text:p text:style-name="P18"><text:soft-page-break/><text:s text:c="3"/>* <text:span text:style-name="T7">`Task_CAN_Receiver</text:span>`: Одна задача, единственная цель которой — ждать сообщения от Дирижера по CAN-шине. Как только сообщение приходит, она кладет его во внутреннюю очередь команд и снова засыпает, ожидая следующего. Эта задача всегда </text:p>
      <text:p text:style-name="P18"><text:s text:c="5"/>остается очень отзывчивой. <text:s text:c="206"/></text:p>
      <text:p text:style-name="P18"><text:s text:c="238"/></text:p>
      <text:p text:style-name="P18"><text:s text:c="3"/>* <text:span text:style-name="T7">`Task_Motor_Control`</text:span>: Основная задача-логика. Она ждет появления команды во внутренней очереди. Получив команду (например, "повернуть мотор 3"), она начинает формировать и отправлять соответствующие UART-команды на плату драйверов. <text:s/></text:p>
      <text:p text:style-name="P18"><text:s text:c="5"/>Эта задача может управлять сложными последовательностями движений. <text:s text:c="166"/></text:p>
      <text:p text:style-name="P18"><text:s text:c="238"/></text:p>
      <text:p text:style-name="P18"><text:s text:c="3"/>* `<text:span text:style-name="T7">Task_UART_Handler`</text:span>: Задача, управляющая UART. Она может использовать DMA для отправки и приема данных без блокировок, обрабатывать прерывания и складывать полученные от драйверов ответы в другую очередь, которую будет читать <text:s text:c="7"/></text:p>
      <text:p text:style-name="P18"><text:s text:c="5"/>Task_Motor_Control. <text:s text:c="213"/></text:p>
      <text:p text:style-name="P18"><text:s text:c="238"/></text:p>
      <text:p text:style-name="P18"><text:s text:c="3"/>* `<text:span text:style-name="T7">Task_Limit_Switch_Monitor</text:span>`: Отдельная задача с низким приоритетом, которая периодически опрашивает пины концевых выключателей и может экстренно остановить движение мотора, если это необходимо. <text:s text:c="39"/></text:p>
      <text:p text:style-name="P18"><text:s text:c="238"/></text:p>
      <text:p text:style-name="P18"><text:s text:c="2"/>Преимущества такого подхода для Исполнителя: <text:s text:c="191"/></text:p>
      <text:p text:style-name="P18"><text:s text:c="3"/><text:span text:style-name="T1">* Надежность:</text:span> Важные задачи (как прием команд от Дирижера) не будут заблокированы долгой операцией (как ожидание завершения движения мотора). <text:s text:c="93"/></text:p>
      <text:p text:style-name="P18"><text:s text:c="3"/><text:span text:style-name="T1">* Масштабируемость:</text:span> Добавить седьмой мотор или новую функцию будет гораздо проще — возможно, понадобится изменить только логику в Task_Motor_Control, не затрагивая остальные задачи. <text:s text:c="53"/></text:p>
      <text:p text:style-name="P18"><text:s text:c="2"/><text:span text:style-name="T1"><text:s/>* Читаемость и поддержка:</text:span> Код становится чистым, модульным и понятным. Каждая задача решает свою проблему. <text:s text:c="128"/></text:p>
      <text:p text:style-name="P18"><text:s text:c="238"/></text:p>
      <text:p text:style-name="P18"><text:s text:c="2"/><text:span text:style-name="T1">Вывод: </text:span>Использование FreeRTOS на Исполнителе — это абсолютно правильное архитектурное решение, когда Исполнитель сам по себе является достаточно сложной подсистемой. Это позволяет сохранить его роль "простого" для Дирижера, <text:s text:c="12"/></text:p>
      <text:p text:style-name="P19"><text:s text:c="2"/>инкапсулировав всю сложность внутри. </text:p>
      <text:p text:style-name="P19"><text:s text:c="198"/></text:p>
      <text:p text:style-name="P18"><text:span text:style-name="T1">&gt; вопрос по поводу синхронизации дирижер - исполнители - оконечные устройства. Нужна ли общая схема или они могут работать независимо? <text:s/></text:span><text:s text:c="102"/></text:p>
      <text:p text:style-name="P18"><text:s text:c="238"/></text:p>
      <text:p text:style-name="P18"><text:span text:style-name="T1">✦ Это еще один фундаментальный архитектурный вопрос, и ответ на него полностью зависит от требований вашего приложения. <text:s/></text:span><text:s text:c="117"/></text:p>
      <text:p text:style-name="P18"><text:s text:c="238"/></text:p>
      <text:p text:style-name="P18"><text:s text:c="2"/>Существует два основных подхода: асинхронный (независимый) и синхронный (общая схема). <text:s text:c="149"/></text:p>
      <text:p text:style-name="P18"><text:s text:c="238"/></text:p>
      <text:p text:style-name="P18"><text:s/><text:span text:style-name="T1"><text:s/>1. Асинхронный</text:span> / Событийно-управляемый подход (Работают независимо) <text:s text:c="168"/></text:p>
      <text:p text:style-name="P18"><text:s text:c="238"/></text:p>
      <text:p text:style-name="P19"><text:s text:c="2"/>Это наиболее распространенный, гибкий и, в большинстве случаев, рекомендуемый подход. <text:s/></text:p>
      <text:p text:style-name="P19"/>
      <text:p text:style-name="P19"><text:s/>Как это работает: <text:s text:c="218"/></text:p>
      <text:p text:style-name="P19"><text:s text:c="2"/><text:span text:style-name="T1"><text:s/>* Дирижер отправляет команду Исполнителю</text:span> (например, "Исполнитель №1, начни вращать мотор до концевика"). <text:s text:c="130"/></text:p>
      <text:p text:style-name="P19"><text:s text:c="2"/><text:span text:style-name="T1"><text:s/>* Дирижер НЕ ЖДЕТ.</text:span> Он помечает в своей таблице состояний, что "Исполнитель №1 занят", и продолжает заниматься другими делами: опрашивать другие узлы, общаться с ПК и т.д. <text:s text:c="64"/></text:p>
      <text:p text:style-name="P19"><text:soft-page-break/><text:s text:c="3"/><text:span text:style-name="T1">* Исполнитель №1</text:span> получает команду и начинает ее выполнять в своем собственном темпе, используя свои собственные таймеры и ресурсы. <text:s text:c="104"/></text:p>
      <text:p text:style-name="P19"><text:s text:c="3"/><text:span text:style-name="T1">* Когда Исполнитель №1 завершает задачу</text:span> (достигает концевика), он отправляет Дирижеру сообщение-событие: "Задача выполнена". <text:s text:c="110"/></text:p>
      <text:p text:style-name="P19"><text:s text:c="3"/><text:span text:style-name="T1">* Дирижер принимает это асинхронное событие, обновляет статус Исполнителя №1</text:span> на "Свободен" и, если это было частью большой задачи, запускает следующий шаг. <text:s text:c="79"/></text:p>
      <text:p text:style-name="P19"><text:s text:c="238"/></text:p>
      <text:p text:style-name="P19"><text:s text:c="2"/><text:span text:style-name="T1">Аналогия</text:span>: Менеджер проекта (Дирижер) и команда разработчиков (Исполнители). Менеджер ставит задачу разработчику и не стоит у него над душой. Он ждет, пока разработчик сам сообщит о выполнении. <text:s text:c="43"/></text:p>
      <text:p text:style-name="P19"><text:s text:c="238"/></text:p>
      <text:p text:style-name="P19"><text:s text:c="2"/><text:span text:style-name="T1">Когда использовать: </text:span>В 95% случаев. Например, управление 3D-принтером, роботизированной рукой, системой сбора данных с датчиков. Задачи выполняются последовательно или параллельно, но не требуют синхронизации до микросекунды. <text:s text:c="11"/></text:p>
      <text:p text:style-name="P19"><text:s text:c="238"/></text:p>
      <text:p text:style-name="P19"><text:s text:c="2"/><text:span text:style-name="T1">"Синхронизация"</text:span> в этом случае — это логика в конечном автомате Дирижера, который ждет событий о завершении, прежде чем двигаться дальше. <text:s text:c="99"/></text:p>
      <text:p text:style-name="P19"><text:s text:c="238"/></text:p>
      <text:p text:style-name="P19"><text:s text:c="2"/><text:span text:style-name="T1">2. Синхронный подход (Общая схема) <text:s text:c="2"/></text:span><text:s text:c="199"/></text:p>
      <text:p text:style-name="P19"><text:s text:c="238"/></text:p>
      <text:p text:style-name="P19"><text:s text:c="2"/>Этот подход нужен для очень специфических, высокоточных задач, где несколько действий на разных устройствах должны произойти в один и тот же момент времени. <text:s text:c="79"/></text:p>
      <text:p text:style-name="P19"><text:s text:c="238"/></text:p>
      <text:p text:style-name="P19"><text:s text:c="2"/><text:span text:style-name="T1">Как это работает: <text:s/></text:span><text:s text:c="217"/></text:p>
      <text:p text:style-name="P19"><text:s text:c="3"/>* Требуется общий для всех устройств "пульс" или "такт". <text:s text:c="178"/></text:p>
      <text:p text:style-name="P19"><text:s text:c="3"/>* Метод 1: Аппаратный "пульс" (Sync Pulse). От Дирижера ко всем Исполнителям идет выделенная физическая линия. Дирижер заранее отправляет всем Исполнителям команды ("Приготовься сделать шаг мотором"), а затем посылает по этой линии <text:s text:c="3"/></text:p>
      <text:p text:style-name="P19"><text:s text:c="5"/>короткий импульс. Все Исполнители, получив импульс, одновременно выполняют заранее загруженное действие. <text:s text:c="128"/></text:p>
      <text:p text:style-name="P19"><text:s text:c="3"/>* Метод 2: Временные метки (Timestamping). Более сложный метод, где все устройства синхронизируют свои внутренние часы (например, по протоколу PTP). Команды отправляются с меткой времени: "В момент времени 1234567890 выполнить <text:s text:c="8"/></text:p>
      <text:p text:style-name="P19"><text:s text:c="5"/>действие X". <text:s text:c="220"/></text:p>
      <text:p text:style-name="P19"><text:s text:c="238"/></text:p>
      <text:p text:style-name="P19"><text:s text:c="2"/>Аналогия: Оркестр. Дирижер взмахивает палочкой (дает "пульс"), и все музыканты (Исполнители) играют свою ноту в один и тот же момент. <text:s text:c="102"/></text:p>
      <text:p text:style-name="P19"><text:s text:c="238"/></text:p>
      <text:p text:style-name="P19"><text:s text:c="2"/><text:span text:style-name="T1">Когда использовать:</text:span> <text:s text:c="216"/></text:p>
      <text:p text:style-name="P19"><text:s text:c="3"/><text:span text:style-name="T7">* Синхронное движение нескольких осей:</text:span> Например, чтобы 5 моторов двигали платформу идеально ровно, их шаги должны генерироваться абсолютно синхронно. <text:s text:c="85"/></text:p>
      <text:p text:style-name="P19"><text:s text:c="2"/><text:span text:style-name="T7"><text:s/>* Системы с фазированной антенной решеткой. <text:s text:c="2"/></text:span><text:s text:c="189"/></text:p>
      <text:p text:style-name="P19"><text:s text:c="3"/><text:span text:style-name="T7">* Высокоскоростной сбор данных:</text:span> Когда нужно, чтобы АЦП на нескольких платах начали измерение в одну и ту же микросекунду. <text:s text:c="113"/></text:p>
      <text:p text:style-name="P19"><text:s text:c="238"/></text:p>
      <text:p text:style-name="P19"><text:s text:c="2"/>Рекомендация для вашей системы <text:s text:c="205"/></text:p>
      <text:p text:style-name="P19"><text:s text:c="238"/></text:p>
      <text:p text:style-name="P19"><text:s text:c="2"/><text:span text:style-name="T1">Для вашей задачи управления несколькими Исполнителями, которые в свою очередь управляют моторами, асинхронный (независимый) подход является наилучшим выбором. <text:s/></text:span><text:s text:c="76"/></text:p>
      <text:p text:style-name="P19"><text:s text:c="238"/></text:p>
      <text:p text:style-name="P19"><text:s text:c="3"/>* Он проще в реализации и отладке. <text:s text:c="200"/></text:p>
      <text:p text:style-name="P19"><text:soft-page-break/><text:s text:c="3"/>* Он гораздо более гибкий. <text:s text:c="208"/></text:p>
      <text:p text:style-name="P19"><text:s text:c="3"/>* Он не требует специальной аппаратной поддержки. <text:s text:c="185"/></text:p>
      <text:p text:style-name="P19"><text:s text:c="238"/></text:p>
      <text:p text:style-name="P19"><text:s text:c="2"/>Ваша "общая схема синхронизации" будет программной и будет находиться в Дирижере. Его менеджер состояний будет оркестром, который решает, когда и какую команду отправить, основываясь на ответах-событиях от Исполнителей. <text:s text:c="16"/></text:p>
      <text:p text:style-name="P19"><text:s text:c="238"/></text:p>
      <text:p text:style-name="P19"><text:s text:c="2"/>Настоящая, аппаратная синхронизация вам понадобится только в том случае, если возникнет требование вроде: "все 5 моторов на 5 разных Исполнителях должны начать вращение в пределах 1 микросекунды друг от друга". Судя по нашему <text:s text:c="10"/></text:p>
      <text:p text:style-name="P19"><text:s text:c="2"/>обсуждению, таких задач пока нет. <text:s text:c="202"/></text:p>
      <text:p text:style-name="P19"><text:s text:c="238"/></text:p>
      <text:p text:style-name="P19"><text:span text:style-name="T1">&gt; Если интегрировать модули дирижера в систему FREERTOS, то Слой коммуникационных интерфейсов это `Task_USB_Handler` `Task_CAN_Handler`. Диспетчер протокола (Protocol Dispatcher) <text:s/>- `Task_Command_Dispatcher`? <text:s/></text:span><text:s text:c="251"/></text:p>
      <text:p text:style-name="P19"/>
      <text:p text:style-name="P19"><text:span text:style-name="T1">✦ Да, вы абсолютно верно поняли! </text:span><text:s text:c="205"/></text:p>
      <text:p text:style-name="P19"><text:s text:c="238"/></text:p>
      <text:p text:style-name="P19"><text:span text:style-name="T1"><text:s text:c="2"/>Именно так и будет выглядеть логическое разделение в FreeRTOS для Дирижера: <text:s/></text:span><text:s text:c="159"/></text:p>
      <text:p text:style-name="P19"><text:s text:c="238"/></text:p>
      <text:p text:style-name="P19"><text:span text:style-name="T1"><text:s text:c="3"/>1. Слой коммуникационных интерфейсов: <text:s/></text:span><text:s text:c="196"/></text:p>
      <text:p text:style-name="P19"><text:s text:c="5"/><text:span text:style-name="T7"><text:s text:c="2"/>* `Task_USB_Handler`: </text:span>Эта задача будет отвечать исключительно за взаимодействие с USB-периферией. Она будет принимать данные от ПК (помещая их во внутреннюю очередь для обработки) и отправлять данные на ПК (забирая их из другой <text:span text:style-name="T11">в</text:span>нутренней очереди). Ее основная цель — обеспечить надежную и неблокирующую передачу данных по USB. <text:s text:c="129"/></text:p>
      <text:p text:style-name="P20"><text:span text:style-name="T7">* `Task_CAN_Handler`:</text:span> Аналогично, эта задача будет полностью посвящена CAN-шине. Она будет принимать сообщения от Исполнителей (помещая их в очередь для обработки) и отправлять команды Исполнителям (забирая их из очереди).</text:p>
      <text:p text:style-name="P20"/>
      <text:p text:style-name="P20"/>
      <text:p text:style-name="P20"><text:span text:style-name="T1">2. Диспетчер протокола (Protocol Dispatcher): <text:s text:c="2"/></text:span><text:s text:c="187"/></text:p>
      <text:p text:style-name="P20"><text:s text:c="7"/>*<text:span text:style-name="T7"> `Task_Command_Dispatcher`:</text:span> Да, это будет основная "мозговая" задача Дирижера. Ее обязанности: <text:s text:c="135"/></text:p>
      <text:p text:style-name="P20"><text:s text:c="11"/><text:span text:style-name="T1">* Получение команд: </text:span>Извлекает необработанные команды из очереди, которую заполняет Task_USB_Handler. <text:s text:c="126"/></text:p>
      <text:p text:style-name="P20"><text:s text:c="11"/><text:span text:style-name="T1">* Парсинг и валидация: </text:span>Разбирает команду, проверяет ее синтаксис и параметры. <text:s text:c="149"/></text:p>
      <text:p text:style-name="P20"><text:s text:c="11"/><text:span text:style-name="T1">* Маршрутизация и трансляция: </text:span>Определяет, какому Исполнителю (или Исполнителям) адресована команда, и преобразует ее в формат, понятный Исполнителям (например, в CAN-сообщение). <text:s text:c="49"/></text:p>
      <text:p text:style-name="P20"><text:s text:c="11"/><text:span text:style-name="T1">* Отправка команд: </text:span>Помещает сформированные команды в очередь, которую читает Task_CAN_Handler для отправки. <text:s text:c="119"/></text:p>
      <text:p text:style-name="P20"><text:s text:c="11"/><text:span text:style-name="T1">* Обработка ответов:</text:span> Извлекает ответы и события от Исполнителей из очереди, которую заполняет Task_CAN_Handler. <text:s text:c="115"/></text:p>
      <text:p text:style-name="P20"><text:s text:c="11"/><text:span text:style-name="T1">* Управление состоянием системы:</text:span> Обновляет внутреннее состояние Дирижера (например, статус Исполнителей: <text:span text:style-name="T7">занят</text:span>, <text:span text:style-name="T7">свободен</text:span>, <text:span text:style-name="T7">ошибка</text:span>). <text:s text:c="96"/></text:p>
      <text:p text:style-name="P20"><text:s text:c="11"/><text:span text:style-name="T1">* Формирование ответа для ПК:</text:span> Генерирует ответ для пользовательского приложения и помещает его в очередь, которую читает Task_USB_Handler для отправки. <text:s text:c="75"/></text:p>
      <text:p text:style-name="P20"><text:s text:c="238"/></text:p>
      <text:p text:style-name="P20"><text:s text:c="2"/>Такое разделение на задачи делает систему очень модульной, легко расширяемой и устойчивой к ошибкам, так как каждая задача имеет четко определенную ответственность и взаимодействует с другими через очереди, что обеспечивает <text:s text:c="12"/></text:p>
      <text:p text:style-name="P20"><text:s text:c="2"/>потокобезопасность. <text:s text:c="216"/></text:p>
      <text:p text:style-name="P20"><text:soft-page-break/><text:s text:c="238"/></text:p>
      <text:p text:style-name="P20"><text:span text:style-name="T1">&gt; нужно ли делать два FIFO для CAN и USB отдельно? какаие лучшие практики? <text:s/></text:span><text:s text:c="162"/></text:p>
      <text:p text:style-name="P20"><text:s text:c="238"/></text:p>
      <text:p text:style-name="P20"><text:span text:style-name="T1">✦ Отличный вопрос, он затрагивает самую суть межзадачного взаимодействия в RTOS. <text:s text:c="6"/></text:span><text:s text:c="151"/></text:p>
      <text:p text:style-name="P20"><text:s text:c="238"/></text:p>
      <text:p text:style-name="P20"><text:s text:c="2"/>Краткий ответ:<text:span text:style-name="T7"> Да, и даже больше. Лучшая практика — это использовать отдельную очередь для каждого направления потока данных. <text:s text:c="5"/></text:span><text:s text:c="105"/></text:p>
      <text:p text:style-name="P20"><text:s text:c="238"/></text:p>
      <text:p text:style-name="P20"><text:s text:c="2"/><text:span text:style-name="T1">Это означает, что для вашей архитектуры вам понадобится как минимум четыре очереди: </text:span><text:s text:c="152"/></text:p>
      <text:p text:style-name="P20"><text:s text:c="238"/></text:p>
      <text:p text:style-name="P20"><text:s text:c="3"/>1. <text:span text:style-name="T7">`usb_rx_queue`:</text:span> Для данных, идущих ИЗ USB В диспетчер. <text:s text:c="177"/></text:p>
      <text:p text:style-name="P20"><text:s text:c="7"/>* Кто пишет в нее: Task_USB_Handler <text:s text:c="195"/></text:p>
      <text:p text:style-name="P20"><text:s text:c="7"/>* Кто читает из нее: Task_Command_Dispatcher <text:s text:c="186"/></text:p>
      <text:p text:style-name="P20"><text:s text:c="238"/></text:p>
      <text:p text:style-name="P20"><text:s text:c="3"/>2. <text:span text:style-name="T7">`usb_tx_queue`: </text:span>Для данных, идущих ИЗ диспетчера В USB. <text:s text:c="176"/></text:p>
      <text:p text:style-name="P20"><text:s text:c="7"/>* Кто пишет в нее: Task_Command_Dispatcher <text:s text:c="188"/></text:p>
      <text:p text:style-name="P20"><text:s text:c="7"/>* Кто читает из нее: Task_USB_Handler <text:s text:c="193"/></text:p>
      <text:p text:style-name="P20"><text:s text:c="238"/></text:p>
      <text:p text:style-name="P20"><text:s text:c="3"/>3. <text:span text:style-name="T7">`can_rx_queue`:</text:span> Для данных, идущих ИЗ CAN-шины В диспетчер. <text:s text:c="172"/></text:p>
      <text:p text:style-name="P20"><text:s text:c="7"/>* Кто пишет в нее: Task_CAN_Handler <text:s text:c="195"/></text:p>
      <text:p text:style-name="P20"><text:s text:c="7"/>* Кто читает из нее: Task_Command_Dispatcher <text:s text:c="186"/></text:p>
      <text:p text:style-name="P20"><text:s text:c="238"/></text:p>
      <text:p text:style-name="P20"><text:s text:c="3"/>4. <text:span text:style-name="T7">`can_tx_queue`: </text:span>Для данных, идущих ИЗ диспетчера В CAN-шину. <text:s text:c="171"/></text:p>
      <text:p text:style-name="P20"><text:s text:c="7"/>* Кто пишет в нее: Task_Command_Dispatcher <text:s text:c="188"/></text:p>
      <text:p text:style-name="P20"><text:s text:c="7"/>* Кто читает из нее: Task_CAN_Handler <text:s text:c="193"/></text:p>
      <text:p text:style-name="P20"><text:s text:c="238"/></text:p>
      <text:p text:style-name="P20"><text:s text:c="2"/><text:span text:style-name="T1">Почему именно так? (Лучшие практики)</text:span> <text:s text:c="199"/></text:p>
      <text:p text:style-name="P20"><text:s text:c="238"/></text:p>
      <text:p text:style-name="P20"><text:s text:c="2"/>Такой подход является стандартом проектирования в RTOS по нескольким ключевым причинам: <text:s text:c="148"/></text:p>
      <text:p text:style-name="P20"><text:s text:c="238"/></text:p>
      <text:p text:style-name="P20"><text:s text:c="2"/><text:span text:style-name="T1">1. Полная развязка (Decoupling) модулей </text:span><text:s text:c="196"/></text:p>
      <text:p text:style-name="P20"><text:s text:c="238"/></text:p>
      <text:p text:style-name="P20"><text:s text:c="3"/>* Task_Command_Dispatcher (ваша основная логика) ничего не знает о том, как работает USB или CAN. Он просто кладет сообщение в очередь usb_tx_queue и говорит: "Отправьте это на ПК". Ему неважно, как Task_USB_Handler это сделает. <text:s text:c="6"/></text:p>
      <text:p text:style-name="P20">* Task_USB_Handler ничего не знает о логике команд. Его работа — взять сообщение из usb_tx_queue и передать его в USB-периферию.</text:p>
      <text:p text:style-name="P20"/>
      <text:p text:style-name="P20"><text:s text:c="3"/>* Преимущество: Вы можете полностью заменить USB на Ethernet, переписав только Task_USB_Handler, и ни одна строчка кода в Task_Command_Dispatcher не изменится. Это делает систему невероятно гибкой и модульной. <text:s text:c="24"/>▀</text:p>
      <text:p text:style-name="P20"><text:s text:c="238"/></text:p>
      <text:p text:style-name="P20"><text:s/><text:span text:style-name="T1"><text:s/>2. Неблокирующая работа </text:span><text:s text:c="212"/></text:p>
      <text:p text:style-name="P20"><text:s text:c="238"/></text:p>
      <text:p text:style-name="P20"><text:s text:c="3"/>* Ни одна задача не ждет другую. Task_Command_Dispatcher может быстро обработать команду от ПК и положить 10 сообщений в can_tx_queue для разных Исполнителей, не дожидаясь, пока Task_CAN_Handler физически их отправит. <text:s text:c="17"/></text:p>
      <text:p text:style-name="P20"><text:s text:c="3"/>* Это обеспечивает максимальную отзывчивость системы. Пока Task_CAN_Handler занят отправкой, Task_Command_Dispatcher уже может обрабатывать следующее входящее сообщение от ПК. <text:s text:c="59"/></text:p>
      <text:p text:style-name="P20"><text:soft-page-break/><text:s text:c="238"/></text:p>
      <text:p text:style-name="P15">3. Потокобезопасность (Thread Safety)</text:p>
      <text:p text:style-name="P21"/>
      <text:p text:style-name="P21">* Очереди в FreeRTOS специально созданы для безопасного обмена данными между задачами. <text:span text:style-name="T7">Вам не нужно беспокоиться о мьютексах, семафорах или гонках данных при доступе к очереди из разных задач. RTOS берет это на себя. </text:span><text:span text:style-name="T12">Использование</text:span> <text:s text:c="4"/></text:p>
      <text:p text:style-name="P21"><text:s text:c="5"/><text:span text:style-name="T12">глобальных переменных для обмена данными между задачами — плохая практика, которая ведет к ошибкам. <text:s text:c="2"/></text:span><text:s text:c="131"/></text:p>
      <text:p text:style-name="P21"><text:s text:c="238"/></text:p>
      <text:p text:style-name="P21"><text:span text:style-name="T1"><text:s text:c="2"/>4. Встроенная буферизация <text:s/></text:span><text:s text:c="209"/></text:p>
      <text:p text:style-name="P21"><text:s text:c="238"/></text:p>
      <text:p text:style-name="P21"><text:span text:style-name="T1"><text:s text:c="3"/>* Очереди служат эластичным буфером между задачами. Если с CAN-шины придет шквал сообщений от Исполнителей, Task_CAN_Handler быстро сложит их все в can_rx_queue, а Task_Command_Dispatcher сможет обработать их в своем темпе, не потеряв ни одного. <text:s/></text:span><text:s text:c="221"/></text:p>
      <text:p text:style-name="P21"><text:s text:c="238"/></text:p>
      <text:p text:style-name="P21"><text:s text:c="2"/><text:span text:style-name="T1">Вывод: </text:span>Использование отдельных очередей для каждого потока данных — это не избыточность, а фундаментальный принцип построения надежных, масштабируемых и легко поддерживаемых многозадачных встраиваемых систем. <text:s text:c="27"/></text:p>
      <text:p text:style-name="P21"><text:s text:c="238"/></text:p>
      <text:p text:style-name="P21"><text:span text:style-name="T1">&gt; где лучше инициировать FIFO? коммуникационный модуль, а диспетчер забирает комманды через глобальные переменные? <text:s text:c="2"/></text:span><text:s text:c="121"/></text:p>
      <text:p text:style-name="P21"><text:s text:c="238"/></text:p>
      <text:p text:style-name="P21"><text:span text:style-name="T1">✦ Отличные вопросы, они касаются ключевых моментов реализации. <text:s text:c="6"/></text:span><text:s text:c="169"/></text:p>
      <text:p text:style-name="P21"><text:s text:c="238"/></text:p>
      <text:p text:style-name="P21"><text:s text:c="2"/><text:span text:style-name="T7">1. Где лучше инициировать FIFO (очереди)? <text:s text:c="3"/></text:span><text:s text:c="191"/></text:p>
      <text:p text:style-name="P21"><text:s text:c="238"/></text:p>
      <text:p text:style-name="P21"><text:s text:c="2"/>Лучшая практика: Инициировать все системные ресурсы, которые будут использоваться несколькими задачами (включая очереди), нужно в одном центральном месте до запуска планировщика задач FreeRTOS. <text:s text:c="42"/></text:p>
      <text:p text:style-name="P21"><text:s text:c="238"/></text:p>
      <text:p text:style-name="P21"><text:span text:style-name="T7"><text:s text:c="2"/>Идеальное место для этого — функция main() вашего Дирижера. </text:span><text:s text:c="176"/></text:p>
      <text:p text:style-name="P21"><text:s text:c="238"/></text:p>
      <text:p text:style-name="P21"><text:s text:c="2"/>Вот как будет выглядеть структура кода в main.c: <text:s text:c="187"/></text:p>
      <text:p text:style-name="P21"><text:s text:c="238"/></text:p>
      <text:p text:style-name="P21"><text:s/><text:span text:style-name="T1"><text:s text:c="3"/>1 // main.c <text:s text:c="6"/></text:span><text:s text:c="216"/></text:p>
      <text:p text:style-name="P21"><text:s text:c="4"/>2 <text:s text:c="232"/></text:p>
      <text:p text:style-name="P21"><text:s text:c="4"/>3 // 1. Объявляем "ручки" (handles) для очередей как глобальные переменные. <text:s text:c="158"/></text:p>
      <text:p text:style-name="P21"><text:s text:c="4"/>4 // <text:s text:c="3"/>Чтобы другие файлы (задачи) могли их видеть, их можно объявить <text:s text:c="163"/></text:p>
      <text:p text:style-name="P21"><text:s text:c="4"/>5 // <text:s text:c="3"/>с ключевым словом `extern` в общем заголовочном файле (например, "shared_resources.h"). <text:s text:c="138"/></text:p>
      <text:p text:style-name="P22"><text:s text:c="4"/></text:p>
      <text:p text:style-name="P22"/>
      <text:p text:style-name="P22"><text:s text:c="4"/>6 QueueHandle_t usb_rx_queue_handle; <text:s text:c="197"/></text:p>
      <text:p text:style-name="P21"><text:s text:c="4"/>7 QueueHandle_t usb_tx_queue_handle; <text:s text:c="197"/></text:p>
      <text:p text:style-name="P21"><text:s text:c="4"/>8 QueueHandle_t can_rx_queue_handle; <text:s text:c="197"/></text:p>
      <text:p text:style-name="P21"><text:s text:c="4"/>9 QueueHandle_t can_tx_queue_handle; <text:s text:c="197"/></text:p>
      <text:p text:style-name="P21"><text:s text:c="3"/>10 <text:s text:c="232"/></text:p>
      <text:p text:style-name="P21"><text:s text:c="3"/>11 <text:s text:c="232"/></text:p>
      <text:p text:style-name="P21"><text:s text:c="3"/>12 int main(void) <text:s text:c="217"/></text:p>
      <text:p text:style-name="P21"><text:s text:c="3"/>13 { <text:s text:c="230"/></text:p>
      <text:p text:style-name="P21"><text:s text:c="3"/>14 <text:s text:c="2"/>// ... стандартная инициализация HAL, SystemClock_Config, MX_GPIO_Init, etc. ... <text:s text:c="149"/></text:p>
      <text:p text:style-name="P21"><text:soft-page-break/><text:s text:c="3"/>15 <text:s text:c="232"/></text:p>
      <text:p text:style-name="P21"><text:s text:c="3"/>16 <text:s text:c="2"/><text:span text:style-name="T1">// 2. СОЗДАНИЕ ОЧЕРЕДЕЙ </text:span><text:s text:c="206"/></text:p>
      <text:p text:style-name="P21"><text:s text:c="3"/>17 <text:s text:c="2"/>// Делаем это *ДО* создания задач, которые их используют. <text:s text:c="172"/></text:p>
      <text:p text:style-name="P21"><text:s text:c="3"/>18 <text:s text:c="2"/>usb_rx_queue_handle = xQueueCreate(10, sizeof(char[64])); // Очередь на 10 элементов, каждый до 64 байт <text:s text:c="126"/></text:p>
      <text:p text:style-name="P21"><text:s text:c="3"/>19 <text:s text:c="2"/>usb_tx_queue_handle = xQueueCreate(10, sizeof(char[64])); <text:s text:c="172"/></text:p>
      <text:p text:style-name="P21"><text:s text:c="3"/>20 <text:s text:c="2"/>can_rx_queue_handle = xQueueCreate(20, sizeof(CanMessage_t)); // Очередь на 20 CAN-сообщений <text:s text:c="137"/></text:p>
      <text:p text:style-name="P21"><text:s text:c="3"/>21 <text:s text:c="2"/>can_tx_queue_handle = xQueueCreate(20, sizeof(CanMessage_t)); <text:s text:c="168"/></text:p>
      <text:p text:style-name="P21"><text:s text:c="3"/>22 <text:s text:c="232"/></text:p>
      <text:p text:style-name="P21"><text:s text:c="3"/>23 <text:s text:c="2"/>// (Хорошая практика - проверить, что все очереди успешно создались, т.е. handle != NULL) <text:s text:c="140"/></text:p>
      <text:p text:style-name="P21"><text:s text:c="3"/>24 <text:s/></text:p>
      <text:p text:style-name="P21"><text:s text:c="3"/>25 <text:s text:c="2"/><text:span text:style-name="T1">// 3. СОЗДАНИЕ ЗАДАЧ</text:span> <text:s text:c="209"/></text:p>
      <text:p text:style-name="P21"><text:s text:c="3"/>26 <text:s text:c="2"/>// Теперь, когда очереди существуют, создаем задачи и передаем им указатели на нужные ресурсы. <text:s text:c="135"/></text:p>
      <text:p text:style-name="P21"><text:s text:c="3"/>27 <text:s text:c="2"/>xTaskCreate(Task_USB_Handler, "USB_Task", ...); <text:s text:c="182"/></text:p>
      <text:p text:style-name="P21"><text:s text:c="3"/>28 <text:s text:c="2"/>xTaskCreate(Task_CAN_Handler, "CAN_Task", ...); <text:s text:c="182"/></text:p>
      <text:p text:style-name="P21"><text:s text:c="3"/>29 <text:s text:c="2"/>xTaskCreate(Task_Command_Dispatcher, "Dispatcher_Task", ...); <text:s text:c="168"/></text:p>
      <text:p text:style-name="P21"><text:s text:c="3"/>30 <text:s text:c="232"/></text:p>
      <text:p text:style-name="P21"><text:s text:c="3"/>31 <text:s text:c="2"/>/<text:span text:style-name="T1">/ 4. ЗАПУСК ПЛАНИРОВЩИКА </text:span><text:s text:c="204"/></text:p>
      <text:p text:style-name="P22"><text:s text:c="3"/>32 <text:s text:c="2"/>vTaskStartScheduler(); <text:s text:c="157"/></text:p>
      <text:p text:style-name="P22"><text:s text:c="3"/>33 <text:s text:c="232"/></text:p>
      <text:p text:style-name="P22"><text:s text:c="3"/>34 <text:s text:c="2"/>// Код здесь никогда не выполнится <text:s text:c="195"/></text:p>
      <text:p text:style-name="P22"><text:s text:c="3"/>35 <text:s text:c="2"/>while (1) <text:s text:c="220"/></text:p>
      <text:p text:style-name="P22"><text:s text:c="3"/>36 <text:s text:c="2"/>{ <text:s text:c="228"/></text:p>
      <text:p text:style-name="P22"><text:s text:c="3"/>37 <text:s text:c="2"/>} <text:s text:c="228"/></text:p>
      <text:p text:style-name="P22"><text:s text:c="3"/>38 } <text:s text:c="230"/></text:p>
      <text:p text:style-name="P22"><text:s text:c="238"/></text:p>
      <text:p text:style-name="P22"><text:s text:c="2"/><text:span text:style-name="T1">2. Диспетчер и глобальные переменные? </text:span><text:s text:c="198"/></text:p>
      <text:p text:style-name="P22"><text:s text:c="238"/></text:p>
      <text:p text:style-name="P22"><text:span text:style-name="T7"><text:s text:c="2"/>Это очень важный момент. Ответ — категорически нет, не стоит использовать глобальные переменные для обмена данными между задачами. <text:s text:c="2"/></text:span><text:s text:c="103"/></text:p>
      <text:p text:style-name="P22"><text:s text:c="238"/></text:p>
      <text:p text:style-name="P22"><text:s text:c="2"/>На первый взгляд это кажется проще, но в многозадачной среде (RTOS) это прямой путь к катастрофе по следующим причинам: <text:s text:c="116"/></text:p>
      <text:p text:style-name="P22"><text:s text:c="238"/></text:p>
      <text:p text:style-name="P22"><text:s text:c="3"/>1. Состояние гонки (Race Condition): <text:s text:c="198"/></text:p>
      <text:p text:style-name="P22"><text:s text:c="7"/>* Представьте, Task_USB_Handler начал записывать данные в глобальный буфер g_command. <text:s text:c="145"/></text:p>
      <text:p text:style-name="P22"><text:s text:c="7"/>* Не успев закончить, планировщик RTOS прерывает его и передает управление Task_Command_Dispatcher. <text:s text:c="131"/></text:p>
      <text:p text:style-name="P22"><text:s text:c="7"/>* Диспетчер читает из g_command неполные, поврежденные данные. Система ведет себя непредсказуемо или падает. <text:s text:c="122"/></text:p>
      <text:p text:style-name="P22"><text:s text:c="238"/></text:p>
      <text:p text:style-name="P22"><text:s text:c="3"/>2. Потеря данных: <text:s text:c="217"/></text:p>
      <text:p text:style-name="P22"><text:s text:c="7"/>* Task_USB_Handler получил команду и записал ее в g_command. <text:s text:c="170"/></text:p>
      <text:p text:style-name="P22"><text:s text:c="7"/>* Прежде чем Task_Command_Dispatcher успел ее прочитать, с USB пришла новая команда. <text:s text:c="146"/></text:p>
      <text:p text:style-name="P22"><text:s text:c="7"/>* Task_USB_Handler затирает первую команду второй. Первая команда потеряна навсегда. <text:s text:c="146"/></text:p>
      <text:p text:style-name="P22"><text:s text:c="238"/></text:p>
      <text:p text:style-name="P22"><text:soft-page-break/><text:s text:c="2"/><text:span text:style-name="T1"><text:s/>3. Отсутствие механизма синхронизации: </text:span><text:s text:c="196"/></text:p>
      <text:p text:style-name="P22"><text:s text:c="7"/>* Как Task_Command_Dispatcher узнает, что в g_command появились новые данные? Ему придется постоянно в цикле проверять какой-нибудь глобальный флаг (while (g_new_data_flag == 0) {}). Это называется "активное ожидание" <text:s text:c="13"/></text:p>
      <text:p text:style-name="P22"><text:s text:c="9"/>(busy-waiting) и является колоссальной тратой процессорного времени. Задача "молотит" на 100%, не делая ничего полезного. <text:s text:c="107"/></text:p>
      <text:p text:style-name="P22"><text:s text:c="7"/>* Очереди решают это идеально: задача, пытающаяся прочитать из пустой очереди (xQueueReceive), немедленно "засыпает" (переходит в состояние Blocked). Она не потребляет процессорное время вообще. Планировщик RTOS автоматически <text:s text:c="5"/></text:p>
      <text:p text:style-name="P22"><text:s text:c="9"/>"разбудит" ее, как только в очередь поступят данные. Это в тысячи раз эффективнее. <text:s text:c="146"/></text:p>
      <text:p text:style-name="P22"><text:s text:c="238"/></text:p>
      <text:p text:style-name="P22"><text:s/><text:span text:style-name="T1"><text:s/>Вывод: <text:s/></text:span><text:s text:c="228"/></text:p>
      <text:p text:style-name="P22"><text:s text:c="2"/>Глобальные переменные — для статичной конфигурации или ресурсов, доступ к которым защищен (например, мьютексами). <text:span text:style-name="T1">Для передачи данных и событий между задачами всегда используйте примитивы RTOS: очереди, семафоры, уведомления задач. <text:s/></text:span><text:s text:c="3"/></text:p>
      <text:p text:style-name="P22"><text:s text:c="238"/></text:p>
      <text:p text:style-name="P22"><text:s text:c="2"/><text:span text:style-name="T7">Сами "ручки" очередей (..._handle) являются глобальными, но это нормально. Они лишь идентификаторы. Весь доступ к данным внутри очередей происходит через потокобезопасные функции API FreeRTOS (xQueueSend, xQueueReceive), которые и <text:s text:c="5"/></text:span></text:p>
      <text:p text:style-name="P22"><text:span text:style-name="T7">защищают вас от всех перечисленных проблем. <text:s/></text:span><text:span text:style-name="T1"><text:s/></text:span><text:s text:c="190"/></text:p>
      <text:p text:style-name="P22"><text:s text:c="238"/></text:p>
      <text:p text:style-name="P22"><text:span text:style-name="T1">&gt; как насчет реализации очередей в FREERTOS? <text:s/></text:span><text:s text:c="192"/></text:p>
      <text:p text:style-name="P22"><text:s text:c="238"/></text:p>
      <text:p text:style-name="P22"><text:span text:style-name="T1">✦ С удовольствием! Реализация очередей — это сердцевина взаимодействия задач в FreeRTOS. Давайте разберем это на практических шагах. <text:s text:c="6"/></text:span><text:s text:c="99"/></text:p>
      <text:p text:style-name="P22"><text:s text:c="238"/></text:p>
      <text:p text:style-name="P22"><text:s text:c="2"/>Основные принципы очередей в FreeRTOS <text:s text:c="198"/></text:p>
      <text:p text:style-name="P22"><text:s text:c="238"/></text:p>
      <text:p text:style-name="P22"><text:s text:c="3"/><text:span text:style-name="T1">* Потокобезопасность:</text:span> Вы можете безопасно писать в очередь из одной задачи и читать из другой без дополнительных блокировок. <text:s text:c="110"/></text:p>
      <text:p text:style-name="P22"><text:s text:c="3"/><text:span text:style-name="T1">* Копирование данных:</text:span> Когда вы отправляете элемент в очередь, FreeRTOS копирует его во внутренний буфер очереди. Это значит, что после отправки вы можете сразу же изменять или использовать повторно свою локальную переменную. То же <text:s text:c="4"/></text:p>
      <text:p text:style-name="P22"><text:s text:c="5"/>самое происходит при чтении. <text:s text:c="204"/></text:p>
      <text:p text:style-name="P22"><text:s text:c="3"/><text:span text:style-name="T1">* Блокировка:</text:span> Задача, пытающаяся прочитать из пустой очереди или записать в полную, может быть "усыплена" планировщиком, не потребляя процессорного времени. <text:s text:c="76"/></text:p>
      <text:p text:style-name="P22"><text:s text:c="238"/></text:p>
      <text:p text:style-name="P22"><text:s text:c="2"/>--- <text:s text:c="232"/></text:p>
      <text:p text:style-name="P22"><text:s text:c="238"/></text:p>
      <text:p text:style-name="P22"><text:s text:c="2"/><text:span text:style-name="T1">Шаг 1: Подключение заголовочного файла <text:s/></text:span><text:s text:c="196"/></text:p>
      <text:p text:style-name="P22"><text:s text:c="238"/></text:p>
      <text:p text:style-name="P22"><text:s text:c="2"/>В файлах, где вы будете работать с очередями, нужно подключить заголовок: <text:s text:c="162"/></text:p>
      <text:p text:style-name="P23"><text:s text:c="3"/>1 #include "queue.h" <text:s text:c="5"/></text:p>
      <text:p text:style-name="P23"/>
      <text:p text:style-name="P23"><text:s/>--- <text:s text:c="232"/></text:p>
      <text:p text:style-name="P23"><text:s text:c="238"/></text:p>
      <text:p text:style-name="P23"><text:s text:c="2"/><text:span text:style-name="T1">Шаг 2: Объявление и создание очереди</text:span> <text:s text:c="199"/></text:p>
      <text:p text:style-name="P23"><text:s text:c="238"/></text:p>
      <text:p text:style-name="P23"><text:s text:c="2"/>Как мы уже обсуждали, вы объявляете "ручку" (handle) и создаете очередь в main() до запуска планировщика. <text:s text:c="130"/></text:p>
      <text:p text:style-name="P23"><text:s text:c="238"/></text:p>
      <text:p text:style-name="P23"><text:s text:c="4"/>1 // В main.c или общем заголовочном файле <text:s text:c="191"/></text:p>
      <text:p text:style-name="P23"><text:soft-page-break/><text:s text:c="4"/>2 #include "queue.h" <text:s text:c="213"/></text:p>
      <text:p text:style-name="P23"><text:s text:c="4"/>3 <text:s text:c="232"/></text:p>
      <text:p text:style-name="P23"><text:s text:c="4"/>4 // Максимальная длина команды от ПК и размер очереди <text:s text:c="179"/></text:p>
      <text:p text:style-name="P23"><text:s text:c="4"/>5 #define MAX_CMD_STRING_LEN <text:s/>64 <text:s text:c="201"/></text:p>
      <text:p text:style-name="P23"><text:s text:c="4"/>6 #define CMD_QUEUE_SIZE <text:s text:c="5"/>10 <text:s text:c="201"/></text:p>
      <text:p text:style-name="P23"><text:s text:c="4"/>7 <text:s text:c="232"/></text:p>
      <text:p text:style-name="P23"><text:s text:c="4"/>8 // Объявляем ручку <text:s text:c="213"/></text:p>
      <text:p text:style-name="P23"><text:s text:c="4"/>9 QueueHandle_t cmd_queue_handle; <text:s text:c="200"/></text:p>
      <text:p text:style-name="P23"><text:s text:c="3"/>10 <text:s text:c="232"/></text:p>
      <text:p text:style-name="P23"><text:s text:c="3"/>11 // Внутри main() <text:s text:c="215"/></text:p>
      <text:p text:style-name="P23"><text:s text:c="3"/>12 void main(void) { <text:s text:c="214"/></text:p>
      <text:p text:style-name="P23"><text:s text:c="3"/>13 <text:s text:c="4"/>// ... инициализация ... <text:s text:c="203"/></text:p>
      <text:p text:style-name="P23"><text:s text:c="3"/>14 <text:s text:c="232"/></text:p>
      <text:p text:style-name="P23"><text:s text:c="3"/>15 <text:s text:c="4"/>// Создаем очередь <text:s text:c="209"/></text:p>
      <text:p text:style-name="P23"><text:s text:c="3"/>16 <text:s text:c="4"/>cmd_queue_handle = xQueueCreate( <text:s text:c="195"/></text:p>
      <text:p text:style-name="P23"><text:s text:c="3"/>17 <text:s text:c="8"/>CMD_QUEUE_SIZE, <text:s text:c="8"/>// Максимальное количество элементов в очереди <text:s text:c="153"/></text:p>
      <text:p text:style-name="P23"><text:s text:c="3"/>18 <text:s text:c="8"/>MAX_CMD_STRING_LEN <text:s text:c="5"/>// Размер одного элемента в байтах <text:s text:c="165"/></text:p>
      <text:p text:style-name="P23"><text:s text:c="3"/>19 <text:s text:c="4"/>); <text:s text:c="225"/></text:p>
      <text:p text:style-name="P23"><text:s text:c="3"/>20 <text:s text:c="232"/></text:p>
      <text:p text:style-name="P23"><text:s text:c="3"/>21 <text:s text:c="4"/>// Важно: всегда проверяйте, что очередь создалась! <text:s text:c="176"/></text:p>
      <text:p text:style-name="P23"><text:s text:c="3"/>22 <text:s text:c="4"/>// Это может не получиться, если в FreeRTOS не хватает памяти (heap). <text:s text:c="158"/></text:p>
      <text:p text:style-name="P23"><text:s text:c="3"/>23 <text:s text:c="4"/>if (cmd_queue_handle == NULL) { <text:s text:c="196"/></text:p>
      <text:p text:style-name="P23"><text:s text:c="3"/>24 <text:s text:c="8"/>// Обработка ошибки: не удалось создать очередь <text:s text:c="176"/></text:p>
      <text:p text:style-name="P23"><text:s text:c="3"/>25 <text:s text:c="4"/>} <text:s text:c="226"/></text:p>
      <text:p text:style-name="P23"><text:s text:c="3"/>26 <text:s text:c="232"/></text:p>
      <text:p text:style-name="P23"><text:s text:c="3"/>27 <text:s text:c="4"/>// ... создание задач и запуск планировщика ... <text:s text:c="180"/></text:p>
      <text:p text:style-name="P23"><text:s text:c="3"/>28 } <text:s text:c="230"/></text:p>
      <text:p text:style-name="P23"><text:s text:c="2"/>Примечание: xQueueCreate выделяет память из "кучи" (heap) FreeRTOS. Убедитесь, что configTOTAL_HEAP_SIZE в файле FreeRTOSConfig.h имеет достаточный размер. <text:s text:c="80"/></text:p>
      <text:p text:style-name="P23"><text:s text:c="238"/></text:p>
      <text:p text:style-name="P23"><text:s text:c="2"/>--- <text:s text:c="232"/></text:p>
      <text:p text:style-name="P23"><text:s text:c="238"/></text:p>
      <text:p text:style-name="P23"><text:s text:c="2"/><text:span text:style-name="T1">Шаг 3: Отправка данных в очередь (Producer) </text:span><text:s text:c="192"/></text:p>
      <text:p text:style-name="P23"><text:s text:c="238"/></text:p>
      <text:p text:style-name="P23"><text:s text:c="2"/>Задача, которая генерирует данные (например, Task_USB_Handler, получившая команду), использует xQueueSend. <text:s text:c="129"/></text:p>
      <text:p text:style-name="P23"><text:s text:c="238"/></text:p>
      <text:p text:style-name="P23"><text:s text:c="4"/>1 // Пример внутри задачи Task_USB_Handler <text:s text:c="191"/></text:p>
      <text:p text:style-name="P23"><text:s text:c="4"/>2 void Task_USB_Handler(void *pvParameters) { <text:s text:c="188"/></text:p>
      <text:p text:style-name="P23"><text:s text:c="4"/>3 <text:s text:c="4"/>char local_buffer[MAX_CMD_STRING_LEN]; <text:s text:c="189"/></text:p>
      <text:p text:style-name="P23"><text:s text:c="4"/>4 <text:s text:c="231"/></text:p>
      <text:p text:style-name="P23"><text:s text:c="4"/>5 <text:s text:c="4"/>for (;;) { <text:s text:c="216"/></text:p>
      <text:p text:style-name="P23"><text:s text:c="4"/>6 <text:s text:c="8"/>// 1. Ждем и получаем данные из USB в local_buffer <text:s text:c="173"/></text:p>
      <text:p text:style-name="P23"><text:s text:c="4"/>7 <text:s text:c="8"/>// ... ваш код для приема данных ... <text:s text:c="187"/></text:p>
      <text:p text:style-name="P23"><text:s text:c="4"/>8 <text:s text:c="232"/></text:p>
      <text:p text:style-name="P23"><text:s text:c="4"/>9 <text:s text:c="8"/>// 2. Отправляем полученные данные в очередь <text:s text:c="179"/></text:p>
      <text:p text:style-name="P23"><text:s text:c="3"/>10 <text:s text:c="8"/>// <text:s text:c="3"/>Функция скопирует содержимое local_buffer в очередь. <text:s text:c="165"/></text:p>
      <text:p text:style-name="P23"><text:s text:c="3"/>11 <text:s text:c="8"/>BaseType_t status = xQueueSend( <text:s text:c="192"/></text:p>
      <text:p text:style-name="P23"><text:s text:c="3"/>12 <text:s text:c="12"/>cmd_queue_handle, <text:s text:c="2"/>// Ручка очереди</text:p>
      <text:p text:style-name="P23">13 <text:s text:c="12"/>&amp;local_buffer, <text:s text:c="5"/>// Указатель на данные для отправки <text:s text:c="164"/></text:p>
      <text:p text:style-name="P23"><text:s text:c="3"/>14 <text:s text:c="12"/>portMAX_DELAY <text:s text:c="6"/>// Время ожидания, если очередь полна <text:s text:c="162"/></text:p>
      <text:p text:style-name="P23"><text:s text:c="3"/>15 <text:s text:c="8"/>); <text:s text:c="221"/></text:p>
      <text:p text:style-name="P23"><text:soft-page-break/><text:s text:c="3"/>16 <text:s text:c="232"/></text:p>
      <text:p text:style-name="P23"><text:s text:c="3"/>17 <text:s text:c="8"/>if (status != pdPASS) { <text:s text:c="200"/></text:p>
      <text:p text:style-name="P23"><text:s text:c="3"/>18 <text:s text:c="12"/>// Очередь была полна в течение всего времени ожидания. <text:s text:c="164"/></text:p>
      <text:p text:style-name="P23"><text:s text:c="3"/>19 <text:s text:c="12"/>// Нужно обработать эту ошибку. <text:s text:c="188"/></text:p>
      <text:p text:style-name="P23"><text:s text:c="3"/>20 <text:s text:c="8"/>} <text:s text:c="222"/></text:p>
      <text:p text:style-name="P23"><text:s text:c="3"/>21 <text:s text:c="4"/>} <text:s text:c="226"/></text:p>
      <text:p text:style-name="P23"><text:s text:c="3"/>22 } <text:s text:c="230"/></text:p>
      <text:p text:style-name="P23"><text:s text:c="3"/>* portMAX_DELAY: Очень полезный параметр. Если очередь полна, задача "уснет" и будет ждать, пока в очереди не освободится место. Это гораздо эффективнее, чем постоянно проверять в цикле. <text:s text:c="48"/></text:p>
      <text:p text:style-name="P23"><text:s text:c="238"/></text:p>
      <text:p text:style-name="P23"><text:s text:c="2"/>--- <text:s text:c="232"/></text:p>
      <text:p text:style-name="P23"><text:s text:c="238"/></text:p>
      <text:p text:style-name="P23"><text:s text:c="2"/><text:span text:style-name="T1">Шаг 4: Чтение данных из очереди (Consumer) </text:span><text:s text:c="193"/></text:p>
      <text:p text:style-name="P23"><text:s text:c="238"/></text:p>
      <text:p text:style-name="P23"><text:s text:c="2"/>Задача, которая обрабатывает данные (например, Task_Command_Dispatcher), использует xQueueReceive. <text:s text:c="137"/></text:p>
      <text:p text:style-name="P23"><text:s text:c="238"/></text:p>
      <text:p text:style-name="P23"><text:s text:c="4"/>1 // Пример внутри задачи Task_Command_Dispatcher <text:s text:c="184"/></text:p>
      <text:p text:style-name="P23"><text:s text:c="4"/>2 void Task_Command_Dispatcher(void *pvParameters) { <text:s text:c="181"/></text:p>
      <text:p text:style-name="P23"><text:s text:c="4"/>3 <text:s text:c="4"/>char command_to_process[MAX_CMD_STRING_LEN]; <text:s text:c="183"/></text:p>
      <text:p text:style-name="P23"><text:s text:c="4"/>4 <text:s text:c="232"/></text:p>
      <text:p text:style-name="P23"><text:s text:c="4"/>5 <text:s text:c="4"/>for (;;) { <text:s text:c="217"/></text:p>
      <text:p text:style-name="P23"><text:s text:c="4"/>6 <text:s text:c="8"/>// 1. Ждем данные из очереди. Задача "уснет", пока очередь пуста. <text:s text:c="158"/></text:p>
      <text:p text:style-name="P23"><text:s text:c="4"/>7 <text:s text:c="8"/>BaseType_t status = xQueueReceive( <text:s text:c="189"/></text:p>
      <text:p text:style-name="P23"><text:s text:c="4"/>8 <text:s text:c="12"/>cmd_queue_handle, <text:s text:c="6"/>// Ручка очереди <text:s text:c="179"/></text:p>
      <text:p text:style-name="P23"><text:s text:c="4"/>9 <text:s text:c="12"/>&amp;command_to_process, <text:s text:c="3"/>// Указатель на буфер для приема данных <text:s text:c="156"/></text:p>
      <text:p text:style-name="P23"><text:s text:c="3"/>10 <text:s text:c="12"/>portMAX_DELAY <text:s text:c="10"/>// Время ожидания, если очередь пуста <text:s text:c="158"/></text:p>
      <text:p text:style-name="P23"><text:s text:c="3"/>11 <text:s text:c="8"/>); <text:s text:c="221"/></text:p>
      <text:p text:style-name="P23"><text:s text:c="3"/>12 <text:s text:c="232"/></text:p>
      <text:p text:style-name="P23"><text:s text:c="3"/>13 <text:s text:c="8"/>if (status == pdPASS) { <text:s text:c="200"/></text:p>
      <text:p text:style-name="P23"><text:s text:c="3"/>14 <text:s text:c="12"/>// Данные успешно получены и скопированы в command_to_process. <text:s text:c="157"/></text:p>
      <text:p text:style-name="P23"><text:s text:c="3"/>15 <text:s text:c="12"/>// 2. Обрабатываем команду... <text:s text:c="190"/></text:p>
      <text:p text:style-name="P23"><text:s text:c="3"/>16 <text:s text:c="12"/>// ... ваша логика парсинга и выполнения ... <text:s text:c="175"/></text:p>
      <text:p text:style-name="P23"><text:s text:c="3"/>17 <text:s text:c="8"/>} <text:s text:c="222"/></text:p>
      <text:p text:style-name="P23"><text:s text:c="3"/>18 <text:s text:c="4"/>} <text:s text:c="226"/></text:p>
      <text:p text:style-name="P23"><text:s text:c="3"/>19 } </text:p>
      <text:p text:style-name="P23"><text:s text:c="230"/></text:p>
      <text:p text:style-name="P23"><text:s text:c="3"/>* Использование portMAX_DELAY здесь — самый распространенный и эффективный сценарий. Задача не тратит ресурсы процессора, пока для нее нет работы. Как только Task_USB_Handler положит что-то в очередь, Task_Command_Dispatcher <text:s text:c="10"/></text:p>
      <text:p text:style-name="P23">немедленно "проснется" и начнет обработку. <text:s text:c="190"/></text:p>
      <text:p text:style-name="P23"><text:s text:c="238"/></text:p>
      <text:p text:style-name="P23"><text:s text:c="2"/>Это и есть полный цикл: Create -&gt; Send -&gt; Receive. Этот механизм является основой для построения надежных и масштабируемых приложений на FreeRTOS. <text:s text:c="89"/></text:p>
      <text:p text:style-name="P23"><text:s text:c="238"/></text:p>
      <text:p text:style-name="P23"><text:span text:style-name="T1">&gt; я имел ввиду создание очередей для задач(потоков) <text:s text:c="2"/></text:span><text:s text:c="184"/></text:p>
      <text:p text:style-name="P23"><text:s text:c="238"/></text:p>
      <text:p text:style-name="P23"><text:span text:style-name="T1">✦ А, понял. Вы спрашиваете не о самих функциях, а о том, как архитектурно задачи и очереди связаны между собой. Это очень правильный вопрос. <text:s/></text:span><text:s text:c="96"/></text:p>
      <text:p text:style-name="P23"><text:s text:c="238"/></text:p>
      <text:p text:style-name="P23"><text:soft-page-break/><text:s text:c="2"/><text:span text:style-name="T7">В FreeRTOS вы не создаете очередь "для задачи". </text:span><text:span text:style-name="T1">Вы создаете очередь как независимый объект-посредник (канал связи), а затем "сообщаете" нескольким задачам о существовании этой очереди, чтобы они могли через нее общаться. <text:s text:c="12"/></text:span><text:s text:c="3"/></text:p>
      <text:p text:style-name="P23"><text:s text:c="237"/></text:p>
      <text:p text:style-name="P23"><text:s text:c="2"/>Представьте себе такую аналогию: <text:s text:c="203"/></text:p>
      <text:p text:style-name="P23"><text:s text:c="238"/></text:p>
      <text:p text:style-name="P23"><text:s text:c="2"/><text:span text:style-name="T7"><text:s/>* Задачи (Tasks)</text:span> — это два сотрудника в разных комнатах, например, Секретарь (Task_USB_Handler) и Директор (Task_Command_Dispatcher). <text:s text:c="101"/></text:p>
      <text:p text:style-name="P23"><text:s text:c="3"/><text:span text:style-name="T7">* Очередь (Queue) </text:span>— это лоток для документов ("Входящие для Директора"), который стоит в коридоре между их комнатами. <text:s text:c="117"/></text:p>
      <text:p text:style-name="P23"><text:s text:c="238"/></text:p>
      <text:p text:style-name="P24"><text:s text:c="2"/><text:span text:style-name="T1">Процесс выглядит так: </text:span></text:p>
      <text:p text:style-name="P24"/>
      <text:p text:style-name="P24"><text:span text:style-name="T7">1. Централизованное создание (в `main`): </text:span>Прежде чем сотрудники придут на работу, вы (как администратор) ставите в коридоре лоток usb_rx_queue ("Входящие для Директора"). Этот лоток существует сам по себе. <text:s text:c="30"/></text:p>
      <text:p text:style-name="P24"><text:s text:c="238"/></text:p>
      <text:p text:style-name="P24"><text:s text:c="2"/><text:span text:style-name="T7"><text:s/>2. Инструктаж для задач: </text:span><text:s text:c="210"/></text:p>
      <text:p text:style-name="P24"><text:s text:c="7"/><text:span text:style-name="T1">* Секретарь</text:span> (`Task_USB_Handler`) получает инструкцию: "Когда тебе звонят по телефону (приходят данные по USB), запиши сообщение на бумажке и положи его в лоток usb_rx_queue". Секретарь не знает и не заботится, что Директор будет делать с этой бумажкой. Его работа — только класть бумажки в лоток. <text:s text:c="161"/></text:p>
      <text:p text:style-name="P24"><text:s text:c="5"/><text:span text:style-name="T1"><text:s text:c="2"/>* Директор</text:span> (`Task_Command_Dispatcher`) получает инструкцию: "Периодически проверяй лоток usb_rx_queue. Если там есть бумажка — возьми ее и выполни поручение". Директор не знает, откуда Секретарь берет эти поручения (из телефона, почты или факса). Его работа — только забирать бумажки из этого конкретного лотка. <text:s text:c="146"/></text:p>
      <text:p text:style-name="P24"><text:s text:c="238"/></text:p>
      <text:p text:style-name="P24"><text:span text:style-name="T1"><text:s text:c="2"/>Как это выглядит в коде </text:span><text:s text:c="212"/></text:p>
      <text:p text:style-name="P24"><text:s text:c="238"/></text:p>
      <text:p text:style-name="P24"><text:s text:c="3"/>* <text:span text:style-name="T7">`usb_rx_queue_handle`</text:span> — это, по сути, "адрес" или "название" этого лотка. Поскольку эта переменная глобальная, обе задачи знают этот адрес. <text:s text:c="93"/></text:p>
      <text:p text:style-name="P24"><text:s text:c="3"/>* <text:span text:style-name="T7">`Task_USB_Handler`</text:span> использует этот адрес для вызова xQueueSend(usb_rx_queue_handle, ...). <text:s text:c="143"/></text:p>
      <text:p text:style-name="P24"><text:s text:c="3"/>* <text:span text:style-name="T7">`Task_Command_Dispatcher`</text:span> использует этот же адрес для вызова xQueueReceive(usb_rx_queue_handle, ...). <text:s text:c="130"/></text:p>
      <text:p text:style-name="P24"><text:s text:c="238"/></text:p>
      <text:p text:style-name="P24"><text:s/><text:span text:style-name="T1"><text:s/>Вывод </text:span><text:s text:c="230"/></text:p>
      <text:p text:style-name="P24"><text:s text:c="238"/></text:p>
      <text:p text:style-name="P24"><text:s text:c="2"/>Очередь не принадлежит какой-то одной задаче. Она является общим, независимым каналом связи между задачами. <text:s text:c="128"/></text:p>
      <text:p text:style-name="P24"><text:s text:c="238"/></text:p>
      <text:p text:style-name="P24"><text:s text:c="3"/>* Одна или несколько задач могут быть "производителями" (Producers), которые кладут данные в очередь. <text:s text:c="133"/></text:p>
      <text:p text:style-name="P24"><text:s text:c="3"/>* Одна или несколько задач могут быть "потребителями" (Consumers), которые забирают данные из очереди. <text:s text:c="132"/></text:p>
      <text:p text:style-name="P24"><text:s text:c="238"/></text:p>
      <text:p text:style-name="P24"><text:s text:c="2"/>Такая архитектура обеспечивает слабую связанность (decoupling): задачи не знают о внутреннем устройстве друг друга. Они знают только об общем "контракте" — формате данных, которые передаются через очередь. Это делает систему гибкой, <text:s text:c="3"/></text:p>
      <text:p text:style-name="P24"><text:s text:c="2"/>надежной и легко расширяемой. <text:s text:c="206"/></text:p>
      <text:p text:style-name="P24"><text:s text:c="238"/></text:p>
      <text:p text:style-name="P24"><text:soft-page-break/><text:span text:style-name="T1">&gt; давай поговорим о приоритетах. Их очень много в настройках FreeRTOS. Какие правила для установки приоритетов для задач? <text:s text:c="2"/></text:span><text:s text:c="114"/></text:p>
      <text:p text:style-name="P24"><text:s text:c="238"/></text:p>
      <text:p text:style-name="P3">✦ Отличный вопрос. Правильное распределение приоритетов — это, пожалуй, самая важная задача при проектировании надежной системы на FreeRTOS. Неправильные приоритеты могут привести к "зависаниям", потере данных и непредсказуемому <text:s text:c="9"/></text:p>
      <text:p text:style-name="P24"><text:span text:style-name="T1"><text:s text:c="2"/>поведению. <text:s/></text:span><text:s text:c="224"/></text:p>
      <text:p text:style-name="P24"><text:s text:c="238"/></text:p>
      <text:p text:style-name="P24"><text:s text:c="2"/>Давайте разложим все по полочкам. <text:s text:c="202"/></text:p>
      <text:p text:style-name="P24"><text:s text:c="238"/></text:p>
      <text:p text:style-name="P24"><text:span text:style-name="T7"><text:s text:c="2"/>Основной принцип: Преимущественное вытеснение <text:s/></text:span><text:s text:c="189"/></text:p>
      <text:p text:style-name="P24"><text:s text:c="238"/></text:p>
      <text:p text:style-name="P24"><text:s text:c="2"/>Планировщик FreeRTOS всегда следует одному простому правилу: в любой момент времени выполняется самая высокоприоритетная задача, которая находится в состоянии "Готовность" (Ready). <text:s text:c="55"/></text:p>
      <text:p text:style-name="P24"><text:s text:c="238"/></text:p>
      <text:p text:style-name="P24"><text:s text:c="3"/>* Если задача с низким приоритетом выполняется, и в этот момент становится готовой к выполнению задача с более высоким приоритетом (например, для нее пришли данные в очередь), планировщик немедленно прервет (вытеснит) низкоприоритетную задачу и запустит высокоприоритетную. <text:s text:c="177"/></text:p>
      <text:p text:style-name="P24"><text:s text:c="3"/>* Задачи с одинаковым приоритетом будут делить процессорное время между собой по очереди (Round-Robin), если эта опция включена. <text:s text:c="106"/></text:p>
      <text:p text:style-name="P24"><text:s text:c="238"/></text:p>
      <text:p text:style-name="P24"><text:s text:c="2"/><text:span text:style-name="T1">Важно: </text:span>Чем выше число, тем выше приоритет. Приоритет 0 — самый низкий (это приоритет задачи Idle, которая выполняется, когда больше ничего не готово к выполнению). Максимальный приоритет задается в configMAX_PRIORITIES в файле <text:s text:c="9"/></text:p>
      <text:p text:style-name="P24"><text:s text:c="2"/>FreeRTOSConfig.h. <text:s text:c="216"/></text:p>
      <text:p text:style-name="P24"><text:s text:c="238"/></text:p>
      <text:p text:style-name="P24"><text:s text:c="2"/>--- <text:s text:c="232"/></text:p>
      <text:p text:style-name="P24"><text:s text:c="238"/></text:p>
      <text:p text:style-name="P24"><text:s/><text:span text:style-name="T1"><text:s/>Главные правила назначения приоритетов </text:span><text:s text:c="197"/></text:p>
      <text:p text:style-name="P24"><text:s text:c="238"/></text:p>
      <text:p text:style-name="P24"><text:s/><text:span text:style-name="T7"><text:s/>Правило №1: Приоритет определяется СРОЧНОСТЬЮ, а не ВАЖНОСТЬЮ</text:span> <text:s text:c="173"/></text:p>
      <text:p text:style-name="P24"><text:s text:c="237"/></text:p>
      <text:p text:style-name="P25"><text:s text:c="2"/>Это самая частая ошибка. Задача не должна иметь высокий приоритет потому, что она "важная", а потому, что у нее короткий дедлайн (срок выполнения), после которого произойдет сбой или потеря данных. </text:p>
      <text:p text:style-name="P25"/>
      <text:p text:style-name="P25"><text:span text:style-name="T1"><text:s/>* Пример: <text:s text:c="4"/></text:span><text:s text:c="221"/></text:p>
      <text:p text:style-name="P25"><text:s text:c="7"/><text:span text:style-name="T7">* Задача А:</text:span> Читает данные из аппаратного буфера UART, который вмещает всего 2 байта. Если не прочитать их в течение 200 микросекунд, они будут затерты новыми. <text:s text:c="72"/></text:p>
      <text:p text:style-name="P25"><text:s text:c="7"/><text:span text:style-name="T7">* Задача Б:</text:span> Вычисляет сложный алгоритм на основе данных, полученных за последнюю минуту. <text:s text:c="142"/></text:p>
      <text:p text:style-name="P25"><text:s text:c="7"/>* Хотя Задача Б может быть "важнее" для конечной цели системы, Задача А гораздо более срочная. У нее жесткий дедлайн. Поэтому у Задачи А приоритет должен быть выше. <text:s text:c="66"/></text:p>
      <text:p text:style-name="P25"><text:s text:c="238"/></text:p>
      <text:p text:style-name="P25"><text:s text:c="2"/><text:span text:style-name="T7">Правило №2: Распределяйте задачи по группам (подход Rate-Monotonic Analysis) </text:span><text:s text:c="159"/></text:p>
      <text:p text:style-name="P25"><text:s text:c="238"/></text:p>
      <text:p text:style-name="P25"><text:s text:c="2"/>Это более формализованный способ применить правило №1. <text:s text:c="181"/></text:p>
      <text:p text:style-name="P25"><text:s text:c="238"/></text:p>
      <text:p text:style-name="P25"><text:s text:c="3"/><text:span text:style-name="T1">1. Жесткое реальное время (Hard Real-Time)</text:span> — САМЫЕ ВЫСОКИЕ ПРИОРИТЕТЫ <text:s text:c="165"/></text:p>
      <text:p text:style-name="P25"><text:soft-page-break/><text:s text:c="7"/>* Кто: Задачи, которые обязаны уложиться в свой дедлайн. Пропуск дедлайна — критический сбой системы. <text:s text:c="129"/></text:p>
      <text:p text:style-name="P25"><text:s text:c="7"/>* Примеры: Управление моторами (ПИД-регуляторы), аварийное отключение по сигналу датчика, чтение данных из быстрого аппаратного FIFO, чтобы он не переполнился. <text:s text:c="71"/></text:p>
      <text:p text:style-name="P25"><text:s text:c="7"/>* Характеристики: Обычно это короткие, быстрые, детерминированные задачи. <text:s text:c="157"/></text:p>
      <text:p text:style-name="P25"><text:s text:c="238"/></text:p>
      <text:p text:style-name="P25"><text:s text:c="3"/><text:span text:style-name="T1">2. Мягкое реальное время (Soft Real-Time)</text:span> — СРЕДНИЕ ПРИОРИТЕТЫ <text:s text:c="172"/></text:p>
      <text:p text:style-name="P25"><text:s text:c="7"/>* Кто: Задачи, которые должны выполняться быстро, но случайный пропуск дедлайна не приведет к катастрофе, а лишь к небольшой деградации производительности. <text:s text:c="75"/></text:p>
      <text:p text:style-name="P25"><text:s text:c="7"/>* Примеры: Task_CAN_Handler, Task_USB_Handler, Task_Command_Dispatcher. Они должны быть отзывчивыми, чтобы система не "тормозила", но данные для них буферизуются в очередях, поэтому задержка в несколько миллисекунд не приведет к <text:s text:c="2"/></text:p>
      <text:p text:style-name="P25"><text:s text:c="9"/>потере данных. <text:s text:c="214"/></text:p>
      <text:p text:style-name="P25"><text:s text:c="238"/></text:p>
      <text:p text:style-name="P25"><text:s text:c="3"/><text:span text:style-name="T1">3. Фоновые задачи (Background)</text:span> — САМЫЕ НИЗКИЕ ПРИОРИТЕТЫ <text:s text:c="178"/></text:p>
      <text:p text:style-name="P25"><text:s text:c="7"/>* Кто: Задачи, у которых нет строгих временных рамок. Они выполняются, когда у процессора нет более срочных дел. <text:s text:c="118"/></text:p>
      <text:p text:style-name="P25"><text:s text:c="7"/>* Примеры: Мигание светодиодом, обновление информации на дисплее, логирование, задача командной строки (CLI). <text:s text:c="121"/></text:p>
      <text:p text:style-name="P25"><text:s text:c="238"/></text:p>
      <text:p text:style-name="P25"><text:s text:c="2"/>Применение к вашей архитектуре "Дирижера" <text:s text:c="194"/></text:p>
      <text:p text:style-name="P25"><text:s text:c="238"/></text:p>
      <text:p text:style-name="P25"><text:s text:c="2"/>Давайте распределим приоритеты для наших задач: <text:s text:c="188"/></text:p>
      <text:p text:style-name="P25"><text:s text:c="238"/></text:p>
      <text:p text:style-name="P25"><text:s text:c="3"/>* **`configMAX_PRIORITIES <text:s text:c="105"/></text:p>
      <text:p text:style-name="P25"><text:s text:c="238"/></text:p>
      <text:p text:style-name="P4">&gt; давай поговорим о приоритетах. Их очень много в настройках FreeRTOS. Какие правила для установки приоритетов для задач? <text:s text:c="116"/></text:p>
      <text:p text:style-name="P4"><text:s text:c="238"/></text:p>
      <text:p text:style-name="P25"><text:span text:style-name="T1">✦ Отличный вопрос! Правильная расстановка приоритетов — это ключ к созданию стабильной и отзывчивой системы на FreeRTOS. Неправильные приоритеты могут привести к "зависаниям", потере данных и трудноуловимым ошибкам. </text:span><text:s text:c="22"/></text:p>
      <text:p text:style-name="P25"><text:s text:c="238"/></text:p>
      <text:p text:style-name="P25"><text:s text:c="2"/>Вот основные правила и лучшие практики: <text:s text:c="196"/></text:p>
      <text:p text:style-name="P25"><text:s text:c="238"/></text:p>
      <text:p text:style-name="P25"><text:s text:c="2"/><text:span text:style-name="T1">Правило №1: Приоритет определяется Срочностью, а не Важностью </text:span><text:s text:c="174"/></text:p>
      <text:p text:style-name="P25"><text:s text:c="238"/></text:p>
      <text:p text:style-name="P25"><text:s text:c="2"/>Это самое главное правило. Не назначайте задаче высокий приоритет потому, что она "важная", а потому, что у нее жесткие временные рамки и ее невыполнение приведет к сбою (например, к потере данных). <text:s text:c="37"/></text:p>
      <text:p text:style-name="P25"><text:s text:c="238"/></text:p>
      <text:p text:style-name="P25"><text:s text:c="3"/>* Пример: Задача, которая читает данные из аппаратного буфера UART/CAN (Task_CAN_Handler), гораздо срочнее, чем задача, которая обрабатывает эти данные (Task_Command_Dispatcher). Аппаратный буфер очень мал (несколько байт). Если <text:s text:c="6"/></text:p>
      <text:p text:style-name="P25"><text:s text:c="5"/>задача-читатель не запустится вовремя, буфер переполнится, и новые данные будут потеряны. Задача-обработчик может подождать, так как данные уже лежат в большой программной очереди (FIFO). <text:s text:c="45"/></text:p>
      <text:p text:style-name="P25"><text:s text:c="238"/></text:p>
      <text:p text:style-name="P25"><text:span text:style-name="T1"><text:s text:c="2"/>Правило №2: Задачи, которые часто блокируются, должны иметь более высокий приоритет </text:span><text:s text:c="152"/></text:p>
      <text:p text:style-name="P25"><text:s text:c="238"/></text:p>
      <text:p text:style-name="P25"><text:soft-page-break/><text:s text:c="2"/>Задачи, которые большую часть времени "спят" (находятся в состоянии Blocked, ожидая данных в очереди, семафора или просто тайм-аута), являются "хорошими гражданами" системы. Они не тратят процессорное время зря. <text:s text:c="24"/></text:p>
      <text:p text:style-name="P25"><text:s text:c="237"/></text:p>
      <text:p text:style-name="P26"><text:s text:c="2"/>Присвоение им высокого приоритета гарантирует, что как только их событие произойдет (например, пришли данные в очередь), они немедленно запустятся, быстро выполнят свою короткую работу (например, прочитают данные из аппаратного буфера в очередь) и снова "уснут". Это делает систему очень отзывчивой. <text:s text:c="3"/></text:p>
      <text:p text:style-name="P26"/>
      <text:p text:style-name="P26"><text:span text:style-name="T1">Правило №3: Используйте широкий диапазон приоритетов </text:span><text:s text:c="183"/></text:p>
      <text:p text:style-name="P26"><text:s text:c="238"/></text:p>
      <text:p text:style-name="P26"><text:s text:c="2"/>Не стоит сваливать все задачи на один-два уровня приоритета. В FreeRTOSConfig.h параметр configMAX_PRIORITIES задает количество уровней (например, 32). Активно используйте их, чтобы четко разграничить задачи по срочности. <text:s text:c="14"/></text:p>
      <text:p text:style-name="P26"><text:s text:c="238"/></text:p>
      <text:p text:style-name="P26"><text:s text:c="2"/><text:span text:style-name="T1">Правило №4: Избегайте "активного ожидания" (Busy-Waiting) </text:span><text:s text:c="178"/></text:p>
      <text:p text:style-name="P26"><text:s text:c="238"/></text:p>
      <text:p text:style-name="P26"><text:s text:c="2"/>Задача никогда не должна ждать чего-либо в пустом цикле (while (flag == 0) {}). Это сжигает 100% процессорного времени, выделенного задаче, не давая работать задачам с более низким приоритетом. Всегда используйте блокирующие вызовы API </text:p>
      <text:p text:style-name="P26"><text:s text:c="2"/>FreeRTOS (xQueueReceive, vTaskDelay, xSemaphoreTake и т.д.). <text:s text:c="175"/></text:p>
      <text:p text:style-name="P26"><text:s text:c="238"/></text:p>
      <text:p text:style-name="P26"><text:s text:c="2"/>--- <text:s text:c="232"/></text:p>
      <text:p text:style-name="P26"><text:s text:c="238"/></text:p>
      <text:p text:style-name="P26"><text:span text:style-name="T1"><text:s text:c="2"/>Применение правил к архитектуре "Дирижера" <text:s/></text:span><text:s text:c="192"/></text:p>
      <text:p text:style-name="P26"><text:s text:c="238"/></text:p>
      <text:p text:style-name="P26"><text:s text:c="2"/>Давайте распределим приоритеты для наших задач, используя шкалу от 0 (самый низкий) до configMAX_PRIORITIES - 1 (самый высокий). <text:s text:c="107"/></text:p>
      <text:p text:style-name="P26"><text:s text:c="238"/></text:p>
      <text:p text:style-name="P26"><text:s text:c="2"/><text:span text:style-name="T7">1. Самый высокий приоритет: Задачи-драйверы </text:span><text:s text:c="192"/></text:p>
      <text:p text:style-name="P26"><text:s text:c="3"/><text:span text:style-name="T1">* Задачи:</text:span> Task_USB_Handler, Task_CAN_Handler. <text:s text:c="189"/></text:p>
      <text:p text:style-name="P26"><text:s text:c="3"/>* Приоритет: configMAX_PRIORITIES - 1 или configMAX_PRIORITIES - 2. <text:s text:c="167"/></text:p>
      <text:p text:style-name="P26"><text:s text:c="3"/>* Обоснование: Эти задачи напрямую обслуживают аппаратные интерфейсы. Они должны запускаться мгновенно по прерыванию (когда пришли данные), чтобы вычитать маленький аппаратный FIFO и предотвратить его переполнение. Их работа очень <text:s text:c="4"/></text:p>
      <text:p text:style-name="P26"><text:s text:c="5"/>короткая: "прочитал -&gt; положил в программную очередь -&gt; уснул". <text:s text:c="169"/></text:p>
      <text:p text:style-name="P26"><text:s text:c="238"/></text:p>
      <text:p text:style-name="P26"><text:s text:c="2"/><text:span text:style-name="T7">2. Средне-высокий приоритет: Задачи реального времени </text:span><text:s text:c="182"/></text:p>
      <text:p text:style-name="P26"><text:s text:c="3"/><text:span text:style-name="T1">* Задачи:</text:span> Если бы у вас была задача, управляющая движением мотора с точным таймингом (например, генерация шагов для stepper-мотора), она была бы здесь. <text:s text:c="83"/></text:p>
      <text:p text:style-name="P26"><text:s text:c="3"/>* Приоритет: На 1-2 уровня ниже драйверов. <text:s text:c="192"/></text:p>
      <text:p text:style-name="P26"><text:s text:c="3"/>* Обоснование: Эти задачи должны выполняться строго по расписанию (например, каждые 100 микросекунд), но они менее срочные, чем предотвращение потери данных на шине. <text:s text:c="69"/></text:p>
      <text:p text:style-name="P26"><text:s text:c="238"/></text:p>
      <text:p text:style-name="P26"><text:span text:style-name="T7"><text:s text:c="2"/>3. Средний приоритет: Основная логика <text:s/></text:span><text:s text:c="197"/></text:p>
      <text:p text:style-name="P26"><text:s text:c="3"/><text:span text:style-name="T1">* Задача: Task_Command_Dispatcher. </text:span><text:s text:c="200"/></text:p>
      <text:p text:style-name="P26"><text:s text:c="3"/>* Приоритет: Посередине диапазона. <text:s text:c="200"/></text:p>
      <text:p text:style-name="P26"><text:s text:c="3"/>* Обоснование: Это "мозг" системы, но он работает с большими программными очередями и может позволить себе подождать несколько миллисекунд. Его работа может быть довольно продолжительной (парсинг, принятие решений). Важно, чтобы он не </text:p>
      <text:p text:style-name="P26"><text:s text:c="5"/>"забивал" выполнение более срочных задач-драйверов. <text:s text:c="181"/></text:p>
      <text:p text:style-name="P26"><text:s text:c="238"/></text:p>
      <text:p text:style-name="P26"><text:soft-page-break/><text:s text:c="2"/><text:span text:style-name="T7">4. Низкий приоритет: Фоновые и некритичные задачи</text:span> <text:s text:c="186"/></text:p>
      <text:p text:style-name="P26"><text:s text:c="3"/>* Задачи: Task_Heartbeat (который выполняется раз в секунду), задачи логирования, вывод информации на дисплей. <text:s text:c="124"/></text:p>
      <text:p text:style-name="P26"><text:s text:c="3"/>* Приоритет: tskIDLE_PRIORITY + 1 или tskIDLE_PRIORITY + 2. <text:s text:c="175"/></text:p>
      <text:p text:style-name="P26"><text:s text:c="3"/>* Обоснование: Эти задачи не имеют жестких временных рамок. Они должны выполняться только тогда, когда у процессора нет более срочной работы. <text:s text:c="93"/></text:p>
      <text:p text:style-name="P26"><text:s text:c="238"/></text:p>
      <text:p text:style-name="P26"><text:s text:c="2"/><text:span text:style-name="T1">Особый случай: Инверсия приоритетов <text:s text:c="2"/></text:span><text:s text:c="198"/></text:p>
      <text:p text:style-name="P26"><text:s text:c="238"/></text:p>
      <text:p text:style-name="P26"><text:s text:c="2"/>Кратко: это ситуация, когда высокоприоритетная задача (В) не может выполниться, потому что ждет ресурс (например, мьютекс), который занят низкоприоритетной задачей (Н). А задача Н, в свою очередь, не может освободить ресурс, потому что </text:p>
      <text:p text:style-name="P26"><text:s text:c="2"/>ее вытесняет задача со средним приоритетом (С). <text:s text:c="188"/></text:p>
      <text:p text:style-name="P26"><text:s text:c="238"/></text:p>
      <text:p text:style-name="P26"><text:s text:c="2"/><text:span text:style-name="T8">Решение: FreeRTOS предоставляет мьютексы с наследованием приоритета. Если вы используете мьютексы для защиты общих ресурсов, всегда используйте этот их тип. Он автоматически временно поднимет приоритет задачи Н до уровня В, позволяя ей </text:span></text:p>
      <text:p text:style-name="P26"><text:span text:style-name="T8"><text:s text:c="2"/>завершить работу и освободить ресурс. </text:span><text:s text:c="198"/></text:p>
      <text:p text:style-name="P26"><text:s text:c="238"/></text:p>
      <text:p text:style-name="P26"><text:span text:style-name="T1">&gt; будет ли правильно сделать задачи отдельными Си-файлами, а не функцией в main? </text:span><text:s text:c="157"/></text:p>
      <text:p text:style-name="P26"><text:s text:c="238"/></text:p>
      <text:p text:style-name="P26"><text:span text:style-name="T1">✦ Да, это не просто правильно, это настоятельно рекомендуемая лучшая практика для любого серьезного проекта на FreeRTOS. <text:s text:c="4"/></text:span><text:s text:c="112"/></text:p>
      <text:p text:style-name="P26"><text:s text:c="238"/></text:p>
      <text:p text:style-name="P26"><text:s text:c="2"/>Помещать весь код в main.c удобно только для очень маленьких, демонстрационных проектов. Как только ваша система усложняется (а ваша система Дирижера определенно сложная), разделение на файлы становится критически важным. <text:s text:c="14"/></text:p>
      <text:p text:style-name="P26"><text:s text:c="238"/></text:p>
      <text:p text:style-name="P26"><text:s text:c="2"/><text:span text:style-name="T1">Почему разделение на файлы — это правильно? <text:s/></text:span><text:s text:c="191"/></text:p>
      <text:p text:style-name="P26"><text:s text:c="238"/></text:p>
      <text:p text:style-name="P16">1. Модульность и Инкапсуляция:</text:p>
      <text:p text:style-name="P27"><text:span text:style-name="T1"/></text:p>
      <text:p text:style-name="P54">* Каждая задача — это логически завершенный модуль. Поместив ее в отдельную пару файлов (.c и .h), вы создаете "черный ящик". <text:s text:c="105"/></text:p>
      <text:p text:style-name="P54"><text:s text:c="7"/>* В .c файле вы можете объявлять static переменные и static вспомогательные функции, которые будут видны только внутри этого файла. Это скрывает детали реализации и защищает их от случайного изменения из других частей программы. <text:s text:c="2"/></text:p>
      <text:p text:style-name="P54"><text:s text:c="7"/>* В .h файле вы оставляете только то, что нужно "выставить наружу" — как правило, это только прототип самой функции-задачи. <text:s text:c="107"/></text:p>
      <text:p text:style-name="P54"><text:s text:c="238"/></text:p>
      <text:p text:style-name="P27"><text:span text:style-name="T13"><text:s text:c="3"/></text:span><text:span text:style-name="T14">2. Читаемость и Поддержка: <text:s text:c="2"/></text:span><text:span text:style-name="T13"><text:s text:c="206"/></text:span></text:p>
      <text:p text:style-name="P54"><text:s text:c="7"/>* Когда main.c содержит только инициализацию и запуск, а каждая задача находится в своем файле (например, task_usb_handler.c, task_can_handler.c), структура проекта становится очевидной. <text:s text:c="44"/></text:p>
      <text:p text:style-name="P54"><text:s text:c="7"/>* Вам или другому разработчику будет гораздо проще найти нужный код. Если есть проблема с CAN-шиной, вы знаете, что смотреть нужно в task_can_handler.c. <text:s text:c="78"/></text:p>
      <text:p text:style-name="P54"><text:s text:c="7"/>* Файл main.c перестает быть гигантским "божественным объектом", в котором свалено все подряд. <text:s text:c="136"/></text:p>
      <text:p text:style-name="P54"><text:s text:c="238"/></text:p>
      <text:p text:style-name="P27"><text:span text:style-name="T13"><text:s text:c="3"/></text:span><text:span text:style-name="T14">3. Удобство командной работы: <text:s/></text:span><text:span text:style-name="T13"><text:s text:c="204"/></text:span></text:p>
      <text:p text:style-name="P54"><text:soft-page-break/><text:s text:c="7"/>* Если над проектом работают несколько человек, они могут одновременно редактировать разные файлы задач, не мешая друг другу. Если бы все было в main.c, это приводило бы к постоянным конфликтам слияния в системе контроля версий <text:s text:c="3"/></text:p>
      <text:p text:style-name="P54"><text:s text:c="9"/>(Git). <text:s text:c="222"/></text:p>
      <text:p text:style-name="P54"><text:s text:c="238"/></text:p>
      <text:p text:style-name="P54"><text:s text:c="2"/>Как это будет выглядеть на практике? <text:s text:c="199"/></text:p>
      <text:p text:style-name="P54"><text:s text:c="238"/></text:p>
      <text:p text:style-name="P54"><text:s text:c="2"/>Ваша структура проекта может быть такой: <text:s text:c="195"/></text:p>
      <text:p text:style-name="P54"><text:s text:c="238"/></text:p>
      <text:p text:style-name="P54"><text:s text:c="4"/>1 /Src <text:s text:c="227"/></text:p>
      <text:p text:style-name="P54"><text:s text:c="4"/>2 | <text:s text:c="230"/></text:p>
      <text:p text:style-name="P54"><text:s text:c="4"/>3 |-- main.c <text:s text:c="221"/></text:p>
      <text:p text:style-name="P54"><text:s text:c="4"/>4 | <text:s text:c="230"/></text:p>
      <text:p text:style-name="P54"><text:s text:c="4"/>5 |-- task_usb_handler.h <text:s text:c="5"/>// Заголовочный файл для задачи USB <text:s text:c="168"/></text:p>
      <text:p text:style-name="P54"><text:s text:c="4"/>6 |-- task_usb_handler.c <text:s text:c="5"/>// Реализация задачи USB <text:s text:c="179"/></text:p>
      <text:p text:style-name="P54"><text:s text:c="4"/>7 | <text:s text:c="230"/></text:p>
      <text:p text:style-name="P54"><text:s text:c="4"/>8 |-- task_can_handler.h <text:s text:c="5"/>// Заголовочный файл для задачи CAN <text:s text:c="168"/></text:p>
      <text:p text:style-name="P54"><text:s text:c="4"/>9 |-- task_can_handler.c <text:s text:c="5"/>// Реализация задачи CAN <text:s text:c="179"/></text:p>
      <text:p text:style-name="P54"><text:s text:c="3"/>10 | <text:s text:c="230"/></text:p>
      <text:p text:style-name="P54"><text:s text:c="3"/>11 |-- task_dispatcher.h <text:s text:c="6"/>// Заголовочный файл для диспетчера <text:s text:c="168"/></text:p>
      <text:p text:style-name="P54"><text:s text:c="3"/>12 |-- task_dispatcher.c <text:s text:c="6"/>// Реализация диспетчера <text:s text:c="179"/></text:p>
      <text:p text:style-name="P54"><text:s text:c="3"/>13 | <text:s text:c="230"/></text:p>
      <text:p text:style-name="P54"><text:s text:c="3"/>14 |-- shared_resources.h <text:s text:c="5"/>// (Опционально, но удобно) <text:s text:c="176"/></text:p>
      <text:p text:style-name="P54"><text:s text:c="238"/></text:p>
      <text:p text:style-name="P54"><text:s text:c="2"/>`task_usb_handler.h`: <text:s text:c="214"/></text:p>
      <text:p text:style-name="P54"><text:s text:c="238"/></text:p>
      <text:p text:style-name="P54"><text:s text:c="3"/>1 #ifndef TASK_USB_HANDLER_H <text:s text:c="206"/></text:p>
      <text:p text:style-name="P54"><text:s text:c="3"/>2 #define TASK_USB_HANDLER_H <text:s text:c="206"/></text:p>
      <text:p text:style-name="P54"><text:s text:c="3"/>3 <text:s text:c="233"/></text:p>
      <text:p text:style-name="P54"><text:s text:c="3"/>4 // Прототип функции-задачи, который будет виден другим файлам <text:s text:c="171"/></text:p>
      <text:p text:style-name="P54"><text:s text:c="3"/>5 void vTaskUsbHandler(void *pvParameters); <text:s text:c="191"/></text:p>
      <text:p text:style-name="P54"><text:s text:c="3"/>6 <text:s text:c="233"/></text:p>
      <text:p text:style-name="P54"><text:s text:c="3"/>7 #endif // TASK_USB_HANDLER_H <text:s text:c="204"/></text:p>
      <text:p text:style-name="P54"><text:s text:c="238"/></text:p>
      <text:p text:style-name="P54"><text:s text:c="2"/>`task_usb_handler.c`: <text:s text:c="214"/></text:p>
      <text:p text:style-name="P54"><text:s text:c="238"/></text:p>
      <text:p text:style-name="P54"><text:s text:c="4"/>1 #include "FreeRTOS.h" <text:s text:c="210"/></text:p>
      <text:p text:style-name="P54"><text:s text:c="4"/>2 #include "task.h" <text:s text:c="214"/></text:p>
      <text:p text:style-name="P54"><text:s text:c="4"/>3 #include "queue.h" <text:s text:c="213"/></text:p>
      <text:p text:style-name="P54"><text:s text:c="4"/>4 #include "task_usb_handler.h" <text:s text:c="201"/>▄</text:p>
      <text:p text:style-name="P54"><text:s text:c="4"/>5 #include "shared_resources.h" // Файл с extern для ручек очередей <text:s text:c="165"/>▀</text:p>
      <text:p text:style-name="P54"><text:s text:c="4"/>6 <text:s text:c="232"/></text:p>
      <text:p text:style-name="P54"><text:s text:c="4"/>7 // Эта переменная видна только внутри этого файла! <text:s text:c="181"/></text:p>
      <text:p text:style-name="P54"><text:s text:c="4"/>8 static uint32_t usb_packets_counter = 0; <text:s text:c="191"/></text:p>
      <text:p text:style-name="P54"><text:s text:c="4"/>9 <text:s text:c="232"/></text:p>
      <text:p text:style-name="P54"><text:s text:c="3"/>10 // Эта функция видна только внутри этого файла!</text:p>
      <text:p text:style-name="P54"><text:s text:c="3"/>11 static void prvProcessReceivedByte(uint8_t byte) { <text:s text:c="181"/></text:p>
      <text:p text:style-name="P54"><text:s text:c="3"/>12 <text:s text:c="4"/>// ... какая-то внутренняя логика ... <text:s text:c="190"/></text:p>
      <text:p text:style-name="P54"><text:s text:c="3"/>13 <text:s text:c="4"/>usb_packets_counter++; <text:s text:c="205"/></text:p>
      <text:p text:style-name="P54"><text:s text:c="3"/>14 } <text:s text:c="230"/></text:p>
      <text:p text:style-name="P54"><text:soft-page-break/><text:s text:c="3"/>15 <text:s text:c="232"/></text:p>
      <text:p text:style-name="P54"><text:s text:c="3"/>16 // Реализация самой задачи <text:s text:c="205"/></text:p>
      <text:p text:style-name="P54"><text:s text:c="3"/>17 void vTaskUsbHandler(void *pvParameters) { <text:s text:c="189"/></text:p>
      <text:p text:style-name="P54"><text:s text:c="3"/>18 <text:s text:c="4"/>// ... <text:s text:c="221"/></text:p>
      <text:p text:style-name="P54"><text:s text:c="3"/>19 <text:s text:c="4"/>for (;;) { <text:s text:c="217"/></text:p>
      <text:p text:style-name="P54"><text:s text:c="3"/>20 <text:s text:c="8"/>// ... <text:s text:c="217"/></text:p>
      <text:p text:style-name="P54"><text:s text:c="3"/>21 <text:s text:c="8"/>// Используем глобальные ручки очередей из shared_resources.h <text:s text:c="162"/></text:p>
      <text:p text:style-name="P54"><text:s text:c="3"/>22 <text:s text:c="8"/>xQueueSend(g_usb_rx_queue_handle, ...); <text:s text:c="184"/></text:p>
      <text:p text:style-name="P54"><text:s text:c="3"/>23 <text:s text:c="8"/>// ... <text:s text:c="217"/></text:p>
      <text:p text:style-name="P54"><text:s text:c="3"/>24 <text:s text:c="4"/>} <text:s text:c="226"/></text:p>
      <text:p text:style-name="P54"><text:s text:c="3"/>25 } <text:s text:c="230"/></text:p>
      <text:p text:style-name="P54"><text:s text:c="238"/></text:p>
      <text:p text:style-name="P54"><text:s text:c="2"/>`main.c`: <text:s text:c="226"/></text:p>
      <text:p text:style-name="P54"><text:s text:c="238"/></text:p>
      <text:p text:style-name="P54"><text:s text:c="4"/>1 #include "main.h" <text:s text:c="214"/></text:p>
      <text:p text:style-name="P54"><text:s text:c="4"/>2 #include "FreeRTOS.h" <text:s text:c="210"/></text:p>
      <text:p text:style-name="P54"><text:s text:c="4"/>3 #include "task.h" <text:s text:c="214"/></text:p>
      <text:p text:style-name="P54"><text:s text:c="4"/>4 #include "queue.h" <text:s text:c="213"/></text:p>
      <text:p text:style-name="P54"><text:s text:c="4"/>5 <text:s text:c="232"/></text:p>
      <text:p text:style-name="P54"><text:s text:c="4"/>6 // Подключаем заголовочные файлы наших задач <text:s text:c="187"/></text:p>
      <text:p text:style-name="P54"><text:s text:c="4"/>7 #include "task_usb_handler.h" <text:s text:c="202"/></text:p>
      <text:p text:style-name="P54"><text:s text:c="4"/>8 #include "task_can_handler.h" <text:s text:c="202"/></text:p>
      <text:p text:style-name="P54"><text:s text:c="4"/>9 #include "task_dispatcher.h" <text:s text:c="203"/></text:p>
      <text:p text:style-name="P54"><text:s text:c="3"/>10 #include "shared_resources.h" <text:s text:c="202"/></text:p>
      <text:p text:style-name="P54"><text:s text:c="3"/>11 <text:s text:c="232"/></text:p>
      <text:p text:style-name="P54"><text:s text:c="3"/>12 // ... Объявление глобальных ручек для очередей ... <text:s text:c="180"/></text:p>
      <text:p text:style-name="P54"><text:s text:c="3"/>13 <text:s text:c="232"/></text:p>
      <text:p text:style-name="P54"><text:s text:c="3"/>14 int main(void) { <text:s text:c="215"/></text:p>
      <text:p text:style-name="P54"><text:s text:c="3"/>15 <text:s text:c="4"/>// ... Инициализация ... <text:s text:c="203"/></text:p>
      <text:p text:style-name="P54"><text:s text:c="3"/>16 <text:s text:c="232"/></text:p>
      <text:p text:style-name="P54"><text:s text:c="3"/>17 <text:s text:c="4"/>// ... Создание очередей ... <text:s text:c="199"/></text:p>
      <text:p text:style-name="P54"><text:s text:c="3"/>18 <text:s text:c="232"/></text:p>
      <text:p text:style-name="P54"><text:s text:c="3"/>19 <text:s text:c="4"/>// Создание задач, используя функции из наших модулей <text:s text:c="174"/></text:p>
      <text:p text:style-name="P54"><text:s text:c="3"/>20 <text:s text:c="4"/>xTaskCreate(vTaskUsbHandler, "USB Task", ...); <text:s text:c="181"/></text:p>
      <text:p text:style-name="P54"><text:s text:c="3"/>21 <text:s text:c="4"/>xTaskCreate(vTaskCanHandler, "CAN Task", ...); <text:s text:c="181"/></text:p>
      <text:p text:style-name="P54"><text:s text:c="3"/>22 <text:s text:c="4"/>xTaskCreate(vTaskDispatcher, "Dispatcher", ...); <text:s text:c="179"/></text:p>
      <text:p text:style-name="P54"><text:s text:c="3"/>23 <text:s text:c="232"/></text:p>
      <text:p text:style-name="P54"><text:s text:c="3"/>24 <text:s text:c="4"/>// Запуск планировщика <text:s text:c="205"/></text:p>
      <text:p text:style-name="P54"><text:s text:c="3"/>25 <text:s text:c="4"/>vTaskStartScheduler(); <text:s text:c="205"/></text:p>
      <text:p text:style-name="P54"><text:s text:c="3"/>26 <text:s text:c="232"/></text:p>
      <text:p text:style-name="P54"><text:s text:c="3"/>27 <text:s text:c="4"/>// ... <text:s text:c="221"/></text:p>
      <text:p text:style-name="P27"><text:span text:style-name="T13"><text:s text:c="3"/>28 } <text:s text:c="17"/></text:span><text:s text:c="32"/></text:p>
      <text:p text:style-name="P17"><text:s text:c="20"/></text:p>
      <text:p text:style-name="P28"><text:s text:c="6"/></text:p>
      <text:p text:style-name="P28"/>
      <text:p text:style-name="P28"/>
      <text:p text:style-name="P28"><text:span text:style-name="T1">Вывод: </text:span>Разделение задач по разным файлам — это фундаментальный шаг от простого "кодинга" к профессиональной разработке встраиваемых систем. <text:s text:c="96"/></text:p>
      <text:p text:style-name="P28"><text:s text:c="238"/></text:p>
      <text:p text:style-name="P28"><text:span text:style-name="T1">&gt; возможны сложности, если настройка проекта изначально проходит в Cube. По умлолчанию он все реализует в main. Есть ли более гибкие настройки Cube? <text:s text:c="2"/></text:span><text:s text:c="87"/></text:p>
      <text:p text:style-name="P28"><text:s text:c="238"/></text:p>
      <text:p text:style-name="P28"><text:soft-page-break/><text:span text:style-name="T1">✦ Вы абсолютно правы, и это очень важный практический вопрос. По умолчанию CubeMX действительно генерирует весь код инициализации и прототипы задач внутри main.c, что подталкивает к созданию монолитного файла. <text:s text:c="2"/></text:span><text:s text:c="26"/></text:p>
      <text:p text:style-name="P28"><text:s text:c="238"/></text:p>
      <text:p text:style-name="P28"><text:s text:c="2"/>К счастью, есть стандартный и правильный способ работы, который позволяет использовать всю мощь CubeMX для конфигурации и при этом сохранять идеальную модульную структуру проекта. <text:s text:c="56"/></text:p>
      <text:p text:style-name="P28"><text:s text:c="238"/></text:p>
      <text:p text:style-name="P28"><text:s text:c="2"/>Основной принцип: CubeMX управляет конфигурацией оборудования и каркасом проекта, а вы управляете логикой приложения. Разграничение проходит по волшебным комментариям: /* USER CODE BEGIN ... */. <text:s text:c="41"/></text:p>
      <text:p text:style-name="P28"><text:s text:c="238"/></text:p>
      <text:p text:style-name="P28"><text:s text:c="2"/>Вот пошаговый рабочий процесс: <text:s text:c="205"/></text:p>
      <text:p text:style-name="P28"><text:s text:c="238"/></text:p>
      <text:p text:style-name="P28"><text:span text:style-name="T7"><text:s text:c="2"/>Шаг 1: Настройка в CubeMX (включая RTOS) </text:span><text:s text:c="195"/></text:p>
      <text:p text:style-name="P28"><text:s text:c="238"/></text:p>
      <text:p text:style-name="P28"><text:s text:c="3"/>1. Настройте всю периферию, как обычно: USB, CAN, GPIO, тактовые частоты и т.д. <text:s text:c="155"/></text:p>
      <text:p text:style-name="P28"><text:s text:c="3"/>2. Перейдите на вкладку "Middleware" и выберите FreeRTOS. <text:s text:c="177"/></text:p>
      <text:p text:style-name="P28"><text:s text:c="3"/>3. На вкладке "Tasks and Queues" вы можете объявить ваши задачи и очереди. <text:s text:c="160"/></text:p>
      <text:p text:style-name="P28"><text:s text:c="7"/>* Задайте им имена (например, usbTask, canTask, dispatcherTask). <text:s text:c="166"/></text:p>
      <text:p text:style-name="P28"><text:s text:c="7"/>* Укажите для них приоритеты. <text:s text:c="201"/></text:p>
      <text:p text:style-name="P28"><text:s text:c="7"/>* Задайте размер стека. <text:s text:c="207"/></text:p>
      <text:p text:style-name="P28"><text:s text:c="7"/>* Точно так же можно объявить очереди, указав их размер и размер элемента. <text:s text:c="156"/></text:p>
      <text:p text:style-name="P28"><text:s text:c="238"/></text:p>
      <text:p text:style-name="P28"><text:s text:c="6"/>Что это дает: CubeMX автоматически сгенерирует в main.c код для создания этих задач (xTaskCreate) и очередей (xQueueCreate). Вам не придется писать это вручную. Он также сгенерирует пустые функции-заготовки для этих задач. <text:s text:c="9"/></text:p>
      <text:p text:style-name="P28"><text:s text:c="238"/></text:p>
      <text:p text:style-name="P28"><text:span text:style-name="T7"><text:s text:c="2"/>Шаг 2: Генерация кода </text:span><text:s text:c="214"/></text:p>
      <text:p text:style-name="P28"><text:s text:c="238"/></text:p>
      <text:p text:style-name="P28"><text:s text:c="2"/>Сгенерируйте проект. CubeMX создаст main.c со всеми функциями MX_..._Init() и вызовами xTaskCreate. <text:s text:c="136"/></text:p>
      <text:p text:style-name="P28"><text:s text:c="238"/></text:p>
      <text:p text:style-name="P28"><text:s/><text:span text:style-name="T7"><text:s/>Шаг 3: "Вынос" логики из main.c </text:span><text:s text:c="204"/></text:p>
      <text:p text:style-name="P28"><text:s text:c="238"/></text:p>
      <text:p text:style-name="P28"><text:s text:c="2"/>Теперь начинается ваша работа по организации кода. <text:s text:c="185"/></text:p>
      <text:p text:style-name="P28"><text:s text:c="238"/></text:p>
      <text:p text:style-name="P28"><text:s text:c="3"/>1. Создайте свои файлы: task_dispatcher.c, task_dispatcher.h и так далее для каждой задачи. <text:s text:c="143"/></text:p>
      <text:p text:style-name="P28"><text:s text:c="238"/></text:p>
      <text:p text:style-name="P28"><text:s text:c="3"/>2. Переместите код: <text:s text:c="215"/></text:p>
      <text:p text:style-name="P28"><text:s text:c="7"/>* CubeMX сгенерирует в main.c что-то вроде этого: <text:s text:c="181"/></text:p>
      <text:p text:style-name="P28"><text:s text:c="238"/></text:p>
      <text:p text:style-name="P28"><text:s text:c="4"/>1 <text:s text:c="8"/>/* USER CODE BEGIN 4 */ <text:s text:c="200"/></text:p>
      <text:p text:style-name="P28"><text:s text:c="4"/>2 <text:s text:c="8"/>void vTaskDispatcher(void * argument) <text:s text:c="186"/></text:p>
      <text:p text:style-name="P28"><text:s text:c="4"/>3 <text:s text:c="8"/>{ <text:s text:c="222"/></text:p>
      <text:p text:style-name="P28"><text:s text:c="4"/>4 <text:s text:c="10"/>/* USER CODE BEGIN 5 */ <text:s text:c="198"/></text:p>
      <text:p text:style-name="P28"><text:s text:c="4"/>5 <text:s text:c="10"/>for(;;) <text:s text:c="214"/></text:p>
      <text:p text:style-name="P28"><text:s text:c="4"/>6 <text:s text:c="10"/>{ <text:s text:c="220"/></text:p>
      <text:p text:style-name="P28"><text:s text:c="4"/>7 <text:s text:c="12"/>vTaskDelay(1); <text:s text:c="205"/></text:p>
      <text:p text:style-name="P28"><text:s text:c="4"/>8 <text:s text:c="10"/>} <text:s text:c="220"/></text:p>
      <text:p text:style-name="P28"><text:s text:c="4"/>9 <text:s text:c="10"/>/* USER CODE END 5 */ <text:s text:c="200"/></text:p>
      <text:p text:style-name="P28"><text:s text:c="3"/>10 <text:s text:c="8"/>} <text:s text:c="222"/></text:p>
      <text:p text:style-name="P28"><text:soft-page-break/><text:s text:c="3"/>11 <text:s text:c="8"/>/* USER CODE END 4 */ <text:s text:c="201"/></text:p>
      <text:p text:style-name="P28"><text:s text:c="7"/>* Ваша задача — вырезать всю эту функцию из main.c и вставить ее в ваш файл task_dispatcher.c. <text:s text:c="135"/></text:p>
      <text:p text:style-name="P28"><text:s text:c="238"/></text:p>
      <text:p text:style-name="P28"><text:s/><text:span text:style-name="T7"><text:s text:c="2"/>3. Подключите заголовочные файлы: </text:span><text:s text:c="201"/></text:p>
      <text:p text:style-name="P28"><text:s text:c="7"/>* В файле main.c найдите блок /* USER CODE BEGIN Includes */. <text:s text:c="169"/></text:p>
      <text:p text:style-name="P28">* Впишите туда подключения ваших заголовочных файлов:</text:p>
      <text:p text:style-name="P28"/>
      <text:p text:style-name="P28"/>
      <text:p text:style-name="P28"/>
      <text:p text:style-name="P28"><text:s/>1 <text:s text:c="8"/>/* USER CODE BEGIN Includes */ <text:s text:c="194"/></text:p>
      <text:p text:style-name="P28"><text:s text:c="3"/>2 <text:s text:c="8"/>#include "task_dispatcher.h" <text:s text:c="196"/></text:p>
      <text:p text:style-name="P28"><text:s text:c="3"/>3 <text:s text:c="8"/>#include "task_can_handler.h" <text:s text:c="195"/></text:p>
      <text:p text:style-name="P28"><text:s text:c="3"/>4 <text:s text:c="8"/>#include "task_usb_handler.h" <text:s text:c="195"/></text:p>
      <text:p text:style-name="P28"><text:s text:c="3"/>5 <text:s text:c="8"/>/* USER CODE END Includes */ <text:s text:c="196"/></text:p>
      <text:p text:style-name="P28"><text:s text:c="238"/></text:p>
      <text:p text:style-name="P28"><text:s text:c="2"/>Теперь, когда CubeMX сгенерировал вызов xTaskCreate(vTaskDispatcher, ...) в main(), компилятор, благодаря вашему #include, найдет реализацию этой функции в task_dispatcher.c. <text:s text:c="61"/></text:p>
      <text:p text:style-name="P28"><text:s text:c="67"/><text:span text:style-name="T7"><text:s text:c="171"/></text:span></text:p>
      <text:p text:style-name="P28"><text:span text:style-name="T7"><text:s text:c="2"/>Шаг 4: Уважайте блоки USER CODE </text:span><text:s text:c="204"/></text:p>
      <text:p text:style-name="P28"><text:s text:c="238"/></text:p>
      <text:p text:style-name="P28"><text:s text:c="2"/>Это самое главное правило при работе с CubeMX. <text:s text:c="189"/></text:p>
      <text:p text:style-name="P28"><text:s text:c="238"/></text:p>
      <text:p text:style-name="P28"><text:s text:c="3"/>* Все, что вы пишете вручную в файлах, сгенерированных CubeMX (особенно в `main.c`), должно находиться строго между комментариями `/* USER CODE BEGIN ... */` и `/* USER CODE END ... */`. <text:s text:c="48"/></text:p>
      <text:p text:style-name="P28"><text:s text:c="3"/>* Когда вы вернетесь в CubeMX, чтобы изменить, например, скорость UART, и нажмете "Generate Code", CubeMX перезапишет main.c и другие файлы, но сохранит в целости все, что находится внутри `USER CODE` блоков. <text:s text:c="26"/></text:p>
      <text:p text:style-name="P28"><text:s text:c="238"/></text:p>
      <text:p text:style-name="P28"><text:s text:c="2"/>Ваши собственные файлы (task_dispatcher.c и т.д.) CubeMX никогда не тронет. <text:s text:c="160"/></text:p>
      <text:p text:style-name="P28"><text:s text:c="238"/></text:p>
      <text:p text:style-name="P28"><text:s text:c="2"/><text:span text:style-name="T1">Вывод</text:span> <text:s text:c="230"/></text:p>
      <text:p text:style-name="P28"><text:s text:c="238"/></text:p>
      <text:p text:style-name="P28"><text:s text:c="2"/>CubeMX не мешает, а помогает. Он берет на себя всю рутинную работу по настройке регистров и генерации кода инициализации. Ваша задача — использовать USER CODE блоки как точки "внедрения" вашего собственного, хорошо структурированного <text:s text:c="2"/></text:p>
      <text:p text:style-name="P28"><text:s text:c="2"/>кода. <text:s text:c="230"/></text:p>
      <text:p text:style-name="P28"><text:s text:c="238"/></text:p>
      <text:p text:style-name="P28"><text:s text:c="2"/><text:span text:style-name="T1">Итог: <text:s/></text:span><text:s text:c="229"/></text:p>
      <text:p text:style-name="P28"><text:s text:c="3"/>1. Конфигурируете периферию и RTOS в CubeMX. <text:s text:c="190"/></text:p>
      <text:p text:style-name="P28"><text:s text:c="3"/>2. Генерируете код. <text:s text:c="215"/></text:p>
      <text:p text:style-name="P28"><text:s text:c="3"/>3. Создаете свои .c / .h файлы для каждой логической сущности (задачи). <text:s text:c="163"/></text:p>
      <text:p text:style-name="P28"><text:s text:c="3"/>4. Переносите реализацию функций задач из main.c в свои файлы. <text:s text:c="172"/></text:p>
      <text:p text:style-name="P28"><text:s text:c="3"/>5. В main.c внутри USER CODE блоков подключаете свои заголовочные файлы. <text:s text:c="162"/></text:p>
      <text:p text:style-name="P28"><text:s text:c="238"/></text:p>
      <text:p text:style-name="P28"><text:s text:c="2"/>Так вы получаете лучшее из двух миров: автоматическую кодогенерацию для оборудования и чистую, модульную архитектуру приложения. <text:s text:c="107"/></text:p>
      <text:p text:style-name="P28"><text:s text:c="238"/></text:p>
      <text:p text:style-name="P28"><text:span text:style-name="T1">&gt; после генерации когда создается папка RTOS. пользовательские папки можно создавать там или лучше создать отдельную папку для пользовательского кода? <text:s text:c="2"/></text:span><text:s text:c="85"/></text:p>
      <text:p text:style-name="P28"><text:s text:c="238"/></text:p>
      <text:p text:style-name="P28"><text:soft-page-break/><text:span text:style-name="T1">✦ Это еще один отличный практический вопрос, который показывает, что вы думаете об архитектуре правильно. <text:s text:c="5"/></text:span><text:s text:c="127"/></text:p>
      <text:p text:style-name="P28"><text:s text:c="238"/></text:p>
      <text:p text:style-name="P28"><text:s text:c="2"/>На него есть однозначный ответ: создайте отдельную папку для вашего пользовательского кода. <text:s text:c="144"/></text:p>
      <text:p text:style-name="P28"><text:s text:c="238"/></text:p>
      <text:p text:style-name="P28"><text:span text:style-name="T7"><text:s text:c="2"/>Категорически не рекомендуется помещать ваши файлы в папки, сгенерированные CubeMX, и особенно в папку Middlewares/Third_Party/FreeRTOS. <text:s text:c="4"/></text:span><text:s text:c="95"/></text:p>
      <text:p text:style-name="P28"><text:s text:c="238"/></text:p>
      <text:p text:style-name="P28"><text:s text:c="2"/><text:span text:style-name="T7">Почему это так важно? <text:s/></text:span><text:s text:c="213"/></text:p>
      <text:p text:style-name="P28"><text:s text:c="238"/></text:p>
      <text:p text:style-name="P28"><text:s text:c="3"/><text:span text:style-name="T1">1. Разделение ответственности (Separation of Concerns):</text:span> <text:s text:c="179"/></text:p>
      <text:p text:style-name="P28"><text:s text:c="7"/>* Папка Middlewares/Third_Party/FreeRTOS содержит исходный код самой библиотеки FreeRTOS. Это сторонний код, который вы используете, но не разрабатываете. Относитесь к нему как к "черному ящику" или системной библиотеке. <text:s text:c="10"/></text:p>
      <text:p text:style-name="P28"><text:s text:c="7"/>* Ваши файлы task_dispatcher.c, task_can_handler.c и т.д. — это код вашего приложения. Это уникальная логика, которая решает именно вашу задачу. <text:s text:c="86"/></text:p>
      <text:p text:style-name="P28"><text:s text:c="7"/>* Смешивать код приложения с кодом библиотеки — все равно что хранить свои личные документы в системной папке Windows. Это создает беспорядок и риски. <text:s text:c="80"/></text:p>
      <text:p text:style-name="P28"><text:s text:c="238"/></text:p>
      <text:p text:style-name="P28"><text:s text:c="2"/><text:span text:style-name="T1"><text:s/>2. Обновления и поддержка: </text:span><text:s text:c="208"/></text:p>
      <text:p text:style-name="P28"><text:s text:c="7"/>* В будущем вы можете захотеть обновить версию FreeRTOS в проекте. Стандартный способ сделать это — удалить старую папку FreeRTOS и заменить ее новой (или позволить CubeMX сделать это за вас). <text:s text:c="38"/></text:p>
      <text:p text:style-name="P28"><text:s text:c="7"/>* Если ваши файлы приложения будут лежать внутри этой папки, вы либо потеряете их, либо столкнетесь с очень сложным процессом их ручного извлечения и слияния. <text:s text:c="71"/></text:p>
      <text:p text:style-name="P28"><text:s text:c="7"/>* Храня код приложения в отдельной папке, вы можете обновлять библиотеки, не затрагивая вашу логику. <text:s text:c="129"/></text:p>
      <text:p text:style-name="P28"><text:s text:c="238"/></text:p>
      <text:p text:style-name="P28"><text:s text:c="3"/><text:span text:style-name="T1">3. Чистота и понятность структуры проекта:</text:span> <text:s text:c="192"/></text:p>
      <text:p text:style-name="P29">* Хорошая структура проекта позволяет любому разработчику (включая вас в будущем) мгновенно понять, где находится логика приложения, где — драйверы, а где — сторонние библиотеки.</text:p>
      <text:p text:style-name="P29"/>
      <text:p text:style-name="P29">Рекомендуемая структура папок <text:s text:c="206"/></text:p>
      <text:p text:style-name="P29"><text:s text:c="238"/></text:p>
      <text:p text:style-name="P29"><text:s text:c="2"/>Очень хорошей практикой является создание папки верхнего уровня с именем App, Application или User. <text:s text:c="136"/></text:p>
      <text:p text:style-name="P29"><text:s text:c="238"/></text:p>
      <text:p text:style-name="P29"><text:s text:c="4"/>1 /Ваш_Проект <text:s text:c="220"/></text:p>
      <text:p text:style-name="P29"><text:s text:c="4"/>2 | <text:s text:c="230"/></text:p>
      <text:p text:style-name="P29"><text:s text:c="4"/>3 |-- /Core <text:s text:c="19"/>(Сгенерировано CubeMX) <text:s text:c="180"/></text:p>
      <text:p text:style-name="P29"><text:s text:c="4"/>4 | <text:s text:c="2"/>|-- /Inc <text:s text:c="219"/></text:p>
      <text:p text:style-name="P29"><text:s text:c="4"/>5 | <text:s text:c="2"/>|-- /Src <text:s text:c="219"/></text:p>
      <text:p text:style-name="P29"><text:s text:c="4"/>6 | <text:s text:c="6"/>|-- main.c <text:s text:c="213"/></text:p>
      <text:p text:style-name="P29"><text:s text:c="4"/>7 | <text:s text:c="230"/></text:p>
      <text:p text:style-name="P29"><text:s text:c="4"/>8 |-- /Drivers <text:s text:c="16"/>(Сгенерировано CubeMX) <text:s text:c="180"/></text:p>
      <text:p text:style-name="P29"><text:s text:c="4"/>9 | <text:s text:c="230"/></text:p>
      <text:p text:style-name="P29"><text:s text:c="3"/>10 |-- /Middlewares <text:s text:c="12"/>(Сгенерировано CubeMX) <text:s text:c="180"/></text:p>
      <text:p text:style-name="P29"><text:s text:c="3"/>11 | <text:s text:c="2"/>|-- /Third_Party <text:s text:c="211"/></text:p>
      <text:p text:style-name="P29"><text:s text:c="3"/>12 | <text:s text:c="6"/>|-- /FreeRTOS <text:s text:c="7"/>&lt;-- Исходники самой FreeRTOS <text:s text:c="174"/></text:p>
      <text:p text:style-name="P29"><text:s text:c="3"/>13 | <text:s text:c="230"/></text:p>
      <text:p text:style-name="P29"><text:soft-page-break/><text:s text:c="3"/>14 |-- /App <text:s text:c="20"/>&lt;-- ВАША НОВАЯ ПАПКА <text:s text:c="182"/></text:p>
      <text:p text:style-name="P29"><text:s text:c="3"/>15 <text:s text:c="4"/>|-- /Inc <text:s text:c="16"/>&lt;-- Ваши заголовочные файлы <text:s text:c="175"/></text:p>
      <text:p text:style-name="P29"><text:s text:c="3"/>16 <text:s text:c="4"/>| <text:s text:c="2"/>|-- task_dispatcher.h <text:s text:c="202"/></text:p>
      <text:p text:style-name="P29"><text:s text:c="3"/>17 <text:s text:c="4"/>| <text:s text:c="2"/>|-- task_can_handler.h <text:s text:c="201"/></text:p>
      <text:p text:style-name="P29"><text:s text:c="3"/>18 <text:s text:c="4"/>| <text:s text:c="2"/>|-- shared_resources.h <text:s text:c="201"/></text:p>
      <text:p text:style-name="P29"><text:s text:c="3"/>19 <text:s text:c="4"/>| <text:s text:c="226"/></text:p>
      <text:p text:style-name="P29"><text:s text:c="3"/>20 <text:s text:c="4"/>|-- /Src <text:s text:c="16"/>&lt;-- Ваши файлы с исходным кодом <text:s text:c="171"/></text:p>
      <text:p text:style-name="P29"><text:s text:c="3"/>21 <text:s text:c="8"/>|-- task_dispatcher.c <text:s text:c="202"/></text:p>
      <text:p text:style-name="P29"><text:s text:c="3"/>22 <text:s text:c="8"/>|-- task_can_handler.c <text:s text:c="201"/></text:p>
      <text:p text:style-name="P29"><text:s text:c="238"/></text:p>
      <text:p text:style-name="P29"><text:s text:c="2"/><text:span text:style-name="T1">Что нужно сделать после создания папки? </text:span><text:s text:c="196"/></text:p>
      <text:p text:style-name="P29"><text:s text:c="238"/></text:p>
      <text:p text:style-name="P29"><text:s text:c="2"/>После того как вы создадите эту структуру, вам нужно сделать один важный шаг: сообщить компилятору, где искать ваши новые заголовочные файлы. <text:s text:c="94"/></text:p>
      <text:p text:style-name="P29"><text:s text:c="238"/></text:p>
      <text:p text:style-name="P29"><text:s text:c="2"/>В STM32CubeIDE это делается так: <text:s text:c="203"/></text:p>
      <text:p text:style-name="P29"><text:s text:c="3"/>1. Кликните правой кнопкой мыши по вашему проекту в "Project Explorer". <text:s text:c="163"/></text:p>
      <text:p text:style-name="P29"><text:s text:c="3"/>2. Выберите Properties. <text:s text:c="211"/></text:p>
      <text:p text:style-name="P29"><text:s text:c="3"/>3. Перейдите в C/C++ General -&gt; Paths and Symbols. <text:s text:c="184"/></text:p>
      <text:p text:style-name="P29"><text:s text:c="3"/>4. Откройте вкладку Includes. <text:s text:c="205"/></text:p>
      <text:p text:style-name="P29"><text:s text:c="3"/>5. В списке "Languages" выберите GNU C. <text:s text:c="195"/></text:p>
      <text:p text:style-name="P29"><text:s text:c="3"/>6. Нажмите Add..., затем Workspace... и выберите вашу новую папку с заголовочными файлами (в нашем примере это App/Inc). <text:s text:c="114"/></text:p>
      <text:p text:style-name="P29"><text:s text:c="3"/>7. Нажмите Apply and Close. <text:s text:c="207"/></text:p>
      <text:p text:style-name="P29"><text:s text:c="238"/></text:p>
      <text:p text:style-name="P29"><text:s text:c="2"/>Теперь, когда вы напишете #include "task_dispatcher.h" в main.c или любом другом файле, компилятор будет знать, где его найти. Среда разработки автоматически подхватит и скомпилирует соответствующие .c файлы из папки App/Src. <text:s text:c="10"/></text:p>
      <text:p text:style-name="P29"><text:s text:c="238"/></text:p>
      <text:p text:style-name="P29"><text:span text:style-name="T1">&gt; имеет ли смысл парсить комманды от юзера на уровне дережера до уровня, как ты предложил, управления мотором, или просто опровлять комманду на исполнителя и уже там управлять оконечныими устройствами? <text:s text:c="3"/></text:span><text:s text:c="33"/></text:p>
      <text:p text:style-name="P29"><text:s text:c="238"/></text:p>
      <text:p text:style-name="P29"><text:span text:style-name="T1">✦ Это еще один фундаментальный архитектурный вопрос. От ответа на него зависит эффективность, надежность и нагрузка на вашу систему. <text:s text:c="3"/></text:span><text:s text:c="102"/></text:p>
      <text:p text:style-name="P29"><text:s text:c="238"/></text:p>
      <text:p text:style-name="P29"><text:s/><text:span text:style-name="T7"><text:s/>Краткий ответ: Настоятельно рекомендуется первый подход: Дирижер парсит команду до низкоуровневого, бинарного представления. <text:s text:c="3"/></text:span><text:s text:c="108"/></text:p>
      <text:p text:style-name="P29"><text:s text:c="238"/></text:p>
      <text:p text:style-name="P29"><text:s text:c="2"/><text:span text:style-name="T1">Давайте разберем оба варианта. <text:s text:c="2"/></text:span></text:p>
      <text:p text:style-name="P29"><text:span text:style-name="T1"/></text:p>
      <text:p text:style-name="P29"><text:span text:style-name="T1"/></text:p>
      <text:p text:style-name="P29"><text:span text:style-name="T1">Вариант 1: </text:span>Дирижер парсит команду (Рекомендуемый) <text:s text:c="186"/></text:p>
      <text:p text:style-name="P29"><text:s text:c="238"/></text:p>
      <text:p text:style-name="P29"><text:s text:c="3"/><text:span text:style-name="T7">1. ПК -&gt; Дирижер: </text:span>Приходит текстовая команда, понятная человеку: "set_motor_speed motor_A 500" <text:s text:c="140"/></text:p>
      <text:p text:style-name="P29"><text:s text:c="3"/><text:span text:style-name="T1">2. На Дирижере: </text:span><text:s text:c="219"/></text:p>
      <text:p text:style-name="P29"><text:s text:c="7"/>* Task_Command_Dispatcher получает эту строку. <text:s text:c="184"/></text:p>
      <text:p text:style-name="P29"><text:s text:c="7"/>* Он ее парсит: распознает команду set_motor_speed, идентификатор motor_A и значение 500. <text:s text:c="141"/></text:p>
      <text:p text:style-name="P29"><text:s text:c="7"/>* Он проверяет (валидирует) команду: существует ли motor_A? Не превышает ли скорость 500 допустимые пределы? <text:s text:c="122"/></text:p>
      <text:p text:style-name="P29"><text:soft-page-break/><text:s text:c="7"/>* Он транслирует эту команду в компактное бинарное сообщение для CAN-шины. Например, в структуру: <text:s text:c="133"/></text:p>
      <text:p text:style-name="P29"><text:s text:c="238"/></text:p>
      <text:p text:style-name="P29"><text:s/><text:span text:style-name="T7"><text:s text:c="2"/>1 <text:s text:c="8"/>struct { <text:s text:c="216"/></text:span></text:p>
      <text:p text:style-name="P53"><text:s text:c="3"/>2 <text:s text:c="10"/>uint8_t command_id; // ID для set_motor_speed, например, 0x01 <text:s text:c="161"/></text:p>
      <text:p text:style-name="P53"><text:s text:c="3"/>3 <text:s text:c="10"/>uint8_t motor_id; <text:s text:c="2"/>// ID для motor_A, например, 0 <text:s text:c="172"/></text:p>
      <text:p text:style-name="P53"><text:s text:c="3"/>4 <text:s text:c="10"/>uint16_t speed; <text:s text:c="4"/>// 500 <text:s text:c="196"/></text:p>
      <text:p text:style-name="P29"><text:span text:style-name="T7"><text:s text:c="3"/>5 <text:s text:c="8"/>} can_payload; </text:span><text:s text:c="210"/></text:p>
      <text:p text:style-name="P29"><text:s text:c="3"/><text:span text:style-name="T1">3. Дирижер -&gt; Исполнитель:</text:span> По CAN-шине отправляется один короткий пакет (например, 4 байта), содержащий эти бинарные данные. <text:s text:c="110"/></text:p>
      <text:p text:style-name="P29"><text:s text:c="3"/><text:span text:style-name="T1">4. На Исполнителе:</text:span> <text:s text:c="216"/></text:p>
      <text:p text:style-name="P29"><text:s text:c="7"/>* Принимает CAN-пакет. <text:s text:c="208"/></text:p>
      <text:p text:style-name="P29"><text:s text:c="7"/>* Смотрит на command_id (0x01) и сразу понимает, что нужно делать. <text:s text:c="164"/></text:p>
      <text:p text:style-name="P29"><text:s text:c="7"/>* Берет готовые бинарные данные motor_id и speed и напрямую использует их для управления драйвером. Никакого парсинга строк не требуется. <text:s text:c="93"/></text:p>
      <text:p text:style-name="P29"><text:s text:c="238"/></text:p>
      <text:p text:style-name="P29"><text:s text:c="2"/><text:span text:style-name="T1">Преимущества: <text:s/></text:span><text:s text:c="221"/></text:p>
      <text:p text:style-name="P29"><text:s text:c="3"/>* Эффективность шины: Вы передаете по шине не десятки байт текста, а 2-4 байта бинарных данных. Это критически важно для таких шин, как CAN, где один пакет содержит всего 8 байт. <text:s text:c="56"/></text:p>
      <text:p text:style-name="P29"><text:s text:c="3"/>* Разгрузка Исполнителя: Парсинг строк (strcmp, sscanf, atoi) — это очень ресурсоемкая операция для микроконтроллера. Перенося эту работу на мощный Дирижер, вы освобождаете Исполнителя (STM32F103) для выполнения его главной, часто <text:s text:c="4"/></text:p>
      <text:p text:style-name="P29"><text:s text:c="5"/>критичной ко времени, задачи — управления оконечным устройством. <text:s text:c="168"/></text:p>
      <text:p text:style-name="P29"><text:s text:c="3"/>* Централизованная валидация: Дирижер может сразу же отклонить некорректную команду от пользователя, не загружая ею ни шину, ни Исполнителя. <text:s text:c="94"/></text:p>
      <text:p text:style-name="P29"><text:s text:c="3"/>* Надежность: Бинарные протоколы гораздо менее подвержены ошибкам, чем текстовые. <text:s text:c="153"/></text:p>
      <text:p text:style-name="P29"><text:s text:c="238"/></text:p>
      <text:p text:style-name="P29"><text:s text:c="2"/><text:span text:style-name="T1">Вариант 2: Исполнитель парсит команду</text:span> <text:s text:c="198"/></text:p>
      <text:p text:style-name="P29"><text:s text:c="238"/></text:p>
      <text:p text:style-name="P29"><text:s text:c="3"/><text:span text:style-name="T1">1. ПК -&gt; Дирижер:</text:span> Приходит команда "set_motor_speed motor_A 500". <text:s text:c="169"/></text:p>
      <text:p text:style-name="P29"><text:s text:c="3"/><text:span text:style-name="T1">2. На Дирижере: </text:span><text:s text:c="219"/></text:p>
      <text:p text:style-name="P29"><text:s text:c="7"/>* Дирижер лишь смотрит, что команда относится к моторам, и определяет, что за них отвечает Исполнитель №1. <text:s text:c="124"/></text:p>
      <text:p text:style-name="P29"><text:s text:c="7"/>* Он пересылает всю строку "set_motor_speed motor_A 500" Исполнителю №1 через CAN-шину. (Это уже само по себе сложная задача, так как строку придется дробить на несколько CAN-пакетов). <text:s text:c="46"/></text:p>
      <text:p text:style-name="P29"><text:s text:c="3"/><text:span text:style-name="T1">3. На Исполнителе: </text:span><text:s text:c="216"/></text:p>
      <text:p text:style-name="P29"><text:s text:c="7"/>* Принимает несколько CAN-пакетов и собирает из них исходную строку. <text:s text:c="162"/></text:p>
      <text:p text:style-name="P29"><text:s text:c="7"/>* Запускает парсер строк, чтобы понять, что от него хотят. <text:s text:c="172"/></text:p>
      <text:p text:style-name="P29"><text:s text:c="7"/>* Выполняет команду. <text:s text:c="210"/></text:p>
      <text:p text:style-name="P29"><text:s text:c="238"/></text:p>
      <text:p text:style-name="P29"><text:s/><text:span text:style-name="T1"><text:s/>Недостатки:</text:span> <text:s text:c="224"/></text:p>
      <text:p text:style-name="P29"><text:s text:c="3"/>* Перегрузка шины: Гонять длинные строки по CAN — очень плохая идея. <text:s text:c="166"/></text:p>
      <text:p text:style-name="P29"><text:s text:c="3"/>* Перегрузка Исполнителя: Слабый STM32F103 будет тратить драгоценные такты процессора на разбор текста вместо того, чтобы в реальном времени управлять мотором. Это может привести к срывам таймингов, пропускам шагов и т.д. <text:s text:c="13"/></text:p>
      <text:p text:style-name="P29"><text:s text:c="3"/>* Дублирование кода: Если у вас несколько Исполнителей управляют моторами, вам придется разместить код парсера на каждом из них. <text:s text:c="106"/></text:p>
      <text:p text:style-name="P29"><text:s text:c="3"/>* Запоздалая реакция на ошибки: Ошибка в команде будет обнаружена только на Исполнителе, что усложняет логику обратной связи с пользователем. <text:s text:c="93"/></text:p>
      <text:p text:style-name="P29"><text:s text:c="238"/></text:p>
      <text:p text:style-name="P29"><text:soft-page-break/><text:s/><text:span text:style-name="T1"><text:s/>Вывод</text:span> <text:s text:c="230"/></text:p>
      <text:p text:style-name="P29"><text:s text:c="238"/></text:p>
      <text:p text:style-name="P29"><text:s text:c="2"/><text:span text:style-name="T7">Дирижер должен быть "переводчиком" с человеческого языка на эффективный машинный. <text:s/></text:span><text:s text:c="153"/></text:p>
      <text:p text:style-name="P29"><text:s text:c="238"/></text:p>
      <text:p text:style-name="P29"><text:s text:c="2"/>Ваша система должна иметь два уровня протоколов: <text:s text:c="187"/></text:p>
      <text:p text:style-name="P29"><text:s text:c="3"/><text:span text:style-name="T1">1. Протокол "ПК &lt;-&gt; Дирижер": </text:span>Текстовый, человекочитаемый, гибкий. Здесь строки — это нормально. <text:s text:c="137"/></text:p>
      <text:p text:style-name="P29"><text:s text:c="3"/><text:span text:style-name="T1">2. Протокол "Дирижер &lt;-&gt; Исполнители": </text:span>Бинарный, компактный, быстрый, однозначный. <text:s text:c="151"/></text:p>
      <text:p text:style-name="P29"><text:s text:c="238"/></text:p>
      <text:p text:style-name="P30"><text:s text:c="2"/>Такое разделение — залог производительной, надежной и хорошо спроектированной распределенной системы. <text:s/></text:p>
      <text:p text:style-name="P30"/>
      <text:p text:style-name="P5">&gt; весомый аргумент, спасибо! <text:s text:c="209"/></text:p>
      <text:p text:style-name="P5"><text:s text:c="238"/></text:p>
      <text:p text:style-name="P5">✦ Всегда пожалуйста! Рад, что это оказалось полезным. <text:s text:c="184"/></text:p>
      <text:p text:style-name="P30"><text:span text:style-name="T1"><text:s text:c="100"/></text:span><text:s text:c="138"/></text:p>
      <text:p text:style-name="P30"><text:s text:c="2"/>Жду ваших следующих вопросов. <text:s text:c="206"/></text:p>
      <text:p text:style-name="P30"><text:s text:c="238"/></text:p>
      <text:p text:style-name="P30"><text:span text:style-name="T1">&gt; давай поговорим о самих коммандах. И структуре их хранения. Предполижим у нас от юзера будет приходить 70 текстовых комманд. Какова общая структура их обработки? </text:span><text:s text:c="74"/></text:p>
      <text:p text:style-name="P30"><text:s text:c="238"/></text:p>
      <text:p text:style-name="P30"><text:span text:style-name="T1">✦ Отличный вопрос. Структурирование обработки большого количества команд — это ключевая задача для Дирижера. Наивный подход с длинной цепочкой if-else if для 70 команд будет медленным и абсолютно не поддерживаемым. </text:span><text:s text:c="23"/></text:p>
      <text:p text:style-name="P30"><text:s text:c="238"/></text:p>
      <text:p text:style-name="P30"><text:s text:c="2"/><text:span text:style-name="T7">Лучшая практика здесь — это использование таблицы команд (Command Table). Это элегантный, быстрый и масштабируемый подход. <text:s text:c="5"/></text:span><text:s text:c="108"/></text:p>
      <text:p text:style-name="P30"><text:s text:c="238"/></text:p>
      <text:p text:style-name="P30"><text:s text:c="2"/>Общая структура <text:s text:c="220"/></text:p>
      <text:p text:style-name="P30"><text:s text:c="238"/></text:p>
      <text:p text:style-name="P30"><text:span text:style-name="T7"><text:s text:c="2"/>Идея состоит в том, чтобы создать массив структур, где каждая структура описывает одну команду. Этот массив служит как "справочник" или "карта", связывающая текстовую команду с функцией, которая ее обрабатывает. <text:s text:c="2"/></text:span><text:s text:c="22"/></text:p>
      <text:p text:style-name="P30"><text:s text:c="238"/></text:p>
      <text:p text:style-name="P30"><text:span text:style-name="T1"><text:s text:c="2"/>Шаг 1: Определяем структуру команды <text:s text:c="3"/></text:span><text:s text:c="197"/></text:p>
      <text:p text:style-name="P30"><text:s text:c="238"/></text:p>
      <text:p text:style-name="P30"><text:s text:c="2"/>Сначала нам нужна структура, которая будет описывать команду. В ней должно быть как минимум два поля: сама строка команды и указатель на функцию-обработчик. <text:s text:c="79"/></text:p>
      <text:p text:style-name="P30"><text:s text:c="238"/></text:p>
      <text:p text:style-name="P30"><text:s text:c="4"/>1 // Определяем тип для указателя на функцию-обработчик. <text:s text:c="177"/></text:p>
      <text:p text:style-name="P30"><text:s text:c="4"/>2 // Все обработчики будут принимать строку с аргументами и возвращать статус. <text:s text:c="155"/></text:p>
      <text:p text:style-name="P30"><text:s text:c="4"/>3 typedef enum { CMD_OK, CMD_INVALID_ARGS, CMD_ERROR } CommandStatus_t; <text:s text:c="162"/></text:p>
      <text:p text:style-name="P30"><text:s text:c="4"/>4 typedef CommandStatus_t (*CommandHandler_t)(const char *args); <text:s text:c="169"/></text:p>
      <text:p text:style-name="P30"><text:s text:c="4"/>5 <text:s text:c="232"/></text:p>
      <text:p text:style-name="P30"><text:s text:c="4"/>6 // Структура, описывающая одну команду <text:s text:c="193"/></text:p>
      <text:p text:style-name="P30"><text:s text:c="4"/>7 typedef struct { <text:s text:c="215"/></text:p>
      <text:p text:style-name="P30"><text:s text:c="4"/>8 <text:s text:c="4"/>const char *command_string; <text:s text:c="6"/>// Текстовая команда, например, "set_speed" <text:s text:c="150"/></text:p>
      <text:p text:style-name="P30"><text:s text:c="4"/>9 <text:s text:c="4"/>CommandHandler_t handler; <text:s text:c="8"/>// Указатель на функцию, которая ее обработает <text:s text:c="147"/></text:p>
      <text:p text:style-name="P30"><text:s text:c="3"/>10 <text:s text:c="4"/>const char *help_string; <text:s text:c="9"/>// (Опционально) Строка помощи для этой команды <text:s text:c="146"/></text:p>
      <text:p text:style-name="P30"><text:s text:c="3"/>11 } Command_t; <text:s text:c="219"/></text:p>
      <text:p text:style-name="P30"><text:s text:c="238"/></text:p>
      <text:p text:style-name="P30"><text:soft-page-break/><text:s text:c="2"/><text:span text:style-name="T1">Шаг 2: Создаем таблицу команд</text:span> <text:s text:c="206"/></text:p>
      <text:p text:style-name="P30"><text:s text:c="238"/></text:p>
      <text:p text:style-name="P30"><text:s text:c="2"/>Теперь мы создаем статичный, константный массив (таблицу) из этих структур. <text:span text:style-name="T8">static const гарантирует, что таблица будет храниться во Flash-памяти и не будет занимать драгоценную ОЗУ. <text:s/></text:span><text:s text:c="52"/></text:p>
      <text:p text:style-name="P30"><text:s text:c="238"/></text:p>
      <text:p text:style-name="P30"><text:s text:c="4"/><text:span text:style-name="T1">1 // В файле, где будет диспетчер, например, task_dispatcher.c <text:s/></text:span><text:s text:c="170"/></text:p>
      <text:p text:style-name="P30"><text:s text:c="4"/>2 <text:s text:c="232"/></text:p>
      <text:p text:style-name="P30"><text:s text:c="4"/>3 // Сначала прототипы для всех функций-обработчиков <text:s text:c="181"/></text:p>
      <text:p text:style-name="P30"><text:s text:c="4"/>4 static CommandStatus_t handle_set_speed(const char *args); <text:s text:c="173"/></text:p>
      <text:p text:style-name="P30"><text:s text:c="4"/>5 static CommandStatus_t handle_get_position(const char *args); <text:s text:c="170"/></text:p>
      <text:p text:style-name="P30"><text:s text:c="4"/>6 static CommandStatus_t handle_help(const char *args); <text:s text:c="178"/></text:p>
      <text:p text:style-name="P30"><text:s text:c="4"/>7 // ... и так далее для всех 70 команд <text:s text:c="194"/></text:p>
      <text:p text:style-name="P30"><text:s text:c="4"/>8 <text:s text:c="232"/></text:p>
      <text:p text:style-name="P30"><text:s text:c="4"/><text:span text:style-name="T1">9 // А вот и сама таблица <text:s/></text:span><text:s text:c="207"/></text:p>
      <text:p text:style-name="P30"><text:s text:c="3"/>10 static const Command_t command_table[] = { <text:s text:c="189"/></text:p>
      <text:p text:style-name="P30"><text:s text:c="3"/>11 <text:s text:c="4"/>{ "set_speed", <text:s text:c="4"/>handle_set_speed, <text:s text:c="3"/>"Usage: set_speed &lt;motor_id&gt; &lt;speed&gt;" }, <text:s text:c="147"/></text:p>
      <text:p text:style-name="P30"><text:s text:c="3"/>12 <text:s text:c="4"/>{ "get_pos", <text:s text:c="6"/>handle_get_position, "Usage: get_pos &lt;motor_id&gt;" }, <text:s text:c="157"/></text:p>
      <text:p text:style-name="P30"><text:s text:c="3"/>13 <text:s text:c="4"/>{ "help", <text:s text:c="9"/>handle_help, <text:s text:c="8"/>"Prints this help message" }, <text:s text:c="158"/></text:p>
      <text:p text:style-name="P30"><text:s text:c="3"/>14 <text:s text:c="4"/>// ... <text:s text:c="221"/></text:p>
      <text:p text:style-name="P30"><text:s text:c="3"/>15 <text:s text:c="4"/>// Здесь будут все ваши 70 команд </text:p>
      <text:p text:style-name="P30"><text:s text:c="3"/>16 <text:s text:c="4"/>// ... <text:s text:c="221"/></text:p>
      <text:p text:style-name="P30"><text:s text:c="3"/>17 }; <text:s text:c="2"/></text:p>
      <text:p text:style-name="P30"/>
      <text:p text:style-name="P30"/>
      <text:p text:style-name="P30"><text:span text:style-name="T1">19 // Рассчитываем количество команд в таблице <text:s/></text:span><text:s text:c="187"/></text:p>
      <text:p text:style-name="P30"><text:s text:c="3"/>20 const size_t num_commands = sizeof(command_table) / sizeof(command_table[0]); <text:s text:c="154"/></text:p>
      <text:p text:style-name="P30"><text:s text:c="238"/></text:p>
      <text:p text:style-name="P30"><text:span text:style-name="T1"><text:s text:c="2"/>Шаг 3: Реализуем диспетчер (поиск по таблице)</text:span> <text:s text:c="190"/></text:p>
      <text:p text:style-name="P30"><text:s text:c="238"/></text:p>
      <text:p text:style-name="P30"><text:s text:c="2"/>Это логика внутри Task_Command_Dispatcher, которая получает строку от USB. <text:s text:c="161"/></text:p>
      <text:p text:style-name="P30"><text:s text:c="238"/></text:p>
      <text:p text:style-name="P30"><text:s text:c="4"/><text:span text:style-name="T1">1 // Внутри Task_Command_Dispatcher <text:s text:c="4"/></text:span><text:s text:c="194"/></text:p>
      <text:p text:style-name="P30"><text:s text:c="4"/>2 <text:s text:c="232"/></text:p>
      <text:p text:style-name="P30"><text:s text:c="4"/>3 void process_raw_command(char *raw_string) { <text:s text:c="187"/></text:p>
      <text:p text:style-name="P30"><text:s text:c="4"/>4 <text:s text:c="4"/>char *command_word; <text:s text:c="208"/></text:p>
      <text:p text:style-name="P30"><text:s text:c="4"/>5 <text:s text:c="4"/>char *arguments; <text:s text:c="211"/></text:p>
      <text:p text:style-name="P30"><text:s text:c="4"/>6 <text:s text:c="232"/></text:p>
      <text:p text:style-name="P30"><text:s text:c="4"/>7 <text:s text:c="4"/><text:span text:style-name="T7">// 1. Разделяем строку на слово-команду и строку-аргументы</text:span> <text:s text:c="169"/></text:p>
      <text:p text:style-name="P30"><text:s text:c="4"/>8 <text:s text:c="4"/>// strtok_r - потокобезопасная версия strtok <text:s text:c="183"/></text:p>
      <text:p text:style-name="P30"><text:s text:c="4"/>9 <text:s text:c="4"/>char *saveptr; <text:s text:c="213"/></text:p>
      <text:p text:style-name="P30"><text:s text:c="3"/>10 <text:s text:c="4"/>command_word = strtok_r(raw_string, " ", &amp;saveptr); <text:s text:c="176"/></text:p>
      <text:p text:style-name="P30"><text:s text:c="3"/>11 <text:s text:c="4"/>arguments = saveptr; // Все, что осталось после первого пробела - это аргументы <text:s text:c="148"/></text:p>
      <text:p text:style-name="P30"><text:s text:c="3"/>12 <text:s text:c="232"/></text:p>
      <text:p text:style-name="P30"><text:s text:c="3"/>13 <text:s text:c="4"/>if (command_word == NULL) { <text:s text:c="200"/></text:p>
      <text:p text:style-name="P30"><text:s text:c="3"/>14 <text:s text:c="8"/>// Пустая строка, ничего не делаем <text:s text:c="189"/></text:p>
      <text:p text:style-name="P30"><text:s text:c="3"/>15 <text:s text:c="8"/>return; <text:s text:c="216"/></text:p>
      <text:p text:style-name="P30"><text:s text:c="3"/>16 <text:s text:c="4"/>} <text:s text:c="226"/></text:p>
      <text:p text:style-name="P30"><text:s text:c="3"/>17 <text:s text:c="232"/></text:p>
      <text:p text:style-name="P30"><text:s text:c="3"/>18 <text:s text:c="4"/><text:span text:style-name="T1">// 2. Ищем команду в нашей таблице </text:span><text:s text:c="193"/></text:p>
      <text:p text:style-name="P30"><text:s text:c="3"/>19 <text:s text:c="4"/>for (size_t i = 0; i &lt; num_commands; i++) { <text:s text:c="184"/></text:p>
      <text:p text:style-name="P30"><text:s text:c="3"/>20 <text:s text:c="4"/>if (strcmp(command_word, command_table[i].command_string) == 0) { <text:s text:c="158"/></text:p>
      <text:p text:style-name="P30"><text:soft-page-break/><text:s text:c="3"/>21 <text:s text:c="4"/><text:span text:style-name="T1">// 3. Команда найдена! Вызываем связанный с ней обработчик</text:span>. <text:s text:c="160"/></text:p>
      <text:p text:style-name="P30"><text:s text:c="3"/>22 <text:s text:c="4"/>CommandStatus_t status = command_table[i].handler(arguments); <text:s text:c="158"/></text:p>
      <text:p text:style-name="P30"><text:s text:c="3"/>23 <text:s text:c="232"/></text:p>
      <text:p text:style-name="P30"><text:s text:c="3"/>24 <text:s text:c="5"/>// (Опционально) Обрабатываем статус, который вернул обработчик <text:s text:c="156"/></text:p>
      <text:p text:style-name="P30"><text:s text:c="3"/>25 <text:s text:c="5"/>if (status == CMD_INVALID_ARGS) { <text:s text:c="186"/></text:p>
      <text:p text:style-name="P30"><text:s text:c="3"/>26 <text:s text:c="6"/>// Отправляем пользователю сообщение об ошибке и справку <text:s text:c="159"/></text:p>
      <text:p text:style-name="P30"><text:s text:c="3"/>27 <text:s text:c="6"/>char error_msg[128]; <text:s text:c="195"/></text:p>
      <text:p text:style-name="P30"><text:s text:c="3"/>28 <text:s text:c="6"/>snprintf(error_msg, sizeof(error_msg), "Invalid arguments. %s\r\n", command_table[i].help_string); <text:s text:c="117"/></text:p>
      <text:p text:style-name="P30"><text:s text:c="3"/>29 <text:s text:c="6"/>// ... код для отправки error_msg в usb_tx_queue ... <text:s text:c="163"/></text:p>
      <text:p text:style-name="P30"><text:s text:c="3"/>30 <text:s text:c="12"/>} <text:s text:c="218"/></text:p>
      <text:p text:style-name="P30"><text:s text:c="3"/>31 <text:s text:c="12"/>return; // Выходим из функции, работа сделана <text:s text:c="174"/></text:p>
      <text:p text:style-name="P30"><text:s text:c="3"/>32 <text:s text:c="8"/>} <text:s text:c="222"/></text:p>
      <text:p text:style-name="P30"><text:s text:c="3"/>33 <text:s text:c="4"/>} <text:s text:c="226"/></text:p>
      <text:p text:style-name="P30"><text:s text:c="3"/>34 <text:s text:c="232"/></text:p>
      <text:p text:style-name="P30"><text:s text:c="3"/>35 <text:s text:c="4"/><text:span text:style-name="T1">// 4. Если мы прошли весь цикл и ничего не нашли</text:span> <text:s text:c="179"/></text:p>
      <text:p text:style-name="P30"><text:s text:c="3"/>36 <text:s text:c="4"/>// ... код для отправки сообщения "Command not found" ... <text:s text:c="170"/></text:p>
      <text:p text:style-name="P30"><text:s text:c="3"/>37 } <text:s text:c="230"/></text:p>
      <text:p text:style-name="P30"><text:s text:c="238"/></text:p>
      <text:p text:style-name="P30"><text:s text:c="2"/><text:span text:style-name="T1">Шаг 4: Реализуем функции-обработчики</text:span> <text:s text:c="199"/></text:p>
      <text:p text:style-name="P30"><text:s text:c="238"/></text:p>
      <text:p text:style-name="P30"><text:s text:c="2"/>Каждый обработчик отвечает только за свою команду. Он получает уже очищенную строку с аргументами. <text:s text:c="137"/></text:p>
      <text:p text:style-name="P30"><text:s text:c="238"/></text:p>
      <text:p text:style-name="P30"><text:s text:c="4"/>1 static CommandStatus_t handle_set_speed(const char *args) { <text:s text:c="172"/></text:p>
      <text:p text:style-name="P30"><text:s text:c="4"/>2 <text:s text:c="4"/>int motor_id; <text:s text:c="213"/></text:p>
      <text:p text:style-name="P30"><text:s text:c="4"/>3 <text:s text:c="4"/>int speed; <text:s text:c="216"/></text:p>
      <text:p text:style-name="P30"><text:s text:c="4"/>4 <text:s text:c="232"/></text:p>
      <text:p text:style-name="P31"><text:s text:c="4"/>5 <text:s text:c="4"/>// Парсим строку аргументов</text:p>
      <text:p text:style-name="P31"/>
      <text:p text:style-name="P31"><text:s/>6 <text:s text:c="4"/>if (sscanf(args, "%d %d", &amp;motor_id, &amp;speed) != 2) { <text:s text:c="175"/></text:p>
      <text:p text:style-name="P31"><text:s text:c="4"/>7 <text:s text:c="8"/>return CMD_INVALID_ARGS; // Не удалось распарсить 2 аргумента <text:s text:c="162"/></text:p>
      <text:p text:style-name="P31"><text:s text:c="4"/>8 <text:s text:c="4"/>} <text:s text:c="226"/></text:p>
      <text:p text:style-name="P31"><text:s text:c="4"/>9 <text:s text:c="232"/></text:p>
      <text:p text:style-name="P31"><text:s text:c="3"/>10 <text:s text:c="4"/>// Валидируем аргументы <text:s text:c="204"/></text:p>
      <text:p text:style-name="P31"><text:s text:c="3"/>11 <text:s text:c="4"/>if (motor_id &lt; 0 || motor_id &gt; 5 || speed &lt; 0 || speed &gt; 1000) { <text:s text:c="163"/></text:p>
      <text:p text:style-name="P31"><text:s text:c="3"/>12 <text:s text:c="8"/>return CMD_INVALID_ARGS; <text:s text:c="199"/></text:p>
      <text:p text:style-name="P31"><text:s text:c="3"/>13 <text:s text:c="4"/>} <text:s text:c="226"/></text:p>
      <text:p text:style-name="P31"><text:s text:c="3"/>14 <text:s text:c="232"/></text:p>
      <text:p text:style-name="P31"><text:s text:c="3"/>15 <text:s text:c="4"/>// Создаем бинарное CAN-сообщение и отправляем его в can_tx_queue <text:s text:c="162"/></text:p>
      <text:p text:style-name="P31"><text:s text:c="3"/>16 <text:s text:c="4"/>// ... <text:s text:c="221"/></text:p>
      <text:p text:style-name="P31"><text:s text:c="3"/>17 <text:s text:c="232"/></text:p>
      <text:p text:style-name="P31"><text:s text:c="3"/>18 <text:s text:c="4"/>return CMD_OK; <text:s text:c="213"/></text:p>
      <text:p text:style-name="P31"><text:s text:c="3"/>19 } <text:s text:c="230"/></text:p>
      <text:p text:style-name="P31"><text:s text:c="238"/></text:p>
      <text:p text:style-name="P31"><text:s text:c="2"/><text:span text:style-name="T1">Преимущества этого подхода </text:span><text:s text:c="209"/></text:p>
      <text:p text:style-name="P31"><text:s text:c="238"/></text:p>
      <text:p text:style-name="P31"><text:s text:c="3"/>* Масштабируемость: Добавить новую команду — это просто добавить одну строчку в command_table и написать для нее новую функцию-обработчик. Основной код диспетчера не меняется. <text:s text:c="59"/></text:p>
      <text:p text:style-name="P31"><text:s text:c="3"/>* Поддерживаемость: Весь код, относящийся к одной команде, находится в одном месте (в ее обработчике). <text:s text:c="132"/></text:p>
      <text:p text:style-name="P31"><text:soft-page-break/><text:s text:c="3"/>* Производительность: Поиск по массиву гораздо быстрее, чем 70 вызовов strcmp в цепочке if-else. Для еще большей скорости таблицу можно отсортировать по алфавиту и использовать бинарный поиск. <text:s text:c="42"/></text:p>
      <text:p text:style-name="P31"><text:s text:c="3"/>* Автоматическая генерация `help`: Написать команду help становится тривиально — нужно просто пройтись по command_table и распечатать поля command_string и help_string. <text:s text:c="66"/></text:p>
      <text:p text:style-name="P31"><text:s text:c="238"/></text:p>
      <text:p text:style-name="P31"><text:span text:style-name="T1">&gt; поясни, что здесь происходит: typedef enum { CMD_OK, CMD_INVALID_ARGS, CMD_ERROR } CommandStatus_t; <text:s text:c="6"/></text:span><text:s text:c="130"/></text:p>
      <text:p text:style-name="P31"><text:s text:c="238"/></text:p>
      <text:p text:style-name="P31"><text:span text:style-name="T1">✦ Конечно, давайте разберем эту строку: </text:span><text:s text:c="198"/></text:p>
      <text:p text:style-name="P31"><text:s text:c="238"/></text:p>
      <text:p text:style-name="P31"><text:s text:c="2"/>typedef enum { CMD_OK, CMD_INVALID_ARGS, CMD_ERROR } CommandStatus_t; <text:s text:c="166"/></text:p>
      <text:p text:style-name="P31"><text:s text:c="238"/></text:p>
      <text:p text:style-name="P31"><text:s text:c="2"/>Это объявление в языке C, которое создает новый тип данных для представления статуса выполнения команды. Разберем его по частям: <text:s text:c="107"/></text:p>
      <text:p text:style-name="P31"><text:s text:c="238"/></text:p>
      <text:p text:style-name="P31"><text:s text:c="2"/>1. enum (перечисление) <text:s text:c="213"/></text:p>
      <text:p text:style-name="P31"><text:s text:c="238"/></text:p>
      <text:p text:style-name="P31"><text:s text:c="3"/>* `enum` — это ключевое слово, которое позволяет определить набор именованных целочисленных констант. Это делает код более читаемым и менее подверженным ошибкам, чем использование "магических чисел" (например, 0, 1, 2). <text:s text:c="15"/></text:p>
      <text:p text:style-name="P31"><text:s text:c="3"/>* `{ CMD_OK, CMD_INVALID_ARGS, CMD_ERROR }`: Это список перечислителей (enumerators). Каждому из них компилятор по умолчанию присваивает целочисленное значение, начиная с 0 и увеличивая на 1 для каждого последующего: <text:s text:c="18"/></text:p>
      <text:p text:style-name="P31"><text:s text:c="7"/>* CMD_OK будет иметь значение 0. <text:s text:c="198"/></text:p>
      <text:p text:style-name="P31"><text:s text:c="7"/>* CMD_INVALID_ARGS будет иметь значение 1. <text:s text:c="188"/></text:p>
      <text:p text:style-name="P31"><text:s text:c="7"/>* CMD_ERROR будет иметь значение 2. <text:s text:c="195"/></text:p>
      <text:p text:style-name="P31"><text:s text:c="6"/>(Можно явно присваивать значения, например: enum { CMD_OK = 100, CMD_INVALID_ARGS = 200 };, но здесь это не сделано.) <text:s text:c="114"/></text:p>
      <text:p text:style-name="P31"><text:s text:c="238"/></text:p>
      <text:p text:style-name="P31"><text:s text:c="2"/>2. typedef <text:s text:c="225"/></text:p>
      <text:p text:style-name="P31"><text:s text:c="238"/></text:p>
      <text:p text:style-name="P31"><text:s text:c="3"/>* `typedef` — это ключевое слово, которое используется для создания нового имени (псевдонима) для существующего типа данных. <text:s text:c="110"/></text:p>
      <text:p text:style-name="P31"><text:s text:c="3"/>* В данном случае typedef создает псевдоним CommandStatus_t для всего перечисления enum { CMD_OK, CMD_INVALID_ARGS, CMD_ERROR }. <text:s text:c="106"/></text:p>
      <text:p text:style-name="P31"><text:s text:c="238"/></text:p>
      <text:p text:style-name="P31"><text:s text:c="2"/>Что это означает в целом? <text:s text:c="210"/></text:p>
      <text:p text:style-name="P31"><text:s text:c="238"/></text:p>
      <text:p text:style-name="P31"><text:s text:c="2"/>Строка typedef enum { CMD_OK, CMD_INVALID_ARGS, CMD_ERROR } CommandStatus_t; делает следующее: <text:s text:c="141"/></text:p>
      <text:p text:style-name="P31"><text:s text:c="238"/></text:p>
      <text:p text:style-name="P31"><text:s text:c="3"/>1. Определяет новый тип перечисления, который содержит три возможных состояния: CMD_OK, CMD_INVALID_ARGS, CMD_ERROR. <text:s text:c="118"/></text:p>
      <text:p text:style-name="P31"><text:s text:c="3"/>2. Присваивает этим состояниям целочисленные значения 0, 1 и 2 соответственно. <text:s text:c="156"/></text:p>
      <text:p text:style-name="P31"><text:s text:c="3"/>3. Создает новый тип данных с именем CommandStatus_t, который можно использовать для объявления переменных. <text:s text:c="126"/></text:p>
      <text:p text:style-name="P31"><text:s text:c="2"/>Зачем это нужно и какие преимущества дает? <text:s text:c="2"/></text:p>
      <text:p text:style-name="P31"/>
      <text:p text:style-name="P31">В контексте нашей системы обработки команд это очень полезно: <text:s text:c="174"/></text:p>
      <text:p text:style-name="P31"><text:s text:c="238"/></text:p>
      <text:p text:style-name="P31"><text:soft-page-break/><text:s text:c="3"/>* Читаемость кода: Вместо того чтобы возвращать из функции 0, 1 или 2, вы можете возвращать CMD_OK, CMD_INVALID_ARGS или CMD_ERROR. Это сразу понятно, что означает возвращаемое значение, без необходимости заглядывать в документацию <text:s text:c="3"/></text:p>
      <text:p text:style-name="P31"><text:s text:c="5"/>или вспоминать "магические числа". <text:s text:c="198"/></text:p>
      <text:p text:style-name="P31"><text:s text:c="238"/></text:p>
      <text:p text:style-name="P31"><text:s text:c="3"/>1 <text:s text:c="4"/>// Плохо: <text:s text:c="219"/></text:p>
      <text:p text:style-name="P31"><text:s text:c="3"/>2 <text:s text:c="4"/>int result = handle_command("arg"); <text:s text:c="193"/></text:p>
      <text:p text:style-name="P31"><text:s text:c="3"/>3 <text:s text:c="4"/>if (result == 0) { /* OK */ } else if (result == 1) { /* Invalid args */ } <text:s text:c="154"/></text:p>
      <text:p text:style-name="P31"><text:s text:c="3"/>4 <text:s text:c="233"/></text:p>
      <text:p text:style-name="P31"><text:s text:c="3"/>5 <text:s text:c="4"/>// Хорошо: <text:s text:c="218"/></text:p>
      <text:p text:style-name="P31"><text:s text:c="3"/>6 <text:s text:c="4"/>CommandStatus_t status = handle_command("arg"); <text:s text:c="181"/></text:p>
      <text:p text:style-name="P31"><text:s text:c="3"/>7 <text:s text:c="4"/>if (status == CMD_OK) { /* OK */ } else if (status == CMD_INVALID_ARGS) { /* Invalid args */ } <text:s text:c="134"/></text:p>
      <text:p text:style-name="P31"><text:s text:c="238"/></text:p>
      <text:p text:style-name="P31"><text:s text:c="3"/>* Удобство поддержки: Если вы решите добавить новое состояние ошибки (например, CMD_TIMEOUT), вам нужно будет изменить только определение enum. Все места в коде, где используются CMD_OK, CMD_INVALID_ARGS и CMD_ERROR, останутся <text:s text:c="8"/></text:p>
      <text:p text:style-name="P31"><text:s text:c="5"/>корректными. Если бы вы использовали числа, вам пришлось бы вручную отслеживать, какие числа что означают. <text:s text:c="126"/></text:p>
      <text:p text:style-name="P31"><text:s text:c="238"/></text:p>
      <text:p text:style-name="P31"><text:s text:c="3"/>* Стандартизация: Это обеспечивает единый, стандартизированный способ возврата статуса выполнения для всех функций-обработчиков команд. <text:s text:c="99"/></text:p>
      <text:p text:style-name="P31"><text:s text:c="238"/></text:p>
      <text:p text:style-name="P31"><text:s text:c="2"/>Таким образом, CommandStatus_t — это просто удобный и безопасный способ работы с кодами состояния команд в вашем проекте. <text:s text:c="114"/></text:p>
      <text:p text:style-name="P31"><text:s text:c="238"/></text:p>
      <text:p text:style-name="P31"><text:span text:style-name="T1">&gt; где используются перечесления в функции enum? <text:s/></text:span><text:s text:c="189"/></text:p>
      <text:p text:style-name="P31"><text:s text:c="238"/></text:p>
      <text:p text:style-name="P6">✦ Хороший вопрос! Давайте уточним терминологию: enum — это не функция, а ключевое слово в языке C, которое используется для определения типа перечисления. Сами CMD_OK, CMD_INVALID_ARGS, CMD_ERROR — это перечислители (enumerators), то <text:s text:c="4"/></text:p>
      <text:p text:style-name="P31"><text:span text:style-name="T1"><text:s text:c="2"/>есть именованные константы, которые являются значениями этого типа. <text:s/></text:span><text:s text:c="167"/></text:p>
      <text:p text:style-name="P31"><text:s text:c="238"/></text:p>
      <text:p text:style-name="P31"><text:s text:c="2"/>Эти перечислители используются в коде как значения, которые возвращают функции или которые присваиваются переменным, чтобы обозначить определенное состояние или результат. <text:s text:c="64"/></text:p>
      <text:p text:style-name="P31"><text:s text:c="238"/></text:p>
      <text:p text:style-name="P31"><text:span text:style-name="T7"><text:s text:c="2"/>В контексте нашей системы обработки команд они используются следующим образом: <text:s text:c="2"/></text:span><text:s text:c="155"/></text:p>
      <text:p text:style-name="P31"><text:s text:c="238"/></text:p>
      <text:p text:style-name="P31"><text:s text:c="3"/><text:span text:style-name="T1">1. Как возвращаемые значения из функций-обработчиков команд:</text:span> <text:s text:c="174"/></text:p>
      <text:p text:style-name="P31"><text:s text:c="6"/>Каждая функция, которая обрабатывает конкретную команду (например, handle_set_speed), будет возвращать один из этих перечислителей, чтобы сообщить, как прошла ее работа. <text:s text:c="62"/></text:p>
      <text:p text:style-name="P31"><text:s text:c="238"/></text:p>
      <text:p text:style-name="P31"><text:s text:c="4"/>1 <text:s text:c="4"/><text:span text:style-name="T1">// Пример использования в функции-обработчике: <text:s text:c="3"/></text:span><text:s text:c="178"/></text:p>
      <text:p text:style-name="P31"><text:s text:c="4"/>2 <text:s text:c="4"/>static CommandStatus_t handle_set_speed(const char *args) { <text:s text:c="168"/></text:p>
      <text:p text:style-name="P31"><text:s text:c="4"/>3 <text:s text:c="8"/>int motor_id; <text:s text:c="210"/></text:p>
      <text:p text:style-name="P31"><text:s text:c="4"/>4 <text:s text:c="8"/>int speed; <text:s text:c="213"/></text:p>
      <text:p text:style-name="P31"><text:s text:c="4"/>5 <text:s text:c="232"/></text:p>
      <text:p text:style-name="P31"><text:s text:c="4"/>6 <text:s text:c="8"/><text:span text:style-name="T1">// Попытка распарсить аргументы</text:span> <text:s text:c="192"/></text:p>
      <text:p text:style-name="P31"><text:s text:c="4"/>7 <text:s text:c="8"/>if (sscanf(args, "%d %d", &amp;motor_id, &amp;speed) != 2) { <text:s text:c="171"/></text:p>
      <text:p text:style-name="P31"><text:soft-page-break/><text:s text:c="4"/>8 <text:s text:c="12"/>// Если аргументы не удалось распарсить или их количество неверно <text:s text:c="154"/></text:p>
      <text:p text:style-name="P31"><text:s text:c="4"/>9 <text:s text:c="12"/>return CMD_INVALID_ARGS; // Возвращаем перечислитель, указывающий на ошибку аргументов <text:s text:c="133"/></text:p>
      <text:p text:style-name="P31"><text:s text:c="3"/>10 <text:s text:c="8"/>} <text:s text:c="222"/></text:p>
      <text:p text:style-name="P31"><text:s text:c="3"/>11 <text:s text:c="232"/></text:p>
      <text:p text:style-name="P31"><text:s text:c="3"/>12 <text:s text:c="8"/><text:span text:style-name="T1">// Дополнительная валидация аргументов</text:span> <text:s text:c="185"/></text:p>
      <text:p text:style-name="P31"><text:s text:c="3"/>13 <text:s text:c="8"/>if (motor_id &lt; 0 || motor_id &gt; 5 || speed &lt; 0 || speed &gt; 1000) { <text:s text:c="159"/></text:p>
      <text:p text:style-name="P31"><text:s text:c="3"/>14 <text:s text:c="12"/>// Если аргументы не прошли валидацию (например, скорость слишком большая) <text:s text:c="145"/></text:p>
      <text:p text:style-name="P31"><text:s text:c="3"/>15 <text:s text:c="12"/>return CMD_INVALID_ARGS; // Снова ошибка аргументов <text:s text:c="168"/></text:p>
      <text:p text:style-name="P31"><text:s text:c="3"/>16 <text:s text:c="8"/>} <text:s text:c="222"/></text:p>
      <text:p text:style-name="P31"><text:s text:c="3"/>17 <text:s text:c="232"/></text:p>
      <text:p text:style-name="P31"><text:s text:c="3"/>18 <text:s text:c="8"/>// ... Здесь была бы логика создания и отправки CAN-сообщения Исполнителю ... <text:s text:c="146"/></text:p>
      <text:p text:style-name="P31"><text:s text:c="3"/>19 <text:s text:c="8"/>// Если в процессе отправки CAN-сообщения произошла ошибка <text:s text:c="165"/></text:p>
      <text:p text:style-name="P31"><text:s text:c="3"/>20 <text:s text:c="8"/>if (/* произошла ошибка отправки CAN */) { <text:s text:c="3"/></text:p>
      <text:p text:style-name="P31"><text:s text:c="3"/>21 <text:s text:c="12"/>return CMD_ERROR; // Возвращаем общий перечислитель ошибки <text:s text:c="161"/></text:p>
      <text:p text:style-name="P31"><text:s text:c="3"/>22 <text:s text:c="8"/>} </text:p>
      <text:p text:style-name="P31"/>
      <text:p text:style-name="P31"><text:s text:c="235"/></text:p>
      <text:p text:style-name="P31"><text:s text:c="2"/><text:span text:style-name="T1"><text:s/>2. В условных операторах (if/else if/switch) для проверки результата:</text:span> <text:s text:c="165"/></text:p>
      <text:p text:style-name="P31"><text:s text:c="6"/>Код, который вызывает функцию-обработчик (в нашем случае, это часть диспетчера process_raw_command), будет проверять возвращаемое значение, чтобы понять, что произошло, и соответствующим образом отреагировать. <text:s text:c="22"/></text:p>
      <text:p text:style-name="P31"><text:s text:c="238"/></text:p>
      <text:p text:style-name="P31"><text:s text:c="4"/>1 <text:s text:c="4"/>// Пример использования в диспетчере команд (process_raw_command): <text:s text:c="161"/></text:p>
      <text:p text:style-name="P31"><text:s text:c="4"/>2 <text:s text:c="4"/>void process_raw_command(char *raw_string) { <text:s text:c="183"/></text:p>
      <text:p text:style-name="P31"><text:s text:c="4"/>3 <text:s text:c="8"/>// ... (код для парсинга command_word и arguments) ... <text:s text:c="169"/></text:p>
      <text:p text:style-name="P31"><text:s text:c="4"/>4 <text:s text:c="232"/></text:p>
      <text:p text:style-name="P31"><text:s text:c="4"/>5 <text:s text:c="8"/>for (size_t i = 0; i &lt; num_commands; i++) { <text:s text:c="180"/></text:p>
      <text:p text:style-name="P31"><text:s text:c="4"/>6 <text:s text:c="12"/>if (strcmp(command_word, command_table[i].command_string) == 0) { <text:s text:c="154"/></text:p>
      <text:p text:style-name="P31"><text:s text:c="4"/>7 <text:s text:c="16"/>// Вызываем функцию-обработчик и получаем ее статус <text:s text:c="164"/></text:p>
      <text:p text:style-name="P31"><text:s text:c="4"/>8 <text:s text:c="16"/>CommandStatus_t status = command_table[i].handler(arguments); <text:s text:c="154"/></text:p>
      <text:p text:style-name="P31"><text:s text:c="4"/>9 <text:s text:c="232"/></text:p>
      <text:p text:style-name="P31"><text:s text:c="3"/>10 <text:s text:c="16"/>// Теперь используем перечислители для принятия решений <text:s text:c="160"/></text:p>
      <text:p text:style-name="P31"><text:s text:c="3"/>11 <text:s text:c="16"/>if (status == CMD_OK) { <text:s text:c="192"/></text:p>
      <text:p text:style-name="P31"><text:s text:c="3"/>12 <text:s text:c="20"/>// Отправляем подтверждение пользователю на ПК <text:s text:c="165"/></text:p>
      <text:p text:style-name="P31"><text:s text:c="3"/>13 <text:s text:c="20"/>// ... <text:s text:c="205"/></text:p>
      <text:p text:style-name="P31"><text:s text:c="3"/>14 <text:s text:c="16"/>} else if (status == CMD_INVALID_ARGS) { <text:s text:c="175"/></text:p>
      <text:p text:style-name="P31"><text:s text:c="3"/>15 <text:s text:c="20"/>// Отправляем пользователю сообщение о неверных аргументах <text:s text:c="153"/></text:p>
      <text:p text:style-name="P31"><text:s text:c="3"/>16 <text:s text:c="20"/>// ... <text:s text:c="205"/></text:p>
      <text:p text:style-name="P31"><text:s text:c="3"/>17 <text:s text:c="16"/>} else { // status == CMD_ERROR <text:s text:c="184"/></text:p>
      <text:p text:style-name="P31"><text:s text:c="3"/>18 <text:s text:c="20"/>// Отправляем пользователю сообщение об общей ошибке выполнения <text:s text:c="148"/></text:p>
      <text:p text:style-name="P31"><text:s text:c="3"/>19 <text:s text:c="20"/>// ... <text:s text:c="205"/></text:p>
      <text:p text:style-name="P31"><text:s text:c="3"/>20 <text:s text:c="16"/>} <text:s text:c="214"/></text:p>
      <text:p text:style-name="P31"><text:s text:c="3"/>21 <text:s text:c="16"/>return; <text:s text:c="208"/></text:p>
      <text:p text:style-name="P31"><text:s text:c="3"/>22 <text:s text:c="12"/>} <text:s text:c="218"/></text:p>
      <text:p text:style-name="P31"><text:s text:c="3"/>23 <text:s text:c="8"/>} <text:s text:c="222"/></text:p>
      <text:p text:style-name="P31"><text:s text:c="3"/>24 <text:s text:c="8"/>// ... (обработка команды не найдена) ... <text:s text:c="182"/></text:p>
      <text:p text:style-name="P31"><text:s text:c="3"/>25 <text:s text:c="4"/>} <text:s text:c="226"/></text:p>
      <text:p text:style-name="P31"><text:s text:c="238"/></text:p>
      <text:p text:style-name="P31"><text:s text:c="3"/><text:span text:style-name="T1">3. Как значения для переменных типа `CommandStatus_t`:</text:span> <text:s text:c="180"/></text:p>
      <text:p text:style-name="P31"><text:s text:c="6"/>Вы можете объявлять переменные этого типа и присваивать им эти перечислители. <text:s text:c="154"/></text:p>
      <text:p text:style-name="P31"><text:s text:c="238"/></text:p>
      <text:p text:style-name="P31"><text:soft-page-break/><text:s text:c="3"/>1 <text:s text:c="4"/>CommandStatus_t last_command_result = CMD_OK; // Объявляем переменную и присваиваем ей значение <text:s text:c="133"/></text:p>
      <text:p text:style-name="P31"><text:s text:c="3"/>2 <text:s text:c="4"/>// ... <text:s text:c="222"/></text:p>
      <text:p text:style-name="P31"><text:s text:c="3"/>3 <text:s text:c="4"/>if (/* что-то пошло не так */) { <text:s text:c="196"/></text:p>
      <text:p text:style-name="P31"><text:s text:c="3"/>4 <text:s text:c="8"/>last_command_result = CMD_ERROR; <text:s text:c="192"/></text:p>
      <text:p text:style-name="P31"><text:s text:c="3"/>5 <text:s text:c="4"/>} <text:s text:c="227"/></text:p>
      <text:p text:style-name="P31"><text:s text:c="238"/></text:p>
      <text:p text:style-name="P31"><text:s text:c="2"/>Таким образом, перечислители (CMD_OK, CMD_INVALID_ARGS, CMD_ERROR) используются как понятные, именованные константы, которые делают код более ясным и самодокументируемым, чем использование обычных чисел. <text:s text:c="32"/></text:p>
      <text:p text:style-name="P31"><text:s text:c="238"/></text:p>
      <text:p text:style-name="P31"><text:span text:style-name="T1">&gt; давай разберем на примере: требуется повернуть шаговый двигатель по часовой стрелке на 50 шагов. <text:s text:c="3"/></text:span><text:s text:c="136"/></text:p>
      <text:p text:style-name="P31"><text:s text:c="238"/></text:p>
      <text:p text:style-name="P31"><text:span text:style-name="T1">✦ Отлично! Давайте проследим путь команды "повернуть шаговый двигатель по часовой стрелке на 50 шагов" через всю систему. <text:s/></text:span><text:s text:c="115"/></text:p>
      <text:p text:style-name="P31"><text:s text:c="238"/></text:p>
      <text:p text:style-name="P31"><text:s text:c="2"/><text:span text:style-name="T7">Пример команды: Повернуть шаговый двигатель по часовой стрелке на 50 шагов</text:span> <text:s text:c="161"/></text:p>
      <text:p text:style-name="P31"><text:s text:c="238"/></text:p>
      <text:p text:style-name="P31"><text:s text:c="2"/>Предположения: <text:s text:c="221"/></text:p>
      <text:p text:style-name="P31"><text:s text:c="3"/>* У нас есть motor_id = 1, который управляется Executor_ID = 1. <text:s text:c="170"/></text:p>
      <text:p text:style-name="P31"><text:s text:c="3"/>* Команда пользователя: <text:span text:style-name="T1">ROTATE_MOTOR_CW 1 50</text:span> (где 1 — это motor_id, а 50 — количество шагов). <text:s text:c="140"/></text:p>
      <text:p text:style-name="P31">* <text:span text:style-name="T1">В command_table</text:span> Дирижера есть запись для <text:span text:style-name="T1">"ROTATE_MOTOR_CW"</text:span>, связанная с функцией <text:span text:style-name="T1">handle_rotate_motor_cw</text:span>.</text:p>
      <text:p text:style-name="P31">* Внутренний command_id для этой операции по CAN-шине, например, 0x02. <text:s text:c="164"/></text:p>
      <text:p text:style-name="P31"><text:s text:c="238"/></text:p>
      <text:p text:style-name="P31"><text:s text:c="2"/>--- <text:s text:c="232"/></text:p>
      <text:p text:style-name="P31"><text:s text:c="238"/></text:p>
      <text:p text:style-name="P31"><text:s text:c="2"/><text:span text:style-name="T1">Шаг 1: Пользовательское приложение (ПК) <text:s/></text:span><text:s text:c="195"/></text:p>
      <text:p text:style-name="P31"><text:s text:c="238"/></text:p>
      <text:p text:style-name="P31"><text:s text:c="3"/>1. Пользователь вводит или отправляет команду: ROTATE_MOTOR_CW 1 50. <text:s text:c="166"/></text:p>
      <text:p text:style-name="P31"><text:s text:c="3"/>2. Приложение ПК отправляет эту текстовую строку через USB-порт на Дирижер. <text:s text:c="159"/></text:p>
      <text:p text:style-name="P31"><text:s text:c="238"/></text:p>
      <text:p text:style-name="P31"><text:s text:c="2"/>--- <text:s text:c="232"/></text:p>
      <text:p text:style-name="P31"><text:s text:c="238"/></text:p>
      <text:p text:style-name="P31"><text:s/><text:span text:style-name="T1"><text:s/>Шаг 2: Дирижер - Task_USB_Handler <text:s text:c="3"/></text:span><text:s text:c="199"/></text:p>
      <text:p text:style-name="P31"><text:s text:c="238"/></text:p>
      <text:p text:style-name="P31"><text:s text:c="3"/><text:span text:style-name="T7">1. Task_USB_Handler</text:span> (задача, отвечающая за USB) получает необработанную строку ROTATE_MOTOR_CW 1 50 от USB-периферии. <text:s text:c="117"/></text:p>
      <text:p text:style-name="P31"><text:s text:c="3"/>2. Она помещает эту строку в очередь usb_rx_queue. <text:s text:c="184"/></text:p>
      <text:p text:style-name="P31"><text:s text:c="3"/>3. Task_USB_Handler возвращается в состояние ожидания новых данных от USB. <text:s text:c="160"/></text:p>
      <text:p text:style-name="P31"><text:s text:c="238"/></text:p>
      <text:p text:style-name="P31"><text:s text:c="2"/>--- <text:s text:c="232"/></text:p>
      <text:p text:style-name="P31"><text:s text:c="238"/></text:p>
      <text:p text:style-name="P31"><text:s text:c="2"/><text:span text:style-name="T1">Шаг 3: Дирижер - Task_Command_Dispatcher </text:span><text:s text:c="195"/></text:p>
      <text:p text:style-name="P31"><text:s text:c="238"/></text:p>
      <text:p text:style-name="P31"><text:s text:c="3"/>1. Task_Command_Dispatcher (основная логика Дирижера) "просыпается", так как в usb_rx_queue появились данные. <text:s text:c="125"/></text:p>
      <text:p text:style-name="P31"><text:s text:c="3"/>2. Она извлекает строку ROTATE_MOTOR_CW 1 50 из usb_rx_queue. <text:s text:c="173"/></text:p>
      <text:p text:style-name="P31"><text:s text:c="3"/>3. Вызывает свою внутреннюю функцию <text:span text:style-name="T1">process_raw_command</text:span>("ROTATE_MOTOR_CW 1 50"). <text:s text:c="154"/></text:p>
      <text:p text:style-name="P31"><text:soft-page-break/><text:s text:c="3"/>4. Функция process_raw_command парсит строку: <text:s text:c="189"/></text:p>
      <text:p text:style-name="P31"><text:s text:c="7"/>* command_word = "ROTATE_MOTOR_CW" <text:s text:c="196"/></text:p>
      <text:p text:style-name="P31"><text:s text:c="7"/>* arguments = "1 50" <text:s text:c="210"/></text:p>
      <text:p text:style-name="P31"><text:s text:c="3"/>5. Она ищет "<text:span text:style-name="T1">ROTATE_MOTOR_CW</text:span>" в своей command_table. <text:s text:c="182"/></text:p>
      <text:p text:style-name="P31"><text:s text:c="3"/>6. Находит соответствующую запись и вызывает функцию-обработчик: <text:span text:style-name="T1">handle_rotate_motor_cw("1 50")</text:span>. <text:s text:c="138"/></text:p>
      <text:p text:style-name="P31"><text:s text:c="238"/></text:p>
      <text:p text:style-name="P31"><text:s text:c="2"/>--- <text:s text:c="232"/></text:p>
      <text:p text:style-name="P31"><text:s text:c="238"/></text:p>
      <text:p text:style-name="P31"><text:s text:c="2"/><text:span text:style-name="T1">Шаг 4: Дирижер - handle_rotate_motor_cw (Функция-обработчик)</text:span> <text:s text:c="175"/></text:p>
      <text:p text:style-name="P31"><text:s text:c="238"/></text:p>
      <text:p text:style-name="P31"><text:s text:c="3"/>1. Функция <text:span text:style-name="T1">handle_rotate_motor_cw</text:span> получает строку аргументов "1 50". <text:s text:c="166"/></text:p>
      <text:p text:style-name="P31"><text:s text:c="3"/>2. Парсит аргументы: sscanf("1 50", "%d %d", &amp;motor_id, &amp;steps) -&gt; motor_id = 1, steps = 50. <text:s text:c="142"/></text:p>
      <text:p text:style-name="P31"><text:s text:c="3"/>3. Валидирует аргументы (например, motor_id 1 существует? steps 50 находится в допустимом диапазоне?). Если валидация не пройдена, возвращает CMD_INVALID_ARGS и отправляет ошибку на ПК. <text:s text:c="49"/></text:p>
      <text:p text:style-name="P31"><text:s text:c="3"/>4. Определяет, какой Исполнитель управляет motor_id = 1 (например, Executor_ID = 1). <text:s text:c="150"/></text:p>
      <text:p text:style-name="P31"><text:s text:c="3"/><text:span text:style-name="T1">5. Формирует бинарное CAN-сообщение для отправки: </text:span><text:s text:c="185"/></text:p>
      <text:p text:style-name="P31"><text:s text:c="238"/></text:p>
      <text:p text:style-name="P31"><text:s text:c="3"/>1 <text:s text:c="4"/>CanMessage_t can_msg; <text:s text:c="207"/></text:p>
      <text:p text:style-name="P31"><text:s text:c="3"/>2 <text:s text:c="4"/>can_msg.destination_executor_id = 1; // Адрес Исполнителя №1 <text:s text:c="168"/></text:p>
      <text:p text:style-name="P31"><text:s text:c="3"/>3 <text:s text:c="4"/>can_msg.command_id = 0x02; <text:s text:c="10"/>// Внутренний ID команды "ROTATE_CW" <text:s text:c="155"/></text:p>
      <text:p text:style-name="P31"><text:s text:c="3"/>4 <text:s text:c="4"/>can_msg.payload[0] = 1; <text:s text:c="13"/>// ID мотора на Исполнителе <text:s text:c="164"/></text:p>
      <text:p text:style-name="P31"><text:s text:c="3"/>5 <text:s text:c="4"/>can_msg.payload[1] = 50; <text:s text:c="12"/>// Количество шагов <text:s text:c="172"/></text:p>
      <text:p text:style-name="P31"><text:s text:c="3"/>6 <text:s text:c="4"/>// ... другие байты payload, если нужны (например, скорость, ускорение) ... <text:s text:c="153"/></text:p>
      <text:p text:style-name="P31"><text:s text:c="3"/>6. Помещает can_msg в очередь can_tx_queue. <text:s text:c="191"/></text:p>
      <text:p text:style-name="P31"><text:s text:c="3"/>7. Возвращает CMD_OK в Task_Command_Dispatcher. <text:s text:c="187"/></text:p>
      <text:p text:style-name="P31"><text:s text:c="238"/></text:p>
      <text:p text:style-name="P31"><text:s text:c="2"/>--- <text:s text:c="232"/></text:p>
      <text:p text:style-name="P31"><text:s text:c="238"/></text:p>
      <text:p text:style-name="P31"><text:s text:c="2"/><text:span text:style-name="T1">Шаг 5: Дирижер - Task_CAN_Handler</text:span> <text:s text:c="202"/></text:p>
      <text:p text:style-name="P31"><text:s text:c="237"/></text:p>
      <text:p text:style-name="P32">1. <text:span text:style-name="T7">Task_CAN_Handler </text:span>"просыпается", так как в can_tx_queue появилось сообщение.</text:p>
      <text:p text:style-name="P32">2. Она извлекает can_msg из can_tx_queue. <text:s text:c="193"/></text:p>
      <text:p text:style-name="P32">3. Передает это бинарное CAN-сообщение на физическую CAN-шину, адресованное Executor_ID = 1. <text:s text:c="142"/></text:p>
      <text:p text:style-name="P32">4. Task_CAN_Handler возвращается в состояние ожидания новых данных для отправки или приема. <text:s text:c="143"/></text:p>
      <text:p text:style-name="P32"><text:s text:c="238"/></text:p>
      <text:p text:style-name="P32"><text:s text:c="2"/>--- <text:s text:c="232"/></text:p>
      <text:p text:style-name="P32"><text:s text:c="238"/></text:p>
      <text:p text:style-name="P32"><text:s text:c="2"/><text:span text:style-name="T1">Шаг 6: Исполнитель №1 (STM32F103) - Task_CAN_Receiver</text:span> <text:s text:c="182"/></text:p>
      <text:p text:style-name="P32"><text:s text:c="238"/></text:p>
      <text:p text:style-name="P32"><text:s text:c="3"/>1. Task_CAN_Receiver (задача Исполнителя, отвечающая за CAN) получает CAN-сообщение с шины. <text:s text:c="143"/></text:p>
      <text:p text:style-name="P32"><text:s text:c="3"/>2. Она проверяет destination_executor_id (1) и понимает, что сообщение адресовано ей. <text:s text:c="149"/></text:p>
      <text:p text:style-name="P32"><text:s text:c="3"/>3. Извлекает command_id (0x02), motor_id (1), steps (50) из CAN-сообщения. <text:s text:c="160"/></text:p>
      <text:p text:style-name="P32"><text:s text:c="3"/>4. Помещает эти параметры в свою внутреннюю очередь команд (например, executor_internal_cmd_queue). <text:s text:c="135"/></text:p>
      <text:p text:style-name="P32"><text:s text:c="238"/></text:p>
      <text:p text:style-name="P32"><text:s text:c="2"/>--- <text:s text:c="232"/></text:p>
      <text:p text:style-name="P32"><text:s text:c="238"/></text:p>
      <text:p text:style-name="P32"><text:soft-page-break/><text:s text:c="2"/><text:span text:style-name="T1">Шаг 7: Исполнитель №1 - Task_Motor_Control</text:span> <text:s text:c="193"/></text:p>
      <text:p text:style-name="P32"><text:s text:c="238"/></text:p>
      <text:p text:style-name="P32"><text:s text:c="3"/>1. Task_Motor_Control (основная логика Исполнителя) "просыпается", так как в executor_internal_cmd_queue появилась команда. <text:s text:c="111"/></text:p>
      <text:p text:style-name="P32"><text:s text:c="3"/>2. Она извлекает команду (command_id = 0x02, motor_id = 1, steps = 50). <text:s text:c="163"/></text:p>
      <text:p text:style-name="P32"><text:s text:c="3"/>3. Транслирует это в конкретные команды для платы драйверов шаговых двигателей (например, "установить направление CW", "сгенерировать 50 импульсов"). <text:s text:c="85"/></text:p>
      <text:p text:style-name="P32"><text:s text:c="3"/>4. Отправляет эти команды через свою внутреннюю задачу Task_UART_Manager на плату драйверов. <text:s text:c="142"/></text:p>
      <text:p text:style-name="P32"><text:s text:c="3"/>5. Начинает отслеживать выполнение движения (например, считает шаги, ждет завершения). <text:s text:c="148"/></text:p>
      <text:p text:style-name="P32"><text:s text:c="238"/></text:p>
      <text:p text:style-name="P32"><text:s text:c="2"/>--- <text:s text:c="232"/></text:p>
      <text:p text:style-name="P32"><text:s text:c="238"/></text:p>
      <text:p text:style-name="P32"><text:s text:c="2"/><text:span text:style-name="T1">Шаг 8: Исполнитель №1 - Task_Motor_Control (Завершение)</text:span> <text:s text:c="180"/></text:p>
      <text:p text:style-name="P32"><text:s text:c="238"/></text:p>
      <text:p text:style-name="P32"><text:s text:c="3"/>1. После того как мотор завершил 50 шагов, Task_Motor_Control обновляет свое внутреннее состояние. <text:s text:c="136"/></text:p>
      <text:p text:style-name="P32"><text:s text:c="3"/>2. Формирует CAN-сообщение-ответ: RespID=TASK_DONE, MotorID=1. <text:s text:c="172"/></text:p>
      <text:p text:style-name="P32"><text:s text:c="3"/>3. Помещает этот ответ в свою внутреннюю очередь отправки CAN (executor_can_tx_queue). <text:s text:c="148"/></text:p>
      <text:p text:style-name="P32"><text:s text:c="238"/></text:p>
      <text:p text:style-name="P32"><text:s text:c="2"/>--- <text:s text:c="232"/></text:p>
      <text:p text:style-name="P32"><text:s text:c="238"/></text:p>
      <text:p text:style-name="P32"><text:s text:c="2"/><text:span text:style-name="T1">Шаг 9: Исполнитель №1 - Task_CAN_Transmitter</text:span> <text:s text:c="191"/></text:p>
      <text:p text:style-name="P32"><text:s text:c="238"/></text:p>
      <text:p text:style-name="P32"><text:s text:c="3"/>1. Task_CAN_Transmitter "просыпается", извлекает сообщение-ответ. <text:s text:c="169"/></text:p>
      <text:p text:style-name="P32"><text:s text:c="3"/>2. Передает его по CAN-шине обратно Дирижеру. <text:s text:c="189"/></text:p>
      <text:p text:style-name="P32"><text:s text:c="238"/></text:p>
      <text:p text:style-name="P32"><text:s text:c="2"/>--- <text:s text:c="232"/></text:p>
      <text:p text:style-name="P32"><text:s text:c="238"/></text:p>
      <text:p text:style-name="P32"><text:s text:c="2"/><text:span text:style-name="T1">Шаг 10: Дирижер - Task_CAN_Handler</text:span> <text:s text:c="201"/></text:p>
      <text:p text:style-name="P32"><text:s text:c="238"/></text:p>
      <text:p text:style-name="P32"><text:s text:c="3"/>1. Task_CAN_Handler получает CAN-сообщение-ответ от Исполнителя №1. <text:s text:c="167"/></text:p>
      <text:p text:style-name="P32"><text:s text:c="3"/>2. Помещает его в очередь can_rx_queue. <text:s text:c="195"/></text:p>
      <text:p text:style-name="P32"><text:s text:c="238"/></text:p>
      <text:p text:style-name="P32"><text:s text:c="2"/>--- <text:s text:c="232"/></text:p>
      <text:p text:style-name="P32"><text:s text:c="238"/></text:p>
      <text:p text:style-name="P32"><text:s text:c="2"/><text:span text:style-name="T1">Шаг 11: Дирижер - Task_Command_Dispatcher </text:span><text:s text:c="194"/></text:p>
      <text:p text:style-name="P32"><text:s text:c="238"/></text:p>
      <text:p text:style-name="P32"><text:s text:c="3"/>1. Task_Command_Dispatcher "просыпается", так как в can_rx_queue появились данные. <text:s text:c="152"/></text:p>
      <text:p text:style-name="P32"><text:s text:c="3"/>2. Извлекает ответ (RespID=TASK_DONE, MotorID=1). <text:s text:c="185"/></text:p>
      <text:p text:style-name="P32"><text:s text:c="3"/>3. Обновляет свое внутреннее состояние: Executor_ID = 1 теперь IDLE (свободен). <text:s text:c="155"/></text:p>
      <text:p text:style-name="P32"><text:s text:c="3"/>4. Формирует текстовую строку для пользователя: "Motor 1 rotated 50 steps CW. Done.". <text:s text:c="148"/></text:p>
      <text:p text:style-name="P33">5. Помещает эту строку в очередь usb_tx_queue.</text:p>
      <text:p text:style-name="P33"><text:span text:style-name="T1">Шаг 12: Дирижер - Task_USB_Handler <text:s/></text:span><text:s text:c="200"/></text:p>
      <text:p text:style-name="P33"><text:s text:c="238"/></text:p>
      <text:p text:style-name="P33"><text:s text:c="3"/>1. Task_USB_Handler "просыпается", извлекает строку подтверждения из usb_tx_queue. <text:s text:c="152"/></text:p>
      <text:p text:style-name="P33"><text:s text:c="3"/>2. Отправляет ее через USB на Пользовательское приложение. <text:s text:c="176"/></text:p>
      <text:p text:style-name="P33"><text:s text:c="238"/></text:p>
      <text:p text:style-name="P33"><text:s text:c="2"/>--- <text:s text:c="232"/></text:p>
      <text:p text:style-name="P33"><text:s text:c="238"/></text:p>
      <text:p text:style-name="P33"><text:soft-page-break/><text:s text:c="2"/><text:span text:style-name="T1">Шаг 13: Пользовательское приложение (ПК) </text:span><text:s text:c="195"/></text:p>
      <text:p text:style-name="P33"><text:s text:c="238"/></text:p>
      <text:p text:style-name="P33"><text:s text:c="3"/>1. Получает и отображает сообщение: "Motor 1 rotated 50 steps CW. Done.". <text:s text:c="161"/></text:p>
      <text:p text:style-name="P33"><text:s text:c="238"/></text:p>
      <text:p text:style-name="P33"><text:s text:c="2"/>--- <text:s text:c="232"/></text:p>
      <text:p text:style-name="P33"><text:s text:c="238"/></text:p>
      <text:p text:style-name="P33"><text:s text:c="2"/>Как видите, каждый модуль выполняет свою четко определенную роль, а очереди обеспечивают плавный и неблокирующий поток данных между ними. <text:s text:c="98"/></text:p>
      <text:p text:style-name="P33"><text:s text:c="238"/></text:p>
      <text:p text:style-name="P33"><text:span text:style-name="T1">&gt; если после этой операции мне нужно включить, например, насос, тогда я использую семафорБ который я отпускаю, после завершения поворота мотора? <text:s text:c="3"/></text:span><text:s text:c="90"/></text:p>
      <text:p text:style-name="P33"><text:s text:c="238"/></text:p>
      <text:p text:style-name="P33"><text:span text:style-name="T1">✦ Это очень правильный ход мыслей! Вы ищете способ синхронизировать две последовательные операции, и семафор — это действительно один из классических инструментов для синхронизации в RTOS. <text:s text:c="3"/></text:span><text:s text:c="46"/></text:p>
      <text:p text:style-name="P33"><text:s text:c="238"/></text:p>
      <text:p text:style-name="P33"><text:span text:style-name="T7"><text:s text:c="2"/>Однако для вашей архитектуры Дирижера есть более подходящий и мощный инструмент — конечный автомат (State Machine), который, по сути, уже является частью вашего Task_Command_Dispatcher. <text:s text:c="8"/></text:span><text:s text:c="42"/></text:p>
      <text:p text:style-name="P33"><text:s text:c="238"/></text:p>
      <text:p text:style-name="P33"><text:s text:c="2"/><text:span text:style-name="T1">Давайте сравним два подхода. </text:span><text:s text:c="207"/></text:p>
      <text:p text:style-name="P33"><text:s text:c="238"/></text:p>
      <text:p text:style-name="P33"><text:s text:c="2"/><text:span text:style-name="T7">Подход с семафором</text:span> <text:s text:c="217"/></text:p>
      <text:p text:style-name="P33"><text:s text:c="238"/></text:p>
      <text:p text:style-name="P33"><text:s text:c="2"/>Семафор отлично подходит для синхронизации двух задач, когда одна должна дождаться завершения действия в другой. В вашем случае это выглядело бы так: <text:s text:c="86"/></text:p>
      <text:p text:style-name="P33"><text:s text:c="238"/></text:p>
      <text:p text:style-name="P33"><text:s text:c="3"/>1. Некая задача Task_Sequence хочет выполнить последовательность. <text:s text:c="169"/></text:p>
      <text:p text:style-name="P33"><text:s text:c="3"/>2. Она отправляет команду "повернуть мотор". <text:s text:c="190"/></text:p>
      <text:p text:style-name="P33"><text:s text:c="3"/>3. Затем она пытается "взять" семафор с бесконечным ожиданием (xSemaphoreTake(..., portMAX_DELAY)). Задача "засыпает". <text:s text:c="116"/></text:p>
      <text:p text:style-name="P33"><text:s text:c="3"/>4. Когда от Исполнителя приходит ответ "мотор повернут", Task_Command_Dispatcher должен "отдать" (xSemaphoreGive) именно этот семафор. <text:s text:c="100"/></text:p>
      <text:p text:style-name="P33"><text:s text:c="3"/>5. Task_Sequence "просыпается" и отправляет команду "включить насос". <text:s text:c="165"/></text:p>
      <text:p text:style-name="P33"><text:s text:c="238"/></text:p>
      <text:p text:style-name="P33"><text:s text:c="2"/><text:span text:style-name="T1">Сложности этого подхода:</text:span> <text:s text:c="211"/></text:p>
      <text:p text:style-name="P33"><text:s text:c="3"/>* Откуда Task_Command_Dispatcher знает, какой именно семафор нужно "отдать"? Если у вас может быть несколько таких последовательностей, запущенных одновременно, начнется путаница с семафорами. <text:s text:c="42"/></text:p>
      <text:p text:style-name="P33"><text:s text:c="3"/>* Это усложняет логику. Диспетчеру приходится знать о внутренних механизмах синхронизации других задач. <text:s text:c="131"/></text:p>
      <text:p text:style-name="P33"><text:s text:c="3"/>* Состояние системы ("мы ждем завершения поворота мотора") неявное, оно "спрятано" внутри заблокированной задачи. <text:s text:c="121"/></text:p>
      <text:p text:style-name="P33"><text:s text:c="238"/></text:p>
      <text:p text:style-name="P33"><text:s text:c="2"/><text:span text:style-name="T1">Подход с конечным автоматом (State Machine) - Рекомендуемый </text:span><text:s text:c="176"/></text:p>
      <text:p text:style-name="P33"><text:s text:c="238"/></text:p>
      <text:p text:style-name="P33"><text:s text:c="2"/>Этот подход гораздо чище и лучше вписывается в вашу архитектуру. <text:span text:style-name="T1">Вся логика последовательности команд живет внутри `Task_Command_Dispatcher`. </text:span><text:s text:c="94"/></text:p>
      <text:p text:style-name="P33"><text:s text:c="238"/></text:p>
      <text:p text:style-name="P33"><text:s text:c="2"/><text:span text:style-name="T7">Как это работает: </text:span><text:s text:c="218"/></text:p>
      <text:p text:style-name="P33"><text:s text:c="238"/></text:p>
      <text:p text:style-name="P33"><text:soft-page-break/><text:s text:c="3"/><text:span text:style-name="T1">1. Вы заводите переменную состояния для вашей системы или для конкретной сложной операции. Например: <text:s text:c="2"/></text:span><text:s text:c="132"/></text:p>
      <text:p text:style-name="P33"><text:s text:c="238"/></text:p>
      <text:p text:style-name="P33"><text:s text:c="3"/>1 <text:s text:c="4"/>typedef enum { <text:s text:c="214"/></text:p>
      <text:p text:style-name="P33"><text:s text:c="3"/>2 <text:s text:c="8"/>STATE_IDLE, <text:s text:c="21"/>// Система бездействует <text:s text:c="168"/></text:p>
      <text:p text:style-name="P33"><text:s text:c="3"/>3 <text:s text:c="8"/>STATE_WAITING_FOR_MOTOR, <text:s text:c="8"/>// Ждем завершения поворота мотора <text:s text:c="157"/></text:p>
      <text:p text:style-name="P33"><text:s text:c="3"/>4 <text:s text:c="8"/>STATE_WAITING_FOR_PUMP_START, <text:s text:c="3"/>// Ждем подтверждения включения насоса <text:s text:c="153"/></text:p>
      <text:p text:style-name="P33"><text:s text:c="3"/>5 <text:s text:c="8"/>// ... другие состояния <text:s text:c="201"/></text:p>
      <text:p text:style-name="P33"><text:s text:c="3"/>6 <text:s text:c="4"/>} SystemState_t; <text:s text:c="212"/></text:p>
      <text:p text:style-name="P34"><text:s text:c="3"/>7 <text:s text:c="227"/></text:p>
      <text:p text:style-name="P34"><text:s text:c="3"/>8 <text:s text:c="4"/>SystemState_t g_system_state = STATE_IDLE; <text:s text:c="186"/></text:p>
      <text:p text:style-name="P34"><text:s text:c="238"/></text:p>
      <text:p text:style-name="P34"><text:s text:c="3"/><text:span text:style-name="T1">2. Запуск последовательности: </text:span><text:s text:c="205"/></text:p>
      <text:p text:style-name="P34"><text:s text:c="7"/>* Пользователь отправляет высокоуровневую команду, например, START_FULL_CYCLE. <text:s text:c="152"/></text:p>
      <text:p text:style-name="P34"><text:s text:c="7"/>* Task_Command_Dispatcher получает эту команду. <text:s text:c="183"/></text:p>
      <text:p text:style-name="P34"><text:s text:c="7"/>* Он проверяет: if (g_system_state == STATE_IDLE). <text:s text:c="180"/></text:p>
      <text:p text:style-name="P34"><text:s text:c="7"/>* Если система свободна, он переводит ее в новое состояние: g_system_state = STATE_WAITING_FOR_MOTOR;. <text:s text:c="128"/></text:p>
      <text:p text:style-name="P34"><text:s text:c="7"/>* Затем он отправляет первую команду из последовательности: "повернуть шаговый двигатель". <text:s text:c="140"/></text:p>
      <text:p text:style-name="P34"><text:s text:c="7"/>* На этом его работа на данный момент закончена. Он не блокируется, а возвращается к ожиданию следующего сообщения в своих очередях. <text:s text:c="98"/></text:p>
      <text:p text:style-name="P34"><text:s text:c="238"/></text:p>
      <text:p text:style-name="P34"><text:s text:c="3"/><text:span text:style-name="T1">3. Обработка ответа:</text:span> <text:s text:c="214"/></text:p>
      <text:p text:style-name="P34"><text:s text:c="7"/>* Проходит время. От Исполнителя приходит ответ "мотор повернут". <text:s text:c="165"/></text:p>
      <text:p text:style-name="P34"><text:s text:c="7"/>* Task_CAN_Handler кладет этот ответ в can_rx_queue. <text:s text:c="178"/></text:p>
      <text:p text:style-name="P34"><text:s text:c="7"/>* Task_Command_Dispatcher "просыпается", извлекает ответ. <text:s text:c="173"/></text:p>
      <text:p text:style-name="P34"><text:s text:c="7"/>* Он смотрит на текущее состояние системы: if (g_system_state == STATE_WAITING_FOR_MOTOR). <text:s text:c="140"/></text:p>
      <text:p text:style-name="P34"><text:s text:c="7"/>* Ага! Условие истинно. Значит, это именно тот ответ, которого мы ждали для продолжения нашей последовательности. <text:s text:c="117"/></text:p>
      <text:p text:style-name="P34"><text:s text:c="7"/>* Он переводит систему в следующее состояние: g_system_state = STATE_WAITING_FOR_PUMP_START;. <text:s text:c="137"/></text:p>
      <text:p text:style-name="P34"><text:s text:c="7"/>* И отправляет вторую команду из последовательности: "включить насос". <text:s text:c="160"/></text:p>
      <text:p text:style-name="P34"><text:s text:c="238"/></text:p>
      <text:p text:style-name="P34"><text:s text:c="3"/><text:span text:style-name="T1">4. Завершение: </text:span><text:s text:c="220"/></text:p>
      <text:p text:style-name="P34"><text:s text:c="7"/>* Когда приходит ответ "насос включен", диспетчер снова проверяет состояние, видит, что это был последний шаг, и переводит систему обратно в g_system_state = STATE_IDLE;, после чего сообщает пользователю об успешном завершении <text:s text:c="4"/></text:p>
      <text:p text:style-name="P34"><text:s text:c="9"/>всего цикла. <text:s text:c="216"/></text:p>
      <text:p text:style-name="P34"><text:s text:c="238"/></text:p>
      <text:p text:style-name="P34"><text:span text:style-name="T1"><text:s text:c="2"/>Вывод </text:span><text:s text:c="230"/></text:p>
      <text:p text:style-name="P34"><text:s text:c="238"/></text:p>
      <text:p text:style-name="P34"><text:s text:c="2"/><text:span text:style-name="T1">Семафор</text:span> — это отличный инструмент для низкоуровневой синхронизации (например, одна задача ждет, пока другая подготовит буфер данных) или для защиты общего ресурса (мьютекс). <text:s text:c="62"/></text:p>
      <text:p text:style-name="P34"><text:s text:c="238"/></text:p>
      <text:p text:style-name="P34"><text:s text:c="2"/>Но для управления высокоуровневой последовательностью асинхронных операций, как в вашем случае, <text:span text:style-name="T1">конечный автомат в задаче-диспетчере — это гораздо более мощный, чистый и масштабируемый подход.</text:span> Он делает состояние системы явным и <text:s text:c="7"/></text:p>
      <text:p text:style-name="P35"><text:s text:c="2"/>понятным, а также сохраняет диспетчер полностью неблокирующим и отзывчивым. <text:s/></text:p>
      <text:p text:style-name="P35"/>
      <text:p text:style-name="P35"><text:soft-page-break/></text:p>
      <text:p text:style-name="P35"><text:span text:style-name="T1">&gt; если у нас много комплексныхопераций, включающие различные компоненты системы мы создаем некие блоки, представляющие собой конечные автоматы? <text:s text:c="3"/></text:span><text:s text:c="91"/></text:p>
      <text:p text:style-name="P35"><text:s text:c="238"/></text:p>
      <text:p text:style-name="P35"><text:span text:style-name="T1">✦ Да, именно так! Ваша интуиция вас не подводит, и вы пришли к правильному архитектурному выводу. <text:s/></text:span><text:s text:c="139"/></text:p>
      <text:p text:style-name="P35"><text:s text:c="238"/></text:p>
      <text:p text:style-name="P35"><text:s text:c="2"/>Если у вас много комплексных, многошаговых операций, то каждая из них — это, по сути, отдельный конечный автомат. Пытаться управлять ими всеми через одну глобальную переменную состояния (g_system_state) очень быстро приведет к <text:s text:c="9"/></text:p>
      <text:p text:style-name="P35"><text:s text:c="2"/>путанице. <text:s text:c="226"/></text:p>
      <text:p text:style-name="P35"><text:s text:c="238"/></text:p>
      <text:p text:style-name="P35"><text:s text:c="2"/><text:span text:style-name="T1">Поэтому лучшая практика здесь — это создать "объекты" или "контексты" для каждой выполняемой операции.</text:span> <text:s text:c="133"/></text:p>
      <text:p text:style-name="P35"><text:s text:c="238"/></text:p>
      <text:p text:style-name="P35"><text:s text:c="2"/><text:span text:style-name="T7">От одного конечного автомата к "Диспетчеру заданий" </text:span><text:s text:c="184"/></text:p>
      <text:p text:style-name="P35"><text:s text:c="238"/></text:p>
      <text:p text:style-name="P35"><text:s text:c="2"/>Представьте, что ваш Task_Command_Dispatcher — это не просто исполнитель, а менеджер проектов. <text:s text:c="141"/></text:p>
      <text:p text:style-name="P35"><text:s text:c="238"/></text:p>
      <text:p text:style-name="P35"><text:s text:c="2"/><text:span text:style-name="T1"><text:s/>1. Проект (Job/Process): </text:span>Каждая комплексная операция ("повернуть мотор, потом включить насос") — это отдельный "проект". <text:s text:c="114"/></text:p>
      <text:p text:style-name="P35"><text:s text:c="3"/>2. Карточка проекта (Контекст): Для каждого запущенного проекта менеджер заводит отдельную карточку, где отслеживает его прогресс. <text:s text:c="104"/></text:p>
      <text:p text:style-name="P35"><text:s text:c="238"/></text:p>
      <text:p text:style-name="P35"><text:s text:c="2"/>В коде эта "карточка проекта" будет структурой, описывающей контекст выполнения: <text:s text:c="155"/></text:p>
      <text:p text:style-name="P35"><text:s text:c="238"/></text:p>
      <text:p text:style-name="P35"><text:s text:c="4"/>1 // Перечисление всех возможных шагов для всех комплексных операций <text:s text:c="165"/></text:p>
      <text:p text:style-name="P35"><text:s text:c="4"/>2 typedef enum { <text:s text:c="217"/></text:p>
      <text:p text:style-name="P35"><text:s text:c="4"/>3 <text:s text:c="4"/>// Шаги для операции А <text:s text:c="205"/></text:p>
      <text:p text:style-name="P35"><text:s text:c="4"/>4 <text:s text:c="4"/>PROCESS_A_STEP_1_START_MOTOR, <text:s text:c="198"/></text:p>
      <text:p text:style-name="P35"><text:s text:c="4"/>5 <text:s text:c="4"/>PROCESS_A_STEP_2_WAIT_FOR_MOTOR, <text:s text:c="195"/></text:p>
      <text:p text:style-name="P35"><text:s text:c="4"/>6 <text:s text:c="4"/>PROCESS_A_STEP_3_START_PUMP, <text:s text:c="199"/></text:p>
      <text:p text:style-name="P35"><text:s text:c="4"/>7 <text:s text:c="4"/>PROCESS_A_DONE, <text:s text:c="212"/></text:p>
      <text:p text:style-name="P35"><text:s text:c="4"/>8 <text:s text:c="232"/></text:p>
      <text:p text:style-name="P35"><text:s text:c="4"/>9 <text:s text:c="4"/>// Шаги для операции B <text:s text:c="205"/></text:p>
      <text:p text:style-name="P35"><text:s text:c="3"/>10 <text:s text:c="4"/>PROCESS_B_STEP_1_READ_SENSOR, <text:s text:c="198"/></text:p>
      <text:p text:style-name="P35"><text:s text:c="3"/>11 <text:s text:c="4"/>PROCESS_B_STEP_2_WAIT_FOR_SENSOR, <text:s text:c="194"/></text:p>
      <text:p text:style-name="P35"><text:s text:c="3"/>12 <text:s text:c="4"/>PROCESS_B_STEP_3_OPEN_VALVE, <text:s text:c="199"/></text:p>
      <text:p text:style-name="P35"><text:s text:c="3"/>13 <text:s text:c="4"/>PROCESS_B_DONE, <text:s text:c="212"/></text:p>
      <text:p text:style-name="P35"><text:s text:c="3"/>14 <text:s text:c="232"/></text:p>
      <text:p text:style-name="P35"><text:s text:c="3"/>15 } ProcessStep_t; <text:s text:c="215"/></text:p>
      <text:p text:style-name="P35"><text:s text:c="3"/>16 <text:s text:c="232"/></text:p>
      <text:p text:style-name="P35"><text:s text:c="3"/>17<text:span text:style-name="T1"> // Структура, хранящая состояние ОДНОГО "проекта" <text:s text:c="5"/></text:span><text:s text:c="177"/></text:p>
      <text:p text:style-name="P35"><text:s text:c="3"/>18 typedef struct { <text:s text:c="215"/></text:p>
      <text:p text:style-name="P35"><text:s text:c="3"/>19 <text:s text:c="4"/>bool is_active; <text:s text:c="12"/>// Используется ли этот слот для проекта? <text:s text:c="158"/></text:p>
      <text:p text:style-name="P35"><text:s text:c="3"/>20 <text:s text:c="4"/>uint32_t job_id; <text:s text:c="11"/>// Уникальный ID этого проекта <text:s text:c="169"/></text:p>
      <text:p text:style-name="P35"><text:s text:c="3"/>21 <text:s text:c="4"/>ProcessStep_t current_step; // Текущий шаг в конечном автомате этого проекта <text:s text:c="151"/></text:p>
      <text:p text:style-name="P35"><text:s text:c="3"/>22 <text:s text:c="4"/>// ... здесь могут быть и другие данные, специфичные для проекта ... <text:s text:c="159"/></text:p>
      <text:p text:style-name="P35"><text:s text:c="3"/>23 <text:s text:c="4"/>// Например, ID пользователя, которому нужно будет отправить финальный ответ <text:s text:c="151"/></text:p>
      <text:p text:style-name="P36"><text:s text:c="3"/>24 } JobContext_t; <text:s text:c="2"/></text:p>
      <text:p text:style-name="P36"/>
      <text:p text:style-name="P36"><text:soft-page-break/><text:span text:style-name="T1">Как этим управлять?</text:span> <text:s text:c="216"/></text:p>
      <text:p text:style-name="P36"><text:s text:c="238"/></text:p>
      <text:p text:style-name="P36"><text:s text:c="3"/><text:span text:style-name="T1">1. Пул "проектов":</text:span> В Task_Command_Dispatcher вы создаете массив (пул) таких контекстов. Этот массив — ваш "стол с карточками проектов". <text:s text:c="99"/></text:p>
      <text:p text:style-name="P36"><text:s text:c="238"/></text:p>
      <text:p text:style-name="P36"><text:s text:c="3"/>1 <text:s text:c="4"/>#define MAX_CONCURRENT_JOBS 5 // Максимум 5 комплексных операций одновременно <text:s text:c="151"/></text:p>
      <text:p text:style-name="P36"><text:s text:c="3"/>2 <text:s text:c="4"/>JobContext_t g_active_jobs[MAX_CONCURRENT_JOBS]; <text:s text:c="180"/></text:p>
      <text:p text:style-name="P36"><text:s text:c="238"/></text:p>
      <text:p text:style-name="P36"><text:s text:c="2"/><text:span text:style-name="T1"><text:s/>2. Запуск нового "проекта":</text:span> <text:s text:c="207"/></text:p>
      <text:p text:style-name="P36"><text:s text:c="7"/>* Приходит команда от пользователя, например, START_PROCESS_A. <text:s text:c="168"/></text:p>
      <text:p text:style-name="P36"><text:s text:c="7"/>* Диспетчер ищет свободный слот в массиве g_active_jobs (где is_active == false). <text:s text:c="149"/></text:p>
      <text:p text:style-name="P36"><text:s text:c="7"/>* Он инициализирует его: is_active = true, job_id = (уникальный номер, например, счетчик или таймстемп), current_step = PROCESS_A_STEP_1_START_MOTOR. <text:s text:c="81"/></text:p>
      <text:p text:style-name="P36"><text:s text:c="7"/>* Он отправляет первую команду Исполнителю (повернуть мотор), но обязательно добавляет в CAN-сообщение `job_id`! <text:s text:c="118"/></text:p>
      <text:p text:style-name="P36"><text:s text:c="238"/></text:p>
      <text:p text:style-name="P36"><text:s text:c="3"/><text:span text:style-name="T1">3. Корреляция ответов (самое важное): <text:s/></text:span><text:s text:c="196"/></text:p>
      <text:p text:style-name="P36"><text:s text:c="7"/>* Исполнитель, выполнив команду, отправляет ответное CAN-сообщение, в котором обязательно содержится тот же самый `job_id`, который он получил. <text:s text:c="87"/></text:p>
      <text:p text:style-name="P36"><text:s text:c="7"/>* job_id работает как "номер заказа" или "трекинг-номер". <text:s text:c="173"/></text:p>
      <text:p text:style-name="P36"><text:s text:c="238"/></text:p>
      <text:p text:style-name="P36"><text:s text:c="3"/><text:span text:style-name="T1">4. Обработка ответа в Диспетчере:</text:span> <text:s text:c="201"/></text:p>
      <text:p text:style-name="P36"><text:s text:c="7"/>* Диспетчер получает из can_rx_queue ответ от Исполнителя. <text:s text:c="172"/></text:p>
      <text:p text:style-name="P36"><text:s text:c="7"/>* Он извлекает из ответа job_id. <text:s text:c="198"/></text:p>
      <text:p text:style-name="P36"><text:s text:c="7"/>* Он ищет в массиве g_active_jobs "карточку проекта" с этим job_id. <text:s text:c="163"/></text:p>
      <text:p text:style-name="P36"><text:s text:c="7"/>* Найдя нужный контекст, он смотрит на его current_step и, исходя из этого, решает, что делать дальше (перейти на следующий шаг, завершить проект, обработать ошибку). <text:s text:c="64"/></text:p>
      <text:p text:style-name="P36"><text:s text:c="238"/></text:p>
      <text:p text:style-name="P36"><text:s text:c="2"/><text:span text:style-name="T1">Вывод</text:span> <text:s text:c="230"/></text:p>
      <text:p text:style-name="P36"><text:s text:c="238"/></text:p>
      <text:p text:style-name="P36"><text:s text:c="2"/>Да, вы абсолютно правы. Ваша система эволюционирует от одного простого конечного автомата к менеджеру, управляющему множеством объектов-конечных автоматов (контекстов заданий). <text:s text:c="59"/></text:p>
      <text:p text:style-name="P36"><text:s text:c="238"/></text:p>
      <text:p text:style-name="P36"><text:s text:c="3"/><text:span text:style-name="T7">* Комплексная операция = Конечный автомат.</text:span> <text:s text:c="192"/></text:p>
      <text:p text:style-name="P36"><text:s text:c="3"/><text:span text:style-name="T7">* Контекст выполнения = Структура (`JobContext_t`), хранящая текущее состояние этого автомата. <text:s text:c="140"/></text:span></text:p>
      <text:p text:style-name="P36"><text:span text:style-name="T7"><text:s text:c="3"/>* `job_id` = "Трекинг-номер", связывающий асинхронные команды и ответы с конкретным контекстом. <text:s text:c="4"/></text:span><text:s text:c="135"/></text:p>
      <text:p text:style-name="P36"><text:s text:c="238"/></text:p>
      <text:p text:style-name="P37"><text:s text:c="2"/>Это очень мощный, масштабируемый и профессиональный подход, который позволяет Дирижеру одновременно управлять множеством независимых сложных процессов, не путаясь в них. <text:s/></text:p>
      <text:p text:style-name="P37"/>
      <text:p text:style-name="P37"/>
      <text:p text:style-name="P7">&gt; давайте разберем предыдущей пример в контексте работы диспетчера, как менеджера проекта <text:s text:c="148"/></text:p>
      <text:p text:style-name="P37"><text:span text:style-name="T1"><text:s text:c="16"/></text:span><text:s text:c="222"/></text:p>
      <text:p text:style-name="P37"><text:span text:style-name="T1">✦ Отличная идея! Давайте разберем тот же пример ("повернуть мотор, потом включить насос") в контексте Task_Command_Dispatcher как "менеджера проектов". <text:s text:c="3"/></text:span><text:s text:c="83"/></text:p>
      <text:p text:style-name="P37"><text:s text:c="238"/></text:p>
      <text:p text:style-name="P37"><text:soft-page-break/><text:s text:c="2"/>Подготовка <text:s text:c="225"/></text:p>
      <text:p text:style-name="P37"><text:s text:c="238"/></text:p>
      <text:p text:style-name="P37"><text:s text:c="3"/>* Команда от пользователя: START_MOTOR_PUMP_SEQ <text:s text:c="187"/></text:p>
      <text:p text:style-name="P37"><text:s text:c="3"/>* Пул проектов в Дирижере: JobContext_t g_active_jobs[5]; (все is_active = false) <text:s text:c="153"/></text:p>
      <text:p text:style-name="P37"><text:s text:c="3"/>* Шаги в `ProcessStep_t`: <text:s text:c="209"/></text:p>
      <text:p text:style-name="P37"><text:s text:c="7"/>* SEQ_MOTOR_PUMP_START <text:s text:c="208"/></text:p>
      <text:p text:style-name="P37"><text:s text:c="7"/>* SEQ_MOTOR_PUMP_WAIT_MOTOR <text:s text:c="203"/></text:p>
      <text:p text:style-name="P37"><text:s text:c="7"/>* SEQ_MOTOR_PUMP_START_PUMP <text:s text:c="203"/></text:p>
      <text:p text:style-name="P37"><text:s text:c="7"/>* SEQ_MOTOR_PUMP_DONE <text:s text:c="209"/></text:p>
      <text:p text:style-name="P37"><text:s text:c="3"/>* Исполнители: Мотор на Executor_ID=1, Насос на Executor_ID=2. <text:s text:c="172"/></text:p>
      <text:p text:style-name="P37"><text:s text:c="238"/></text:p>
      <text:p text:style-name="P37"><text:s text:c="2"/>--- <text:s text:c="232"/></text:p>
      <text:p text:style-name="P37"><text:s text:c="238"/></text:p>
      <text:p text:style-name="P37"><text:s text:c="2"/><text:span text:style-name="T1">Шаг 1: Запуск нового "Проекта" (внутри Дирижера) </text:span><text:s text:c="187"/></text:p>
      <text:p text:style-name="P37"><text:s text:c="238"/></text:p>
      <text:p text:style-name="P37"><text:s text:c="3"/><text:span text:style-name="T7">1. Task_Command_Dispatcher </text:span>получает из usb_rx_queue команду "START_MOTOR_PUMP_SEQ". <text:s text:c="151"/></text:p>
      <text:p text:style-name="P37"><text:s text:c="3"/>2. Вызывается функция-обработчик <text:span text:style-name="T7">handle_start_motor_pump_seq()</text:span>. <text:s text:c="171"/></text:p>
      <text:p text:style-name="P37"><text:s text:c="3"/>3. <text:span text:style-name="T1">Главная задача обработчика</text:span> — создать новый "проект": <text:s text:c="179"/></text:p>
      <text:p text:style-name="P37"><text:s text:c="7"/>* Он ищет свободный слот в массиве g_active_jobs. Находит слот с индексом 0. <text:s text:c="154"/></text:p>
      <text:p text:style-name="P37"><text:s text:c="7"/>* Инициализирует "карточку проекта": <text:s text:c="194"/></text:p>
      <text:p text:style-name="P37"><text:s text:c="238"/></text:p>
      <text:p text:style-name="P37"><text:s text:c="3"/>1 <text:s text:c="8"/>g_active_jobs[0].is_active = true; <text:s text:c="190"/></text:p>
      <text:p text:style-name="P37"><text:s text:c="3"/>2 <text:s text:c="8"/>g_active_jobs[0].job_id = 113; // Генерируем уникальный ID <text:s text:c="166"/></text:p>
      <text:p text:style-name="P37"><text:s text:c="3"/>3 <text:s text:c="8"/>g_active_jobs[0].current_step = SEQ_MOTOR_PUMP_START; <text:s text:c="171"/></text:p>
      <text:p text:style-name="P37"><text:s text:c="6"/><text:span text:style-name="T1"><text:s/>* Сразу после создания, он вызывает "движок" конечного автомата для этого проекта, например, run_job_sequencer(&amp;g_active_jobs[0]). <text:s text:c="2"/></text:span><text:s text:c="98"/></text:p>
      <text:p text:style-name="P37"><text:s text:c="238"/></text:p>
      <text:p text:style-name="P37"><text:s text:c="2"/>--- <text:s text:c="232"/></text:p>
      <text:p text:style-name="P37"><text:s text:c="238"/></text:p>
      <text:p text:style-name="P37"><text:s text:c="2"/><text:span text:style-name="T1">Шаг 2: Выполнение первого шага проекта (внутри Дирижера)</text:span> <text:s text:c="179"/></text:p>
      <text:p text:style-name="P37"><text:s text:c="238"/></text:p>
      <text:p text:style-name="P37"><text:s text:c="3"/>1. Функция run_job_sequencer получает указатель на g_active_jobs[0]. <text:s text:c="166"/></text:p>
      <text:p text:style-name="P37"><text:s text:c="3"/>2. Она смотрит на current_step — это SEQ_MOTOR_PUMP_START. <text:s text:c="176"/></text:p>
      <text:p text:style-name="P37"><text:s text:c="3"/>3. Выполняет логику для этого шага: <text:s text:c="199"/></text:p>
      <text:p text:style-name="P37"><text:s text:c="7"/>* Создает CAN-сообщение для Executor_ID=1 с командой "повернуть мотор". <text:s text:c="159"/></text:p>
      <text:p text:style-name="P37"><text:s text:c="7"/>* Ключевой момент: В payload этого CAN-сообщения он вставляет `job_id = 113`. <text:s text:c="153"/></text:p>
      <text:p text:style-name="P37"><text:s text:c="7"/>* Помещает это CAN-сообщение в can_tx_queue. <text:s text:c="186"/></text:p>
      <text:p text:style-name="P37"><text:s text:c="3"/>4. Обновляет состояние проекта, готовясь к следующему шагу: <text:s text:c="175"/></text:p>
      <text:p text:style-name="P37"><text:s text:c="3"/>1 <text:s text:c="4"/>g_active_jobs[0].current_step = SEQ_MOTOR_PUMP_WAIT_MOTOR; <text:s text:c="170"/></text:p>
      <text:p text:style-name="P37"><text:s text:c="3"/>5. Функция завершается. Task_Command_Dispatcher снова свободен и ждет любых новых событий (от USB или CAN). Он не заблокирован ожиданием мотора. <text:s text:c="90"/></text:p>
      <text:p text:style-name="P37"><text:s text:c="238"/></text:p>
      <text:p text:style-name="P37"><text:s text:c="2"/>--- <text:s text:c="232"/></text:p>
      <text:p text:style-name="P37"><text:s text:c="238"/></text:p>
      <text:p text:style-name="P37"><text:s text:c="2"/><text:span text:style-name="T1">Шаг 3: Работа Исполнителя №1</text:span> <text:s text:c="207"/></text:p>
      <text:p text:style-name="P37"><text:s text:c="238"/></text:p>
      <text:p text:style-name="P37"><text:s text:c="3"/>1. Исполнитель №1 получает CAN-команду. <text:s text:c="195"/></text:p>
      <text:p text:style-name="P37"><text:s text:c="3"/>2. Он видит команду "повернуть мотор" и извлекает из payload `job_id = 113`. <text:s text:c="158"/></text:p>
      <text:p text:style-name="P37"><text:s text:c="3"/>3. Выполняет поворот мотора.</text:p>
      <text:p text:style-name="P37"><text:s text:c="3"/>4. После завершения он формирует ответное CAN-сообщение (например, TASK_DONE).</text:p>
      <text:p text:style-name="P37"/>
      <text:p text:style-name="P37"><text:soft-page-break/><text:s text:c="3"/>5. Ключевой момент: Он включает в ответ тот же самый `job_id = 113` и отправляет сообщение обратно Дирижеру. <text:s text:c="126"/></text:p>
      <text:p text:style-name="P37"><text:s text:c="238"/></text:p>
      <text:p text:style-name="P37"><text:s text:c="2"/>--- <text:s text:c="232"/></text:p>
      <text:p text:style-name="P37"><text:s text:c="238"/></text:p>
      <text:p text:style-name="P37"><text:s text:c="2"/><text:span text:style-name="T1">Шаг 4: Обработка ответа (внутри Дирижера)</text:span> <text:s text:c="194"/></text:p>
      <text:p text:style-name="P37"><text:s text:c="238"/></text:p>
      <text:p text:style-name="P37"><text:s text:c="3"/>1. Task_CAN_Handler получает ответ от Исполнителя и кладет его в can_rx_queue. <text:s text:c="156"/></text:p>
      <text:p text:style-name="P37"><text:s text:c="3"/>2. Task_Command_Dispatcher "просыпается", так как в can_rx_queue есть данные. <text:s text:c="157"/></text:p>
      <text:p text:style-name="P37"><text:s text:c="3"/>3. Он извлекает ответное сообщение и первым делом смотрит на job_id в его payload. Это `113`. <text:s text:c="141"/></text:p>
      <text:p text:style-name="P37"><text:s text:c="3"/>4. Теперь он ищет в массиве `g_active_jobs` проект с job_id == 113. Находит его в слоте 0. <text:s text:c="144"/></text:p>
      <text:p text:style-name="P37"><text:s text:c="3"/>5. Теперь, когда у него есть и ответ, и контекст проекта, он снова вызывает "движок": run_job_sequencer(&amp;g_active_jobs[0], &amp;can_response). <text:s text:c="96"/></text:p>
      <text:p text:style-name="P37"><text:s text:c="238"/></text:p>
      <text:p text:style-name="P37"><text:s text:c="2"/>--- <text:s text:c="232"/></text:p>
      <text:p text:style-name="P37"><text:s text:c="238"/></text:p>
      <text:p text:style-name="P37"><text:s text:c="2"/><text:span text:style-name="T1">Шаг 5: Выполнение второго шага проекта (внутри Дирижера) <text:s text:c="2"/></text:span><text:s text:c="177"/></text:p>
      <text:p text:style-name="P37"><text:s text:c="238"/></text:p>
      <text:p text:style-name="P37"><text:s text:c="3"/>1. run_job_sequencer снова смотрит на current_step в g_active_jobs[0]. Сейчас это SEQ_MOTOR_PUMP_WAIT_MOTOR. <text:s text:c="126"/></text:p>
      <text:p text:style-name="P37"><text:s text:c="3"/>2. Он видит, что пришедший ответ — TASK_DONE, значит, ожидание завершено. <text:s text:c="161"/></text:p>
      <text:p text:style-name="P37"><text:s text:c="3"/>3. Выполняет логику для этого шага: <text:s text:c="199"/></text:p>
      <text:p text:style-name="P37"><text:s text:c="7"/>* Создает CAN-сообщение для Executor_ID=2 с командой "включить насос". <text:s text:c="160"/></text:p>
      <text:p text:style-name="P37"><text:s text:c="7"/>* Вставляет в это сообщение тот же `job_id = 113`. <text:s text:c="180"/></text:p>
      <text:p text:style-name="P37"><text:s text:c="7"/>* Помещает сообщение в can_tx_queue. <text:s text:c="194"/></text:p>
      <text:p text:style-name="P37"><text:s text:c="3"/>4. Обновляет состояние проекта: <text:s text:c="203"/></text:p>
      <text:p text:style-name="P37"><text:s text:c="3"/>1 <text:s text:c="4"/>g_active_jobs[0].current_step = SEQ_MOTOR_PUMP_DONE; <text:s text:c="176"/></text:p>
      <text:p text:style-name="P37"><text:s text:c="238"/></text:p>
      <text:p text:style-name="P37"><text:s text:c="2"/>--- <text:s text:c="232"/></text:p>
      <text:p text:style-name="P37"><text:s text:c="238"/></text:p>
      <text:p text:style-name="P37"><text:s text:c="2"/><text:span text:style-name="T1">Шаг 6: Завершение проекта </text:span><text:s text:c="210"/></text:p>
      <text:p text:style-name="P37"><text:s text:c="238"/></text:p>
      <text:p text:style-name="P37"><text:s text:c="3"/>1. Цикл повторяется: Исполнитель №2 выполняет команду и присылает ответ с job_id = 113. <text:s text:c="147"/></text:p>
      <text:p text:style-name="P37"><text:s text:c="3"/>2. Диспетчер получает ответ, находит по job_id проект g_active_jobs[0]. <text:s text:c="163"/></text:p>
      <text:p text:style-name="P37"><text:s text:c="3"/>3. Он видит, что current_step был SEQ_MOTOR_PUMP_DONE, и понимает, что вся последовательность завершена. <text:s text:c="130"/></text:p>
      <text:p text:style-name="P37"><text:s text:c="3"/>4. Отправляет сообщение "Full sequence complete" пользователю через usb_tx_queue. <text:s text:c="153"/></text:p>
      <text:p text:style-name="P37"><text:s text:c="3"/>5. Очищает слот проекта, делая его доступным для новых задач: <text:s text:c="173"/></text:p>
      <text:p text:style-name="P37"><text:s text:c="3"/>1 <text:s text:c="4"/>g_active_jobs[0].is_active = false; <text:s text:c="193"/></text:p>
      <text:p text:style-name="P37"><text:s text:c="238"/></text:p>
      <text:p text:style-name="P37"><text:s text:c="2"/><text:span text:style-name="T1">Вывод </text:span><text:s text:c="230"/></text:p>
      <text:p text:style-name="P37"><text:s text:c="238"/></text:p>
      <text:p text:style-name="P37"><text:s text:c="2"/>job_id — это "клей", который связывает асинхронные, разрозненные сообщения в единую логическую цепочку. Task_Command_Dispatcher не хранит состояние в своих локальных переменных, а использует массив g_active_jobs как свою "память" о <text:span text:style-name="T15">т</text:span>екущих делах. Это позволяет ему одновременно "вести" несколько таких проектов, не путая, какой ответ к какому проекту относится. <text:s text:c="67"/></text:p>
      <text:p text:style-name="P33"/>
      <text:p text:style-name="P33"/>
      <text:p text:style-name="P8">&gt; вопрос по шагам (состояниям конечного автомата) когда мы их объявляем в enum processstep_t, они не привзаны к какому то определенному проекту? мы можем <text:soft-page-break/>"собирать проект" из этого набота комманд? они же могут быть идентичны и оличаться <text:s/>только аргументами? <text:s/><text:span text:style-name="T6"><text:s text:c="215"/></text:span></text:p>
      <text:p text:style-name="P33"><text:s text:c="238"/></text:p>
      <text:p text:style-name="P33">✦ Это невероятно проницательный вопрос! Вы абсолютно правы. Смешивать все шаги всех возможных процессов в один гигантский enum — это действительно негибко и плохо масштабируется. Мой предыдущий пример был упрощением, чтобы донести идею, но вы верно заметили его слабое место. <text:s text:c="197"/></text:p>
      <text:p text:style-name="P33"><text:s text:c="238"/></text:p>
      <text:p text:style-name="P33"><text:s text:c="2"/>Давайте спроектируем более профессиональную и гибкую систему, которая отвечает на все ваши вопросы. <text:s text:c="136"/></text:p>
      <text:p text:style-name="P33"><text:s text:c="238"/></text:p>
      <text:p text:style-name="P33"><text:s text:c="2"/><text:span text:style-name="T1">Основная идея: Отделить "что делать" (данные) от "как делать" (код). <text:s/></text:span><text:s text:c="166"/></text:p>
      <text:p text:style-name="P33"><text:s text:c="238"/></text:p>
      <text:p text:style-name="P33"><text:s text:c="2"/><text:span text:style-name="T7">Ваши комплексные операции — это, по сути, "рецепты" или "сценарии".</text:span> А действия вроде "<text:span text:style-name="T7">повернуть мотор" или "включить насос" — это "ингредиенты". </text:span>Нет смысла создавать новый "ингредиент" для каждого рецепта. <text:s text:c="30"/></text:p>
      <text:p text:style-name="P33"><text:s text:c="238"/></text:p>
      <text:p text:style-name="P33"><text:s text:c="2"/><text:span text:style-name="T1">Шаг 1: Определяем "строительные блоки" (атомарные действия) </text:span><text:s text:c="176"/></text:p>
      <text:p text:style-name="P33"><text:s text:c="238"/></text:p>
      <text:p text:style-name="P33"><text:s text:c="2"/>Вместо одного enum для всех шагов, мы создадим enum для базовых, атомарных действий, которые может выполнять ваша система. <text:s text:c="113"/></text:p>
      <text:p text:style-name="P33"><text:s text:c="238"/></text:p>
      <text:p text:style-name="P33"><text:s text:c="3"/>1 typedef enum { <text:s text:c="218"/></text:p>
      <text:p text:style-name="P33"><text:s text:c="3"/>2 <text:s text:c="4"/>ACTION_NONE, <text:s text:c="216"/></text:p>
      <text:p text:style-name="P33"><text:s text:c="3"/>3 <text:s text:c="4"/>ACTION_ROTATE_MOTOR, <text:s text:c="208"/></text:p>
      <text:p text:style-name="P33"><text:s text:c="3"/>4 <text:s text:c="4"/>ACTION_START_PUMP, <text:s text:c="210"/></text:p>
      <text:p text:style-name="P33"><text:s text:c="3"/>5 <text:s text:c="4"/>ACTION_STOP_PUMP, <text:s text:c="211"/></text:p>
      <text:p text:style-name="P33"><text:s text:c="3"/>6 <text:s text:c="4"/>ACTION_READ_SENSOR, <text:s text:c="209"/></text:p>
      <text:p text:style-name="P33"><text:s text:c="3"/>7 <text:s text:c="4"/>ACTION_WAIT_MS, // Просто подождать N миллисекунд <text:s text:c="179"/></text:p>
      <text:p text:style-name="P33"><text:s text:c="3"/>8 <text:s text:c="4"/>// ... и другие базовые действия <text:s text:c="196"/></text:p>
      <text:p text:style-name="P33"><text:s text:c="3"/>9 } ActionType_t; <text:s text:c="217"/></text:p>
      <text:p text:style-name="P33"><text:s text:c="238"/></text:p>
      <text:p text:style-name="P33"><text:s text:c="2"/><text:span text:style-name="T1">Шаг 2: Определяем "шаг сценария" </text:span><text:s text:c="203"/></text:p>
      <text:p text:style-name="P33"><text:s text:c="238"/></text:p>
      <text:p text:style-name="P33"><text:s text:c="2"/>Теперь мы можем сказать, что любой шаг в любом сценарии — это одно из этих атомарных действий с определенными параметрами. Это напрямую отвечает на ваш вопрос: "они же могут быть идентичны и отличаться только аргументами?" — Да! <text:s text:c="7"/></text:p>
      <text:p text:style-name="P33"><text:s text:c="238"/></text:p>
      <text:p text:style-name="P33"><text:s text:c="4"/>1 <text:span text:style-name="T1">// Структура, описывающая один шаг в любом сценарии</text:span> <text:s text:c="180"/></text:p>
      <text:p text:style-name="P33"><text:s text:c="4"/>2 typedef struct { <text:s text:c="215"/></text:p>
      <text:p text:style-name="P33"><text:s text:c="4"/>3 <text:s text:c="4"/>ActionType_t action; // Какое действие выполнить? <text:s text:c="178"/></text:p>
      <text:p text:style-name="P33"><text:s text:c="4"/>4 <text:s text:c="232"/></text:p>
      <text:p text:style-name="P33"><text:s text:c="4"/>5 <text:s text:c="4"/>// Объединение (union) для экономии памяти, так как для разных <text:s text:c="165"/></text:p>
      <text:p text:style-name="P33"><text:s text:c="4"/>6 <text:s text:c="4"/>// действий нужны разные наборы параметров. <text:s text:c="184"/></text:p>
      <text:p text:style-name="P33"><text:s text:c="4"/>7 <text:s text:c="4"/>union { <text:s text:c="220"/></text:p>
      <text:p text:style-name="P33"><text:s text:c="4"/>8 <text:s text:c="8"/>struct { uint8_t motor_id; int16_t steps; uint16_t speed; } rotate_motor; <text:s text:c="150"/></text:p>
      <text:p text:style-name="P33"><text:s text:c="4"/>9 <text:s text:c="8"/>struct { uint8_t pump_id; } start_pump; <text:s text:c="184"/></text:p>
      <text:p text:style-name="P33"><text:s text:c="3"/>10 <text:s text:c="8"/>struct { uint8_t sensor_id; } read_sensor; <text:s text:c="181"/></text:p>
      <text:p text:style-name="P33"><text:s text:c="3"/>11 <text:s text:c="8"/>struct { uint32_t delay_ms; } wait; <text:s text:c="188"/></text:p>
      <text:p text:style-name="P33"><text:s text:c="3"/>12 <text:s text:c="4"/>} params; <text:s text:c="218"/></text:p>
      <text:p text:style-name="P33"><text:s text:c="3"/>13 <text:s text:c="232"/></text:p>
      <text:p text:style-name="P38"><text:s text:c="3"/>14 } ProcessStep_t; <text:s text:c="5"/></text:p>
      <text:p text:style-name="P38"><text:soft-page-break/></text:p>
      <text:p text:style-name="P38"><text:s/><text:span text:style-name="T1">Шаг 3: "Собираем проект" (Описываем сценарии как данные)</text:span> <text:s text:c="179"/></text:p>
      <text:p text:style-name="P38"><text:s text:c="238"/></text:p>
      <text:p text:style-name="P38"><text:s text:c="2"/>Теперь самое интересное. Ваши комплексные операции становятся просто массивами данных (рецептами), которые хранятся во Flash-памяти. <text:s text:c="103"/></text:p>
      <text:p text:style-name="P38"><text:s text:c="238"/></text:p>
      <text:p text:style-name="P38"><text:s text:c="4"/>1 <text:span text:style-name="T1">// "Рецепт" для операции "Повернуть мотор, потом включить насос"</text:span> <text:s text:c="167"/></text:p>
      <text:p text:style-name="P38"><text:s text:c="4"/>2 <text:span text:style-name="T7">const ProcessStep_t g_sequence_motor_pump[]</text:span> = { <text:s text:c="184"/></text:p>
      <text:p text:style-name="P38"><text:s text:c="4"/>3 <text:s text:c="4"/>{ .action = ACTION_ROTATE_MOTOR, .params.rotate_motor = { .motor_id=1, .steps=50, .speed=500 } }, <text:s text:c="130"/></text:p>
      <text:p text:style-name="P38"><text:s text:c="4"/>4 <text:s text:c="4"/>{ .action = ACTION_START_PUMP, <text:s text:c="2"/>.params.start_pump <text:s text:c="2"/>= { .pump_id=1 } }, <text:s text:c="154"/></text:p>
      <text:p text:style-name="P38"><text:s text:c="4"/>5 <text:s text:c="4"/>{ .action = ACTION_NONE } // Маркер конца сценария <text:s text:c="177"/></text:p>
      <text:p text:style-name="P38"><text:s text:c="4"/>6 }; <text:s text:c="229"/></text:p>
      <text:p text:style-name="P38"><text:s text:c="4"/>7 <text:s text:c="232"/></text:p>
      <text:p text:style-name="P38"><text:s text:c="4"/>8 <text:span text:style-name="T1">// "Рецепт" для другой операции "Прочитать датчик, подождать, повернуть другой мотор" </text:span><text:s text:c="146"/></text:p>
      <text:p text:style-name="P38"><text:s text:c="4"/>9 <text:span text:style-name="T7">const ProcessStep_t g_sequence_sensor_motor[]</text:span> = { <text:s text:c="182"/></text:p>
      <text:p text:style-name="P38"><text:s text:c="3"/>10 <text:s text:c="4"/>{ .action = ACTION_READ_SENSOR, <text:s/>.params.read_sensor <text:s/>= { .sensor_id=3 } }, <text:s text:c="152"/></text:p>
      <text:p text:style-name="P38"><text:s text:c="3"/>11 <text:s text:c="4"/>{ .action = ACTION_WAIT_MS, <text:s text:c="5"/>.params.wait <text:s text:c="8"/>= { .delay_ms=1000 } }, <text:s text:c="150"/></text:p>
      <text:p text:style-name="P38"><text:s text:c="3"/>12 <text:s text:c="4"/>{ .action = ACTION_ROTATE_MOTOR, .params.rotate_motor = { .motor_id=2, .steps=-200, .speed=100 } }, <text:s text:c="128"/></text:p>
      <text:p text:style-name="P38"><text:s text:c="3"/>13 <text:s text:c="4"/>{ .action = ACTION_NONE } <text:s text:c="202"/></text:p>
      <text:p text:style-name="P38"><text:s text:c="3"/>14 }; <text:s text:c="229"/></text:p>
      <text:p text:style-name="P38"><text:s text:c="238"/></text:p>
      <text:p text:style-name="P38"><text:s text:c="2"/><text:span text:style-name="T1">Шаг 4: Обновляем "Движок" (Диспетчер и Контекст) </text:span><text:s text:c="187"/></text:p>
      <text:p text:style-name="P38"><text:s text:c="238"/></text:p>
      <text:p text:style-name="P38"><text:s text:c="2"/><text:span text:style-name="T1">Теперь контекст выполнения (JobContext_t) хранит не громоздкий enum, а просто указатель на </text:span><text:span text:style-name="T8">"рецепт"</text:span><text:span text:style-name="T1"> и номер текущего шага. <text:s/></text:span><text:s text:c="112"/></text:p>
      <text:p text:style-name="P38"><text:s text:c="238"/></text:p>
      <text:p text:style-name="P38"><text:s text:c="3"/>1 typedef struct { <text:s text:c="216"/></text:p>
      <text:p text:style-name="P38"><text:s text:c="3"/>2 <text:s text:c="4"/>bool is_active; <text:s text:c="213"/></text:p>
      <text:p text:style-name="P38"><text:s text:c="3"/>3 <text:s text:c="4"/>uint32_t job_id; <text:s text:c="212"/></text:p>
      <text:p text:style-name="P38"><text:s text:c="3"/>4 <text:s text:c="4"/>const ProcessStep_t *current_sequence; // Указатель на массив-сценарий (например, на g_sequence_motor_pump) <text:s text:c="121"/></text:p>
      <text:p text:style-name="P38"><text:s text:c="3"/>5 <text:s text:c="4"/>uint8_t current_step_index; <text:s text:c="11"/>// Индекс текущего шага в этом сценарии (0, 1, 2...) <text:s text:c="137"/></text:p>
      <text:p text:style-name="P38"><text:s text:c="3"/>6 } JobContext_t; <text:s text:c="217"/></text:p>
      <text:p text:style-name="P38"><text:s text:c="238"/></text:p>
      <text:p text:style-name="P38"><text:s text:c="2"/>Как работает обновленный `Task_Command_Dispatcher`: <text:s text:c="184"/></text:p>
      <text:p text:style-name="P38"><text:s text:c="238"/></text:p>
      <text:p text:style-name="P38"><text:s text:c="3"/>1. Запуск: Приходит команда START_MOTOR_PUMP_SEQ. Диспетчер находит свободный JobContext, устанавливает is_active = true, job_id = 114, а главное: <text:s text:c="88"/></text:p>
      <text:p text:style-name="P38"><text:s text:c="7"/>* current_sequence = g_sequence_motor_pump; <text:s text:c="187"/></text:p>
      <text:p text:style-name="P38"><text:s text:c="7"/>* current_step_index = 0; <text:s text:c="205"/></text:p>
      <text:p text:style-name="P38"><text:s text:c="238"/></text:p>
      <text:p text:style-name="P38"><text:s text:c="3"/>2. Выполнение: Диспетчер вызывает "движок", который: <text:s text:c="182"/></text:p>
      <text:p text:style-name="P38"><text:s text:c="7"/>* Берет текущий шаг: const ProcessStep_t *step = &amp;job-&gt;current_sequence[job-&gt;current_step_index]; <text:s text:c="133"/></text:p>
      <text:p text:style-name="P38"><text:s text:c="7"/>* Смотрит на step-&gt;action через switch-case. <text:s text:c="186"/></text:p>
      <text:p text:style-name="P38"><text:s text:c="7"/>* case ACTION_ROTATE_MOTOR:: он берет параметры из step-&gt;params.rotate_motor, формирует CAN-сообщение (с job_id) и отправляет его. <text:s text:c="100"/></text:p>
      <text:p text:style-name="P38"><text:s text:c="7"/>* case ACTION_WAIT_MS:: он не отправляет CAN-сообщение, а просто запускает внутренний таймер, связанный с этим job_id. <text:s text:c="112"/></text:p>
      <text:p text:style-name="P38"><text:soft-page-break/><text:s text:c="238"/></text:p>
      <text:p text:style-name="P38"><text:s text:c="3"/>3. Переход к следующему шагу: Когда приходит ответ от Исполнителя (или срабатывает таймер), Диспетчер находит нужный JobContext по job_id, просто инкрементирует `current_step_index` и снова запускает "движок" для выполнения нового <text:s text:c="4"/></text:p>
      <text:p text:style-name="P38"><text:s text:c="6"/>шага. <text:s text:c="226"/></text:p>
      <text:p text:style-name="P38"><text:s text:c="238"/></text:p>
      <text:p text:style-name="P38"><text:s text:c="3"/>4. Завершение: Если current_step_index указывает на шаг, где action == ACTION_NONE, значит, сценарий завершен. <text:s text:c="124"/></text:p>
      <text:p text:style-name="P38"><text:s text:c="238"/></text:p>
      <text:p text:style-name="P39"><text:span text:style-name="T1"><text:s text:c="2"/>Вывод </text:span><text:s text:c="3"/></text:p>
      <text:p text:style-name="P39"/>
      <text:p text:style-name="P39">Эта архитектура на порядок лучше: <text:s text:c="202"/></text:p>
      <text:p text:style-name="P39"><text:s text:c="3"/>* Да, вы "собираете проект" из набора стандартных команд, описывая его как массив данных. <text:s text:c="145"/></text:p>
      <text:p text:style-name="P39"><text:s text:c="3"/>* Да, шаги могут быть идентичны по действию (`ACTION_ROTATE_MOTOR`) и отличаться только аргументами, которые хранятся рядом. <text:s text:c="110"/></text:p>
      <text:p text:style-name="P39"><text:s text:c="3"/>* Логика выполнения (код "движка") полностью отделена от описания сценариев (данных). Вы можете добавлять десятки новых сложных сценариев, просто описывая новые массивы-рецепты, и при этом не меняя ни строчки кода в самом диспетчере. <text:s/></text:p>
      <text:p text:style-name="P39"><text:s text:c="238"/></text:p>
      <text:p text:style-name="P40"><text:s text:c="2"/>Это очень мощный, гибкий и профессиональный подход, известный как "Data-Driven Design" (дизайн, управляемый данными). </text:p>
      <text:p text:style-name="P40"/>
      <text:p text:style-name="P40"><text:span text:style-name="T1"><text:s text:c="2"/>для чего нужен JobContext? <text:s text:c="5"/></text:span><text:s text:c="204"/></text:p>
      <text:p text:style-name="P40"><text:s text:c="238"/></text:p>
      <text:p text:style-name="P40"><text:span text:style-name="T1">✦ Отличный вопрос. Если коротко, JobContext_t — это память о конкретной комплексной операции.</text:span> <text:s text:c="144"/></text:p>
      <text:p text:style-name="P40"><text:s text:c="238"/></text:p>
      <text:p text:style-name="P40"><text:s text:c="2"/>Давайте объясню на аналогии. <text:s text:c="207"/></text:p>
      <text:p text:style-name="P40"><text:s text:c="238"/></text:p>
      <text:p text:style-name="P40"><text:s text:c="2"/>Представьте, что Task_Command_Dispatcher — это очень занятой, но забывчивый менеджер. Он может делать только одно действие в один момент времени. <text:s text:c="90"/></text:p>
      <text:p text:style-name="P40"><text:s text:c="238"/></text:p>
      <text:p text:style-name="P40"><text:s text:c="2"/>Проблема: "Асинхронная амнезия" <text:s text:c="204"/></text:p>
      <text:p text:style-name="P40"><text:s text:c="238"/></text:p>
      <text:p text:style-name="P40"><text:s text:c="3"/>1. Вы подходите к менеджеру и даете ему сложную задачу: "Сначала отправь деталь А на станок 1, а когда он закончит, отправь деталь Б на станок 2". <text:s text:c="88"/></text:p>
      <text:p text:style-name="P40"><text:s text:c="3"/>2. Менеджер берет деталь А, относит ее на станок 1, отдает рабочему и говорит: "Когда закончишь, сообщи мне". <text:s text:c="125"/></text:p>
      <text:p text:style-name="P40"><text:s text:c="3"/>3. После этого менеджер мгновенно забывает о вашей просьбе и идет заниматься другими делами (например, отвечать на звонки от других людей). <text:s text:c="95"/></text:p>
      <text:p text:style-name="P40"><text:s text:c="3"/>4. Через 5 минут к нему прибегает рабочий со станка 1 и говорит: "Я закончил!". <text:s text:c="155"/></text:p>
      <text:p text:style-name="P40"><text:s text:c="3"/>5. Менеджер смотрит на него и думает: "Отлично... а что я должен делать дальше? Это было частью какой-то большой задачи? Или это была одиночная команда? Кто вообще просил это сделать?" <text:s text:c="50"/></text:p>
      <text:p text:style-name="P40"><text:s text:c="238"/></text:p>
      <text:p text:style-name="P40"><text:s text:c="2"/><text:span text:style-name="T1">Без "памяти" менеджер не сможет выполнить второй шаг вашей задачи.</text:span> <text:s text:c="169"/></text:p>
      <text:p text:style-name="P40"><text:s text:c="238"/></text:p>
      <text:p text:style-name="P40"><text:s text:c="2"/>Решение: JobContext_t как "Карточка проекта" <text:s text:c="191"/></text:p>
      <text:p text:style-name="P40"><text:s text:c="238"/></text:p>
      <text:p text:style-name="P40"><text:s text:c="2"/>JobContext_t — это и есть эта "память". Это карточка, которую менеджер заводит в самом начале для вашей комплексной задачи. <text:s text:c="112"/></text:p>
      <text:p text:style-name="P40"><text:soft-page-break/><text:s text:c="238"/></text:p>
      <text:p text:style-name="P40"><text:s text:c="2"/>На этой карточке он записывает всё, что ему нужно знать об этой конкретной задаче: <text:s text:c="153"/></text:p>
      <text:p text:style-name="P40"><text:s text:c="238"/></text:p>
      <text:p text:style-name="P40"><text:s text:c="3"/>* is_active: "Эта карточка сейчас в работе?" <text:s text:c="190"/></text:p>
      <text:p text:style-name="P40"><text:s text:c="3"/>* job_id: "Какой у этого проекта уникальный номер?" (Наш "трекинг-номер") <text:s text:c="161"/></text:p>
      <text:p text:style-name="P40"><text:s text:c="3"/>* current_sequence: "По какому 'рецепту' мы работаем?" (Например, "рецепт мотор-насос") <text:s text:c="147"/></text:p>
      <text:p text:style-name="P40"><text:s text:c="3"/>* current_step_index: "На каком шаге этого 'рецепта' мы остановились?" (Например, "шаг 1, ждем ответа от мотора") <text:s text:c="121"/></text:p>
      <text:p text:style-name="P40"><text:s text:c="238"/></text:p>
      <text:p text:style-name="P40"><text:s text:c="2"/>К<text:span text:style-name="T1">ак это работает с "карточкой": <text:s/></text:span><text:s text:c="203"/></text:p>
      <text:p text:style-name="P40"><text:s text:c="238"/></text:p>
      <text:p text:style-name="P40"><text:s/><text:span text:style-name="T1"><text:s text:c="2"/>1. Создание "памяти": </text:span>Вы даете менеджеру задачу. Он берет пустую карточку (JobContext_t), присваивает ей номер (job_id = 113), записывает туда рецепт и начальный шаг, и кладет ее на свой стол (в массив g_active_jobs). <text:s text:c="17"/></text:p>
      <text:p text:style-name="P40"><text:s text:c="238"/></text:p>
      <text:p text:style-name="P40"><text:s text:c="3"/><text:span text:style-name="T1">2. Действие: </text:span>Он смотрит на карточку, видит первый шаг ("отправить деталь А на станок 1") и выполняет его. Рабочему он говорит: "Когда закончишь, сообщи мне результат по заказу №113". <text:s text:c="52"/></text:p>
      <text:p text:style-name="P40"><text:s text:c="238"/></text:p>
      <text:p text:style-name="P40"><text:s text:c="2"/><text:span text:style-name="T1"><text:s/>3. "Забывание":</text:span> Менеджер свободен и может заниматься другими задачами. <text:s text:c="164"/></text:p>
      <text:p text:style-name="P40"><text:s text:c="238"/></text:p>
      <text:p text:style-name="P40"><text:s text:c="3"/><text:span text:style-name="T1">4. Восстановление "памяти":</text:span> Прибегает рабочий и говорит: "Заказ №113 готов!". <text:s text:c="157"/></text:p>
      <text:p text:style-name="P40"><text:s text:c="238"/></text:p>
      <text:p text:style-name="P40"><text:s text:c="2"/><text:span text:style-name="T1"><text:s/>5. Реакция: </text:span>Менеджер ищет на своем столе карточку с номером 113. Находит ее. Смотрит на поле current_step_index и видит: "Ага, я ждал ответа от станка 1. Теперь я должен выполнить следующий шаг — отправить деталь Б на станок 2". Он <text:s text:c="3"/></text:p>
      <text:p text:style-name="P40"><text:s text:c="6"/>выполняет этот шаг и обновляет запись на карточке. <text:s text:c="181"/></text:p>
      <text:p text:style-name="P40"><text:s text:c="238"/></text:p>
      <text:p text:style-name="P40"><text:s text:c="2"/><text:span text:style-name="T1">Итог</text:span> <text:s text:c="231"/></text:p>
      <text:p text:style-name="P40"><text:s text:c="238"/></text:p>
      <text:p text:style-name="P40"><text:s text:c="2"/>JobContext_t нужен для: <text:s text:c="212"/></text:p>
      <text:p text:style-name="P40"><text:s text:c="238"/></text:p>
      <text:p text:style-name="P40"><text:s text:c="3"/>1. Хранения состояния долгой, многошаговой операции между асинхронными событиями. <text:s text:c="153"/></text:p>
      <text:p text:style-name="P40"><text:s text:c="3"/>2. Связывания ответов от Исполнителей с породившей их задачей (с помощью job_id). <text:s text:c="153"/></text:p>
      <text:p text:style-name="P40"><text:s text:c="3"/>3. Обеспечения параллелизма: Позволяет Диспетчеру одновременно управлять несколькими такими "проектами", у каждого из которых будет своя "карточка" (JobContext_t). <text:s text:c="71"/></text:p>
      <text:p text:style-name="P40"><text:s text:c="3"/>4. Инкапсуляции: Вся информация, относящаяся к одной комплексной операции, хранится в одном месте. <text:s text:c="136"/></text:p>
      <text:p text:style-name="P40"><text:s text:c="238"/></text:p>
      <text:p text:style-name="P9">&gt; обойтись просто job_id не получится? я это имел ввиду <text:s text:c="182"/></text:p>
      <text:p text:style-name="P9"><text:s text:c="237"/></text:p>
      <text:p text:style-name="P40"><text:span text:style-name="T1">✦ Да, вы уловили самую суть, и приведенные вами примеры кода — прекрасная иллюстрация этого. Вы правы: `job_id` — это ключ ко всей операции. <text:s text:c="3"/></text:span><text:s text:c="3"/></text:p>
      <text:p text:style-name="P40"/>
      <text:p text:style-name="P40"/>
      <text:p text:style-name="P40"><text:s text:c="2"/>Но сам по себе ключ бесполезен, если он не открывает "дверь" к остальной информации. <text:s text:c="151"/></text:p>
      <text:p text:style-name="P40"><text:s text:c="238"/></text:p>
      <text:p text:style-name="P40"><text:s text:c="2"/>Давайте посмотрим на ваши примеры и сравним их с нашей встраиваемой системой. <text:s text:c="158"/></text:p>
      <text:p text:style-name="P40"><text:s text:c="238"/></text:p>
      <text:p text:style-name="P40"><text:s text:c="2"/>Аналогия с веб-сервисом (ваши примеры) <text:s text:c="197"/></text:p>
      <text:p text:style-name="P40"><text:s text:c="238"/></text:p>
      <text:p text:style-name="P40"><text:soft-page-break/><text:s text:c="2"/>В ваших примерах кода (вероятно, из Python/Flask/Django приложения) есть словарь или хэш-мапа под названием running_jobs. <text:s text:c="114"/></text:p>
      <text:p text:style-name="P40"><text:s text:c="238"/></text:p>
      <text:p text:style-name="P40"><text:s text:c="3"/>1 # job = running_jobs[job_id] <text:s text:c="204"/></text:p>
      <text:p text:style-name="P40"><text:s text:c="238"/></text:p>
      <text:p text:style-name="P40"><text:s text:c="2"/>Эта строка выглядит так, как будто используется только job_id. Но на самом деле здесь происходят две вещи: <text:s text:c="129"/></text:p>
      <text:p text:style-name="P40"><text:s text:c="3"/>1. job_id используется как ключ. <text:s text:c="202"/></text:p>
      <text:p text:style-name="P40"><text:s text:c="3"/>2. running_jobs[job_id] возвращает значение — целый объект или словарь, в котором хранится вся информация о задаче (status, start_time, result и т.д.). <text:s text:c="83"/></text:p>
      <text:p text:style-name="P40"><text:s text:c="238"/></text:p>
      <text:p text:style-name="P40"><text:s text:c="2"/>То есть, job_id — это способ найти всю остальную информацию. <text:s text:c="175"/></text:p>
      <text:p text:style-name="P40"><text:s text:c="238"/></text:p>
      <text:p text:style-name="P40"><text:s text:c="2"/>Как это переносится на нашу встраиваемую систему (C) <text:s text:c="183"/></text:p>
      <text:p text:style-name="P40"><text:s text:c="238"/></text:p>
      <text:p text:style-name="P40"><text:s text:c="2"/>В языке C у нас нет встроенного словаря, как в Python. Нашим эквивалентом running_jobs является массив структур g_active_jobs. <text:s text:c="109"/></text:p>
      <text:p text:style-name="P40"><text:s text:c="238"/></text:p>
      <text:p text:style-name="P40"><text:s text:c="3"/>* `job_id` из Python — это поле job_id внутри нашей структуры JobContext_t. <text:s text:c="159"/></text:p>
      <text:p text:style-name="P40"><text:s text:c="3"/>* Объект `job` из Python — это вся наша структура `JobContext_t`. <text:s text:c="169"/></text:p>
      <text:p text:style-name="P40"><text:s text:c="3"/>* Словарь `running_jobs` из Python — это наш массив `g_active_jobs`. <text:s text:c="166"/></text:p>
      <text:p text:style-name="P40"><text:s text:c="3"/>* Быстрый поиск `running_jobs[job_id]` — это наш цикл `for`, который ищет в массиве `g_active_jobs` структуру с нужным `job_id`. <text:s text:c="106"/></text:p>
      <text:p text:style-name="P40"><text:s text:c="238"/></text:p>
      <text:p text:style-name="P40"><text:s text:c="2"/>Так можно ли обойтись просто job_id? <text:s text:c="199"/></text:p>
      <text:p text:style-name="P40"><text:s text:c="238"/></text:p>
      <text:p text:style-name="P40"><text:s text:c="2"/>Ответ: Да, `job_id` — это именно то, что вы передаете между компонентами, но он не существует в вакууме. <text:s text:c="131"/></text:p>
      <text:p text:style-name="P40"><text:s text:c="238"/></text:p>
      <text:p text:style-name="P40"><text:s text:c="3"/>1. `job_id` — это "трекинг-номер". Вы отправляете его Исполнителю вместе с командой. Исполнитель не знает ничего о проекте, он просто видит команду и "трекинг-номер". <text:s text:c="68"/></text:p>
      <text:p text:style-name="P40"><text:s text:c="3"/>2. Исполнитель возвращает результат вместе с этим же "трекинг-номером". <text:s text:c="163"/></text:p>
      <text:p text:style-name="P40"><text:s text:c="3"/>3. Когда ответ с job_id возвращается к Дирижеру, ему нужно использовать этот номер, чтобы найти всю остальную информацию о задаче. А эта информация — "на каком мы шаге?", "какой сценарий мы выполняем?" — как раз и хранится в структуре </text:p>
      <text:p text:style-name="P40"><text:s text:c="6"/>JobContext_t. <text:s text:c="218"/></text:p>
      <text:p text:style-name="P40"><text:s text:c="238"/></text:p>
      <text:p text:style-name="P40"><text:s text:c="2"/>`JobContext_t` — это не замена `job_id`, а хранилище данных, которое ассоциируется с этим `job_id`. <text:s text:c="136"/></text:p>
      <text:p text:style-name="P40"><text:s text:c="238"/></text:p>
      <text:p text:style-name="P40"><text:s text:c="2"/>Аналогия с заказом в интернет-магазине: <text:s text:c="196"/></text:p>
      <text:p text:style-name="P40"><text:s text:c="3"/>* job_id — это номер вашего заказа (например, №12345). <text:s text:c="180"/></text:p>
      <text:p text:style-name="P40"><text:s text:c="3"/>* JobContext_t — это вся информация о вашем заказе в базе данных магазина: ваш адрес, состав заказа, статус ("собирается", "в пути", "доставлен"). <text:s text:c="88"/></text:p>
      <text:p text:style-name="P40"><text:s text:c="238"/></text:p>
      <text:p text:style-name="P40"><text:s text:c="2"/>Когда вы звоните в службу поддержки, вы называете только номер заказа (job_id). Оператор использует этот номер, чтобы найти в базе данных всю остальную информацию (JobContext_t) и сказать вам, на каком этапе находится ваш заказ. <text:s text:c="7"/></text:p>
      <text:p text:style-name="P40"><text:s text:c="238"/></text:p>
      <text:p text:style-name="P40"><text:s text:c="2"/>Вывод: Ваша мысль абсолютно верна. job_id — это центральный идентификатор, который "путешествует" по системе. Но он служит ключом для доступа к более полной структуре JobContext_t, которая постоянно хранится в Дирижере и описывает <text:s text:c="5"/></text:p>
      <text:p text:style-name="P41"><text:soft-page-break/><text:s text:c="2"/>полное состояние задачи. <text:s text:c="4"/></text:p>
      <text:p text:style-name="P41"/>
      <text:p text:style-name="P41"/>
      <text:p text:style-name="P41"><text:span text:style-name="T1">&gt; ок. Мы много обсудили. Какие у тебя еще будут предложения по диспетчеру? <text:s text:c="3"/></text:span><text:s text:c="160"/></text:p>
      <text:p text:style-name="P41"><text:s text:c="238"/></text:p>
      <text:p text:style-name="P41"><text:span text:style-name="T1">✦ Отличный вопрос. Мы заложили очень хороший фундамент. Теперь можно подумать о "втором этаже" — функциях, которые сделают Диспетчер по-настоящему надежным и удобным. </text:span><text:s text:c="71"/></text:p>
      <text:p text:style-name="P41"><text:s text:c="238"/></text:p>
      <text:p text:style-name="P41"><text:s text:c="2"/>Вот несколько предложений, о которых стоит подумать: <text:s text:c="183"/></text:p>
      <text:p text:style-name="P41"><text:s text:c="238"/></text:p>
      <text:p text:style-name="P41"><text:span text:style-name="T4"><text:s text:c="2"/>1. Реализация Тайм-аутов (Timeouts) <text:s/></text:span><text:s text:c="199"/></text:p>
      <text:p text:style-name="P41"><text:s text:c="238"/></text:p>
      <text:p text:style-name="P41"><text:s text:c="2"/>Проблема: Что произойдет, если Дирижер отправил команду Исполнителю, а Исполнитель "завис" или оборвалась связь, и ответ так и не пришел? В нашей текущей схеме "проект" (JobContext) будет вечно висеть в состоянии ожидания, и этот слот <text:s/></text:p>
      <text:p text:style-name="P41"><text:s text:c="2"/>никогда <text:span text:style-name="T3">не</text:span> освободится. <text:s text:c="212"/></text:p>
      <text:p text:style-name="P41"><text:s text:c="238"/></text:p>
      <text:p text:style-name="P41"><text:span text:style-name="T1"><text:s text:c="2"/>Решение: <text:s text:c="2"/></text:span><text:s text:c="225"/></text:p>
      <text:p text:style-name="P41"><text:s text:c="3"/>* В структур<text:span text:style-name="T3">у</text:span> JobContext_t добавьте поле uint32_t start_time_ms;. <text:s text:c="169"/></text:p>
      <text:p text:style-name="P41"><text:s text:c="3"/>* Когда Диспетчер отправляет команду Исполнителю и переходит в состояние ожидания (..._WAIT_...), он должен записать в это поле текущее время: job-&gt;start_time_ms = HAL_GetTick();. <text:s text:c="55"/></text:p>
      <text:p text:style-name="P41"><text:s text:c="3"/>* Создайте отдельную, низкоприоритетную задачу <text:span text:style-name="T1">Task_Jobs_Monitor,</text:span> которая просыпается, скажем, каждые 100 мс. <text:s text:c="125"/></text:p>
      <text:p text:style-name="P41"><text:s text:c="3"/>* Эта задача пробегается по всему массиву <text:span text:style-name="T7">g_active_jobs</text:span> и для каждого активного проекта проверяет: <text:s text:c="136"/></text:p>
      <text:p text:style-name="P41"><text:s text:c="238"/></text:p>
      <text:p text:style-name="P41"><text:s text:c="3"/>1 <text:s text:c="4"/>if (HAL_GetTick() - job-&gt;start_time_ms &gt; JOB_TIMEOUT_MS) { <text:s text:c="170"/></text:p>
      <text:p text:style-name="P41"><text:s text:c="3"/>2 <text:s text:c="8"/>// Тайм-аут! <text:s text:c="212"/></text:p>
      <text:p text:style-name="P41"><text:s text:c="3"/>3 <text:s text:c="4"/>} <text:s text:c="227"/></text:p>
      <text:p text:style-name="P41"><text:s text:c="3"/><text:span text:style-name="T1">* Если тайм-аут обнаружен, Task_Jobs_Monitor должен "убить" зависший проект: перевести его в состояние ошибки, сообщить об этом пользователю и освободить слот (is_active = false). <text:s/></text:span><text:s text:c="54"/></text:p>
      <text:p text:style-name="P41"><text:s text:c="238"/></text:p>
      <text:p text:style-name="P41"><text:s text:c="2"/><text:span text:style-name="T1">Результат:</text:span> Система становится устойчивой к "зависанию" отдельных узлов. <text:s text:c="164"/></text:p>
      <text:p text:style-name="P41"><text:s text:c="238"/></text:p>
      <text:p text:style-name="P41"><text:s text:c="2"/><text:span text:style-name="T1">2. Очередь команд и Приоритизация</text:span> <text:s text:c="202"/></text:p>
      <text:p text:style-name="P41"><text:s text:c="238"/></text:p>
      <text:p text:style-name="P41"><text:s text:c="2"/>Проблема: Что если пользователь отправит команду EMERGENCY_STOP, в то время как Дирижер занят выполнением длинного сценария из 10 шагов? В текущей схеме EMERGENCY_STOP будет просто ждать, пока завершится текущий шаг. <text:s text:c="19"/></text:p>
      <text:p text:style-name="P41"><text:s text:c="238"/></text:p>
      <text:p text:style-name="P41"><text:s text:c="2"/>Решение: <text:s text:c="227"/></text:p>
      <text:p text:style-name="P41"><text:s text:c="2"/><text:span text:style-name="T1">Не все команды равны. Разделите их на категории.</text:span> <text:s text:c="187"/></text:p>
      <text:p text:style-name="P41"><text:s text:c="3"/><text:span text:style-name="T1">* Команды управления/реального времени:</text:span> EMERGENCY_STOP, PAUSE, GET_STATUS. Эти команды должны обрабатываться немедленно, возможно, даже прерывая или приостанавливая текущие "проекты". <text:s text:c="51"/></text:p>
      <text:p text:style-name="P41"><text:s text:c="3"/><text:span text:style-name="T1">* Команды-задания:</text:span> START_MOTOR_PUMP_SEQ, CALIBRATE_ALL. Эти команды создают новый "проект" и выполняются последовательно. <text:s text:c="113"/></text:p>
      <text:p text:style-name="P41"><text:s text:c="238"/></text:p>
      <text:p text:style-name="P41"><text:s text:c="2"/>Реализация: <text:s text:c="224"/></text:p>
      <text:p text:style-name="P41"><text:soft-page-break/><text:s text:c="2"/>Логика парсера команд может быть усложнена. Если приходит команда EMERGENCY_STOP, она не создает новый JobContext, а сразу же рассылает всем Исполнителям команду "стоп" и, возможно, приостанавливает все активные проекты в <text:s text:c="14"/></text:p>
      <text:p text:style-name="P41"><text:s text:c="2"/>g_active_jobs. <text:s text:c="221"/></text:p>
      <text:p text:style-name="P41"><text:s text:c="238"/></text:p>
      <text:p text:style-name="P41"><text:s/><text:span text:style-name="T1"><text:s/>3. Гибкая обработка ошибок и восстановление <text:s/></text:span><text:s text:c="191"/></text:p>
      <text:p text:style-name="P41"><text:s text:c="238"/></text:p>
      <text:p text:style-name="P42"><text:s text:c="2"/>Проблема: Исполнитель вернул не TASK_DONE, а ERROR_MOTOR_STALLED (ошибка: мотор заклинило). Что делать? <text:s text:c="70"/></text:p>
      <text:p text:style-name="P42"><text:s text:c="238"/></text:p>
      <text:p text:style-name="P42"><text:s/><text:span text:style-name="T1"><text:s/>Решение: <text:s/></text:span><text:s text:c="226"/></text:p>
      <text:p text:style-name="P42"><text:s text:c="2"/>Вместо того чтобы просто проваливать весь проект, можно предусмотреть более умную логику. <text:s text:c="146"/></text:p>
      <text:p text:style-name="P42"><text:s text:c="3"/>* В "рецепте" (ProcessStep_t) можно добавить поля <text:span text:style-name="T5">on_success_next_step</text:span> и <text:span text:style-name="T5">on_error_next_step. </text:span><text:s text:c="142"/></text:p>
      <text:p text:style-name="P42"><text:s text:c="3"/>* Когда Диспетчер получает ответ, он смотрит на него. Если ответ TASK_DONE, он переходит на on_success_next_step. <text:s text:c="121"/></text:p>
      <text:p text:style-name="P42"><text:s text:c="3"/>* Если ответ — ошибка, он переходит на on_error_next_step. Этот шаг может быть, например, таким: <text:s text:c="138"/></text:p>
      <text:p text:style-name="P42"><text:s text:c="6"/><text:span text:style-name="T1"><text:s/>1. Попробовать еще раз (ACTION_ROTATE_MOTOR с теми же параметрами). <text:s text:c="2"/></text:span><text:s text:c="161"/></text:p>
      <text:p text:style-name="P42"><text:s text:c="6"/><text:span text:style-name="T1"><text:s/>2. Попробовать "раскачать" мотор (отправить команду на поворот в другую сторону). </text:span><text:s text:c="149"/></text:p>
      <text:p text:style-name="P42"><text:s text:c="7"/><text:span text:style-name="T1">3. Отказаться от выполнения, освободить все задействованные ресурсы и сообщить пользователю о конкретной ошибке. </text:span><text:s text:c="118"/></text:p>
      <text:p text:style-name="P42"><text:s text:c="238"/></text:p>
      <text:p text:style-name="P42"><text:s text:c="2"/><text:span text:style-name="T1">Результат:</text:span> Система становится не просто устойчивой, а "умной", способной <text:span text:style-name="T16">с</text:span>амостоятельно выходить из некоторых нештатных ситуаций. <text:s text:c="106"/></text:p>
      <text:p text:style-name="P42"><text:s text:c="238"/></text:p>
      <text:p text:style-name="P42"><text:s text:c="2"/><text:span text:style-name="T1">4. Логирование и Диагностика</text:span> <text:s text:c="207"/></text:p>
      <text:p text:style-name="P42"><text:s text:c="238"/></text:p>
      <text:p text:style-name="P42"><text:s/><text:span text:style-name="T1"><text:s/>Проблема:</text:span> Система ведет себя странно, но вы не понимаете, на каком шаге и почему происходит сбой. <text:s text:c="138"/></text:p>
      <text:p text:style-name="P42"><text:s text:c="238"/></text:p>
      <text:p text:style-name="P42"><text:s text:c="2"/>Решение: <text:s text:c="227"/></text:p>
      <text:p text:style-name="P42"><text:s text:c="2"/>Диспетчер — идеальное место для ведения лога. <text:s text:c="190"/></text:p>
      <text:p text:style-name="P42"><text:s text:c="3"/>* Создайте отдельную, самую низкоприоритетную задачу Task_Logger и очередь для нее (log_queue). <text:s text:c="139"/></text:p>
      <text:p text:style-name="P42"><text:s text:c="3"/>* Task_Command_Dispatcher в ключевых точках отправляет в log_queue короткие сообщения: <text:s text:c="148"/></text:p>
      <text:p text:style-name="P42"><text:s text:c="7"/>* "JOB 113: START. Recipe: motor_pump." <text:s text:c="191"/></text:p>
      <text:p text:style-name="P42"><text:s text:c="7"/>* "JOB 113: Step 1 (ROTATE_MOTOR) sent to Exec 1." <text:s text:c="180"/></text:p>
      <text:p text:style-name="P42"><text:s text:c="7"/>* "JOB 113: Exec 1 OK. Step 2 (START_PUMP) sent to Exec 2." <text:s text:c="171"/></text:p>
      <text:p text:style-name="P42"><text:s text:c="7"/>* "ERROR: Timeout waiting for Exec 1 on JOB 113." <text:s text:c="181"/></text:p>
      <text:p text:style-name="P42"><text:s text:c="3"/>* Task_Logger забирает эти сообщения и может выводить их в отдельный UART (для отладки), сохранять на SD-карту или просто хранить в кольцевом буфере в ОЗУ, чтобы их можно было прочитать специальной диагностической командой. <text:s text:c="11"/></text:p>
      <text:p text:style-name="P42"><text:s text:c="238"/></text:p>
      <text:p text:style-name="P42"><text:s text:c="2"/>Результат: У вас появляется "черный ящик", который неоценим при отладке сложного поведения системы. <text:s text:c="136"/></text:p>
      <text:p text:style-name="P42"><text:s text:c="238"/></text:p>
      <text:p text:style-name="P42"><text:soft-page-break/><text:s text:c="2"/>Эти четыре пункта (тайм-ауты, приоритизация команд, обработка ошибок и логирование) превратят ваш Диспетчер из простого обработчика команд в надежный и профессиональный "мозг" всей системы. <text:s text:c="46"/></text:p>
      <text:p text:style-name="P42"><text:s text:c="238"/></text:p>
      <text:p text:style-name="P10">&gt; давай поговорим об архитектуре диспетчера. По сути достаточно сложная задача. Возможно, не корректно будет всю логику описать в одной task. Для себя я сейчас вижу такую архитектуру, согласно выполняеммому функционалу: извлечение <text:s text:c="7"/></text:p>
      <text:p text:style-name="P10"><text:s text:c="2"/>комманд из очередей, парсинг, хранение инградиентов и рецептов, обработчик и подготовка Can сооббщений, отправка сообщений в очередь. Возможно ли разбить все это на независимые блоки, чтобы была возможность их дальнейшей модернизации? <text:s/></text:p>
      <text:p text:style-name="P42"><text:s text:c="238"/></text:p>
      <text:p text:style-name="P10">✦ Это абсолютно верный и очень зрелый взгляд на архитектуру. Вы правы: по мере роста системы даже одна задача Task_Command_Dispatcher может стать слишком большой и сложной, превратившись в новый "божественный объект", который трудно <text:s text:c="5"/></text:p>
      <text:p text:style-name="P42"><text:span text:style-name="T1"><text:s text:c="2"/>поддерживать. <text:s text:c="11"/></text:span><text:s text:c="211"/></text:p>
      <text:p text:style-name="P42"><text:s text:c="238"/></text:p>
      <text:p text:style-name="P42"><text:s text:c="2"/>Разбить ее на более мелкие, независимые логические блоки — это следующий шаг к профессиональному дизайну. <text:s text:c="130"/></text:p>
      <text:p text:style-name="P42"><text:s text:c="238"/></text:p>
      <text:p text:style-name="P42"><text:s text:c="2"/>Важно понимать, что "разбить на блоки" не всегда означает "создать больше задач FreeRTOS". Создание большого количества задач может привести к накладным расходам (память под стек, время на переключение контекста). Чаще всего это означает разделение на программные модули — то есть, на логически сгруппированные .c и .h файлы с четким и ясным API, функции которых вызываются из одной управляющей задачи. <text:s text:c="60"/></text:p>
      <text:p text:style-name="P42"><text:s text:c="2"/>Давайте спроектируем такую модульную архитектуру для вашего Диспетчера, основываясь на выделенных вами функциях. <text:s text:c="4"/></text:p>
      <text:p text:style-name="P42"/>
      <text:p text:style-name="P43"><text:s/><text:span text:style-name="T1">Модульная архитектура Диспетчера</text:span> <text:s text:c="203"/></text:p>
      <text:p text:style-name="P43"><text:s text:c="238"/></text:p>
      <text:p text:style-name="P43"><text:s text:c="2"/>Task_Command_Dispatcher остается одной задачей, но ее код становится очень простым. Она превращается в дирижера, который управляет другими модулями. <text:s text:c="87"/></text:p>
      <text:p text:style-name="P43"><text:s text:c="238"/></text:p>
      <text:p text:style-name="P43"><text:s text:c="2"/><text:span text:style-name="T1">Модуль 1: </text:span>command_parser (command_parser.c, command_parser.h) <text:s text:c="174"/></text:p>
      <text:p text:style-name="P43"><text:s text:c="238"/></text:p>
      <text:p text:style-name="P43"><text:s text:c="3"/>* Ответственность: Только парсинг текстовых команд от пользователя. <text:s text:c="167"/></text:p>
      <text:p text:style-name="P43"><text:s text:c="3"/>* API (функции в `.h` файле): Parser_Parse(char *raw_string, ParsedCommand_t *result) <text:s text:c="149"/></text:p>
      <text:p text:style-name="P43"><text:s text:c="3"/>* Вход: Сырая строка из usb_rx_queue. <text:s text:c="197"/></text:p>
      <text:p text:style-name="P43"><text:s text:c="3"/>* Выход: Структура ParsedCommand_t, содержащая, например, ID команды и указатель на строку с аргументами. <text:s text:c="129"/></text:p>
      <text:p text:style-name="P43"><text:s text:c="3"/>* Внутренняя логика: Содержит ту самую command_table для сопоставления строк с ID команд. Этот модуль ничего не знает о проектах, CAN-шине или Исполнителях. <text:s text:c="78"/></text:p>
      <text:p text:style-name="P43"><text:s text:c="238"/></text:p>
      <text:p text:style-name="P43"><text:s text:c="2"/><text:span text:style-name="T1">Модуль 2:</text:span> recipe_store (recipe_store.c, recipe_store.h) <text:s text:c="180"/></text:p>
      <text:p text:style-name="P43"><text:s text:c="238"/></text:p>
      <text:p text:style-name="P43"><text:s text:c="3"/>* Ответственность: Хранение "рецептов" (последовательностей). <text:s text:c="173"/></text:p>
      <text:p text:style-name="P43"><text:s text:c="3"/>* API: Recipe_Get(RecipeID_t id) <text:s text:c="202"/></text:p>
      <text:p text:style-name="P43"><text:s text:c="3"/>* Вход: ID рецепта. <text:s text:c="215"/></text:p>
      <text:p text:style-name="P43"><text:s text:c="3"/>* Выход: Указатель на константный массив ProcessStep_t, описывающий этот рецепт. <text:s text:c="154"/></text:p>
      <text:p text:style-name="P43"><text:s text:c="3"/>* Внутренняя логика: Содержит все массивы const ProcessStep_t g_sequence_...[]. Это, по сути, ваша база данных сценариев, хранящаяся во Flash. <text:s text:c="92"/></text:p>
      <text:p text:style-name="P43"><text:s text:c="238"/></text:p>
      <text:p text:style-name="P43"><text:s text:c="2"/><text:span text:style-name="T1">Модуль 3:</text:span> job_manager (job_manager.c, job_manager.h) <text:s text:c="183"/></text:p>
      <text:p text:style-name="P43"><text:soft-page-break/><text:s text:c="238"/></text:p>
      <text:p text:style-name="P43"><text:s text:c="3"/>* Ответственность: Управление жизненным циклом "проектов" (Jobs). Это ядро системы. <text:s text:c="151"/></text:p>
      <text:p text:style-name="P43"><text:s text:c="3"/>* API: <text:s text:c="228"/></text:p>
      <text:p text:style-name="P43"><text:s text:c="7"/>* JobManager_CreateJob(RecipeID_t recipe_id, ...): Создает новый проект, находит для него JobContext и запускает первый шаг. <text:s text:c="106"/></text:p>
      <text:p text:style-name="P43"><text:s text:c="7"/>* JobManager_ProcessEvent(uint32_t job_id, Event_t event): Обрабатывает событие (например, ответ от Исполнителя) для конкретного проекта. <text:s text:c="93"/></text:p>
      <text:p text:style-name="P43"><text:s text:c="7"/>* JobManager_Tick(): Периодически вызывается для проверки тайм-аутов. <text:s text:c="161"/></text:p>
      <text:p text:style-name="P43"><text:s text:c="3"/>* Внутренняя логика: Содержит массив g_active_jobs, логику конечных автоматов, управление тайм-аутами. Этот модуль не знает, откуда приходят команды (USB/Serial) и как они кодируются для CAN. <text:s text:c="43"/></text:p>
      <text:p text:style-name="P43"><text:s text:c="238"/></text:p>
      <text:p text:style-name="P43"><text:s text:c="2"/><text:span text:style-name="T1">Модуль 4:</text:span> can_packer (can_packer.c, can_packer.h) <text:s text:c="186"/></text:p>
      <text:p text:style-name="P43"><text:s text:c="238"/></text:p>
      <text:p text:style-name="P43"><text:s text:c="3"/>* Ответственность: Подготовка CAN-сообщений. <text:s text:c="190"/></text:p>
      <text:p text:style-name="P43"><text:s text:c="3"/>* API: Набор функций вроде Packer_CreateRotateMotorMsg(params, job_id, &amp;can_msg). <text:s text:c="153"/></text:p>
      <text:p text:style-name="P43"><text:s text:c="3"/>* Вход: Структурированные данные (например, motor_id, steps) и job_id. <text:s text:c="164"/></text:p>
      <text:p text:style-name="P43"><text:s text:c="3"/>* Выход: Готовая к отправке структура CanMessage_t. <text:s text:c="183"/></text:p>
      <text:p text:style-name="P43"><text:s text:c="3"/>* Внутренняя логика: Знает точный битовый формат вашего CAN-протокола. Преобразует данные из структур C в байты. <text:s text:c="122"/></text:p>
      <text:p text:style-name="P43"><text:s text:c="238"/></text:p>
      <text:p text:style-name="P43"><text:s text:c="2"/>Как теперь работает Task_Command_Dispatcher <text:s text:c="192"/></text:p>
      <text:p text:style-name="P43"><text:s text:c="238"/></text:p>
      <text:p text:style-name="P43"><text:s text:c="2"/>Его основной цикл становится очень простым и декларативным: <text:s text:c="176"/></text:p>
      <text:p text:style-name="P43"><text:s text:c="238"/></text:p>
      <text:p text:style-name="P43"><text:s text:c="4"/>1 <text:span text:style-name="T1">// Упрощенный псевдокод внутри Task_Command_Dispatcher</text:span> <text:s text:c="177"/></text:p>
      <text:p text:style-name="P43"><text:s text:c="4"/>2 void vTaskDispatcher(void *pvParameters) { <text:s text:c="189"/></text:p>
      <text:p text:style-name="P43"><text:s text:c="4"/>3 <text:s text:c="4"/>for (;;) { <text:s text:c="217"/></text:p>
      <text:p text:style-name="P43"><text:s text:c="4"/>4 <text:s text:c="8"/>// Ожидаем событие из любой очереди (USB или CAN) <text:s text:c="174"/></text:p>
      <text:p text:style-name="P43"><text:s text:c="4"/>5 <text:s text:c="8"/>Event_t event = wait_for_any_event(); <text:s text:c="186"/></text:p>
      <text:p text:style-name="P43"><text:s text:c="4"/>6 <text:s text:c="232"/></text:p>
      <text:p text:style-name="P43"><text:s text:c="4"/>7 <text:s text:c="8"/>if (event.type == EVENT_FROM_USER) { <text:s text:c="187"/></text:p>
      <text:p text:style-name="P43"><text:s text:c="4"/>8 <text:s text:c="12"/>// 1. Парсим команду пользователя <text:s text:c="186"/></text:p>
      <text:p text:style-name="P43"><text:s text:c="4"/>9 <text:s text:c="12"/>ParsedCommand_t parsed_cmd; <text:s text:c="192"/></text:p>
      <text:p text:style-name="P43"><text:s text:c="3"/>10 <text:s text:c="12"/>if (Parser_Parse(event.data, &amp;parsed_cmd) == SUCCESS) { <text:s text:c="164"/></text:p>
      <text:p text:style-name="P43"><text:s text:c="3"/>11 <text:s text:c="12"/><text:span text:style-name="T1">// 2. Создаем новый проект на основе команды</text:span> <text:s text:c="170"/></text:p>
      <text:p text:style-name="P44"><text:s text:c="3"/>12 <text:s text:c="16"/>JobManager_CreateJob(parsed_cmd.recipe_id, parsed_cmd.args); <text:s/></text:p>
      <text:p text:style-name="P44"><text:s text:c="3"/>13 <text:s text:c="12"/>} else { <text:s text:c="211"/></text:p>
      <text:p text:style-name="P44"><text:s text:c="3"/>14 <text:s text:c="16"/>// Отправляем ошибку "команда не найдена" <text:s text:c="174"/></text:p>
      <text:p text:style-name="P44"><text:s text:c="3"/>15 <text:s text:c="12"/>} <text:s text:c="218"/></text:p>
      <text:p text:style-name="P44"><text:s text:c="3"/>16 <text:s text:c="8"/>} <text:s text:c="222"/></text:p>
      <text:p text:style-name="P44"><text:s text:c="3"/>17 <text:s text:c="8"/>else if (event.type == EVENT_FROM_EXECUTOR) { <text:s text:c="178"/></text:p>
      <text:p text:style-name="P44"><text:s text:c="3"/>18 <text:s text:c="12"/><text:span text:style-name="T1">// 3. Пришел ответ от Исполнителя. Передаем его менеджеру проектов. </text:span><text:s text:c="152"/></text:p>
      <text:p text:style-name="P44"><text:s text:c="3"/>19 <text:s text:c="12"/>JobManager_ProcessEvent(event.job_id, event.payload); <text:s text:c="166"/></text:p>
      <text:p text:style-name="P44"><text:s text:c="3"/>20 <text:s text:c="8"/>} <text:s text:c="222"/></text:p>
      <text:p text:style-name="P44"><text:s text:c="3"/>21 <text:s text:c="4"/>} <text:s text:c="226"/></text:p>
      <text:p text:style-name="P44"><text:s text:c="3"/>22 } <text:s text:c="230"/></text:p>
      <text:p text:style-name="P44"><text:s text:c="2"/>А уже внутри функций JobManager_... будет происходить вызов Recipe_Get() для получения сценария и Packer_...() для формирования CAN-сообщения, которое затем будет отправлено в can_tx_queue. <text:s text:c="46"/></text:p>
      <text:p text:style-name="P44"><text:s text:c="238"/></text:p>
      <text:p text:style-name="P44"><text:s text:c="2"/><text:span text:style-name="T1">Вывод </text:span><text:s text:c="230"/></text:p>
      <text:p text:style-name="P44"><text:soft-page-break/><text:s text:c="238"/></text:p>
      <text:p text:style-name="P44"><text:s text:c="2"/>Да, разбить логику Диспетчера на независимые блоки — это отличная идея. <text:s text:c="164"/></text:p>
      <text:p text:style-name="P44"><text:s text:c="2"/>Это достигается путем создания программных модулей, а не обязательно новых задач FreeRTOS. <text:s text:c="145"/></text:p>
      <text:p text:style-name="P44"><text:s text:c="238"/></text:p>
      <text:p text:style-name="P44"><text:s text:c="2"/>Такой подход дает вам: <text:s text:c="213"/></text:p>
      <text:p text:style-name="P44"><text:s text:c="3"/>* Четкое разделение ответственности: Каждый модуль делает только одно дело и делает его хорошо. <text:s text:c="139"/></text:p>
      <text:p text:style-name="P44"><text:s text:c="3"/>* Возможность модернизации: Вы можете полностью изменить формат CAN-протокола, переписав только can_packer.c, и это не затронет логику управления проектами. Вы можете добавить новые "рецепты", изменив только recipe_store.c. <text:s text:c="11"/></text:p>
      <text:p text:style-name="P44"><text:s text:c="3"/>* Упрощение тестирования: Каждый модуль можно тестировать отдельно (unit-тестирование), что практически невозможно, когда все свалено в одну гигантскую функцию. <text:s text:c="74"/></text:p>
      <text:p text:style-name="P44"><text:s text:c="238"/></text:p>
      <text:p text:style-name="P44"><text:span text:style-name="T1">&gt; какой твой вариант разбиения tasks на програмные модули? <text:s text:c="3"/></text:span><text:s text:c="176"/></text:p>
      <text:p text:style-name="P44"><text:s text:c="238"/></text:p>
      <text:p text:style-name="P44"><text:span text:style-name="T1">✦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 <text:s text:c="9"/></text:span><text:s text:c="38"/></text:p>
      <text:p text:style-name="P44"><text:s text:c="238"/></text:p>
      <text:p text:style-name="P44"><text:s text:c="2"/>Я бы выделил 4-5 основных задач, каждая со своей четкой ролью. <text:s text:c="173"/></text:p>
      <text:p text:style-name="P44"><text:s text:c="238"/></text:p>
      <text:p text:style-name="P44"><text:s text:c="2"/>--- <text:s text:c="232"/></text:p>
      <text:p text:style-name="P44"><text:s text:c="238"/></text:p>
      <text:p text:style-name="P44"><text:s text:c="2"/>Мой вариант архитектуры задач (Tasks) <text:s text:c="198"/></text:p>
      <text:p text:style-name="P44"><text:s text:c="238"/></text:p>
      <text:p text:style-name="P44"><text:span text:style-name="T1"><text:s text:c="2"/>Задача 1</text:span>: vTaskCanHandler (Обработчик CAN) <text:s text:c="193"/></text:p>
      <text:p text:style-name="P44"><text:s text:c="238"/></text:p>
      <text:p text:style-name="P44"><text:s text:c="3"/>* <text:span text:style-name="T1">Приоритет</text:span>: <text:span text:style-name="T5">Высокий</text:span> (например, configMAX_PRIORITIES - 1). <text:s text:c="176"/></text:p>
      <text:p text:style-name="P44"><text:s text:c="3"/>* Ответственность: Полное и эксклюзивное управление CAN-периферией. <text:s text:c="167"/></text:p>
      <text:p text:style-name="P44"><text:s text:c="3"/>* Логика: <text:s text:c="225"/></text:p>
      <text:p text:style-name="P44"><text:s text:c="7"/>* Прием: Настраивается на прерывание от CAN-контроллера (например, "RX FIFO не пуст"). В самом обработчике прерывания (ISR) сообщение быстро извлекается из аппаратного регистра и немедленно отправляется в can_rx_queue с помощью <text:s text:c="3"/></text:p>
      <text:p text:style-name="P44"><text:s text:c="9"/>специальной функции xQueueSendFromISR(). Это самый быстрый и надежный способ, гарантирующий, что ни одно сообщение не будет потеряно. <text:s text:c="95"/></text:p>
      <text:p text:style-name="P44"><text:s text:c="7"/>* Передача: В основном цикле задача ждет появления сообщений в can_tx_queue (xQueueReceive(..., portMAX_DELAY)). Как только сообщение появляется, задача загружает его в свободный передающий буфер (mailbox) CAN-контроллера. <text:s text:c="8"/></text:p>
      <text:p text:style-name="P45">*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45"/>
      <text:p text:style-name="P45">13 <text:s text:c="12"/>} else { <text:s text:c="211"/></text:p>
      <text:p text:style-name="P45"><text:s text:c="3"/>14 <text:s text:c="16"/>// Отправляем ошибку "команда не найдена" <text:s text:c="174"/></text:p>
      <text:p text:style-name="P45"><text:s text:c="3"/>15 <text:s text:c="12"/>} <text:s text:c="218"/></text:p>
      <text:p text:style-name="P45"><text:s text:c="3"/>16 <text:s text:c="8"/>} <text:s text:c="222"/></text:p>
      <text:p text:style-name="P45"><text:s text:c="3"/>17 <text:s text:c="8"/>else if (event.type == EVENT_FROM_EXECUTOR) { <text:s text:c="178"/></text:p>
      <text:p text:style-name="P45"><text:s text:c="3"/>18 <text:s text:c="12"/>// 3. Пришел ответ от Исполнителя. Передаем его менеджеру проектов. <text:s text:c="152"/></text:p>
      <text:p text:style-name="P45"><text:s text:c="3"/>19 <text:s text:c="12"/>JobManager_ProcessEvent(event.job_id, event.payload); <text:s text:c="166"/></text:p>
      <text:p text:style-name="P45"><text:s text:c="3"/>20 <text:s text:c="8"/>} <text:s text:c="222"/></text:p>
      <text:p text:style-name="P45"><text:s text:c="3"/>21 <text:s text:c="4"/>} <text:s text:c="226"/></text:p>
      <text:p text:style-name="P45"><text:s text:c="3"/>22 } <text:s text:c="230"/></text:p>
      <text:p text:style-name="P45"><text:soft-page-break/><text:s text:c="2"/>А уже внутри функций JobManager_... будет происходить вызов Recipe_Get() для получения сценария и Packer_...() для формирования CAN-сообщения, которое затем будет отправлено в can_tx_queue. <text:s text:c="46"/></text:p>
      <text:p text:style-name="P45"><text:s text:c="238"/></text:p>
      <text:p text:style-name="P45"><text:s text:c="2"/>Вывод <text:s text:c="230"/></text:p>
      <text:p text:style-name="P45"><text:s text:c="238"/></text:p>
      <text:p text:style-name="P45"><text:s text:c="2"/>Да, разбить логику Диспетчера на независимые блоки — это отличная идея. <text:s text:c="164"/></text:p>
      <text:p text:style-name="P45"><text:s text:c="2"/>Это достигается путем создания программных модулей, а не обязательно новых задач FreeRTOS. <text:s text:c="145"/></text:p>
      <text:p text:style-name="P45"><text:s text:c="238"/></text:p>
      <text:p text:style-name="P45"><text:s text:c="2"/>Такой подход дает вам: <text:s text:c="213"/></text:p>
      <text:p text:style-name="P45"><text:s text:c="3"/>* Четкое разделение ответственности: Каждый модуль делает только одно дело и делает его хорошо. <text:s text:c="139"/></text:p>
      <text:p text:style-name="P45"><text:s text:c="3"/>* Возможность модернизации: Вы можете полностью изменить формат CAN-протокола, переписав только can_packer.c, и это не затронет логику управления проектами. Вы можете добавить новые "рецепты", изменив только recipe_store.c. <text:s text:c="11"/></text:p>
      <text:p text:style-name="P45"><text:s text:c="3"/>* Упрощение тестирования: Каждый модуль можно тестировать отдельно (unit-тестирование), что практически невозможно, когда все свалено в одну гигантскую функцию. <text:s text:c="74"/></text:p>
      <text:p text:style-name="P45"><text:s text:c="238"/></text:p>
      <text:p text:style-name="P11">&gt; какой твой вариант разбиения tasks на програмные модули? <text:s text:c="179"/></text:p>
      <text:p text:style-name="P11"><text:s text:c="238"/></text:p>
      <text:p text:style-name="P11">✦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 <text:s text:c="47"/></text:p>
      <text:p text:style-name="P11"><text:s text:c="238"/></text:p>
      <text:p text:style-name="P45"><text:span text:style-name="T1"><text:s text:c="2"/>Я бы выделил 4-5 основных задач, каждая со своей четкой ролью. <text:s text:c="12"/></text:span><text:s text:c="161"/></text:p>
      <text:p text:style-name="P45"><text:s text:c="238"/></text:p>
      <text:p text:style-name="P45"><text:s text:c="2"/>--- <text:s text:c="232"/></text:p>
      <text:p text:style-name="P45"><text:s text:c="238"/></text:p>
      <text:p text:style-name="P45"><text:s text:c="2"/><text:span text:style-name="T1">Мой вариант архитектуры задач (Tasks)</text:span> <text:s text:c="198"/></text:p>
      <text:p text:style-name="P45"><text:s text:c="238"/></text:p>
      <text:p text:style-name="P45"><text:s text:c="2"/><text:span text:style-name="T5">Задача 1: vTaskCanHandler (Обработчик CAN) </text:span><text:s text:c="193"/></text:p>
      <text:p text:style-name="P45"><text:s text:c="238"/></text:p>
      <text:p text:style-name="P45"><text:s text:c="3"/>* Приоритет: Высокий (например, configMAX_PRIORITIES - 1). <text:s text:c="176"/></text:p>
      <text:p text:style-name="P45"><text:s text:c="3"/>* Ответственность: Полное и эксклюзивное управление CAN-периферией. <text:s text:c="167"/></text:p>
      <text:p text:style-name="P45"><text:s text:c="3"/>* Логика: <text:s text:c="225"/></text:p>
      <text:p text:style-name="P45"><text:s text:c="7"/>* Прием: Настраивается на прерывание от CAN-контроллера (например,<text:span text:style-name="T5"> "RX FIFO не пуст"</text:span>). В самом обработчике прерывания (ISR) сообщение быстро извлекается из аппаратного регистра и немедленно отправляется в can_rx_queue с помощью <text:s text:c="3"/></text:p>
      <text:p text:style-name="P45"><text:s text:c="9"/>специальной функции xQueueSendFromISR(). Это самый быстрый и надежный способ, гарантирующий, что ни одно сообщение не будет потеряно. <text:s text:c="95"/></text:p>
      <text:p text:style-name="P45"><text:s text:c="7"/>* Передача: В основном цикле задача ждет появления сообщений в can_tx_queue (xQueueReceive(..., portMAX_DELAY)). Как только сообщение появляется, задача загружает его в свободный передающий буфер (mailbox) CAN-контроллера. <text:s text:c="8"/></text:p>
      <text:p text:style-name="P45">*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45"/>
      <text:p text:style-name="P45"/>
      <text:p text:style-name="P45"><text:span text:style-name="T5">Задача 2: vTaskUsbHandler (Обработчик USB) <text:s/></text:span><text:s text:c="192"/></text:p>
      <text:p text:style-name="P45"><text:s text:c="238"/></text:p>
      <text:p text:style-name="P45"><text:s text:c="3"/>* Приоритет: Высокий (тот же, что и у vTaskCanHandler). <text:s text:c="179"/></text:p>
      <text:p text:style-name="P45"><text:s text:c="3"/>* Ответственность: <text:span text:style-name="T1">Полное управление USB Virtual COM Port.</text:span> <text:s text:c="176"/></text:p>
      <text:p text:style-name="P45"><text:soft-page-break/><text:s text:c="3"/>* Логика: <text:s text:c="225"/></text:p>
      <text:p text:style-name="P45"><text:s text:c="7"/>* <text:span text:style-name="T1">Прием:</text:span> Как мы уже реализовали, функция <text:span text:style-name="T1">CDC_Receive_FS</text:span> (<text:span text:style-name="T5">которая вызывается в контексте прерывания USB</text:span>) кладет данные в <text:span text:style-name="T1">usb_rx_queue</text:span>. <text:s text:c="97"/></text:p>
      <text:p text:style-name="P45"><text:s text:c="7"/>* <text:span text:style-name="T1">Передача: </text:span>В основном цикле задача ждет сообщений в usb_tx_queue. Получив сообщение, отправляет его через <text:span text:style-name="T1">CDC_Transmit_FS</text:span>, корректно обрабатывая состояние "занято" (USBD_BUSY). <text:s text:c="53"/></text:p>
      <text:p text:style-name="P45"><text:s text:c="3"/>* Почему высокий приоритет? Аналогично CAN, нужно быстро освобождать буферы USB, чтобы быть готовым к приему следующего пакета от ПК. <text:s text:c="101"/></text:p>
      <text:p text:style-name="P45"><text:s text:c="238"/></text:p>
      <text:p text:style-name="P45"><text:s/><text:span text:style-name="T5"><text:s/>Задача 3: vTaskDispatcher (Диспетчер / Менеджер Проектов) <text:s text:c="3"/></text:span><text:s text:c="175"/></text:p>
      <text:p text:style-name="P45"><text:s text:c="238"/></text:p>
      <text:p text:style-name="P45"><text:s text:c="3"/>* Приоритет: Средний (значительно ниже, чем у обработчиков, например, configMAX_PRIORITIES / 2). <text:s text:c="138"/></text:p>
      <text:p text:style-name="P45"><text:s text:c="3"/>* Ответственность: "Мозг" системы. Вся логика приложения. <text:s text:c="177"/></text:p>
      <text:p text:style-name="P45"><text:s text:c="3"/>* Логика: <text:s text:c="225"/></text:p>
      <text:p text:style-name="P45"><text:s text:c="7"/>1. В бесконечном цикле ожидает данные сразу из двух очередей: usb_rx_queue и can_rx_queue. (Для этого идеально подходит функция <text:span text:style-name="T5">xQueueSelectFromSet</text:span>). <text:s text:c="81"/></text:p>
      <text:p text:style-name="P45"><text:s text:c="7"/><text:span text:style-name="T1">2. Если пришли данные от USB: </text:span>вызывает модуль <text:span text:style-name="T1">command_parser</text:span> для разбора команды. Если команда запускает сложный сценарий, вызывает <text:span text:style-name="T1">job_manager</text:span> для создания нового "проекта". <text:s text:c="56"/></text:p>
      <text:p text:style-name="P45"><text:s text:c="7"/>3<text:span text:style-name="T1">. Если пришли данные от CAN:</text:span> это ответ от Исполнителя. Диспетчер вызывает job_manager для обработки этого ответа, поиска соответствующего "проекта" по job_id и продвижения его конечного автомата на следующий шаг. <text:s text:c="17"/></text:p>
      <text:p text:style-name="P45"><text:s text:c="3"/>* Почему средний приоритет? Эта задача не работает с "голым железом". Она работает с большими программными очередями, которые уже были безопасно заполнены высокоприоритетными задачами-драйверами. Она может позволить себе подождать, <text:s text:c="3"/></text:p>
      <text:p text:style-name="P45"><text:s text:c="5"/>пока драйверы сделают свою срочную работу. <text:s text:c="190"/></text:p>
      <text:p text:style-name="P45"><text:s text:c="238"/></text:p>
      <text:p text:style-name="P45"><text:s text:c="2"/><text:span text:style-name="T5">Задача 4: vTaskJobsMonitor (Монитор Проектов) <text:s/></text:span><text:s text:c="189"/></text:p>
      <text:p text:style-name="P45"><text:s text:c="238"/></text:p>
      <text:p text:style-name="P45"><text:s text:c="3"/>* Приоритет: Низкий (например, tskIDLE_PRIORITY + 2). <text:s text:c="181"/></text:p>
      <text:p text:style-name="P45"><text:s text:c="3"/>* Ответственность: Следить за "зависшими" проектами (проверка тайм-аутов). <text:s text:c="160"/></text:p>
      <text:p text:style-name="P45"><text:s text:c="3"/>* Логика: Очень простая. <text:s text:c="210"/></text:p>
      <text:p text:style-name="P45"><text:s text:c="238"/></text:p>
      <text:p text:style-name="P45"><text:s text:c="3"/>1 <text:s text:c="4"/>for(;;) { <text:s text:c="219"/></text:p>
      <text:p text:style-name="P45"><text:s text:c="3"/>2 <text:s text:c="8"/>// Просыпаться каждые 100 мс <text:s text:c="196"/></text:p>
      <text:p text:style-name="P45"><text:s text:c="3"/>3 <text:s text:c="8"/>vTaskDelay(pdMS_TO_TICKS(100)); <text:s text:c="193"/></text:p>
      <text:p text:style-name="P45"><text:s text:c="3"/>4 <text:s text:c="8"/>// Вызвать функцию из модуля job_manager для проверки тайм-аутов <text:s text:c="160"/></text:p>
      <text:p text:style-name="P45"><text:s text:c="3"/>5 <text:s text:c="8"/>JobManager_CheckTimeouts(); <text:s text:c="197"/></text:p>
      <text:p text:style-name="P45"><text:s text:c="3"/>6 <text:s text:c="4"/>} <text:s text:c="227"/></text:p>
      <text:p text:style-name="P45"><text:s text:c="3"/>* Почему низкий приоритет? Проверка тайм-аутов — не срочная операция. Она может подождать, пока все остальные задачи сделают свою работу. <text:s text:c="97"/></text:p>
      <text:p text:style-name="P45"><text:s text:c="238"/></text:p>
      <text:p text:style-name="P45"><text:s text:c="2"/><text:span text:style-name="T5">Задача 5 (Опционально): vTaskLogger (Логгер)</text:span> <text:s text:c="191"/></text:p>
      <text:p text:style-name="P45"><text:s text:c="238"/></text:p>
      <text:p text:style-name="P45"><text:s text:c="3"/>* Приоритет: Самый низкий (tskIDLE_PRIORITY + 1). <text:s text:c="185"/></text:p>
      <text:p text:style-name="P45"><text:s text:c="3"/>* Ответственность: Асинхронный вывод отладочных сообщений. <text:s text:c="176"/></text:p>
      <text:p text:style-name="P45"><text:s text:c="3"/>* Логика: В цикле ждет сообщений в log_queue. Получив, выводит его в медленный интерфейс (например, отдельный UART). <text:s text:c="118"/></text:p>
      <text:p text:style-name="P45"><text:s text:c="3"/>* Почему самый низкий? Логирование никогда не должно мешать основной работе системы. <text:s text:c="150"/></text:p>
      <text:p text:style-name="P45"><text:s text:c="238"/></text:p>
      <text:p text:style-name="P45"><text:soft-page-break/><text:s text:c="2"/><text:span text:style-name="T1">Итог архитектуры</text:span> <text:s text:c="219"/></text:p>
      <text:p text:style-name="P45"><text:s text:c="238"/></text:p>
      <text:p text:style-name="P45"><text:s text:c="3"/><text:span text:style-name="T1">* Драйверные задачи</text:span> (Handler): Высокий приоритет. Короткие, быстрые, обслуживают железо. <text:s text:c="146"/></text:p>
      <text:p text:style-name="P45"><text:s text:c="3"/><text:span text:style-name="T1">* Логическая задача</text:span> (Dispatcher): Средний приоритет. "Мозг", работает с данными, которые подготовили драйверы. <text:s text:c="124"/></text:p>
      <text:p text:style-name="P45"><text:s text:c="3"/><text:span text:style-name="T1">* Служебные задач</text:span>и (Monitor, Logger): Низкий приоритет. Фоновые, некритичные ко времени операции. <text:s text:c="137"/></text:p>
      <text:p text:style-name="P45"><text:s text:c="238"/></text:p>
      <text:p text:style-name="P45"><text:s text:c="2"/>Такое разделение гарантирует, что ваша система будет отзывчивой (драйверы всегда наготове), надежной (монитор отлавливает зависания) и понятной (каждая задача имеет одну, четко определенную ответственность). <text:s/></text:p>
      <text:p text:style-name="P45"/>
      <text:p text:style-name="P45"><text:span text:style-name="T1">&gt; спасибо, но я, видимо, не корректто задал вопрос. Какой твой вариант разбиения на програмные модули задачи Диспетчер? <text:s text:c="4"/></text:span><text:s text:c="114"/></text:p>
      <text:p text:style-name="P45"><text:s text:c="238"/></text:p>
      <text:p text:style-name="P11">✦ А, теперь я понял, спасибо за уточнение! Вы хотите увидеть конкретную структуру программных модулей, на которые можно разбить логику самой задачи vTaskDispatcher. Это отличный вопрос, который переводит нас от архитектуры задач к <text:s text:c="7"/></text:p>
      <text:p text:style-name="P45"><text:span text:style-name="T1"><text:s text:c="2"/>архитектуре программного обеспечения. <text:s text:c="5"/></text:span><text:s text:c="193"/></text:p>
      <text:p text:style-name="P45"><text:s text:c="238"/></text:p>
      <text:p text:style-name="P45"><text:s text:c="2"/>Вот мой рекомендуемый вариант, который превращает vTaskDispatcher из одной большой функции в простого "оркестратора" для набора независимых модулей. <text:s text:c="87"/></text:p>
      <text:p text:style-name="P45"><text:s text:c="238"/></text:p>
      <text:p text:style-name="P45"><text:s text:c="2"/>Модульная архитектура логики Диспетчера <text:s text:c="196"/></text:p>
      <text:p text:style-name="P45"><text:s text:c="238"/></text:p>
      <text:p text:style-name="P45"><text:s text:c="2"/>Каждый блок — это пара файлов .c и .h со своим четким API. <text:s text:c="177"/></text:p>
      <text:p text:style-name="P45"><text:s text:c="238"/></text:p>
      <text:p text:style-name="P45"><text:s text:c="2"/><text:span text:style-name="T5">Модуль 1: command_parser ("Парсер команд") </text:span><text:s text:c="193"/></text:p>
      <text:p text:style-name="P45"><text:s text:c="238"/></text:p>
      <text:p text:style-name="P45"><text:s text:c="3"/>* Файлы: command_parser.c, command_parser.h <text:s text:c="191"/></text:p>
      <text:p text:style-name="P45"><text:s text:c="3"/>* Ответственность: "Переводчик" с языка пользователя на внутренний язык системы. Его единственная задача — разобрать текстовую строку. <text:s text:c="100"/></text:p>
      <text:p text:style-name="P45"><text:s text:c="3"/>* API (`.h` файл): <text:s text:c="216"/></text:p>
      <text:p text:style-name="P45"><text:s text:c="7"/>* Parser_Init(): Инициализация модуля (если нужна). <text:s text:c="179"/></text:p>
      <text:p text:style-name="P45"><text:s text:c="7"/>* Parser_ParseCommand(char *raw_string, ParsedCommand_t *result): Главная функция. Принимает строку, на выходе заполняет структуру ParsedCommand_t (например, с RecipeID_t и указателем на аргументы). <text:s text:c="32"/></text:p>
      <text:p text:style-name="P45"><text:s text:c="3"/>* Внутренняя реализация (`.c` файл): <text:span text:style-name="T1">Содержит command_table со строками и соответствующими им RecipeID_t</text:span>. Использует <text:span text:style-name="T5">strtok_r, strcm</text:span>p для поиска. Ничего не знает о "проектах" или CAN-шине. <text:s text:c="46"/></text:p>
      <text:p text:style-name="P45"><text:s text:c="238"/></text:p>
      <text:p text:style-name="P45"><text:s text:c="2"/><text:span text:style-name="T5">Модуль 2:</text:span> recipe_store ("Хранилище рецептов") <text:s text:c="190"/></text:p>
      <text:p text:style-name="P45"><text:s text:c="238"/></text:p>
      <text:p text:style-name="P45"><text:s text:c="3"/>* Файлы: recipe_store.c, recipe_store.h <text:s text:c="195"/></text:p>
      <text:p text:style-name="P45"><text:s text:c="3"/>* Ответственность: "Поваренная книга". Хранит все возможные сценарии (последовательности действий). <text:s text:c="135"/></text:p>
      <text:p text:style-name="P45"><text:s text:c="3"/>* API: <text:s text:c="228"/></text:p>
      <text:p text:style-name="P45"><text:s text:c="7"/>* const ProcessStep_t* Recipe_Get(RecipeID_t id): Возвращает указатель на массив шагов для запрошенного рецепта. <text:s text:c="118"/></text:p>
      <text:p text:style-name="P45"><text:soft-page-break/><text:s text:c="3"/>* Внутренняя реализация: Содержит все const массивы-сценарии (g_sequence_motor_pump[] и т.д.). Это практически полностью файл с данными, которые хранятся во Flash. <text:s text:c="71"/></text:p>
      <text:p text:style-name="P45"><text:s text:c="238"/></text:p>
      <text:p text:style-name="P45"><text:s text:c="2"/><text:span text:style-name="T5">Модуль 3: can_packer ("Упаковщик CAN") </text:span><text:s text:c="197"/></text:p>
      <text:p text:style-name="P45"><text:s text:c="238"/></text:p>
      <text:p text:style-name="P45"><text:s text:c="3"/>* Файлы: can_packer.c, can_packer.h <text:s text:c="199"/></text:p>
      <text:p text:style-name="P45"><text:s text:c="3"/>* Ответственность: Знает все о бинарном формате вашего CAN-протокола. Преобразует структурированные данные в байты для отправки. <text:s text:c="106"/></text:p>
      <text:p text:style-name="P45"><text:s text:c="3"/>* API: Набор функций для каждого типа сообщения: <text:s text:c="186"/></text:p>
      <text:p text:style-name="P45"><text:s text:c="7"/>* Packer_CreateRotateMotorMsg(uint8_t motor_id, int16_t steps, uint32_t job_id, CAN_Message_t *out_msg) <text:s text:c="127"/></text:p>
      <text:p text:style-name="P45"><text:s text:c="7"/>* Packer_CreateStartPumpMsg(uint8_t pump_id, uint32_t job_id, CAN_Message_t *out_msg) <text:s text:c="145"/></text:p>
      <text:p text:style-name="P45"><text:s text:c="3"/>* Внутренняя реализация: Работа с битовыми полями и байтами. Ничего не знает о сценариях или текстовых командах. <text:s text:c="122"/></text:p>
      <text:p text:style-name="P45"><text:s text:c="238"/></text:p>
      <text:p text:style-name="P45"><text:s text:c="2"/><text:span text:style-name="T5">Модуль 4: job_manager ("Менеджер проектов")</text:span> <text:s text:c="192"/></text:p>
      <text:p text:style-name="P45"><text:s text:c="238"/></text:p>
      <text:p text:style-name="P45"><text:s text:c="3"/>* Файлы: job_manager.c, job_manager.h <text:s text:c="197"/></text:p>
      <text:p text:style-name="P45"><text:s text:c="3"/>* Ответственность: Сердце и память системы. Управляет жизненным циклом всех активных комплексных операций. <text:s text:c="128"/></text:p>
      <text:p text:style-name="P45"><text:s text:c="3"/>* API: <text:s text:c="228"/></text:p>
      <text:p text:style-name="P45"><text:s text:c="7"/>* JobManager_Init(): Инициализирует массив g_active_jobs. <text:s text:c="173"/></text:p>
      <text:p text:style-name="P45"><text:s text:c="7"/>* JobManager_StartNew(RecipeID_t recipe_id, char *args): Создает новый "проект", находит для него JobContext, вызывает "движок" для выполнения первого шага. <text:s text:c="74"/></text:p>
      <text:p text:style-name="P45"><text:s text:c="7"/>* JobManager_ProcessResponse(CAN_Response_t *response): Находит проект по job_id из ответа и вызывает "движок" для выполнения следующего шага. <text:s text:c="88"/></text:p>
      <text:p text:style-name="P45"><text:s text:c="7"/>* JobManager_CheckTimeouts(): Проверяет все активные проекты на "зависание". <text:s text:c="154"/></text:p>
      <text:p text:style-name="P45"><text:s text:c="3"/>* Внутренняя реализация: Содержит массив g_active_jobs. Содержит "движок" (run_job_sequencer), который использует switch-case по ActionType_t. Этот модуль — главный клиент для `recipe_store` и `can_packer`. <text:s text:c="28"/></text:p>
      <text:p text:style-name="P45"><text:s text:c="238"/></text:p>
      <text:p text:style-name="P45"><text:s text:c="2"/><text:span text:style-name="T1">Как теперь выглядит задача vTaskDispatcher</text:span> <text:s text:c="193"/></text:p>
      <text:p text:style-name="P45"><text:s text:c="238"/></text:p>
      <text:p text:style-name="P46"><text:s text:c="2"/>Ее код становится предельно простым и понятным. Она — просто связующее звено. <text:s text:c="3"/></text:p>
      <text:p text:style-name="P46"/>
      <text:p text:style-name="P46"><text:s text:c="2"/>1 // Файл dispatcher_task.c <text:s text:c="206"/></text:p>
      <text:p text:style-name="P46"><text:s text:c="4"/>2 <text:s text:c="232"/></text:p>
      <text:p text:style-name="P46"><text:s text:c="4"/>3 #include "command_parser.h" <text:s text:c="204"/></text:p>
      <text:p text:style-name="P46"><text:s text:c="4"/>4 #include "job_manager.h" <text:s text:c="207"/></text:p>
      <text:p text:style-name="P46"><text:s text:c="4"/>5 // ... и другие <text:s text:c="216"/></text:p>
      <text:p text:style-name="P46"><text:s text:c="4"/>6 <text:s text:c="232"/></text:p>
      <text:p text:style-name="P46"><text:s text:c="4"/>7 void vTaskDispatcher(void *pvParameters) { <text:s text:c="189"/></text:p>
      <text:p text:style-name="P46"><text:s text:c="4"/>8 <text:s text:c="4"/>// Однократная инициализация всех модулей <text:s text:c="186"/></text:p>
      <text:p text:style-name="P46"><text:s text:c="4"/>9 <text:s text:c="4"/>Parser_Init(); <text:s text:c="213"/></text:p>
      <text:p text:style-name="P46"><text:s text:c="3"/>10 <text:s text:c="4"/>JobManager_Init(); <text:s text:c="209"/></text:p>
      <text:p text:style-name="P46"><text:s text:c="3"/>11 <text:s text:c="4"/>// ... <text:s text:c="221"/></text:p>
      <text:p text:style-name="P46"><text:s text:c="3"/>12 <text:s text:c="232"/></text:p>
      <text:p text:style-name="P46"><text:s text:c="3"/>13 <text:s text:c="4"/>for (;;) { <text:s text:c="217"/></text:p>
      <text:p text:style-name="P46"><text:s text:c="3"/>14 <text:s text:c="8"/>// Ожидаем событие из очереди USB или CAN <text:s text:c="182"/></text:p>
      <text:p text:style-name="P46"><text:s text:c="3"/>15 <text:s text:c="8"/>Event_t event = wait_for_any_event(); <text:s text:c="186"/></text:p>
      <text:p text:style-name="P46"><text:s text:c="3"/>16 <text:s text:c="232"/></text:p>
      <text:p text:style-name="P46"><text:soft-page-break/><text:s text:c="3"/>17 <text:s text:c="8"/>if (event.type == EVENT_FROM_USER) { <text:s text:c="187"/></text:p>
      <text:p text:style-name="P46"><text:s text:c="3"/>18 <text:s text:c="12"/>ParsedCommand_t cmd; <text:s text:c="199"/></text:p>
      <text:p text:style-name="P46"><text:s text:c="3"/>19 <text:s text:c="12"/>if (Parser_Parse(event.string_data, &amp;cmd) == PARSE_SUCCESS) { <text:s text:c="158"/></text:p>
      <text:p text:style-name="P46"><text:s text:c="3"/>20 <text:s text:c="16"/>// Передаем распарсенную команду менеджеру проектов <text:s text:c="164"/></text:p>
      <text:p text:style-name="P46"><text:s text:c="3"/>21 <text:s text:c="16"/>JobManager_StartNew(cmd.recipe_id, cmd.args); <text:s text:c="170"/></text:p>
      <text:p text:style-name="P46"><text:s text:c="3"/>22 <text:s text:c="12"/>} else { <text:s text:c="211"/></text:p>
      <text:p text:style-name="P46"><text:s text:c="3"/>23 <text:s text:c="16"/>// Отправляем ошибку "команда не найдена" <text:s text:c="174"/></text:p>
      <text:p text:style-name="P46"><text:s text:c="3"/>24 <text:s text:c="12"/>} <text:s text:c="218"/></text:p>
      <text:p text:style-name="P46"><text:s text:c="3"/>25 <text:s text:c="8"/>} <text:s text:c="222"/></text:p>
      <text:p text:style-name="P46"><text:s text:c="3"/>26 <text:s text:c="8"/>else if (event.type == EVENT_FROM_EXECUTOR) { <text:s text:c="178"/></text:p>
      <text:p text:style-name="P46"><text:s text:c="3"/>27 <text:s text:c="12"/>// Передаем ответ от исполнителя менеджеру проектов <text:s text:c="168"/></text:p>
      <text:p text:style-name="P46"><text:s text:c="3"/>28 <text:s text:c="12"/>JobManager_ProcessResponse(&amp;event.can_response); <text:s text:c="171"/></text:p>
      <text:p text:style-name="P46"><text:s text:c="3"/>29 <text:s text:c="8"/>} <text:s text:c="222"/></text:p>
      <text:p text:style-name="P46"><text:s text:c="3"/>30 <text:s text:c="4"/>} <text:s text:c="226"/></text:p>
      <text:p text:style-name="P46"><text:s text:c="3"/>31 } <text:s text:c="230"/></text:p>
      <text:p text:style-name="P46"><text:s text:c="238"/></text:p>
      <text:p text:style-name="P46"><text:s text:c="2"/><text:span text:style-name="T1">Вывод: <text:s text:c="2"/></text:span><text:s text:c="227"/></text:p>
      <text:p text:style-name="P46"><text:s text:c="2"/>Такое разбиение превращает вашу задачу Диспетчера в набор маленьких, независимых, легко тестируемых модулей с четко определенными обязанностями. Вы можете менять логику парсинга, не трогая менеджер проектов. Вы можете менять <text:s text:c="11"/></text:p>
      <text:p text:style-name="P47"><text:s text:c="2"/>CAN-протокол, не трогая ничего, кроме can_packer. Это и есть гибкая и масштабируемая архитектура. <text:s text:c="3"/></text:p>
      <text:p text:style-name="P47"/>
      <text:p text:style-name="P47"/>
      <text:p text:style-name="P12">&gt; мы, кажется, упустили контроль и обноружения ошибок в данных <text:s text:c="175"/></text:p>
      <text:p text:style-name="P12"><text:s text:c="238"/></text:p>
      <text:p text:style-name="P12">✦ Вы абсолютно правы! Это критически важный момент, который мы упустили. В любой распределенной системе, особенно работающей по физическим шинам (как CAN), защита данных от искажений — это не опция, а необходимость. <text:s text:c="22"/></text:p>
      <text:p text:style-name="P47"><text:span text:style-name="T1"><text:s text:c="114"/></text:span><text:s text:c="124"/></text:p>
      <text:p text:style-name="P47"><text:s text:c="2"/>Спасибо, что обратили на это внимание. Давайте интегрируем механизмы контроля ошибок в нашу архитектуру. <text:s text:c="131"/></text:p>
      <text:p text:style-name="P47"><text:s text:c="238"/></text:p>
      <text:p text:style-name="P47"><text:s/><text:span text:style-name="T1"><text:s/>Где и как внедрять контроль ошибок? <text:s text:c="3"/></text:span><text:s text:c="197"/></text:p>
      <text:p text:style-name="P47"><text:s text:c="238"/></text:p>
      <text:p text:style-name="P47"><text:s text:c="2"/><text:span text:style-name="T1">Основная уязвимость</text:span> — это канал связи "Дирижер &lt;-&gt; Исполнители" (наша CAN-шина). Именно здесь электрические помехи могут исказить байты в сообщении. <text:s text:c="87"/></text:p>
      <text:p text:style-name="P47"><text:s text:c="238"/></text:p>
      <text:p text:style-name="P47"><text:s/><text:span text:style-name="T1"><text:s/>Метод: </text:span>Лучшим выбором для этого является <text:span text:style-name="T5">CRC (Cyclic Redundancy Check</text:span> — Циклический избыточный код). <text:s text:c="135"/></text:p>
      <text:p text:style-name="P47"><text:s text:c="3"/>* Это алгоритм, который вычисляет "контрольную сумму" для блока данных. <text:s text:c="163"/></text:p>
      <text:p text:style-name="P47"><text:s text:c="3"/>* Он гораздо надежнее простого суммирования байт и способен обнаруживать большинство типичных ошибок передачи. <text:s text:c="124"/></text:p>
      <text:p text:style-name="P47"><text:s text:c="3"/>* Огромный плюс: Микроконтроллеры STM32 имеют аппаратный модуль CRC, который вычисляет это значение практически мгновенно, не загружая процессор. <text:s text:c="89"/></text:p>
      <text:p text:style-name="P47"><text:s text:c="238"/></text:p>
      <text:p text:style-name="P47"><text:s text:c="2"/><text:span text:style-name="T1">Интеграция CRC в нашу модульную архитектуру</text:span> <text:s text:c="192"/></text:p>
      <text:p text:style-name="P47"><text:s text:c="238"/></text:p>
      <text:p text:style-name="P47"><text:s text:c="2"/>Наша модульная архитектура позволяет добавить этот функционал очень чисто и элегантно. <text:s text:c="149"/></text:p>
      <text:p text:style-name="P47"><text:s text:c="238"/></text:p>
      <text:p text:style-name="P47"><text:s text:c="2"/><text:span text:style-name="T1">1. Модификация протокола </text:span><text:s text:c="211"/></text:p>
      <text:p text:style-name="P47"><text:s text:c="238"/></text:p>
      <text:p text:style-name="P47"><text:soft-page-break/><text:s text:c="2"/>Нам нужно выделить в нашем CAN-сообщении (которое имеет 8 байт данных) <text:span text:style-name="T5">место под CRC. Обычно используется CRC-16 (2 байта). </text:span><text:s text:c="112"/></text:p>
      <text:p text:style-name="P47"><text:s text:c="238"/></text:p>
      <text:p text:style-name="P47"><text:s text:c="2"/><text:span text:style-name="T1">Пример нового формата CAN-пакета (8 байт):</text:span> <text:s text:c="193"/></text:p>
      <text:p text:style-name="P47"><text:s text:c="3"/>* Байт 0: command_id <text:s text:c="214"/></text:p>
      <text:p text:style-name="P47"><text:s text:c="3"/>* Байт 1: job_id (или его часть) <text:s text:c="202"/></text:p>
      <text:p text:style-name="P47"><text:s text:c="3"/>* Байты 2-5: Полезная нагрузка (аргументы команды) <text:s text:c="184"/></text:p>
      <text:p text:style-name="P47"><text:s text:c="3"/>* `Байты 6-7`: CRC-16, рассчитанный по байтам 0-5. <text:s text:c="184"/></text:p>
      <text:p text:style-name="P47"><text:s text:c="238"/></text:p>
      <text:p text:style-name="P47"><text:span text:style-name="T1"><text:s text:c="2"/>2. Где вычислять CRC? (Отправка)</text:span> <text:s text:c="203"/></text:p>
      <text:p text:style-name="P47"><text:s text:c="238"/></text:p>
      <text:p text:style-name="P47"><text:s text:c="2"/>За это должен отвечать модуль <text:span text:style-name="T5">`can_packer`</text:span>. Его работа — не просто сложить данные, а подготовить полностью готовый к отправке, <text:span text:style-name="T1">защищенный пакет</text:span>. <text:s text:c="91"/></text:p>
      <text:p text:style-name="P47"><text:s text:c="238"/></text:p>
      <text:p text:style-name="P47"><text:s text:c="2"/><text:span text:style-name="T1">Обновленный процесс в `can_packer`: <text:s/></text:span><text:s text:c="199"/></text:p>
      <text:p text:style-name="P47"><text:s text:c="3"/>1. Функция Packer_CreateRotateMotorMsg(...) заполняет первые 6 байт в структуре CAN_Message_t. <text:s text:c="140"/></text:p>
      <text:p text:style-name="P47"><text:s text:c="3"/>2. Затем она передает эти 6 байт в функцию, которая вычисляет CRC. Эта функция может быть оберткой над аппаратным модулем <text:span text:style-name="T5">STM32: uint16_t crc = Crc_Calculate(data, 6);.</text:span> <text:s text:c="66"/></text:p>
      <text:p text:style-name="P47"><text:s text:c="3"/>3. Полученное 16-битное значение CRC записывается в 6-й и 7-й байты CAN-сообщения. <text:s text:c="152"/></text:p>
      <text:p text:style-name="P47"><text:s text:c="3"/>4. Только после этого полностью сформированное сообщение возвращается и готово к отправке в can_tx_queue. <text:s text:c="129"/></text:p>
      <text:p text:style-name="P47"><text:s text:c="238"/></text:p>
      <text:p text:style-name="P47"><text:span text:style-name="T1"><text:s text:c="2"/>3. Где проверять CRC? (Прием) </text:span><text:s text:c="206"/></text:p>
      <text:p text:style-name="P47"><text:s text:c="238"/></text:p>
      <text:p text:style-name="P47"><text:s text:c="2"/>Проверка должна происходить сразу после физического приема пакета, до того, как он попадет в какую-либо логику. <text:s text:c="124"/></text:p>
      <text:p text:style-name="P47"><text:s text:c="238"/></text:p>
      <text:p text:style-name="P47"><text:s/><text:span text:style-name="T1"><text:s/>Обновленный процесс на стороне Исполнителя: </text:span><text:s text:c="192"/></text:p>
      <text:p text:style-name="P47"><text:s text:c="3"/>1. Исполнитель получает CAN-пакет. <text:s text:c="200"/></text:p>
      <text:p text:style-name="P47"><text:s text:c="3"/>2. Прежде чем обрабатывать команду, он выполняет два действия: <text:s text:c="172"/></text:p>
      <text:p text:style-name="P47"><text:s text:c="7"/>* Вычисляет свой собственный CRC для первых 6 байт полученных данных. <text:s text:c="161"/></text:p>
      <text:p text:style-name="P47"><text:s text:c="7"/>* Сравнивает вычисленный CRC с тем, что пришел в 6-м и 7-м байтах. <text:s text:c="164"/></text:p>
      <text:p text:style-name="P47"><text:s text:c="3"/>3. Если CRC совпадают: Данные достоверны. Команда передается на дальнейшую обработку (в executor_internal_cmd_queue). <text:s text:c="117"/></text:p>
      <text:p text:style-name="P47"><text:s text:c="3"/>4. Если CRC не совпадают: Данные были искажены. Исполнитель обязан отбросить (проигнорировать) это сообщение. Он не должен пытаться выполнить команду на основе поврежденных данных. Опционально, он может увеличить внутренний счетчик <text:s text:c="3"/></text:p>
      <text:p text:style-name="P47"><text:s text:c="6"/>ошибок CRC. <text:s text:c="220"/></text:p>
      <text:p text:style-name="P47"><text:s text:c="238"/></text:p>
      <text:p text:style-name="P48"><text:s text:c="2"/>Тот же самый процесс происходит и в Дирижере: <text:span text:style-name="T1">Task_CAN_Handler</text:span> при приеме ответа от Исполнителя должен сначала проверить <text:span text:style-name="T1">CRC</text:span> и отбросить сообщение, если оно неверно, чтобы в can_rx_queue и, следовательно, в job_manager не попали "битые" данные. <text:s text:c="2"/></text:p>
      <text:p text:style-name="P48"/>
      <text:p text:style-name="P48">Что происходит при ошибке CRC? <text:s text:c="205"/></text:p>
      <text:p text:style-name="P48"><text:s text:c="238"/></text:p>
      <text:p text:style-name="P48"><text:s text:c="2"/>Вы можете спросить: "А что если сообщение было отброшено, как Дирижер об этом узнает?". <text:s text:c="148"/></text:p>
      <text:p text:style-name="P48"><text:s text:c="238"/></text:p>
      <text:p text:style-name="P48"><text:s text:c="2"/>Здесь в игру вступает механизм тайм-аутов, который мы обсуждали ранее! <text:s text:c="165"/></text:p>
      <text:p text:style-name="P48"><text:s text:c="3"/>* Дирижер отправил команду и ждет ответа. <text:s text:c="193"/></text:p>
      <text:p text:style-name="P48"><text:s text:c="3"/>* Исполнитель получил "битое" сообщение и проигнорировал его. <text:s text:c="173"/></text:p>
      <text:p text:style-name="P48"><text:soft-page-break/><text:s text:c="3"/>* Ответ Дирижеру так и не приходит. <text:s text:c="199"/></text:p>
      <text:p text:style-name="P48"><text:s text:c="3"/>* Через заданное время (JOB_TIMEOUT_MS) Task_Jobs_Monitor в Дирижере обнаружит, что проект "завис". <text:s text:c="135"/></text:p>
      <text:p text:style-name="P48"><text:s text:c="3"/>* Он пометит проект как проваленный по тайм-ауту и сообщит об этом пользователю. <text:s text:c="154"/></text:p>
      <text:p text:style-name="P48"><text:s text:c="238"/></text:p>
      <text:p text:style-name="P48"><text:s text:c="2"/>Вывод: <text:s text:c="229"/></text:p>
      <text:p text:style-name="P48"><text:s text:c="2"/>Комбинация CRC для проверки целостности данных и тайм-аутов для обнаружения потерянных сообщений является классическим и очень надежным способом построения отказоустойчивых распределенных систем. <text:s text:c="40"/></text:p>
      <text:p text:style-name="P48"><text:s text:c="238"/></text:p>
      <text:p text:style-name="P48"><text:s text:c="2"/>Вы абсолютно правы, что подняли этот вопрос. Без контроля целостности данных система была бы нестабильной. <text:s text:c="129"/></text:p>
      <text:p text:style-name="P48"><text:s text:c="238"/></text:p>
      <text:p text:style-name="P13">&gt; имеет ли смысл сделать логику повтора комманды, если обнаружилась битая команда? <text:s text:c="155"/></text:p>
      <text:p text:style-name="P13"><text:s text:c="238"/></text:p>
      <text:p text:style-name="P13">✦ Да, это очень хорошая идея и следующий логический шаг в построении отказоустойчивой системы. Простая отбраковка "битых" команд и ожидание тайм-аута — это базовый уровень надежности. Добавление логики повтора может значительно повысить <text:s/></text:p>
      <text:p text:style-name="P48"><text:span text:style-name="T1"><text:s text:c="2"/>шансы на успешное выполнение операции в условиях кратковременных помех на шине. <text:s text:c="6"/></text:span><text:s text:c="150"/></text:p>
      <text:p text:style-name="P48"><text:s text:c="238"/></text:p>
      <text:p text:style-name="P48"><text:s text:c="2"/>Однако здесь есть важный нюанс: кто и как должен инициировать повтор? <text:s text:c="166"/></text:p>
      <text:p text:style-name="P48"><text:s text:c="238"/></text:p>
      <text:p text:style-name="P48"><text:s text:c="2"/><text:span text:style-name="T1">Вариант 1: Исполнитель просит повторить (Не рекомендуется) </text:span><text:s text:c="177"/></text:p>
      <text:p text:style-name="P48"><text:s text:c="238"/></text:p>
      <text:p text:style-name="P48"><text:s text:c="3"/>* Исполнитель обнаруживает ошибку CRC. <text:s text:c="196"/></text:p>
      <text:p text:style-name="P48"><text:s text:c="3"/>* Он отправляет Дирижеру специальное сообщение NAK (Negative Acknowledgment - "не подтверждаю"), мол, "я получил битые данные, пришли еще раз". <text:s text:c="91"/></text:p>
      <text:p text:style-name="P48"><text:s text:c="238"/></text:p>
      <text:p text:style-name="P48"><text:s text:c="2"/><text:span text:style-name="T1">Проблемы этого подхода: <text:s/></text:span><text:s text:c="211"/></text:p>
      <text:p text:style-name="P48"><text:s text:c="3"/>* Что если в "битом" сообщении был поврежден job_id? Исполнитель не сможет сообщить, какую именно команду нужно повторить. <text:s text:c="112"/></text:p>
      <text:p text:style-name="P48"><text:s text:c="3"/>* Что если само NAK сообщение потеряется или исказится? <text:s text:c="179"/></text:p>
      <text:p text:style-name="P48"><text:s text:c="3"/>* Это усложняет протокол и логику Исполнителей. <text:s text:c="187"/></text:p>
      <text:p text:style-name="P48"><text:s text:c="238"/></text:p>
      <text:p text:style-name="P48"><text:s text:c="2"/><text:span text:style-name="T1">Вариант 2: Дирижер сам решает повторить (Рекомендуемый) <text:s text:c="2"/></text:span><text:s text:c="178"/></text:p>
      <text:p text:style-name="P48"><text:s text:c="238"/></text:p>
      <text:p text:style-name="P48"><text:s text:c="2"/>Это гораздо более чистый и надежный подход, который идеально вписывается в нашу архитектуру. <text:s text:c="143"/></text:p>
      <text:p text:style-name="P48"><text:s text:c="238"/></text:p>
      <text:p text:style-name="P48"><text:s text:c="3"/>1. Исполнитель остается "глупым" и простым: если он видит ошибку CRC, он молча отбрасывает сообщение. Он ничего не отправляет в ответ. <text:s text:c="100"/></text:p>
      <text:p text:style-name="P48"><text:s text:c="3"/>2. Дирижер отправил команду и ждет ответа. <text:s text:c="192"/></text:p>
      <text:p text:style-name="P48"><text:s text:c="3"/>3. Ответа нет. Срабатывает наш механизм тайм-аутов, который мы обсуждали ранее. <text:s text:c="155"/></text:p>
      <text:p text:style-name="P48"><text:s text:c="3"/><text:span text:style-name="T1">4. Вот ключевой момент: </text:span>вместо того, чтобы сразу же считать проект проваленным, обработчик тайм-аута в job_manager реализует логику повторов. <text:s text:c="93"/></text:p>
      <text:p text:style-name="P48"><text:s text:c="238"/></text:p>
      <text:p text:style-name="P48"><text:s text:c="2"/><text:span text:style-name="T1">Как реализовать логику повторов в job_manager <text:s text:c="2"/></text:span><text:s text:c="188"/></text:p>
      <text:p text:style-name="P48"><text:s text:c="238"/></text:p>
      <text:p text:style-name="P48"><text:s/><text:span text:style-name="T1"><text:s text:c="2"/>1. Дополняем контекст проекта:</text:span> В структуру JobContext_t добавляем счетчик повторов. <text:s text:c="151"/></text:p>
      <text:p text:style-name="P48"><text:soft-page-break/><text:s text:c="3"/>1 <text:s text:c="4"/>typedef struct { <text:s text:c="212"/></text:p>
      <text:p text:style-name="P48"><text:s text:c="3"/>2 <text:s text:c="8"/>// ... все остальные поля ... <text:s text:c="195"/></text:p>
      <text:p text:style-name="P48"><text:s text:c="3"/>3 <text:s text:c="8"/><text:span text:style-name="T5">uint8_t retry_count;</text:span> // Счетчик попыток для текущего шага <text:s text:c="167"/></text:p>
      <text:p text:style-name="P48"><text:s text:c="3"/>4 <text:s text:c="4"/>} JobContext_t; <text:s text:c="213"/></text:p>
      <text:p text:style-name="P48"><text:s text:c="238"/></text:p>
      <text:p text:style-name="P48"><text:s text:c="3"/><text:span text:style-name="T1">2. Обновляем логику: </text:span><text:s text:c="214"/></text:p>
      <text:p text:style-name="P48"><text:s text:c="7"/>* Когда job_manager начинает новый шаг сценария (отправляет команду), он сбрасывает счетчик: job-&gt;retry_count = 0;. <text:s text:c="115"/></text:p>
      <text:p text:style-name="P48"><text:s text:c="7"/>* Когда <text:span text:style-name="T5">Task_Jobs_Monitor</text:span> обнаруживает тайм-аут для проекта: <text:s text:c="170"/></text:p>
      <text:p text:style-name="P49">* Он не сразу проваливает проект, а сначала проверяет счетчик: if (job-&gt;retry_count &lt; MAX_RETRIES). (Где MAX_RETRIES — это константа, например, 3).</text:p>
      <text:p text:style-name="P49"><text:span text:style-name="T1">* Если лимит не исчерпан: </text:span><text:s text:c="201"/></text:p>
      <text:p text:style-name="P49"><text:s text:c="15"/>1. Увеличиваем счетчик: job-&gt;retry_count++. <text:s text:c="179"/></text:p>
      <text:p text:style-name="P49"><text:s text:c="15"/>2. Повторно отправляем ту же самую команду. job_manager знает, на каком шаге он находится, поэтому он может заново сформировать и отправить то же CAN-сообщение. <text:s text:c="62"/></text:p>
      <text:p text:style-name="P49"><text:s text:c="15"/>3. Сбрасываем таймер для этого шага: job-&gt;start_time_ms = HAL_GetTick();. <text:s text:c="149"/></text:p>
      <text:p text:style-name="P49"><text:s text:c="15"/>4. (Опционально) Пишем в лог: "JOB 113: Timeout. Retry 1/3...". <text:s text:c="159"/><text:span text:style-name="T1">* Если лимит исчерпан (`retry_count == MAX_RETRIES`): </text:span><text:s text:c="173"/></text:p>
      <text:p text:style-name="P49"><text:s text:c="15"/>1. Вот теперь мы сдаемся. <text:s text:c="197"/></text:p>
      <text:p text:style-name="P49"><text:s text:c="15"/>2. Проект переводится в состояние ошибки STATE_ERROR_TIMEOUT. <text:s text:c="161"/></text:p>
      <text:p text:style-name="P49"><text:s text:c="15"/>3. Пользователю отправляется сообщение о невозможности выполнить команду. <text:s text:c="149"/></text:p>
      <text:p text:style-name="P49"><text:s text:c="15"/>4. Слот проекта освобождается. <text:s text:c="192"/></text:p>
      <text:p text:style-name="P49"><text:s text:c="238"/></text:p>
      <text:p text:style-name="P49"><text:s text:c="2"/>Важное предостережение: <text:span text:style-name="T1">Идемпотентность команд</text:span> <text:s text:c="189"/></text:p>
      <text:p text:style-name="P49"><text:s text:c="238"/></text:p>
      <text:p text:style-name="P49"><text:s text:c="2"/><text:span text:style-name="T5">При реализации повторов нужно помнить об идемпотентности — свойстве операции, при котором ее многократное выполнение дает тот же результат, что и однократное.</text:span> <text:s text:c="77"/></text:p>
      <text:p text:style-name="P49"><text:s text:c="238"/></text:p>
      <text:p text:style-name="P49"><text:s text:c="3"/>* Идемпотентная команда: SET_SPEED 500. Если Исполнитель выполнит ее дважды, скорость все равно будет 500. Это безопасно для повторов. <text:s text:c="100"/></text:p>
      <text:p text:style-name="P49"><text:s text:c="3"/>* НЕидемпотентная команда: ROTATE_BY 50 STEPS (повернуть НА 50 шагов). Если Исполнитель выполнит ее, а ответ потеряется, Дирижер повторит команду, и мотор повернется в сумме на 100 шагов. Это критическая ошибка. <text:s text:c="23"/></text:p>
      <text:p text:style-name="P49"><text:s text:c="238"/></text:p>
      <text:p text:style-name="P49"><text:s text:c="2"/><text:span text:style-name="T1">Как с этим бороться? <text:s text:c="2"/></text:span><text:s text:c="213"/></text:p>
      <text:p text:style-name="P49"><text:s text:c="3"/>* Простой способ: Для неидемпотентных команд не использовать логику повторов. Если по ним случается тайм-аут — сразу сообщать об ошибке. <text:s text:c="98"/></text:p>
      <text:p text:style-name="P49"><text:s text:c="3"/>* Сложный (профессиональный) способ: В протокол добавляются номера последовательности. Дирижер отправляет команду с seq_num=1. Исполнитель, получив ее, выполняет и запоминает last_seq_num=1. Если Дирижер повторяет команду (с тем же <text:s text:c="3"/></text:p>
      <text:p text:style-name="P49"><text:s text:c="5"/>seq_num=1), Исполнитель видит, что seq_num == last_seq_num, понимает, что это дубликат, не выполняет действие повторно, а просто отправляет заново свой предыдущий ответ. <text:s text:c="63"/></text:p>
      <text:p text:style-name="P49"><text:s text:c="238"/></text:p>
      <text:p text:style-name="P49"><text:span text:style-name="T1"><text:s text:c="2"/>Рекомендация:</text:span> Начните с простого механизма повторов на стороне Дирижера. Для большинства команд ("установить скорость", "перейти в позицию X") это будет работать отлично и значительно повысит надежность. Для неидемпотентных команд на <text:s text:c="2"/></text:p>
      <text:p text:style-name="P50"><text:s text:c="2"/>начальном этапе лучше просто сообщать об ошибке по тайм-ауту без повторов. </text:p>
      <text:p text:style-name="P50"/>
      <text:p text:style-name="P50"/>
      <text:p text:style-name="P14">&gt; естьчто-то еще что необходимо добавить в архитектуру дирижера? <text:s text:c="173"/></text:p>
      <text:p text:style-name="P14"><text:s text:c="238"/></text:p>
      <text:p text:style-name="P14"><text:soft-page-break/>✦ Мы спроектировали очень надежную и гибкую архитектуру. То, что у нас есть — это уже 90% профессиональной системы. Диспетчер, управляющий "проектами", с асинхронными задачами-драйверами, очередями, контролем ошибок и повторами — это <text:s text:c="4"/></text:p>
      <text:p text:style-name="P50"><text:span text:style-name="T1"><text:s text:c="2"/>отличный фундамент. <text:s/></text:span><text:s text:c="215"/></text:p>
      <text:p text:style-name="P50"><text:s text:c="238"/></text:p>
      <text:p text:style-name="P50"><text:s text:c="2"/>Однако есть еще несколько "вишенок на торте", которые отличают хороший проект от великолепного, особенно если он предназначен для реального использования, а не для лаборатории. <text:s text:c="59"/></text:p>
      <text:p text:style-name="P50"><text:s text:c="238"/></text:p>
      <text:p text:style-name="P50"><text:s text:c="2"/>Вот три направления для дальнейшего развития: <text:s text:c="190"/></text:p>
      <text:p text:style-name="P50"><text:s text:c="238"/></text:p>
      <text:p text:style-name="P50"><text:s text:c="2"/><text:span text:style-name="T1">1. Управление конфигурацией (Configuration Management) <text:s/></text:span><text:s text:c="180"/></text:p>
      <text:p text:style-name="P50"><text:s text:c="238"/></text:p>
      <text:p text:style-name="P50"><text:span text:style-name="T1"><text:s text:c="2"/>Проблема:</text:span> Сейчас многие параметры, скорее всего, "зашиты" в коде: ID исполнителей на CAN-шине, максимальные скорости моторов, значения тайм-аутов, количество повторов (MAX_RETRIES). Если вам понадобится изменить один из этих <text:s text:c="7"/></text:p>
      <text:p text:style-name="P50"><text:s text:c="2"/>параметров, придется перекомпилировать и перепрошивать Дирижера. <text:s text:c="171"/></text:p>
      <text:p text:style-name="P50"><text:s text:c="238"/></text:p>
      <text:p text:style-name="P50"><text:s text:c="2"/>Решение: <text:s text:c="227"/></text:p>
      <text:p text:style-name="P50"><text:s text:c="2"/><text:span text:style-name="T1">Создать модуль config_manager,</text:span> который при старте загружает все эти параметры из энергонезависимой памяти. <text:s text:c="129"/></text:p>
      <text:p text:style-name="P50"><text:s text:c="3"/>* Источник конфигурации: <text:s text:c="210"/></text:p>
      <text:p text:style-name="P50"><text:s text:c="7"/><text:span text:style-name="T1">* Эмуляция EEPROM во Flash-памяти:</text:span> Самый распространенный способ. Выделяется одна страница Flash-памяти микроконтроллера для хранения структуры с конфигурацией. <text:s text:c="70"/></text:p>
      <text:p text:style-name="P50"><text:s text:c="7"/><text:span text:style-name="T1">* Внешняя EEPROM или FRAM:</text:span> Микросхема на плате, доступная по I2C или SPI. <text:s text:c="157"/></text:p>
      <text:p text:style-name="P50"><text:s text:c="3"/>* Реализация: <text:s text:c="221"/></text:p>
      <text:p text:style-name="P50"><text:s text:c="7"/>1. При старте Дирижер пытается прочитать структуру с конфигурацией из памяти. Если ее там нет или она повреждена, он загружает "заводские" значения по умолчанию. <text:s text:c="69"/></text:p>
      <text:p text:style-name="P50"><text:s text:c="7"/>2. Все остальные модули (job_manager, can_packer и т.д.) используют значения из этой загруженной конфигурации, а не константы из кода. <text:s text:c="96"/></text:p>
      <text:p text:style-name="P50"><text:s text:c="7"/>3. Бонус: Вы можете добавить пользовательские команды для изменения этих параметров "на лету" (например, SET_CONFIG TIMEOUT_MOTOR 5000) и команду SAVE_CONFIG для сохранения текущих настроек в энергонезависимую память. <text:s text:c="13"/></text:p>
      <text:p text:style-name="P50"><text:s text:c="238"/></text:p>
      <text:p text:style-name="P50"><text:s text:c="2"/>Результат: Ваша система становится гибкой. Вы можете настраивать ее под конкретное оборудование или условия работы без перепрошивки. <text:s text:c="103"/></text:p>
      <text:p text:style-name="P50"><text:s text:c="238"/></text:p>
      <text:p text:style-name="P50"><text:s text:c="2"/><text:span text:style-name="T1">2. Последовательность загрузки и обнаружение узлов (Node Discovery) <text:s/></text:span><text:s text:c="167"/></text:p>
      <text:p text:style-name="P50"><text:s text:c="238"/></text:p>
      <text:p text:style-name="P50"><text:s text:c="2"/>Проблема: Когда система включается, Дирижер просто предполагает, что все Исполнители на месте и готовы к работе. А что если один из них не подключен или не смог запуститься? Дирижер будет отправлять ему команды, не получать ответа и <text:s text:c="2"/>постоянно уходить в тайм-аут. <text:s text:c="206"/></text:p>
      <text:p text:style-name="P50"><text:s text:c="238"/></text:p>
      <text:p text:style-name="P50"><text:s text:c="2"/><text:span text:style-name="T1">Решение: <text:s/></text:span><text:s text:c="226"/></text:p>
      <text:p text:style-name="P50"><text:s text:c="2"/>Реализовать фазу "обнаружения" при старте системы. <text:s text:c="185"/></text:p>
      <text:p text:style-name="P50"><text:s text:c="3"/>1. После инициализации Дирижер входит в состояние STATE_DISCOVERY. <text:s text:c="168"/></text:p>
      <text:p text:style-name="P50"><text:s text:c="3"/>2. Он отправляет в CAN-шину широковещательное (broadcast) сообщение: "Кто в сети?" (DISCOVERY_REQUEST). <text:s text:c="131"/></text:p>
      <text:p text:style-name="P50"><text:soft-page-break/><text:s text:c="3"/>3. Каждый Исполнитель, который успешно запустился и слушает шину, получив этот запрос, отвечает сообщением: "Я здесь! Мой ID - X, версия прошивки - Y" (DISCOVERY_RESPONSE). <text:s text:c="62"/></text:p>
      <text:p text:style-name="P50"><text:s text:c="3"/>4. Дирижер в течение нескольких секунд собирает эти ответы и составляет карту активных узлов. <text:s text:c="141"/></text:p>
      <text:p text:style-name="P50"><text:s text:c="3"/>5. После этого он переходит в рабочий режим STATE_IDLE. Если какой-то критически важный Исполнитель не ответил, Дирижер может отказаться запускаться и сообщить об ошибке пользователю. <text:s text:c="51"/></text:p>
      <text:p text:style-name="P50"><text:s text:c="238"/></text:p>
      <text:p text:style-name="P50"><text:s text:c="2"/>Результат: Система становится "умнее". Она знает о своем составе и может предотвратить запуск в неполной или некорректной конфигурации. <text:s text:c="100"/></text:p>
      <text:p text:style-name="P50"><text:s text:c="238"/></text:p>
      <text:p text:style-name="P50"><text:s text:c="2"/><text:span text:style-name="T1">3. Возможность обновления прошивки (Firmware Over-The-Air)</text:span> <text:s text:c="177"/></text:p>
      <text:p text:style-name="P50"><text:s text:c="238"/></text:p>
      <text:p text:style-name="P50"><text:s text:c="2"/>Проблема: У вас 1 Дирижер и 5 Исполнителей. Вы нашли ошибку в прошивке Исполнителей. Чтобы их обновить, нужно физически подключить программатор (ST-Link) к каждому из них, что может быть неудобно или невозможно, если устройство уже <text:s text:c="4"/></text:p>
      <text:p text:style-name="P50"><text:s text:c="2"/>собрано и установлено. <text:s text:c="213"/></text:p>
      <text:p text:style-name="P50"><text:s text:c="238"/></text:p>
      <text:p text:style-name="P50"><text:s text:c="2"/><text:span text:style-name="T1">Решение:</text:span> <text:s text:c="227"/></text:p>
      <text:p text:style-name="P50"><text:s text:c="2"/>Реализовать механизм обновления прошивки Исполнителей через Дирижера. Это сложная, но очень мощная функция. <text:s text:c="128"/></text:p>
      <text:p text:style-name="P50"><text:s text:c="3"/><text:span text:style-name="T1">1. Загрузчик (Bootloader):</text:span> Каждый Исполнитель должен иметь маленький, неизменяемый загрузчик. При старте он решает, запустить основное приложение или перейти в режим обновления. <text:s text:c="57"/></text:p>
      <text:p text:style-name="P50"><text:s text:c="3"/><text:span text:style-name="T1">2. Процесс обновления:</text:span> <text:s text:c="212"/></text:p>
      <text:p text:style-name="P50"><text:s text:c="7"/>* Пользователь через ПК отправляет Дирижеру новый файл прошивки (.bin) для Исполнителей. <text:s text:c="142"/></text:p>
      <text:p text:style-name="P50"><text:s text:c="7"/>* Дирижер отправляет Исполнителю №1 специальную команду: "Перезагрузись в режим загрузчика". <text:s text:c="138"/></text:p>
      <text:p text:style-name="P51">* Исполнитель перезагружается, и управление получает его bootloader.</text:p>
      <text:p text:style-name="P51"/>
      <text:p text:style-name="P51">* Дирижер читает .bin файл и отправляет его по CAN-шине маленькими порциями (чанками) Исполнителю. <text:s text:c="132"/></text:p>
      <text:p text:style-name="P51"><text:s text:c="7"/>* Bootloader Исполнителя принимает эти чанки и записывает их в область Flash-памяти, где хранится основное приложение. <text:s text:c="112"/></text:p>
      <text:p text:style-name="P51"><text:s text:c="7"/>* После отправки последнего чанка Дирижер отправляет команду "Проверить прошивку и запустить". <text:s text:c="136"/></text:p>
      <text:p text:style-name="P51"><text:s text:c="7"/>* Исполнитель проверяет целостность новой прошивки (по CRC) и запускает ее. <text:s text:c="155"/></text:p>
      <text:p text:style-name="P51"><text:s text:c="238"/></text:p>
      <text:p text:style-name="P51"><text:s text:c="2"/>Результат: Вы можете обновлять всю систему удаленно с одного рабочего места, что кардинально упрощает поддержку и развертывание обновлений. <text:s text:c="96"/></text:p>
      <text:p text:style-name="P51"><text:s text:c="238"/></text:p>
      <text:p text:style-name="P51"><text:s text:c="2"/>--- <text:s text:c="232"/></text:p>
      <text:p text:style-name="P51"><text:s text:c="2"/>Эти три пункта — управление конфигурацией, обнаружение узлов и обновление прошивки — это то, что превращает хорошо спроектированный прототип в законченный, профессиональный и готовый к эксплуатации продукт. <text:s text:c="3"/></text:p>
      <text:p text:style-name="P51"/>
      <text:p text:style-name="P51"/>
      <text:p text:style-name="P51"/>
      <text:p text:style-name="P51"/>
      <text:p text:style-name="P51"/>
      <text:p text:style-name="P62"><text:soft-page-break/>&gt; я скорретировал файл cconduct. Теперь он содержит информацию только, касающуюся дирижера. На основе этого диалога мы можем разработать для начала план создания архитектуры дирижера. Проанализируй еще раз план</text:p>
      <text:p text:style-name="P51"/>
      <text:p text:style-name="P66">✦ Хорошо, я понял. Вы обновили и сфокусировали файл conductor.txt.</text:p>
      <text:p text:style-name="P51"/>
      <text:p text:style-name="P51"><text:s text:c="2"/>Я сейчас проанализирую его новую версию и на ее основе составлю четкий план по разработке архитектуры "дирижера".</text:p>
      <text:p text:style-name="P51"/>
      <text:p text:style-name="P51"/>
      <text:p text:style-name="P66">✦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text:p>
      <text:p text:style-name="P51"/>
      <text:p text:style-name="P51"><text:s text:c="2"/>Я бы выделил 4-5 основных задач, каждая со своей четкой ролью.</text:p>
      <text:p text:style-name="P51"/>
      <text:p text:style-name="P51"><text:s text:c="2"/>---</text:p>
      <text:p text:style-name="P51"/>
      <text:p text:style-name="P51"><text:s text:c="2"/><text:span text:style-name="T1">Мой вариант архитектуры задач (Tasks)</text:span></text:p>
      <text:p text:style-name="P51"/>
      <text:p text:style-name="P51"><text:s text:c="2"/><text:span text:style-name="T7">Задача 1: vTaskCanHandler (Обработчик CAN)</text:span></text:p>
      <text:p text:style-name="P51"/>
      <text:p text:style-name="P51"><text:s text:c="3"/>* Приоритет: Высокий (например, configMAX_PRIORITIES - 1).</text:p>
      <text:p text:style-name="P51"><text:s text:c="3"/>* Ответственность: Полное и эксклюзивное управление CAN-периферией.</text:p>
      <text:p text:style-name="P51"><text:s text:c="3"/>* Логика:</text:p>
      <text:p text:style-name="P51"><text:s text:c="7"/><text:span text:style-name="T18">* Прием:</text:span> <text:span text:style-name="T1">Настраивается на прерывание от CAN-контроллера</text:span> (например, <text:span text:style-name="T7">"RX FIFO не пуст"</text:span>). В самом обработчике прерывания (ISR) сообщение быстро извлекается из <text:s/>аппаратного регистра и немедленно отправляется в can_rx_queue с помощью <text:s text:c="8"/>специальной функции <text:span text:style-name="T7">xQueueSendFromISR()</text:span>. Это самый быстрый и надежный способ, гарантирующий, что ни одно сообщение не будет потеряно.</text:p>
      <text:p text:style-name="P51"><text:s text:c="7"/><text:span text:style-name="T18">* Передача:</text:span> В основном цикле задача ждет появления сообщений в <text:span text:style-name="T1">can_tx_queue (xQueueReceive(..., portMAX_DELAY))</text:span>. Как только сообщение появляется, задача загружает его в <text:span text:style-name="T7">свободный передающий буфер (mailbox) CAN-контроллера.</text:span></text:p>
      <text:p text:style-name="P51"><text:s text:c="3"/>*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51"/>
      <text:p text:style-name="P51"><text:s text:c="2"/><text:span text:style-name="T7">Задача 2: vTaskUsbHandler (Обработчик USB)</text:span></text:p>
      <text:p text:style-name="P51"/>
      <text:p text:style-name="P51"><text:s text:c="3"/>* Приоритет: Высокий (тот же, что и у vTaskCanHandler).</text:p>
      <text:p text:style-name="P51"><text:s text:c="3"/>* Ответственность: Полное управление <text:span text:style-name="T1">USB Virtual COM Port.</text:span></text:p>
      <text:p text:style-name="P51"><text:s text:c="3"/>* Логика:</text:p>
      <text:p text:style-name="P51"><text:s text:c="7"/>* <text:span text:style-name="T1">Прием:</text:span> Как мы уже реализовали, функция <text:span text:style-name="T7">CDC_Receive_FS</text:span> (<text:span text:style-name="T17">которая вызывается в контексте прерывания USB</text:span>) <text:span text:style-name="T1">кладет данные в usb_rx_queue.</text:span></text:p>
      <text:p text:style-name="P51"><text:s text:c="7"/>* <text:span text:style-name="T1">Передача:</text:span> В основном цикле задача ждет сообщений в usb_tx_queue. Получив сообщение, отправляет его через <text:span text:style-name="T1">CDC_Transmit_FS</text:span>, корректно обрабатывая состояние <text:span text:style-name="T1">"занято" (USBD_BUSY).</text:span></text:p>
      <text:p text:style-name="P51"><text:s text:c="3"/>* Почему высокий приоритет? Аналогично CAN, нужно быстро освобождать буферы USB, чтобы быть готовым к приему следующего пакета от ПК.</text:p>
      <text:p text:style-name="P51"/>
      <text:p text:style-name="P51"><text:s text:c="2"/><text:span text:style-name="T7">Задача 3: vTaskDispatcher (Диспетчер / Менеджер Проектов)</text:span></text:p>
      <text:p text:style-name="P51"/>
      <text:p text:style-name="P51"><text:soft-page-break/><text:s text:c="3"/>* Приоритет: Средний (значительно ниже, чем у обработчиков, например, configMAX_PRIORITIES / 2).</text:p>
      <text:p text:style-name="P51"><text:s text:c="3"/><text:span text:style-name="T1">* Ответственность: "Мозг" системы. Вся логика приложения.</text:span></text:p>
      <text:p text:style-name="P51"><text:s text:c="3"/>* Логика:</text:p>
      <text:p text:style-name="P51"><text:s text:c="7"/>1. В бесконечном цикле ожидает данные сразу из двух очередей: usb_rx_queue и can_rx_queue. (Для этого идеально подходит функция <text:span text:style-name="T7">xQueueSelectFromSet</text:span>).</text:p>
      <text:p text:style-name="P51"><text:s text:c="7"/><text:span text:style-name="T1">2. Если пришли данные от USB: </text:span>вызывает модуль <text:span text:style-name="T7">command_parser</text:span> для разбора команды. <text:span text:style-name="T17">Если команда запускает сложный сценарий, вызывает</text:span><text:span text:style-name="T9"> job_manager</text:span><text:span text:style-name="T17"> для создания нового "проекта".</text:span></text:p>
      <text:p text:style-name="P51"><text:s text:c="6"/><text:span text:style-name="T1"><text:s/>3. Если пришли данные от CAN:</text:span> это ответ от Исполнителя. Диспетчер вызывает <text:span text:style-name="T7">job_manager</text:span> для обработки этого ответа, поиска соответствующего <text:span text:style-name="T1">"проекта" по job_id и продвижения его конечного автомата на следующий шаг.</text:span></text:p>
      <text:p text:style-name="P51"><text:s text:c="3"/>* Почему средний приоритет? Эта задача не работает с "голым железом". Она работает с большими программными очередями, которые уже были безопасно заполнены высокоприоритетными задачами-драйверами. Она может позволить себе подождать,</text:p>
      <text:p text:style-name="P51"><text:s text:c="5"/>пока драйверы сделают свою срочную работу.</text:p>
      <text:p text:style-name="P51"/>
      <text:p text:style-name="P51"><text:s text:c="2"/><text:span text:style-name="T1">Задача 4: vTaskJobsMonitor (Монитор Проектов)</text:span></text:p>
      <text:p text:style-name="P51"/>
      <text:p text:style-name="P51"><text:s text:c="3"/>* Приоритет: Низкий (например, tskIDLE_PRIORITY + 2).</text:p>
      <text:p text:style-name="P51"><text:s text:c="3"/>* <text:span text:style-name="T1">Ответственность: </text:span>Отслеживание тайм-аутов для зависших "проектов".</text:p>
      <text:p text:style-name="P51"><text:s text:c="3"/>* Логика: Простая периодическая задача.</text:p>
      <text:p text:style-name="P51"><text:s text:c="7"/>1. "Просыпается" раз в N миллисекунд (например, vTaskDelay(pdMS_TO_TICKS(100))).</text:p>
      <text:p text:style-name="P51"><text:s text:c="7"/>2. Вызывает функцию <text:span text:style-name="T1">JobManager_CheckTimeouts()</text:span>, которая пробегается по всем активным проектам и проверяет, не истекло ли время ожидания ответа от Исполнителя.</text:p>
      <text:p text:style-name="P51"><text:s text:c="7"/>3. <text:span text:style-name="T7">Если тайм-аут найден, job_manager обрабатывает эту ошибку (сообщает пользователю, освобождает слот проекта).</text:span></text:p>
      <text:p text:style-name="P51">* Почему низкий приоритет? Обнаружение тайм-аута с задержкой в 100 мс обычно не является критичным. Эта фоновая проверка не должна мешать основной логике.</text:p>
      <text:p text:style-name="P51"/>
      <text:p text:style-name="P62">Задача 5: vTaskLogger (Логгер) - опционально, но рекомендуется</text:p>
      <text:p text:style-name="P51"/>
      <text:p text:style-name="P51"><text:s text:c="3"/>* Приоритет: Самый низкий (tskIDLE_PRIORITY + 1).</text:p>
      <text:p text:style-name="P51"><text:s text:c="3"/>* Ответственность: <text:span text:style-name="T1">Асинхронный вывод отладочных сообщений и логов</text:span>.</text:p>
      <text:p text:style-name="P51"><text:s text:c="3"/>* Логика: Задача постоянно ждет сообщений в log_queue. Другие задачи (особенно vTaskDispatcher) могут быстро и неблокирующе отправлять в эту очередь строки для логирования (xQueueSend). vTaskLogger затем в своем темпе, не мешая никому,</text:p>
      <text:p text:style-name="P51"><text:s text:c="5"/>извлекает эти сообщения и выводит их в отдельный UART или на SD-карту.</text:p>
      <text:p text:style-name="P51"><text:s text:c="3"/>* Почему самый низкий приоритет? Логирование — это фоновая операция, которая никогда не должна замедлять основную работу системы.</text:p>
      <text:p text:style-name="P51"/>
      <text:p text:style-name="P51"><text:s text:c="2"/>Эта архитектура делит систему на три логических слоя по приоритетам:</text:p>
      <text:p text:style-name="P51"><text:s text:c="3"/><text:span text:style-name="T1">1. Слой драйверов (Высокий приоритет): </text:span>Быстрые, короткие задачи, обслуживающие "железо".</text:p>
      <text:p text:style-name="P51"><text:s text:c="3"/><text:span text:style-name="T1">2. Слой логики (Средний приоритет):</text:span> "Мозг", принимающий решения.</text:p>
      <text:p text:style-name="P51"><text:s text:c="3"/><text:span text:style-name="T1">3. Слой фоновых служб (Низкий приоритет): </text:span>Несрочные задачи, такие как мониторинг и логирование.</text:p>
      <text:p text:style-name="P51"/>
      <text:p text:style-name="P51"><text:s text:c="2"/>Такое разделение является классическим и очень надежным подходом в проектировании RTOS-систем.</text:p>
      <text:p text:style-name="P51"/>
      <text:p text:style-name="P62">&gt; задача 3: добавь в нее програмные модули, то что обсуждалось в файле conduct</text:p>
      <text:p text:style-name="P51"><text:soft-page-break/></text:p>
      <text:p text:style-name="P66">✦ Конечно! Вы абсолютно правы, это ключевое уточнение. Давайте детализируем vTaskDispatcher, показав, как он использует программные модули, которые мы обсуждали.</text:p>
      <text:p text:style-name="P66"/>
      <text:p text:style-name="P66"><text:s text:c="2"/>Сама задача vTaskDispatcher становится очень простой, она лишь координирует работу специализированных модулей.</text:p>
      <text:p text:style-name="P51"/>
      <text:p text:style-name="P51"><text:s text:c="2"/>---</text:p>
      <text:p text:style-name="P51"/>
      <text:p text:style-name="P51"><text:s/><text:span text:style-name="T1"><text:s/>Задача 3 (Детализированная):</text:span> vTaskDispatcher (Диспетчер)</text:p>
      <text:p text:style-name="P51"/>
      <text:p text:style-name="P51"><text:s text:c="3"/>* Приоритет: Средний (например, configMAX_PRIORITIES / 2).</text:p>
      <text:p text:style-name="P51"/>
      <text:p text:style-name="P51"><text:s text:c="2"/><text:span text:style-name="T1"><text:s/>* Ответственность: </text:span>Быть центральным координационным узлом системы ("мозгом"), не выполняя сложной логики самостоятельно, а делегируя ее специализированным программным модулям.</text:p>
      <text:p text:style-name="P51"/>
      <text:p text:style-name="P51"><text:s text:c="3"/>* Используемые модули:</text:p>
      <text:p text:style-name="P51"><text:s text:c="7"/><text:span text:style-name="T1">* `Command Parser`:</text:span> Парсит текстовые команды от пользователя.</text:p>
      <text:p text:style-name="P51"><text:s text:c="7"/><text:span text:style-name="T1">* `Job Manager`: </text:span>Управляет жизненным циклом всех комплексных операций ("проектов").</text:p>
      <text:p text:style-name="P51"><text:s text:c="7"/><text:span text:style-name="T1">* `Recipe Store`:</text:span> Хранит определения "рецептов" (сценариев).</text:p>
      <text:p text:style-name="P51"><text:s text:c="7"/><text:span text:style-name="T1">* `CAN Packer`:</text:span> Формирует бинарные CAN-сообщения.</text:p>
      <text:p text:style-name="P51"/>
      <text:p text:style-name="P51"><text:s text:c="2"/><text:span text:style-name="T1"><text:s/>* Логика работы (псевдокод):</text:span></text:p>
      <text:p text:style-name="P51"/>
      <text:p text:style-name="P51"><text:s text:c="4"/>1 void vTaskDispatcher(void *pvParameters) {</text:p>
      <text:p text:style-name="P51"><text:s text:c="4"/>2 <text:s text:c="4"/>// Инициализация всех модулей один раз при старте</text:p>
      <text:p text:style-name="P51"><text:s text:c="4"/>3 <text:s text:c="4"/>Parser_Init();</text:p>
      <text:p text:style-name="P51"><text:s text:c="4"/>4 <text:s text:c="4"/>JobManager_Init(); </text:p>
      <text:p text:style-name="P51"><text:s text:c="4"/>5 <text:s text:c="4"/>// Recipe_Store и CAN_Packer могут не требовать инициализации,</text:p>
      <text:p text:style-name="P51"><text:s text:c="4"/>6 <text:s text:c="4"/>// так как они могут быть полностью статическими.</text:p>
      <text:p text:style-name="P51"><text:s text:c="4"/>7 </text:p>
      <text:p text:style-name="P51"><text:s text:c="4"/>8 <text:s text:c="4"/>for (;;) {</text:p>
      <text:p text:style-name="P51"><text:s text:c="4"/>9 <text:s text:c="8"/>// 1. Ожидаем событие из любой очереди (от USB или от CAN)</text:p>
      <text:p text:style-name="P51"><text:s text:c="3"/>10 <text:s text:c="8"/>Event_t event = WaitForAnyEvent(usb_rx_queue, can_rx_queue);</text:p>
      <text:p text:style-name="P51"><text:s text:c="3"/>11 </text:p>
      <text:p text:style-name="P51"><text:s text:c="3"/>12 <text:s text:c="8"/>// =======================================================</text:p>
      <text:p text:style-name="P51"><text:s text:c="3"/>13 <text:s text:c="8"/>// Сценарий 1: Пришло новое сообщение от пользователя (USB)</text:p>
      <text:p text:style-name="P51"><text:s text:c="3"/>14 <text:s text:c="8"/>// =======================================================</text:p>
      <text:p text:style-name="P51"><text:s text:c="3"/>15 <text:s text:c="8"/>if (event.type == EVENT_FROM_USER) {</text:p>
      <text:p text:style-name="P51"><text:s text:c="3"/>16 <text:s text:c="12"/></text:p>
      <text:p text:style-name="P51"><text:s text:c="3"/>17 <text:s text:c="12"/>// 2. ДЕЛЕГИРУЕМ ПАРСИНГ модулю "Command Parser"</text:p>
      <text:p text:style-name="P51"><text:s text:c="3"/>18 <text:s text:c="12"/>ParsedCommand_t parsed_cmd;</text:p>
      <text:p text:style-name="P51"><text:s text:c="3"/>19 <text:s text:c="12"/>if (Parser_Parse(event.data, &amp;parsed_cmd) == SUCCESS) {</text:p>
      <text:p text:style-name="P51"><text:s text:c="2"/>20 <text:s text:c="16"/></text:p>
      <text:p text:style-name="P51"><text:s text:c="3"/>21 <text:s text:c="16"/>// 3. ДЕЛЕГИРУЕМ СОЗДАНИЕ "Проекта" модулю "Job Manager"</text:p>
      <text:p text:style-name="P51"><text:s text:c="3"/>22 <text:s text:c="16"/>// JobManager внутри себя обратится к "Recipe Store",</text:p>
      <text:p text:style-name="P51"><text:s text:c="3"/>23 <text:s text:c="16"/>// чтобы получить шаги для выполнения.</text:p>
      <text:p text:style-name="P51"><text:s text:c="3"/>24 <text:s text:c="16"/>JobManager_CreateJob(parsed_cmd.recipe_id, parsed_cmd.args);</text:p>
      <text:p text:style-name="P51"><text:s text:c="3"/>25 <text:s text:c="12"/></text:p>
      <text:p text:style-name="P51"><text:soft-page-break/><text:s text:c="3"/>26 <text:s text:c="12"/>} else {</text:p>
      <text:p text:style-name="P51"><text:s text:c="3"/>27 <text:s text:c="16"/>// Команда не распознана. Отправляем ошибку пользователю.</text:p>
      <text:p text:style-name="P51"><text:s text:c="3"/>28 <text:s text:c="16"/>SendErrorToUser("Command not found");</text:p>
      <text:p text:style-name="P51"><text:s text:c="3"/>29 <text:s text:c="12"/>}</text:p>
      <text:p text:style-name="P51"><text:s text:c="3"/>30 <text:s text:c="8"/>}</text:p>
      <text:p text:style-name="P51"><text:s text:c="3"/>31 </text:p>
      <text:p text:style-name="P51"><text:s text:c="3"/>32 <text:s text:c="8"/>// ===========================================================</text:p>
      <text:p text:style-name="P51"><text:s text:c="3"/>33 <text:s text:c="8"/>// Сценарий 2: Пришел ответ от Исполнителя (CAN)</text:p>
      <text:p text:style-name="P51"><text:s text:c="3"/>34 <text:s text:c="8"/>// ===========================================================</text:p>
      <text:p text:style-name="P51"><text:s text:c="3"/>35 <text:s text:c="8"/>else if (event.type == EVENT_FROM_EXECUTOR) {</text:p>
      <text:p text:style-name="P51"><text:s text:c="3"/>36 <text:s text:c="12"/></text:p>
      <text:p text:style-name="P51"><text:s text:c="3"/>37 <text:s text:c="12"/>// 4. ДЕЛЕГИРУЕМ ОБРАБОТКУ ОТВЕТА модулю "Job Manager"</text:p>
      <text:p text:style-name="P51"><text:s text:c="3"/>38 <text:s text:c="12"/>// JobManager сам найдет нужный проект по event.job_id,</text:p>
      <text:p text:style-name="P51"><text:s text:c="3"/>39 <text:s text:c="12"/>// продвинет его конечный автомат и, если нужно,</text:p>
      <text:p text:style-name="P51"><text:s text:c="3"/>40 <text:s text:c="12"/>// сформирует и отправит следующую CAN-команду.</text:p>
      <text:p text:style-name="P51"><text:s text:c="3"/>41 <text:s text:c="12"/>JobManager_ProcessEvent(event.job_id, event.payload);</text:p>
      <text:p text:style-name="P51"><text:s text:c="3"/>42 <text:s text:c="8"/>}</text:p>
      <text:p text:style-name="P51"><text:s text:c="3"/>43 <text:s text:c="4"/>}</text:p>
      <text:p text:style-name="P51"><text:s text:c="3"/>44 }</text:p>
      <text:p text:style-name="P51"/>
      <text:p text:style-name="P51"><text:s text:c="2"/>Как Job Manager использует другие модули:</text:p>
      <text:p text:style-name="P51"/>
      <text:p text:style-name="P51"><text:s text:c="2"/>Когда vTaskDispatcher вызывает JobManager_CreateJob() или JobManager_ProcessEvent(), уже сам Job Manager внутри себя продолжает цепочку делегирования:</text:p>
      <text:p text:style-name="P51"/>
      <text:p text:style-name="P51"><text:s text:c="4"/>1 // Псевдокод внутри модуля job_manager.c</text:p>
      <text:p text:style-name="P51"><text:s text:c="4"/>2 </text:p>
      <text:p text:style-name="P51"><text:s text:c="4"/>3 void JobManager_CreateJob(RecipeID_t recipe_id, char* args) {</text:p>
      <text:p text:style-name="P51"><text:s text:c="4"/>4 <text:s text:c="4"/>// ...находит свободный JobContext...</text:p>
      <text:p text:style-name="P51"><text:s text:c="4"/>5 <text:s text:c="4"/></text:p>
      <text:p text:style-name="P51"><text:s text:c="4"/>6 <text:s text:c="4"/>// 1. Обращается к "Recipe Store", чтобы получить сценарий</text:p>
      <text:p text:style-name="P51"><text:s text:c="4"/>7 <text:s text:c="4"/>const ProcessStep_t* sequence = Recipe_Get(recipe_id);</text:p>
      <text:p text:style-name="P51"><text:s text:c="4"/>8 <text:s text:c="4"/></text:p>
      <text:p text:style-name="P51"><text:s text:c="4"/>9 <text:s text:c="4"/>// ...сохраняет указатель на сценарий в JobContext...</text:p>
      <text:p text:style-name="P51"><text:s text:c="3"/>10 <text:s text:c="4"/></text:p>
      <text:p text:style-name="P51"><text:s text:c="3"/>11 <text:s text:c="4"/>// 2. Запускает первый шаг</text:p>
      <text:p text:style-name="P51"><text:s text:c="3"/>12 <text:s text:c="4"/>RunNextStepInJob(job_context); </text:p>
      <text:p text:style-name="P51"><text:s text:c="3"/>13 }</text:p>
      <text:p text:style-name="P51"><text:s text:c="3"/>14 </text:p>
      <text:p text:style-name="P51"><text:s text:c="3"/>15 void RunNextStepInJob(JobContext_t* job) {</text:p>
      <text:p text:style-name="P51"><text:s text:c="3"/>16 <text:s text:c="4"/>// ...получает текущий шаг из сценария...</text:p>
      <text:p text:style-name="P51"><text:s text:c="3"/>17 </text:p>
      <text:p text:style-name="P51"><text:s text:c="3"/>18 <text:s text:c="4"/>if (step.action == ACTION_ROTATE_MOTOR) {</text:p>
      <text:p text:style-name="P51"><text:s text:c="3"/>19 <text:s text:c="8"/>CanMessage_t can_msg;</text:p>
      <text:p text:style-name="P51"><text:s text:c="3"/>20 <text:s text:c="8"/></text:p>
      <text:p text:style-name="P51"><text:s text:c="3"/>21 <text:s text:c="8"/>// 3. Обращается к "CAN Packer" для формирования сообщения</text:p>
      <text:p text:style-name="P51"><text:s text:c="3"/>22 <text:s text:c="8"/>Packer_CreateRotateMotorMsg(step.params, job-&gt;job_id, &amp;can_msg);</text:p>
      <text:p text:style-name="P51"><text:s text:c="3"/>23 <text:s text:c="8"/></text:p>
      <text:p text:style-name="P51"><text:s text:c="3"/>24 <text:s text:c="8"/>// 4. Отправляет готовое сообщение в очередь на отправку</text:p>
      <text:p text:style-name="P51"><text:s text:c="3"/>25 <text:s text:c="8"/>xQueueSend(can_tx_queue, &amp;can_msg, ...);</text:p>
      <text:p text:style-name="P51"><text:s text:c="3"/>26 <text:s text:c="4"/>}</text:p>
      <text:p text:style-name="P51"><text:s text:c="3"/>27 }</text:p>
      <text:p text:style-name="P51"><text:soft-page-break/>Итог такой архитектуры:</text:p>
      <text:p text:style-name="P51"/>
      <text:p text:style-name="P51"><text:s text:c="3"/>* `vTaskDispatcher` становится предельно простым и понятным. Его единственная работа — принимать события и направлять их в нужный модуль. Весь его код — это, по сути, один большой switch-case или if-else if по типу события.</text:p>
      <text:p text:style-name="P51"><text:s text:c="3"/>* Сложность инкапсулирована: Вся логика управления жизненным циклом "проектов" спрятана внутри модуля Job Manager. Логика разбора команд — внутри Command Parser.</text:p>
      <text:p text:style-name="P51"><text:s text:c="3"/>* Высокая гибкость: Вы можете легко заменить, например, парсер команд, не трогая Job Manager. Или полностью изменить CAN-протокол, переписав только CAN Packer.</text:p>
      <text:p text:style-name="P51"><text:s text:c="3"/>* Простота тестирования: Каждый модуль можно тестировать отдельно, что многократно упрощает отладку.</text:p>
      <text:p text:style-name="P51"/>
      <text:p text:style-name="P51"><text:s text:c="2"/>Это и есть тот самый подход, когда вы разбиваете сложную задачу на независимые, логически завершенные программные блоки для дальнейшей модернизации.</text:p>
      <text:p text:style-name="P51"/>
      <text:p text:style-name="P62">&gt; что касается FREERTOS. Мы договорились, что каждая задача это отдельный файл. Опиши структуру их хранения (смотри файл conductor)</text:p>
      <text:p text:style-name="P51"/>
      <text:p text:style-name="P66">✦ Хорошо, я понял. Вы хотите, чтобы я представил окончательную структуру хранения файлов для задач FreeRTOS, основываясь на наших обсуждениях и лучших практиках.</text:p>
      <text:p text:style-name="P51"/>
      <text:p text:style-name="P51"><text:s text:c="2"/>Как мы и договаривались, каждая задача будет реализована в отдельном файле (.c для реализации и .h для объявления), и эти файлы будут расположены в отдельной папке для пользовательского кода, чтобы избежать конфликтов с кодом,</text:p>
      <text:p text:style-name="P51"><text:s text:c="2"/>сгенерированным CubeMX, и обеспечить чистоту проекта.</text:p>
      <text:p text:style-name="P51"/>
      <text:p text:style-name="P51"><text:s text:c="2"/>---</text:p>
      <text:p text:style-name="P51"/>
      <text:p text:style-name="P51"><text:s text:c="2"/>Рекомендуемая структура хранения файлов для задач FreeRTOS:</text:p>
      <text:p text:style-name="P51"/>
      <text:p text:style-name="P51"><text:s text:c="2"/>Ваши пользовательские задачи и связанные с ними модули будут размещены в новой папке верхнего уровня, например, /App, которая будет находиться рядом со сгенерированными папками /Core, /Drivers и /Middlewares.</text:p>
      <text:p text:style-name="P51"/>
      <text:p text:style-name="P51"><text:s text:c="4"/>1 /Ваш_Проект_STM32H723</text:p>
      <text:p text:style-name="P51"><text:s text:c="4"/>2 ├── App/ <text:s text:c="25"/>&lt;-- Ваша новая папка для пользовательского кода</text:p>
      <text:p text:style-name="P51"><text:s text:c="4"/>3 │ <text:s text:c="2"/>├── Inc/ <text:s text:c="21"/>&lt;-- Ваши заголовочные файлы</text:p>
      <text:p text:style-name="P51"><text:s text:c="4"/>4 │ <text:s text:c="2"/>│ <text:s text:c="2"/>├── task_can_handler.h <text:s text:c="3"/>// Прототип vTaskCanHandler, объявления can_rx_queue_handle, can_tx_queue_handle</text:p>
      <text:p text:style-name="P51"><text:s text:c="4"/>5 │ <text:s text:c="2"/>│ <text:s text:c="2"/>├── task_usb_handler.h <text:s text:c="3"/>// Прототип vTaskUsbHandler, объявления usb_rx_queue_handle, usb_tx_queue_handle</text:p>
      <text:p text:style-name="P51"><text:s text:c="4"/>6 │ <text:s text:c="2"/>│ <text:s text:c="2"/>├── task_dispatcher.h <text:s text:c="4"/>// Прототип vTaskDispatcher, объявления для job_manager, command_parser и т.д.</text:p>
      <text:p text:style-name="P51"><text:s text:c="4"/>7 │ <text:s text:c="2"/>│ <text:s text:c="2"/>├── task_jobs_monitor.h <text:s text:c="2"/>// Прототип vTaskJobsMonitor</text:p>
      <text:p text:style-name="P51"><text:s text:c="4"/>8 │ <text:s text:c="2"/>│ <text:s text:c="2"/>├── task_logger.h <text:s text:c="8"/>// Прототип vTaskLogger, объявления log_queue_handle</text:p>
      <text:p text:style-name="P51"><text:s text:c="4"/>9 │ <text:s text:c="2"/>│ <text:s text:c="2"/>└── shared_resources.h <text:s text:c="3"/>// Общий заголовочный файл для всех глобальных "ручек" (handles) очередей и т.п.</text:p>
      <text:p text:style-name="P51"><text:s text:c="3"/>10 │ <text:s text:c="2"/>└── Src/ <text:s text:c="21"/>&lt;-- Ваши файлы с исходным кодом</text:p>
      <text:p text:style-name="P51"><text:s text:c="3"/>11 │ <text:s text:c="6"/>├── task_can_handler.c <text:s text:c="3"/>// Реализация vTaskCanHandler</text:p>
      <text:p text:style-name="P51"><text:s text:c="3"/>12 │ <text:s text:c="6"/>├── task_usb_handler.c <text:s text:c="3"/>// Реализация vTaskUsbHandler</text:p>
      <text:p text:style-name="P51"><text:s text:c="3"/>13 │ <text:s text:c="6"/>├── task_dispatcher.c <text:s text:c="4"/>// Реализация vTaskDispatcher</text:p>
      <text:p text:style-name="P51"><text:soft-page-break/><text:s text:c="3"/>14 │ <text:s text:c="6"/>├── task_jobs_monitor.c <text:s text:c="2"/>// Реализация vTaskJobsMonitor</text:p>
      <text:p text:style-name="P51"><text:s text:c="3"/>15 │ <text:s text:c="6"/>├── task_logger.c <text:s text:c="8"/>// Реализация vTaskLogger</text:p>
      <text:p text:style-name="P51"><text:s text:c="3"/>16 │ <text:s text:c="6"/>├── command_parser.c <text:s text:c="5"/>// Реализация модуля парсинга команд</text:p>
      <text:p text:style-name="P51"><text:s text:c="3"/>17 │ <text:s text:c="6"/>├── recipe_store.c <text:s text:c="7"/>// Реализация модуля хранения рецептов</text:p>
      <text:p text:style-name="P51"><text:s text:c="3"/>18 │ <text:s text:c="6"/>├── job_manager.c <text:s text:c="8"/>// Реализация модуля менеджера проектов</text:p>
      <text:p text:style-name="P51"><text:s text:c="3"/>19 │ <text:s text:c="6"/>└── can_packer.c <text:s text:c="9"/>// Реализация модуля CAN-упаковщика</text:p>
      <text:p text:style-name="P51"><text:s text:c="3"/>20 |</text:p>
      <text:p text:style-name="P51"><text:s text:c="3"/>21 ├── Core/ <text:s text:c="24"/>&lt;-- Сгенерировано CubeMX (не трогаем руками)</text:p>
      <text:p text:style-name="P51"><text:s text:c="3"/>22 │ <text:s text:c="2"/>├── Inc/</text:p>
      <text:p text:style-name="P51"><text:s text:c="3"/>23 │ <text:s text:c="2"/>├── Src/</text:p>
      <text:p text:style-name="P51"><text:s text:c="3"/>24 │ <text:s text:c="2"/>└── Startup/</text:p>
      <text:p text:style-name="P51"><text:s text:c="3"/>25 | <text:s text:c="6"/>└── main.c <text:s text:c="15"/>// Здесь будут только вызовы инициализации CubeMX, создание задач и запуск планировщика</text:p>
      <text:p text:style-name="P51"><text:s text:c="3"/>26 |</text:p>
      <text:p text:style-name="P51"><text:s text:c="3"/>27 ├── Drivers/ <text:s text:c="21"/>&lt;-- Сгенерировано CubeMX</text:p>
      <text:p text:style-name="P51"><text:s text:c="3"/>28 ├── Middlewares/ <text:s text:c="17"/>&lt;-- Сгенерировано CubeMX (включая FreeRTOS)</text:p>
      <text:p text:style-name="P51"><text:s text:c="3"/>29 |</text:p>
      <text:p text:style-name="P51"><text:s text:c="3"/>30 └── STM32H723_mother_board.ioc <text:s text:c="3"/>// Файл конфигурации CubeMX</text:p>
      <text:p text:style-name="P51"/>
      <text:p text:style-name="P51"><text:s text:c="2"/>---</text:p>
      <text:p text:style-name="P51"/>
      <text:p text:style-name="P51"><text:s text:c="2"/>Объяснение:</text:p>
      <text:p text:style-name="P51"/>
      <text:p text:style-name="P51"><text:s text:c="3"/>1. `/App` (Application Folder): Это ваш выделенный раздел проекта. Все, что вы пишете для приложения, будет находиться здесь.</text:p>
      <text:p text:style-name="P51"><text:s text:c="3"/>2. `/App/Inc`: Содержит заголовочные файлы (.h).</text:p>
      <text:p text:style-name="P51"><text:s text:c="7"/>* Для задач: Каждый файл task_xxx.h будет содержать прототип функции соответствующей задачи (void vTaskXxx(void *pvParameters);), чтобы main.c (и другие файлы, если нужно) мог создавать эти задачи.</text:p>
      <text:p text:style-name="P51"><text:s text:c="7"/>* `shared_resources.h`: Очень полезный файл. В нем будут объявлены (с ключевым словом extern) все глобальные "ручки" (handles) для очередей FreeRTOS (например, extern QueueHandle_t usb_rx_queue_handle;). Это позволит всем задачам и</text:p>
      <text:p text:style-name="P51"><text:s text:c="9"/>модулям безопасно получать доступ к этим очередям.</text:p>
      <text:p text:style-name="P51"/>
      <text:p text:style-name="P51"><text:s/>* Для модулей: Заголовочные файлы для ваших программных модулей (command_parser.h, job_manager.h и т.д.) будут содержать их публичный API.</text:p>
      <text:p text:style-name="P51"><text:s text:c="3"/>3. `/App/Src`: Содержит файлы исходного кода (.c).</text:p>
      <text:p text:style-name="P51"><text:s text:c="7"/>* Для задач: Каждый task_xxx.c будет содержать полную реализацию соответствующей задачи.</text:p>
      <text:p text:style-name="P51"><text:s text:c="7"/>* Для модулей: Реализация всех функций для ваших программных модулей.</text:p>
      <text:p text:style-name="P51"><text:s text:c="3"/>4. `main.c` (`/Core/Src/main.c`):</text:p>
      <text:p text:style-name="P51"><text:s text:c="7"/>* Этот файл будет максимально "тонким". Его основная роль — инициализировать периферию, создать все очереди и задачи (используя прототипы из ваших .h файлов в /App/Inc) и запустить планировщик FreeRTOS.</text:p>
      <text:p text:style-name="P51"><text:s text:c="7"/>* Важно: Все ваши добавления в main.c должны находиться строго внутри блоков /* USER CODE BEGIN ... */ и /* USER CODE END ... */.</text:p>
      <text:p text:style-name="P51"><text:s text:c="3"/>5. Настройка IDE: После создания этой структуры вам нужно будет добавить путь /App/Inc в список путей для включения (Include Paths) в свойствах проекта STM32CubeIDE, чтобы компилятор мог найти ваши заголовочные файлы.</text:p>
      <text:p text:style-name="P51"/>
      <text:p text:style-name="P51"><text:soft-page-break/><text:s text:c="2"/>Эта структура обеспечивает превосходную модульность, читаемость, поддерживаемость и позволяет безболезненно обновлять сгенерированный CubeMX код и сторонние библиотеки, не затрагивая вашу логику приложения.</text:p>
      <text:p text:style-name="P51"/>
      <text:p text:style-name="P56">&gt; теперь надо сделать тоже самое со структурой задачи диспетчера, там тоже отдельные файлы. Примени это по результатам обсуждения и лучших практик</text:p>
      <text:p text:style-name="P51"/>
      <text:p text:style-name="P66">✦ Отличный шаг! Вы абсолютно правы. Если vTaskDispatcher является "менеджером проектов", то его вспомогательные модули, которые реализуют эту логику, также должны быть хорошо структурированы в отдельных файлах.</text:p>
      <text:p text:style-name="P51"/>
      <text:p text:style-name="P51"><text:s text:c="2"/>Мы создадим подпапки для этих модулей внутри уже существующих /App/Inc и /App/Src. Это позволит сохранить чистоту верхних уровней /App/Inc и /App/Src, где будут находиться заголовочные файлы и реализации самих задач FreeRTOS.</text:p>
      <text:p text:style-name="P51"/>
      <text:p text:style-name="P51"><text:s text:c="2"/>---</text:p>
      <text:p text:style-name="P51"/>
      <text:p text:style-name="P51"><text:s text:c="2"/>Структура файлов для модулей Диспетчера:</text:p>
      <text:p text:style-name="P51"/>
      <text:p text:style-name="P51"><text:s text:c="4"/>1 /Ваш_Проект_STM32H723</text:p>
      <text:p text:style-name="P51"><text:s text:c="4"/>2 ├── App/</text:p>
      <text:p text:style-name="P51"><text:s text:c="4"/>3 │ <text:s text:c="2"/>├── Inc/</text:p>
      <text:p text:style-name="P51"><text:s text:c="4"/>4 │ <text:s text:c="2"/>│ <text:s text:c="2"/>├── task_can_handler.h</text:p>
      <text:p text:style-name="P51"><text:s text:c="4"/>5 │ <text:s text:c="2"/>│ <text:s text:c="2"/>├── task_usb_handler.h</text:p>
      <text:p text:style-name="P51"><text:s text:c="4"/>6 │ <text:s text:c="2"/>│ <text:s text:c="2"/>├── task_dispatcher.h</text:p>
      <text:p text:style-name="P51"><text:s text:c="4"/>7 │ <text:s text:c="2"/>│ <text:s text:c="2"/>├── task_jobs_monitor.h</text:p>
      <text:p text:style-name="P51"><text:s text:c="4"/>8 │ <text:s text:c="2"/>│ <text:s text:c="2"/>├── task_logger.h</text:p>
      <text:p text:style-name="P51"><text:s text:c="4"/>9 │ <text:s text:c="2"/>│ <text:s text:c="2"/>├── shared_resources.h</text:p>
      <text:p text:style-name="P51"><text:s text:c="3"/>10 │ <text:s text:c="2"/>│ <text:s text:c="2"/>└── Dispatcher/ <text:s text:c="12"/>&lt;-- Новая папка для заголовочных файлов модулей Диспетчера</text:p>
      <text:p text:style-name="P51"><text:s text:c="3"/>11 │ <text:s text:c="2"/>│ <text:s text:c="6"/>├── command_parser.h <text:s text:c="3"/>// API для модуля парсинга команд</text:p>
      <text:p text:style-name="P51"><text:s text:c="3"/>12 │ <text:s text:c="2"/>│ <text:s text:c="6"/>├── recipe_store.h <text:s text:c="5"/>// API для модуля хранения рецептов</text:p>
      <text:p text:style-name="P51"><text:s text:c="3"/>13 │ <text:s text:c="2"/>│ <text:s text:c="6"/>├── job_manager.h <text:s text:c="6"/>// API для модуля менеджера проектов</text:p>
      <text:p text:style-name="P51"><text:s text:c="3"/>14 │ <text:s text:c="2"/>│ <text:s text:c="6"/>└── can_packer.h <text:s text:c="7"/>// API для модуля CAN-упаковщика</text:p>
      <text:p text:style-name="P51"><text:s text:c="3"/>15 │ <text:s text:c="2"/>└── Src/</text:p>
      <text:p text:style-name="P51"><text:s text:c="3"/>16 │ <text:s text:c="6"/>├── task_can_handler.c</text:p>
      <text:p text:style-name="P51"><text:s text:c="3"/>17 │ <text:s text:c="6"/>├── task_usb_handler.c</text:p>
      <text:p text:style-name="P51"><text:s text:c="3"/>18 │ <text:s text:c="6"/>├── task_dispatcher.c</text:p>
      <text:p text:style-name="P51"><text:s text:c="3"/>19 │ <text:s text:c="6"/>├── task_jobs_monitor.c</text:p>
      <text:p text:style-name="P51"><text:s text:c="3"/>20 │ <text:s text:c="6"/>├── task_logger.c</text:p>
      <text:p text:style-name="P51"><text:s text:c="3"/>21 │ <text:s text:c="6"/>└── Dispatcher/ <text:s text:c="12"/>&lt;-- Новая папка для исходных файлов модулей Диспетчера</text:p>
      <text:p text:style-name="P51"><text:s text:c="3"/>22 │ <text:s text:c="10"/>├── command_parser.c <text:s text:c="3"/>// Реализация модуля парсинга команд</text:p>
      <text:p text:style-name="P51"><text:s text:c="3"/>23 │ <text:s text:c="10"/>├── recipe_store.c <text:s text:c="5"/>// Реализация модуля хранения рецептов</text:p>
      <text:p text:style-name="P51"><text:s text:c="3"/>24 │ <text:s text:c="10"/>├── job_manager.c <text:s text:c="6"/>// Реализация модуля менеджера проектов</text:p>
      <text:p text:style-name="P51"><text:s text:c="3"/>25 │ <text:s text:c="10"/>└── can_packer.c <text:s text:c="7"/>// Реализация модуля CAN-упаковщика</text:p>
      <text:p text:style-name="P51"><text:s text:c="3"/>26 |</text:p>
      <text:p text:style-name="P51"><text:s text:c="3"/>27 // Остальная структура проекта остается без изменений</text:p>
      <text:p text:style-name="P51"><text:s text:c="3"/>28 ├── Core/</text:p>
      <text:p text:style-name="P51"><text:s text:c="3"/>29 ├── Drivers/</text:p>
      <text:p text:style-name="P51"><text:s text:c="3"/>30 ├── Middlewares/</text:p>
      <text:p text:style-name="P51"><text:s text:c="3"/>31 └── STM32H723_mother_board.ioc</text:p>
      <text:p text:style-name="P51"/>
      <text:p text:style-name="P59"><text:soft-page-break/><text:s/>---</text:p>
      <text:p text:style-name="P59"/>
      <text:p text:style-name="P59"><text:s text:c="2"/><text:span text:style-name="T1">Роль каждого модуля:</text:span></text:p>
      <text:p text:style-name="P59"/>
      <text:p text:style-name="P59"><text:s text:c="2"/>Эти модули будут вызываться из task_dispatcher.c и будут выполнять специализированную логику.</text:p>
      <text:p text:style-name="P59"/>
      <text:p text:style-name="P59"><text:s text:c="3"/><text:span text:style-name="T7">1. `command_parser` (command_parser.c/.h)</text:span></text:p>
      <text:p text:style-name="P59"><text:s text:c="7"/><text:span text:style-name="T1">* Ответственность: </text:span>Преобразование сырых текстовых команд от пользователя (полученных по USB) в структурированный, внутренний формат, понятный системе.</text:p>
      <text:p text:style-name="P59"><text:s text:c="7"/><text:span text:style-name="T1">* Содержит: </text:span>Таблицу команд <text:span text:style-name="T7">(command_table)</text:span> и логику поиска по ней, а также функции для выделения слов-команд и аргументов.</text:p>
      <text:p text:style-name="P59"><text:s text:c="7"/><text:span text:style-name="T1">* Используется:</text:span> В vTaskDispatcher, когда приходит новое сообщение от ПК.</text:p>
      <text:p text:style-name="P59"/>
      <text:p text:style-name="P59"><text:s text:c="3"/><text:span text:style-name="T7">2. `recipe_store` (recipe_store.c/.h)</text:span></text:p>
      <text:p text:style-name="P59"><text:s text:c="7"/><text:span text:style-name="T1">* Ответственность:</text:span> Хранение и предоставление доступа к преднастроенным последовательностям действий ("рецептам" или "сценариям").</text:p>
      <text:p text:style-name="P59"><text:s text:c="7"/><text:span text:style-name="T1">* Содержит:</text:span> Константные массивы ProcessStep_t для каждого сценария, а также функцию для получения указателя на нужный сценарий по его ID.</text:p>
      <text:p text:style-name="P59"><text:s text:c="7"/><text:span text:style-name="T1">* Используется: </text:span>Модулем job_manager, когда ему нужно получить шаги для нового "проекта".</text:p>
      <text:p text:style-name="P59"/>
      <text:p text:style-name="P59"><text:s text:c="3"/><text:span text:style-name="T7">3. `job_manager` (job_manager.c/.h)</text:span></text:p>
      <text:p text:style-name="P59"><text:s text:c="7"/><text:span text:style-name="T1">* Ответственность: </text:span>Управление жизненным циклом всех активных "проектов" (многошаговых операций). Это ядро логики Диспетчера.</text:p>
      <text:p text:style-name="P59"><text:s text:c="7"/><text:span text:style-name="T1">* Содержит:</text:span> <text:span text:style-name="T7">Массив JobContext_t,</text:span> логику конечного автомата <text:span text:style-name="T1">для каждого "проекта"</text:span>, функции для создания, обновления и завершения "проектов", а также для обработки тайм-аутов и ошибок.</text:p>
      <text:p text:style-name="P59"><text:s text:c="7"/><text:span text:style-name="T1">* Используется:</text:span> В vTaskDispatcher, когда нужно создать новый "проект" или когда приходят ответы от Исполнителей.</text:p>
      <text:p text:style-name="P59"/>
      <text:p text:style-name="P59"><text:s text:c="3"/><text:span text:style-name="T7">4. `can_packer` (can_packer.c/.h)</text:span></text:p>
      <text:p text:style-name="P59"><text:s text:c="7"/><text:span text:style-name="T1">* Ответственность:</text:span> Формирование бинарных CAN-сообщений для отправки Исполнителям, а также, возможно, парсинг входящих бинарных CAN-сообщений в структурированный вид.</text:p>
      <text:p text:style-name="P59"><text:s text:c="7"/><text:span text:style-name="T1">* Содержит:</text:span> Функции типа Packer_CreateRotateMotorMsg(...), которые принимают высокоуровневые параметры и job_id, и возвращают готовую к отправке структуру CanMessage_t.</text:p>
      <text:p text:style-name="P59"><text:s text:c="7"/><text:span text:style-name="T1">* Используется: </text:span>Модулем job_manager, когда "проект" требует отправки команды Исполнителю.</text:p>
      <text:p text:style-name="P59"/>
      <text:p text:style-name="P59"><text:s text:c="2"/>---</text:p>
      <text:p text:style-name="P59"/>
      <text:p text:style-name="P59"><text:s/><text:span text:style-name="T1"><text:s/>Конфигурация IDE:</text:span></text:p>
      <text:p text:style-name="P59"/>
      <text:p text:style-name="P59"><text:s text:c="2"/>Как и в случае с папкой /App/Inc, вам нужно будет добавить путь /App/Inc/Dispatcher в список Include Paths в свойствах проекта STM32CubeIDE.</text:p>
      <text:p text:style-name="P59"/>
      <text:p text:style-name="P59"><text:s text:c="2"/>Эта структура обеспечит максимальную чистоту кода, облегчит понимание, отладку и последующую модернизацию вашей системы.</text:p>
      <text:p text:style-name="P59"/>
      <text:p text:style-name="P63"><text:soft-page-break/>&gt; добавь пожайлуста еще необходимоый компоненты архитектуры, с учетом того что разрабатывается промышленный прибор: биохимический анализатор</text:p>
      <text:p text:style-name="P59"/>
      <text:p text:style-name="P67">✦ Отлично! Уточнение, что это промышленный прибор, а именно биохимический анализатор, кардинально меняет дело и позволяет добавить в архитектуру критически важные компоненты, отвечающие за надежность, безопасность и обслуживаемость.</text:p>
      <text:p text:style-name="P59"/>
      <text:p text:style-name="P59"><text:s text:c="2"/>Основываясь на нашей модульной архитектуре, вот компоненты, которые я бы добавил для прибора такого класса.</text:p>
      <text:p text:style-name="P59"/>
      <text:p text:style-name="P59"><text:s text:c="2"/>---</text:p>
      <text:p text:style-name="P59"/>
      <text:p text:style-name="P59"><text:s text:c="2"/>Дополнительные компоненты архитектуры для биохимического анализатора:</text:p>
      <text:p text:style-name="P59"/>
      <text:p text:style-name="P63"><text:s text:c="2"/>1. Модуль: System State Manager (Менеджер состояний системы)</text:p>
      <text:p text:style-name="P59"/>
      <text:p text:style-name="P59"><text:s text:c="3"/><text:span text:style-name="T1">* Расположение: </text:span>App/Dispatcher/state_manager.c и .h</text:p>
      <text:p text:style-name="P59"><text:s text:c="2"/><text:span text:style-name="T1"><text:s/>* Ответственность: </text:span>Управление глобальным состоянием всего анализатора. Прибор не может просто выполнять случайные "проекты"; он должен находиться в определенном состоянии (IDLE, ANALYZING, CLEANING, CALIBRATING, ERROR).</text:p>
      <text:p text:style-name="P59"><text:s text:c="3"/><text:span text:style-name="T1">* Логика:</text:span></text:p>
      <text:p text:style-name="P59"><text:s text:c="7"/>* Реализует главный конечный автомат системы.</text:p>
      <text:p text:style-name="P59"><text:s text:c="7"/>* Job Manager перед созданием нового "проекта" должен будет спросить у State Manager, можно ли это делать в текущем состоянии (например, нельзя запустить анализ, если прибор в состоянии ERROR).</text:p>
      <text:p text:style-name="P59"><text:s text:c="7"/>* Команды типа EMERGENCY_STOP будут принудительно переводить систему в состояние ERROR через этот модуль.</text:p>
      <text:p text:style-name="P59"/>
      <text:p text:style-name="P59"><text:s/><text:span text:style-name="T1"><text:s/>2. Задача: vTaskWatchdog (Задача-сторож)</text:span></text:p>
      <text:p text:style-name="P59"/>
      <text:p text:style-name="P59"><text:s text:c="3"/><text:span text:style-name="T1">* Расположение:</text:span> App/Src/task_watchdog.c и App/Inc/task_watchdog.h</text:p>
      <text:p text:style-name="P59"><text:s text:c="3"/><text:span text:style-name="T1">* Приоритет: </text:span>Самый высокий (configMAX_PRIORITIES - 1), выше даже чем у vTaskCanHandler.</text:p>
      <text:p text:style-name="P59"><text:s text:c="3"/><text:span text:style-name="T1">* Ответственность: </text:span>Гарантировать, что система не "зависла". Это критически важно для промышленной надежности.</text:p>
      <text:p text:style-name="P60"><text:span text:style-name="T1">* Логика:</text:span></text:p>
      <text:p text:style-name="P60"><text:span text:style-name="T1"/></text:p>
      <text:p text:style-name="P60"><text:span text:style-name="T1"><text:s text:c="3"/></text:span><text:s text:c="3"/>1. Эта задача инициализирует аппаратный сторожевой таймер (IWDG) STM32.</text:p>
      <text:p text:style-name="P60"><text:s text:c="7"/>2. Другие ключевые задачи (vTaskDispatcher, vTaskCanHandler и т.д.) должны периодически "отмечаться" у этой задачи, сообщая, что они живы (например, устанавливая флаг в общем массиве).</text:p>
      <text:p text:style-name="P60"><text:s text:c="7"/>3. vTaskWatchdog периодически просыпается (например, каждые 50 мс) и проверяет, все ли задачи "отметились".</text:p>
      <text:p text:style-name="P60"><text:s text:c="7"/>4. Если все в порядке, она "перезаряжает" аппаратный IWDG.</text:p>
      <text:p text:style-name="P60"><text:s text:c="7"/>5. Если какая-то задача не "отметилась" вовремя, это означает, что она зависла. vTaskWatchdog не перезаряжает IWDG.</text:p>
      <text:p text:style-name="P60"><text:s text:c="7"/>6. В результате аппаратный IWDG "досчитает до нуля" и вызовет безопасную аппаратную перезагрузку всего микроконтроллера.</text:p>
      <text:p text:style-name="P60"/>
      <text:p text:style-name="P60"><text:s text:c="2"/>3. Модуль: NVS Manager (Non-Volatile Storage - Менеджер энергонезависимой памяти)</text:p>
      <text:p text:style-name="P60"/>
      <text:p text:style-name="P60"><text:s text:c="3"/>* Расположение: App/Src/nvs_manager.c и App/Inc/nvs_manager.h</text:p>
      <text:p text:style-name="P60"><text:soft-page-break/><text:s text:c="3"/>* Ответственность: Управление хранением данных, которые должны пережить выключение питания.</text:p>
      <text:p text:style-name="P60"><text:s text:c="3"/>* Логика:</text:p>
      <text:p text:style-name="P60"><text:s text:c="7"/>* Предоставляет простой API (NVS_Read, NVS_Write) для сохранения и чтения данных.</text:p>
      <text:p text:style-name="P60"><text:s text:c="7"/>* В качестве физического носителя может использоваться либо внешняя микросхема EEPROM/Flash, либо выделенный сектор во внутренней Flash-памяти STM32.</text:p>
      <text:p text:style-name="P60"><text:s text:c="7"/>* Что хранить:</text:p>
      <text:p text:style-name="P60"><text:s text:c="11"/>* Данные калибровок: Поправки для всех моторов, датчиков, дозаторов.</text:p>
      <text:p text:style-name="P60"><text:s text:c="11"/>* Конфигурация прибора: Серийный номер, настройки и т.д.</text:p>
      <text:p text:style-name="P60"><text:s text:c="11"/>* Журнал критических ошибок: Кольцевой буфер последних 10-20 ошибок.</text:p>
      <text:p text:style-name="P60"><text:s text:c="11"/>* Счетчики наработки: Количество выполненных анализов, часы работы для планирования техобслуживания.</text:p>
      <text:p text:style-name="P60"/>
      <text:p text:style-name="P60"><text:s text:c="2"/><text:span text:style-name="T1">4. Модуль: Calibration Manager (Менеджер калибровок)</text:span></text:p>
      <text:p text:style-name="P60"/>
      <text:p text:style-name="P60"><text:s text:c="3"/><text:span text:style-name="T1">* Расположение: </text:span>App/Dispatcher/calibration_manager.c и .h</text:p>
      <text:p text:style-name="P60"><text:s text:c="2"/><text:span text:style-name="T1"><text:s/>* Ответственность:</text:span> Инкапсуляция всей логики, связанной с калибровкой механических узлов и сенсоров.</text:p>
      <text:p text:style-name="P60"><text:s text:c="2"/><text:span text:style-name="T1"><text:s/>* Логика:</text:span></text:p>
      <text:p text:style-name="P60"><text:s text:c="7"/>* Предоставляет специальные "рецепты" для калибровки (например, "найти домашнее положение мотора по оптодатчику", "измерить темновой ток фотометра").</text:p>
      <text:p text:style-name="P60"><text:s text:c="6"/><text:span text:style-name="T1"><text:s/>* Использует NVS Manage</text:span>r для сохранения и чтения калибровочных констант.</text:p>
      <text:p text:style-name="P60"><text:s text:c="7"/>* Во время выполнения обычных операций, Job Manager будет обращаться к этому модулю, чтобы получить поправки и скорректировать команды (например, команда "переместить на 10 мм" будет преобразована в "сделать 503 шага мотором с учетом калибровки").</text:p>
      <text:p text:style-name="P60"/>
      <text:p text:style-name="P60"><text:span text:style-name="T1"><text:s text:c="2"/>5. Задача: vTaskCLI</text:span> (Command Line Interface - Интерфейс командной строки)</text:p>
      <text:p text:style-name="P60"/>
      <text:p text:style-name="P60"><text:s text:c="3"/>* Расположение: App/Src/task_cli.c и App/Inc/task_cli.h</text:p>
      <text:p text:style-name="P60"><text:s text:c="3"/>* Приоритет: Низкий (tskIDLE_PRIORITY + 2).</text:p>
      <text:p text:style-name="P60"><text:s text:c="3"/>* Ответственность: Предоставление низкоуровневого доступа к системе для диагностики, производства и сервисного обслуживания.</text:p>
      <text:p text:style-name="P60"><text:s text:c="3"/>* Логика:</text:p>
      <text:p text:style-name="P60"><text:s text:c="7"/>* Эта задача подключается к отдельному, "служебному" порту UART.</text:p>
      <text:p text:style-name="P60"><text:s text:c="7"/>* Через этот порт инженер или техник может вводить текстовые команды, которые позволяют:</text:p>
      <text:p text:style-name="P60"><text:s text:c="11"/>* Напрямую управлять Исполнителями в обход основной логики ("motor 1 move 10 steps").</text:p>
      <text:p text:style-name="P60"><text:s text:c="11"/>* Читать сырые данные с датчиков.</text:p>
      <text:p text:style-name="P60"><text:s text:c="11"/>* Запускать отдельные калибровочные процедуры.</text:p>
      <text:p text:style-name="P60"><text:s text:c="11"/>* Просматривать журнал ошибок из NVS Manager.</text:p>
      <text:p text:style-name="P60"><text:s text:c="11"/>* Мониторить состояние и загрузку задач FreeRTOS.</text:p>
      <text:p text:style-name="P60"/>
      <text:p text:style-name="P60"><text:s text:c="2"/>---</text:p>
      <text:p text:style-name="P60"/>
      <text:p text:style-name="P60"><text:s text:c="2"/></text:p>
      <text:p text:style-name="P60"/>
      <text:p text:style-name="P60"/>
      <text:p text:style-name="P60"/>
      <text:p text:style-name="P60"/>
      <text:p text:style-name="P60"/>
      <text:p text:style-name="P60"><text:soft-page-break/><text:span text:style-name="T2">О</text:span><text:span text:style-name="T1">бновленная структура папок /App: <text:s text:c="2"/></text:span><text:s text:c="2"/></text:p>
      <text:p text:style-name="P60"/>
      <text:p text:style-name="P60"><text:s/>1 /App</text:p>
      <text:p text:style-name="P60"><text:s text:c="4"/>2 ├── Inc/</text:p>
      <text:p text:style-name="P60"><text:s text:c="4"/>3 │ <text:s text:c="2"/>├── task_can_handler.h</text:p>
      <text:p text:style-name="P60"><text:s text:c="4"/>4 │ <text:s text:c="2"/>├── task_usb_handler.h</text:p>
      <text:p text:style-name="P60"><text:s text:c="4"/>5 │ <text:s text:c="2"/>├── task_dispatcher.h</text:p>
      <text:p text:style-name="P60"><text:s text:c="4"/>6 │ <text:s text:c="2"/>├── task_jobs_monitor.h</text:p>
      <text:p text:style-name="P60"><text:s text:c="4"/>7 │ <text:s text:c="2"/>├── task_logger.h</text:p>
      <text:p text:style-name="P60"><text:s text:c="4"/>8 │ <text:s text:c="2"/>├── task_watchdog.h <text:s text:c="8"/>// &lt;--- НОВЫЙ</text:p>
      <text:p text:style-name="P60"><text:s text:c="4"/>9 │ <text:s text:c="2"/>├── task_cli.h <text:s text:c="13"/>// &lt;--- НОВЫЙ</text:p>
      <text:p text:style-name="P60"><text:s text:c="3"/>10 │ <text:s text:c="2"/>├── nvs_manager.h <text:s text:c="10"/>// &lt;--- НОВЫЙ</text:p>
      <text:p text:style-name="P60"><text:s text:c="3"/>11 │ <text:s text:c="2"/>└── Dispatcher/</text:p>
      <text:p text:style-name="P60"><text:s text:c="3"/>12 │ <text:s text:c="6"/>├── command_parser.h</text:p>
      <text:p text:style-name="P60"><text:s text:c="3"/>13 │ <text:s text:c="6"/>├── recipe_store.h</text:p>
      <text:p text:style-name="P60"><text:s text:c="3"/>14 │ <text:s text:c="6"/>├── job_manager.h</text:p>
      <text:p text:style-name="P60"><text:s text:c="3"/>15 │ <text:s text:c="6"/>├── can_packer.h</text:p>
      <text:p text:style-name="P60"><text:s text:c="3"/>16 │ <text:s text:c="6"/>├── state_manager.h <text:s text:c="6"/>// &lt;--- НОВЫЙ</text:p>
      <text:p text:style-name="P60"><text:s text:c="3"/>17 │ <text:s text:c="6"/>└── calibration_manager.h // &lt;--- НОВЫЙ</text:p>
      <text:p text:style-name="P60"><text:s text:c="3"/>18 └── Src/</text:p>
      <text:p text:style-name="P60"><text:s text:c="3"/>19 <text:s text:c="4"/>├── task_can_handler.c</text:p>
      <text:p text:style-name="P60"><text:s text:c="3"/>20 <text:s text:c="4"/>├── task_usb_handler.c</text:p>
      <text:p text:style-name="P60"><text:s text:c="3"/>21 <text:s text:c="4"/>├── task_dispatcher.c</text:p>
      <text:p text:style-name="P60"><text:s text:c="3"/>22 <text:s text:c="4"/>├── task_jobs_monitor.c</text:p>
      <text:p text:style-name="P60"><text:s text:c="3"/>23 <text:s text:c="4"/>├── task_logger.c</text:p>
      <text:p text:style-name="P60"><text:s text:c="3"/>24 <text:s text:c="4"/>├── task_watchdog.c <text:s text:c="8"/>// &lt;--- НОВЫЙ</text:p>
      <text:p text:style-name="P60"><text:s text:c="3"/>25 <text:s text:c="4"/>├── task_cli.c <text:s text:c="13"/>// &lt;--- НОВЫЙ</text:p>
      <text:p text:style-name="P60"><text:s text:c="3"/>26 <text:s text:c="4"/>├── nvs_manager.c <text:s text:c="10"/>// &lt;--- НОВЫЙ</text:p>
      <text:p text:style-name="P60"><text:s text:c="3"/>27 <text:s text:c="4"/>└── Dispatcher/</text:p>
      <text:p text:style-name="P60"><text:s text:c="3"/>28 <text:s text:c="8"/>├── command_parser.c</text:p>
      <text:p text:style-name="P60"><text:s text:c="3"/>29 <text:s text:c="8"/>├── recipe_store.c</text:p>
      <text:p text:style-name="P60"><text:s text:c="3"/>30 <text:s text:c="8"/>├── job_manager.c</text:p>
      <text:p text:style-name="P60"><text:s text:c="3"/>31 <text:s text:c="8"/>├── can_packer.c</text:p>
      <text:p text:style-name="P60"><text:s text:c="3"/>32 <text:s text:c="8"/>├── state_manager.c <text:s text:c="6"/>// &lt;--- НОВЫЙ</text:p>
      <text:p text:style-name="P60"><text:s text:c="3"/>33 <text:s text:c="8"/>└── calibration_manager.c // &lt;--- НОВЫЙ</text:p>
      <text:p text:style-name="P60"/>
      <text:p text:style-name="P60"><text:s text:c="2"/>Эта расширенная архитектура превращает "Дирижер" из простого обработчика команд в надежный и обслуживаемый "мозг" промышленного прибора.</text:p>
      <text:p text:style-name="P60"/>
      <text:p text:style-name="P64">&gt; очень хорошо организован диспетчер отбельной папкой, может файлы RTOS тоже выделить в одельную папку?</text:p>
      <text:p text:style-name="P64"/>
      <text:p text:style-name="P68">✦ Вы абсолютно правы, это отличное предложение для еще более четкой организации!</text:p>
      <text:p text:style-name="P60"/>
      <text:p text:style-name="P60"><text:s text:c="2"/>Действительно, выделение файлов, относящихся непосредственно к задачам FreeRTOS, в отдельную папку сделает структуру /App/Src и /App/Inc более опрятной и логичной. Это позволит четко различать, где находятся сами задачи (потоки), а где</text:p>
      <text:p text:style-name="P60"><text:s text:c="2"/>— вспомогательные программные модули, используемые этими задачами.</text:p>
      <text:p text:style-name="P60"/>
      <text:p text:style-name="P60"><text:s text:c="2"/>---</text:p>
      <text:p text:style-name="P60"/>
      <text:p text:style-name="P60"><text:s text:c="2"/></text:p>
      <text:p text:style-name="P64"><text:soft-page-break/>Обновленная структура хранения файлов с отдельной папкой для задач (Tasks):</text:p>
      <text:p text:style-name="P60"/>
      <text:p text:style-name="P60"><text:s text:c="2"/>1 /Ваш_Проект_STM32H723</text:p>
      <text:p text:style-name="P60"><text:s text:c="4"/>2 ├── App/</text:p>
      <text:p text:style-name="P60"><text:s text:c="4"/>3 │ <text:s text:c="2"/>├── Inc/</text:p>
      <text:p text:style-name="P60"><text:s text:c="4"/>4 │ <text:s text:c="2"/>│ <text:s text:c="2"/>├── Tasks/ <text:s text:c="19"/>&lt;-- НОВАЯ ПАПКА для заголовочных файлов задач</text:p>
      <text:p text:style-name="P60"><text:s text:c="4"/>5 │ <text:s text:c="2"/>│ <text:s text:c="2"/>│ <text:s text:c="2"/>├── task_can_handler.h</text:p>
      <text:p text:style-name="P60"><text:s text:c="4"/>6 │ <text:s text:c="2"/>│ <text:s text:c="2"/>│ <text:s text:c="2"/>├── task_usb_handler.h</text:p>
      <text:p text:style-name="P60"><text:s text:c="4"/>7 │ <text:s text:c="2"/>│ <text:s text:c="2"/>│ <text:s text:c="2"/>├── task_dispatcher.h</text:p>
      <text:p text:style-name="P60"><text:s text:c="4"/>8 │ <text:s text:c="2"/>│ <text:s text:c="2"/>│ <text:s text:c="2"/>├── task_jobs_monitor.h</text:p>
      <text:p text:style-name="P60"><text:s text:c="4"/>9 │ <text:s text:c="2"/>│ <text:s text:c="2"/>│ <text:s text:c="2"/>├── task_logger.h</text:p>
      <text:p text:style-name="P60"><text:s text:c="3"/>10 │ <text:s text:c="2"/>│ <text:s text:c="2"/>│ <text:s text:c="2"/>├── task_watchdog.h</text:p>
      <text:p text:style-name="P60"><text:s text:c="3"/>11 │ <text:s text:c="2"/>│ <text:s text:c="2"/>│ <text:s text:c="2"/>└── task_cli.h</text:p>
      <text:p text:style-name="P60"><text:s text:c="3"/>12 │ <text:s text:c="2"/>│ <text:s text:c="2"/>├── shared_resources.h <text:s text:c="5"/>// Общие ресурсы, видимые всему приложению</text:p>
      <text:p text:style-name="P60"><text:s text:c="3"/>13 │ <text:s text:c="2"/>│ <text:s text:c="2"/>├── nvs_manager.h <text:s text:c="10"/>// Заголовок для менеджера NVS</text:p>
      <text:p text:style-name="P60"><text:s text:c="3"/>14 │ <text:s text:c="2"/>│ <text:s text:c="2"/>└── Dispatcher/ <text:s text:c="12"/>// Заголовочные файлы модулей Диспетчера</text:p>
      <text:p text:style-name="P60"><text:s text:c="3"/>15 │ <text:s text:c="2"/>│ <text:s text:c="6"/>├── command_parser.h</text:p>
      <text:p text:style-name="P60"><text:s text:c="3"/>16 │ <text:s text:c="2"/>│ <text:s text:c="6"/>├── recipe_store.h</text:p>
      <text:p text:style-name="P60"><text:s text:c="3"/>17 │ <text:s text:c="2"/>│ <text:s text:c="6"/>├── job_manager.h</text:p>
      <text:p text:style-name="P60"><text:s text:c="3"/>18 │ <text:s text:c="2"/>│ <text:s text:c="6"/>├── can_packer.h</text:p>
      <text:p text:style-name="P60"><text:s text:c="3"/>19 │ <text:s text:c="2"/>│ <text:s text:c="6"/>├── state_manager.h</text:p>
      <text:p text:style-name="P60"><text:s text:c="3"/>20 │ <text:s text:c="2"/>│ <text:s text:c="6"/>└── calibration_manager.h</text:p>
      <text:p text:style-name="P60"><text:s text:c="3"/>21 │ <text:s text:c="2"/>└── Src/</text:p>
      <text:p text:style-name="P60"><text:s text:c="3"/>22 │ <text:s text:c="6"/>├── Tasks/ <text:s text:c="19"/>&lt;-- НОВАЯ ПАПКА для исходных файлов задач</text:p>
      <text:p text:style-name="P60"><text:s text:c="3"/>23 │ <text:s text:c="6"/>│ <text:s text:c="2"/>├── task_can_handler.c</text:p>
      <text:p text:style-name="P60"><text:s text:c="3"/>24 │ <text:s text:c="6"/>│ <text:s text:c="2"/>├── task_usb_handler.c</text:p>
      <text:p text:style-name="P60"><text:s text:c="3"/>25 │ <text:s text:c="6"/>│ <text:s text:c="2"/>├── task_dispatcher.c</text:p>
      <text:p text:style-name="P60"><text:s text:c="3"/>26 │ <text:s text:c="6"/>│ <text:s text:c="2"/>├── task_jobs_monitor.c</text:p>
      <text:p text:style-name="P60"><text:s text:c="3"/>27 │ <text:s text:c="6"/>│ <text:s text:c="2"/>├── task_logger.c</text:p>
      <text:p text:style-name="P60"><text:s text:c="3"/>28 │ <text:s text:c="6"/>│ <text:s text:c="2"/>├── task_watchdog.c</text:p>
      <text:p text:style-name="P60"><text:s text:c="3"/>29 │ <text:s text:c="6"/>│ <text:s text:c="2"/>└── task_cli.c</text:p>
      <text:p text:style-name="P60"><text:s text:c="3"/>30 │ <text:s text:c="6"/>├── nvs_manager.c <text:s text:c="10"/>// Реализация менеджера NVS</text:p>
      <text:p text:style-name="P60"><text:s text:c="3"/>31 │ <text:s text:c="6"/>└── Dispatcher/ <text:s text:c="12"/>// Исходные файлы модулей Диспетчера</text:p>
      <text:p text:style-name="P60"><text:s text:c="3"/>32 │ <text:s text:c="10"/>├── command_parser.c</text:p>
      <text:p text:style-name="P60"><text:s text:c="3"/>33 │ <text:s text:c="10"/>├── recipe_store.c</text:p>
      <text:p text:style-name="P60"><text:s text:c="3"/>34 │ <text:s text:c="10"/>├── job_manager.c</text:p>
      <text:p text:style-name="P60"><text:s text:c="3"/>35 │ <text:s text:c="10"/>├── can_packer.c</text:p>
      <text:p text:style-name="P60"><text:s text:c="3"/>36 │ <text:s text:c="10"/>├── state_manager.c</text:p>
      <text:p text:style-name="P60"><text:s text:c="3"/>37 │ <text:s text:c="10"/>└── calibration_manager.c</text:p>
      <text:p text:style-name="P60"><text:s text:c="3"/>38 |</text:p>
      <text:p text:style-name="P60"><text:s text:c="3"/>39 // Остальная структура проекта остается без изменений</text:p>
      <text:p text:style-name="P60"><text:s text:c="3"/>40 ├── Core/</text:p>
      <text:p text:style-name="P60"><text:s text:c="3"/>41 ├── Drivers/</text:p>
      <text:p text:style-name="P60"><text:s text:c="3"/>42 ├── Middlewares/</text:p>
      <text:p text:style-name="P60"><text:s text:c="3"/>43 └── STM32H723_mother_board.ioc</text:p>
      <text:p text:style-name="P60"/>
      <text:p text:style-name="P60"><text:s text:c="2"/>---</text:p>
      <text:p text:style-name="P60"/>
      <text:p text:style-name="P60"><text:s text:c="2"/>Объяснение:</text:p>
      <text:p text:style-name="P60"/>
      <text:p text:style-name="P60"><text:s text:c="3"/>* Папки /App/Inc/Tasks и /App/Src/Tasks теперь будут содержать исключительно файлы, определяющие и реализующие задачи FreeRTOS.</text:p>
      <text:p text:style-name="P60"><text:soft-page-break/><text:s text:c="3"/>* Верхние уровни /App/Inc и /App/Src станут еще более чистыми и будут содержать только shared_resources.h и, возможно, другие общие утилиты или конфигурации, не привязанные к конкретным задачам или модулям.</text:p>
      <text:p text:style-name="P60"/>
      <text:p text:style-name="P60"><text:s text:c="2"/>Конфигурация IDE:</text:p>
      <text:p text:style-name="P60"/>
      <text:p text:style-name="P60"><text:s text:c="2"/>Не забудьте добавить новый путь `/App/Inc/Tasks` в список Include Paths в свойствах вашего проекта STM32CubeIDE.</text:p>
      <text:p text:style-name="P60"/>
      <text:p text:style-name="P64">&gt; да, тепперь все отлично!</text:p>
      <text:p text:style-name="P60"/>
      <text:p text:style-name="P68">✦ Отлично! Я очень рад, что теперь у нас есть четкое и продуманное архитектурное решение.</text:p>
      <text:p text:style-name="P60"/>
      <text:p text:style-name="P60"><text:s text:c="2"/>Теперь, когда концепция "Дирижера" ясна, можно приступать к первому шагу реализации.</text:p>
      <text:p text:style-name="P60"/>
      <text:p text:style-name="P60"><text:s text:c="2"/>Первый шаг: Базовая настройка проекта в STM32CubeIDE (CubeMX)</text:p>
      <text:p text:style-name="P60"/>
      <text:p text:style-name="P60"><text:s text:c="2"/>Начнем с настройки самого контроллера, чтобы он соответствовал нашей архитектуре:</text:p>
      <text:p text:style-name="P60"/>
      <text:p text:style-name="P60"><text:s text:c="3"/>1. Откройте проект в CubeMX: Запустите STM32CubeIDE и откройте ваш файл STM32H723_mother_board.ioc.</text:p>
      <text:p text:style-name="P60"/>
      <text:p text:style-name="P60"><text:s text:c="3"/>2. Настройте FreeRTOS:</text:p>
      <text:p text:style-name="P60"><text:s text:c="7"/>* В левом меню "Categories" перейдите в раздел Middleware.</text:p>
      <text:p text:style-name="P60"><text:s text:c="7"/>* Выберите FreeRTOS.</text:p>
      <text:p text:style-name="P60"><text:s text:c="7"/>* Включите его (Enabled).</text:p>
      <text:p text:style-name="P60"><text:s text:c="7"/>* Перейдите на вкладку Configuration в FreeRTOS. Здесь нам нужно будет настроить размер кучи (Heap Size) и количество приоритетов (configMAX_PRIORITIES). Пока оставьте значения по умолчанию, но имейте в виду, что мы можем</text:p>
      <text:p text:style-name="P60"><text:s text:c="9"/>скорректировать их позже.</text:p>
      <text:p text:style-name="P60"><text:s text:c="7"/>* Обязательно: Перейдите в System Core -&gt; SYS и убедитесь, что Timebase Source для планировщика FreeRTOS установлен на что-то отличное от SysTick (например, TIM6). SysTick будет использоваться FreeRTOS.</text:p>
      <text:p text:style-name="P60"/>
      <text:p text:style-name="P60"><text:s text:c="3"/>3. Настройте USB:</text:p>
      <text:p text:style-name="P60"><text:s text:c="7"/>* Перейдите в Connectivity -&gt; USB_OTG_FS (или USB_OTG_HS, в зависимости от вашего STM32H7).</text:p>
      <text:p text:style-name="P60"><text:s text:c="7"/>* Установите Mode в Device_Only.</text:p>
      <text:p text:style-name="P60"><text:s text:c="7"/>* В разделе Middleware -&gt; USB_DEVICE включите Communication Device Class (Virtual Port Com).</text:p>
      <text:p text:style-name="P60"/>
      <text:p text:style-name="P60"><text:s text:c="3"/>4. Настройте CAN:</text:p>
      <text:p text:style-name="P60"><text:s text:c="7"/>* Перейдите в Connectivity -&gt; FDCAN1 (или FDCAN2, CAN1, CAN2 в зависимости от вашего контроллера H7).</text:p>
      <text:p text:style-name="P60"><text:s text:c="7"/>* Включите его (Activated).</text:p>
      <text:p text:style-name="P60"><text:s text:c="7"/>* Выберите подходящие пины GPIO для TX/RX.</text:p>
      <text:p text:style-name="P60"><text:s text:c="7"/>* Перейдите на вкладку Parameter Settings и настройте скорость CAN-шины (Bit Rate). Пока поставьте стандартное значение, например, 500 Kbit/s.</text:p>
      <text:p text:style-name="P60"><text:s text:c="7"/>* Настройте фильтры для приема сообщений. Для начала можно настроить фильтр на прием всех сообщений, а затем сузить его.</text:p>
      <text:p text:style-name="P60"/>
      <text:p text:style-name="P60"><text:soft-page-break/><text:s text:c="3"/>5. Настройте UART для CLI (опционально, если будете использовать):</text:p>
      <text:p text:style-name="P60"><text:s text:c="7"/>* Перейдите в Connectivity -&gt; USARTx (выберите любой свободный UART, например USART3).</text:p>
      <text:p text:style-name="P60"><text:s text:c="7"/>* Установите Mode в Asynchronous.</text:p>
      <text:p text:style-name="P60"><text:s text:c="7"/>* Выберите пины GPIO для TX/RX.</text:p>
      <text:p text:style-name="P60"><text:s text:c="7"/>* Установите скорость (Baud Rate), например, 115200.</text:p>
      <text:p text:style-name="P60"/>
      <text:p text:style-name="P60"><text:s text:c="3"/>6. Создайте задачи FreeRTOS (на этом этапе):</text:p>
      <text:p text:style-name="P60"><text:s text:c="7"/>* Вернитесь в раздел Middleware -&gt; FreeRTOS.</text:p>
      <text:p text:style-name="P60"><text:s text:c="7"/>* На вкладке Tasks and Queues вы можете создать "заготовки" для наших задач (vTaskCanHandler, vTaskUsbHandler, vTaskDispatcher, vTaskJobsMonitor, vTaskWatchdog, vTaskCLI, vTaskLogger).</text:p>
      <text:p text:style-name="P60"><text:s text:c="7"/>* Для каждой задачи задайте имя, приоритет (используйте те значения, которые мы обсуждали, например, configMAX_PRIORITIES - 1 для CAN/USB), и размер стека.</text:p>
      <text:p text:style-name="P60"/>
      <text:p text:style-name="P60"><text:s text:c="3"/>7. Сгенерируйте код:</text:p>
      <text:p text:style-name="P60"><text:s text:c="7"/>* Сохраните файл STM32H723_mother_board.ioc (Ctrl+S).</text:p>
      <text:p text:style-name="P60"><text:s text:c="7"/>* Нажмите "Generate Code" (иконка шестеренки или Project -&gt; Generate Code).</text:p>
      <text:p text:style-name="P60"/>
      <text:p text:style-name="P60"><text:s text:c="2"/>После генерации кода у вас будет базовый проект, готовый к реализации наших задач и модулей.</text:p>
      <text:p text:style-name="P60"><text:s text:c="2"/>Сообщите мне, как только вы выполните эти шаги!</text:p>
      <text:p text:style-name="P60"/>
      <text:p text:style-name="P60"/>
      <text:p text:style-name="P60"><text:s/>Другие распространенные префиксы в FreeRTOS:</text:p>
      <text:p text:style-name="P60"><text:s text:c="3"/>* x: Означает, что функция возвращает тип BaseType_t или указатель на структуру (например, xQueueCreate, xSemaphoreTake).</text:p>
      <text:p text:style-name="P60"><text:s text:c="3"/>* px: Означает, что функция возвращает указатель на void (например, pxPortInitialiseStack).</text:p>
      <text:p text:style-name="P60"/>
      <text:p text:style-name="P60"><text:s text:c="2"/>Это просто способ сделать код более читаемым и сразу понять тип возвращаемого значения функции, не заглядывая в ее объявление.</text:p>
      <text:p text:style-name="P60"/>
      <text:p text:style-name="P60">&gt; я предлагаю пока исключить задачу task_cli. Пока не планируется подключаться в дирижеру по консоли</text:p>
      <text:p text:style-name="P60"/>
      <text:p text:style-name="P60">✦ Хорошо, это разумное решение. Мы исключим vTaskCLI из текущего плана реализации, чтобы сосредоточиться на ключевых аспектах.</text:p>
      <text:p text:style-name="P60"/>
      <text:p text:style-name="P60"><text:s text:c="2"/>Это упростит начальную настройку и позволит быстрее запустить основную функциональность "Дирижера". Если консольный доступ понадобится позже, мы всегда сможем добавить эту задачу.</text:p>
      <text:p text:style-name="P60"/>
      <text:p text:style-name="P60"><text:s text:c="2"/><text:span text:style-name="T1">Продолжим с остальными шагами настройки в CubeMX.</text:span></text:p>
      <text:p text:style-name="P64"/>
      <text:p text:style-name="P64">&gt; для USB есть два режима ExternalPhy and Internal FS Phy. Какой выбрать?</text:p>
      <text:p text:style-name="P64"/>
      <text:p text:style-name="P64">&gt; для USB есть два режима ExternalPhy and Internal FS Phy. Какой выбрать?</text:p>
      <text:p text:style-name="P60"/>
      <text:p text:style-name="P68">✦ Отличный вопрос, он касается аппаратной части.</text:p>
      <text:p text:style-name="P60"/>
      <text:p text:style-name="P60"><text:s text:c="3"/>* `Internal FS Phy` (Internal Full-Speed PHY):</text:p>
      <text:p text:style-name="P60"><text:soft-page-break/><text:s text:c="7"/>* Это означает, что вы будете использовать встроенный в сам микроконтроллер STM32 физический уровень (PHY) для USB. Он поддерживает скорость Full-Speed (12 Мбит/с).</text:p>
      <text:p text:style-name="P60"><text:s text:c="7"/>* Это стандартный и самый распространенный выбор. Большинство отладочных плат и кастомных устройств используют именно его, так как он не требует никаких внешних микросхем для работы USB (кроме самого разъема и пары резисторов).</text:p>
      <text:p text:style-name="P60"/>
      <text:p text:style-name="P60"><text:s text:c="3"/>* `External Phy` (External PHY):</text:p>
      <text:p text:style-name="P60"><text:s text:c="7"/>* Этот режим выбирается, если на вашей плате установлена отдельная, внешняя микросхема PHY, которая подключается к микроконтроллеру.</text:p>
      <text:p text:style-name="P60"><text:s text:c="7"/>* Это делается для поддержки High-Speed USB (480 Мбит/с), так как встроенный PHY обычно работает только на Full-Speed, или для других специфических схемотехнических решений.</text:p>
      <text:p text:style-name="P60"/>
      <text:p text:style-name="P60"><text:s text:c="2"/>Ваш выбор:</text:p>
      <text:p text:style-name="P60"/>
      <text:p text:style-name="P60"><text:s text:c="2"/>Для нашей задачи (создание Virtual COM Port) и для подавляющего большинства плат (включая все популярные, такие как Nucleo/Discovery) вам следует выбрать `Internal FS Phy`.</text:p>
      <text:p text:style-name="P60"/>
      <text:p text:style-name="P60"><text:s text:c="2"/>Это правильный выбор, если у вас нет специальной внешней микросхемы USB PHY на плате.</text:p>
      <text:p text:style-name="P60"/>
      <text:p text:style-name="P64">&gt; ок</text:p>
      <text:p text:style-name="P60"/>
      <text:p text:style-name="P68">✦ Отлично.</text:p>
      <text:p text:style-name="P60"/>
      <text:p text:style-name="P60"><text:s text:c="2"/>Мы договорились о следующем в настройках CubeMX:</text:p>
      <text:p text:style-name="P60"/>
      <text:p text:style-name="P60"><text:s text:c="3"/>1. FreeRTOS: Включить, настроить Timebase Source на TIM6.</text:p>
      <text:p text:style-name="P60"><text:s text:c="3"/>2. USB: Включить CDC VCP, выбрать Internal FS Phy.</text:p>
      <text:p text:style-name="P60"><text:s text:c="3"/>3. Исключили: Задачу vTaskCLI.</text:p>
      <text:p text:style-name="P60"/>
      <text:p text:style-name="P60"><text:s text:c="2"/>Теперь, пожалуйста, продолжите настройку в CubeMX:</text:p>
      <text:p text:style-name="P60"/>
      <text:p text:style-name="P60"><text:s text:c="3"/>1. Настройте CAN:</text:p>
      <text:p text:style-name="P60"><text:s text:c="7"/>* Перейдите в Connectivity -&gt; FDCAN1 (или другой доступный FDCAN/CAN).</text:p>
      <text:p text:style-name="P60"><text:s text:c="7"/>* Включите его (Activated).</text:p>
      <text:p text:style-name="P60"><text:s text:c="7"/>* Выберите подходящие пины GPIO для TX/RX.</text:p>
      <text:p text:style-name="P60"><text:s text:c="7"/>* Настройте скорость CAN-шины (Bit Rate), например, 500 Kbit/s.</text:p>
      <text:p text:style-name="P60"><text:s text:c="7"/>* Настройте фильтры для приема сообщений. Для начала можно настроить фильтр на прием всех сообщений (например, через Configuration -&gt; FDCAN Filter -&gt; Filter Type на Range и Filter ID1/ID2 на 0), а затем сузить его, когда будет</text:p>
      <text:p text:style-name="P60"><text:s text:c="9"/>понятен протокол.</text:p>
      <text:p text:style-name="P60"/>
      <text:p text:style-name="P60"/>
      <text:p text:style-name="P60">2. Создайте заготовки задач FreeRTOS:</text:p>
      <text:p text:style-name="P60"><text:s text:c="7"/>* Вернитесь в раздел Middleware -&gt; FreeRTOS.</text:p>
      <text:p text:style-name="P60"><text:s text:c="7"/>* На вкладке Tasks and Queues создайте заготовки для следующих задач:</text:p>
      <text:p text:style-name="P60"><text:s text:c="11"/>* vTaskCanHandler</text:p>
      <text:p text:style-name="P60"><text:s text:c="11"/>* vTaskUsbHandler</text:p>
      <text:p text:style-name="P60"><text:s text:c="11"/>* vTaskDispatcher</text:p>
      <text:p text:style-name="P60"><text:s text:c="11"/>* vTaskJobsMonitor</text:p>
      <text:p text:style-name="P60"><text:s text:c="11"/>* vTaskWatchdog</text:p>
      <text:p text:style-name="P60"><text:soft-page-break/><text:s text:c="11"/>* vTaskLogger (мы ее обсуждали как опциональную, но давайте добавим ее сейчас, чтобы иметь возможность логировать позже)</text:p>
      <text:p text:style-name="P60"><text:s text:c="7"/>* Для каждой задачи задайте имя, приоритет (согласно нашим обсуждениям: высокий для обработчиков, средний для диспетчера, низкий для монитора и логгера) и размер стека (пока можно начать с 128 или 256 слов, потом скорректируем).</text:p>
      <text:p text:style-name="P60"/>
      <text:p text:style-name="P60"><text:s text:c="3"/>3. Сгенерируйте код:</text:p>
      <text:p text:style-name="P60"><text:s text:c="7"/>* Сохраните файл STM32H723_mother_board.ioc (Ctrl+S).</text:p>
      <text:p text:style-name="P60"><text:s text:c="7"/>* Нажмите "Generate Code" (иконка шестеренки или Project -&gt; Generate Code).</text:p>
      <text:p text:style-name="P60"/>
      <text:p text:style-name="P60"><text:s text:c="2"/>Сообщите мне, когда эти шаги будут выполнены.</text:p>
      <text:p text:style-name="P60"/>
      <text:p text:style-name="P60">&gt; нужны ли настройки NVIC setting для CAN шины?</text:p>
      <text:p text:style-name="P60"/>
      <text:p text:style-name="P60">✦ Да, настройки NVIC (Nested Vectored Interrupt Controller) для CAN-шины совершенно необходимы, если вы планируете использовать CAN с прерываниями, что является стандартным и наиболее эффективным подходом, особенно в системе на FreeRTOS.</text:p>
      <text:p text:style-name="P60"/>
      <text:p text:style-name="P60"><text:s text:c="2"/>Почему это важно:</text:p>
      <text:p text:style-name="P60"/>
      <text:p text:style-name="P60"><text:s text:c="3"/>* Прием сообщений: Когда приходит CAN-сообщение, микроконтроллер должен немедленно узнать об этом, чтобы быстро извлечь его из аппаратного FIFO и поместить в нашу программную очередь (can_rx_queue). Это делается с помощью прерываний.</text:p>
      <text:p text:style-name="P60"><text:s text:c="3"/>* Неблокирующая работа: Прерывания позволяют vTaskCanHandler "спать" (находиться в заблокированном состоянии) и не тратить процессорное время, пока на шине нет активности. Как только приходит сообщение, прерывание "будит" задачу.</text:p>
      <text:p text:style-name="P60"/>
      <text:p text:style-name="P60"><text:s text:c="2"/>Что нужно сделать в CubeMX:</text:p>
      <text:p text:style-name="P60"/>
      <text:p text:style-name="P60"><text:s text:c="3"/>1. Проверьте, что прерывания FDCAN включены:</text:p>
      <text:p text:style-name="P60"><text:s text:c="7"/>* В левом меню "Categories" перейдите в раздел System Core -&gt; NVIC.</text:p>
      <text:p text:style-name="P60"><text:s text:c="7"/>* В списке вы должны найти прерывания, связанные с вашим FDCAN (например, FDCAN1_IT0_IRQn, FDCAN1_IT1_IRQn).</text:p>
      <text:p text:style-name="P60"><text:s text:c="7"/>* Убедитесь, что галочки `Enabled` (Включено) для них установлены. Обычно CubeMX включает их автоматически, когда вы активируете периферию FDCAN.</text:p>
      <text:p text:style-name="P60"/>
      <text:p text:style-name="P60"><text:s text:c="3"/>2. Приоритет прерываний:</text:p>
      <text:p text:style-name="P60"><text:s text:c="7"/>* В том же разделе NVIC вы увидите настройки Preemption Priority и Subpriority.</text:p>
      <text:p text:style-name="P60"><text:s text:c="7"/>* Пока оставьте их значения по умолчанию. Для FreeRTOS важно, чтобы системные прерывания (такие как SysTick, PendSV и прерывания, используемые FreeRTOS API, например, для очередей) имели строго определенные приоритеты.</text:p>
      <text:p text:style-name="P60"><text:s text:c="7"/>* Если вы используете функции FreeRTOS (например, xQueueSendFromISR()) внутри обработчиков прерываний CAN, то приоритеты прерываний CAN должны быть ниже или равны configMAX_SYSCALL_INTERRUPT_PRIORITY, который определен в</text:p>
      <text:p text:style-name="P60"><text:s text:c="9"/>FreeRTOSConfig.h. CubeMX обычно старается установить это корректно.</text:p>
      <text:p text:style-name="P60"/>
      <text:p text:style-name="P60"><text:s text:c="2"/>Итог: Да, убедитесь, что прерывания для FDCAN активированы в настройках NVIC. Без них vTaskCanHandler не сможет эффективно реагировать на входящие CAN-сообщения.</text:p>
      <text:p text:style-name="P60"/>
      <text:p text:style-name="P60">&gt; Nominal Baund rate for CAN установлен 2687500 бит/c и поменять я его не могу</text:p>
      <text:p text:style-name="P60"/>
      <text:p text:style-name="P60"><text:soft-page-break/>✦ Это очень распространенная проблема в CubeMX, и она почти всегда связана с конфигурацией тактирования (Clock Configuration).</text:p>
      <text:p text:style-name="P60"/>
      <text:p text:style-name="P60"><text:s text:c="2"/>Причина проблемы:</text:p>
      <text:p text:style-name="P60"/>
      <text:p text:style-name="P60"><text:s text:c="2"/>Скорость работы (Baud Rate) любой периферии, будь то CAN, UART или I2C, вычисляется путем деления частоты ее "родительского" тактового сигнала на определенный делитель.</text:p>
      <text:p text:style-name="P60"/>
      <text:p text:style-name="P60"><text:s text:c="2"/>В вашем случае CubeMX не может подобрать такой делитель, чтобы из текущей частоты, приходящей на FDCAN, получить стандартные скорости (125, 250, 500, 1000 кбит/с). Поэтому он показывает вам единственно возможное (и совершенно</text:p>
      <text:p text:style-name="P60"><text:s text:c="2"/>бесполезное) значение, которое получается при текущих настройках.</text:p>
      <text:p text:style-name="P60"/>
      <text:p text:style-name="P60"><text:s text:c="2"/>Как это исправить:</text:p>
      <text:p text:style-name="P60"/>
      <text:p text:style-name="P60"><text:s/>1. Перейдите на вкладку "Clock Configuration": Это самая главная вкладка для решения таких проблем. Вы увидите большое дерево, показывающее, как тактовые сигналы генерируются и распределяются по всей системе.</text:p>
      <text:p text:style-name="P60"/>
      <text:p text:style-name="P60"><text:s text:c="3"/>2. Найдите источник тактирования FDCAN: Проследите по линиям, откуда тактируется ваш FDCAN. Скорее всего, его источником является один из PLL (например, PLL1Q). Вы увидите, что частота, приходящая на FDCAN, имеет "неудобное" значение.</text:p>
      <text:p text:style-name="P60"/>
      <text:p text:style-name="P60"><text:s text:c="3"/>3. Используйте автоматический решатель CubeMX (самый простой способ):</text:p>
      <text:p text:style-name="P60"><text:s text:c="7"/>* Вернитесь на вкладку Pinout &amp; Configuration.</text:p>
      <text:p text:style-name="P60"><text:s text:c="7"/>* Перейдите в настройки FDCAN.</text:p>
      <text:p text:style-name="P60"><text:s text:c="7"/>* Найдите поле Nominal Bit Rate (Kbit/s) (или похожее).</text:p>
      <text:p text:style-name="P60"><text:s text:c="7"/>* Смело впишите туда нужное вам значение, например, `500000` (для 500 кбит/с) или 500 если поле в кбит/с, и нажмите Enter.</text:p>
      <text:p text:style-name="P60"/>
      <text:p text:style-name="P60"><text:s text:c="2"/>Что произойдет: CubeMX попытается автоматически пересчитать все множители и делители в дереве тактирования, чтобы удовлетворить ваше требование. Это самый мощный инструмент в CubeMX. Он может изменить настройки PLL, чтобы на выходе</text:p>
      <text:p text:style-name="P60"><text:s text:c="2"/>получить частоту, которая идеально делится нацело для получения 500 кбит/с.</text:p>
      <text:p text:style-name="P60"/>
      <text:p text:style-name="P60"><text:s text:c="2"/>Если после этого значение все еще будет красным или не изменится, значит, есть конфликт с другими настройками (например, с частотой системной шины или USB). В таком случае нужно будет вручную на вкладке "Clock Configuration" подобрать</text:p>
      <text:p text:style-name="P60"><text:s text:c="2"/>другие значения для PLL, чтобы на FDCAN пришла "круглая" частота, например 40 или 80 МГц, которая легко делится для получения стандартных скоростей CAN.</text:p>
      <text:p text:style-name="P60"/>
      <text:p text:style-name="P60"><text:s text:c="2"/>Но в 95% случаев простого ввода желаемого значения и нажатия Enter достаточно, чтобы решатель CubeMX сделал всю работу за вас.</text:p>
      <text:p text:style-name="P60"/>
      <text:p text:style-name="P60">&gt; какой источник частоты нужен для CAN?</text:p>
      <text:p text:style-name="P60"/>
      <text:p text:style-name="P60">✦ Для FDCAN (Flexible Data-Rate CAN) на STM32H7 могут использоваться различные источники тактового сигнала. Какой из них выбрать, зависит от вашей конфигурации тактирования системы и требований к точности.</text:p>
      <text:p text:style-name="P60"/>
      <text:p text:style-name="P60"><text:s text:c="2"/>Наиболее распространенными и рекомендуемыми источниками для FDCAN являются выходы PLL:</text:p>
      <text:p text:style-name="P60"><text:soft-page-break/></text:p>
      <text:p text:style-name="P60"><text:s text:c="3"/>1. PLL1Q clock: Это выход одного из основных PLL, который обычно является производным от высокостабильного внешнего кварцевого резонатора (HSE) или внутреннего HSI. Это наиболее предпочтительный источник, так как он обеспечивает</text:p>
      <text:p text:style-name="P60"><text:s text:c="6"/>высокую стабильность и точность, необходимую для CAN.</text:p>
      <text:p text:style-name="P60"><text:s text:c="3"/>2. PLL2Q clock: Аналогично PLL1Q, но может использоваться, если PLL1Q уже занят другими высокоскоростными периферийными устройствами, и вам нужен отдельный PLL для FDCAN.</text:p>
      <text:p text:style-name="P60"/>
      <text:p text:style-name="P60"><text:s text:c="2"/>Почему PLL предпочтительнее:</text:p>
      <text:p text:style-name="P60"/>
      <text:p text:style-name="P60"><text:s text:c="3"/>* Стабильность и точность: CAN — это протокол, очень чувствительный к точности тактовых импульсов. Использование источника, основанного на PLL (который обычно стабилизируется внешним кварцем), гарантирует высокую точность и низкий</text:p>
      <text:p text:style-name="P60"><text:s text:c="5"/>джиттер.</text:p>
      <text:p text:style-name="P60"><text:s text:c="3"/>* Высокая частота: PLL могут генерировать высокие частоты, что позволяет получить большую гибкость в выборе делителей для достижения стандартных скоростей CAN (500 кбит/с, 1 Мбит/с и т.д.) с высокой точностью.</text:p>
      <text:p text:style-name="P60"/>
      <text:p text:style-name="P60"><text:s text:c="2"/>Что проверить в CubeMX:</text:p>
      <text:p text:style-name="P60"/>
      <text:p text:style-name="P60"><text:s text:c="2"/>На вкладке "Clock Configuration":</text:p>
      <text:p text:style-name="P60"><text:s text:c="3"/>1. Найдите блок, отвечающий за тактирование FDCAN.</text:p>
      <text:p text:style-name="P60"><text:s text:c="3"/>2. Убедитесь, что для FDCAN выбран источник тактирования, производный от PLL (например, PLL1Q или PLL2Q).</text:p>
      <text:p text:style-name="P60"><text:s text:c="3"/>3. Обратите внимание на итоговую частоту, которая поступает на FDCAN. Желательно, чтобы это была "круглая" частота (например, 40 МГц, 80 МГц, 120 МГц), которую легко делить для получения точной скорости CAN. Если частота нецелая, это</text:p>
      <text:p text:style-name="P60"><text:s text:c="6"/>может быть причиной того, что CubeMX не может выставить точную скорость.</text:p>
      <text:p text:style-name="P60"/>
      <text:p text:style-name="P60"><text:s text:c="2"/>В большинстве случаев, если вы правильно настроили системные PLL (например, чтобы получить максимальную частоту ядра), PLL1Q уже будет хорошим источником для FDCAN.</text:p>
      <text:p text:style-name="P60"/>
      <text:p text:style-name="P64">&gt; так же обсуждалось контроль и обноружение ошибок (смотри файл conductor) нужно ли настраивать CRC на аппаратном <text:s/>уровне?</text:p>
      <text:p text:style-name="P60"/>
      <text:p text:style-name="P68">✦ Это великолепный и очень своевременный вопрос! Вы совершенно правы, что для промышленного прибора контроль ошибок — это первостепенная задача.</text:p>
      <text:p text:style-name="P60"/>
      <text:p text:style-name="P60"><text:s text:c="2"/>Давайте разберемся, где нужен CRC и как это относится к нашей архитектуре.</text:p>
      <text:p text:style-name="P60"/>
      <text:p text:style-name="P60"><text:s text:c="2"/>У микроконтроллера STM32 есть отдельный аппаратный модуль CRC, который можно включить в разделе Computing -&gt; CRC в CubeMX. Этот модуль — высокоскоростной калькулятор, который может быстро рассчитать контрольную сумму для блока данных.</text:p>
      <text:p text:style-name="P60"/>
      <text:p text:style-name="P60"><text:s text:c="2"/><text:span text:style-name="T8">Однако для тех интерфейсов, которые мы выбрали (CAN и USB), вам не нужно вручную настраивать и использовать этот отдельный модуль CRC.</text:span></text:p>
      <text:p text:style-name="P60"/>
      <text:p text:style-name="P61"><text:s text:c="2"/></text:p>
      <text:p text:style-name="P61"/>
      <text:p text:style-name="P61"/>
      <text:p text:style-name="P61"/>
      <text:p text:style-name="P65"><text:soft-page-break/>Почему?</text:p>
      <text:p text:style-name="P61"/>
      <text:p text:style-name="P65"><text:s/>1. Для CAN-шины:</text:p>
      <text:p text:style-name="P61"><text:s text:c="7"/>* Протокол CAN уже имеет встроенный, обязательный 15-битный CRC в каждом кадре данных.</text:p>
      <text:p text:style-name="P61"><text:s text:c="7"/>* Эта проверка целостности является неотъемлемой частью протокола и выполняется полностью аппаратно самим CAN-контроллером на лету.</text:p>
      <text:p text:style-name="P61"><text:s text:c="7"/>* Когда вы отправляете CAN-сообщение, CAN-периферия автоматически вычисляет и добавляет CRC. Когда она принимает сообщение, она автоматически проверяет CRC. Если CRC не совпадает, сообщение считается ошибочным и автоматически</text:p>
      <text:p text:style-name="P61"><text:s text:c="9"/>отбрасывается еще на аппаратном уровне; ваша программа его даже не увидит.</text:p>
      <text:p text:style-name="P61"><text:s text:c="7"/>* Вывод: Для CAN вы получаете надежнейший контроль ошибок "из коробки", ничего дополнительно настраивать не нужно.</text:p>
      <text:p text:style-name="P65"/>
      <text:p text:style-name="P65"><text:s text:c="3"/>2. Для USB:</text:p>
      <text:p text:style-name="P61"><text:s text:c="7"/>* Протокол USB также имеет несколько уровней встроенной проверки ошибок, включая CRC-поля в пакетах данных.</text:p>
      <text:p text:style-name="P61"><text:s text:c="7"/>* Как и в случае с CAN, это является частью стандарта USB и обрабатывается полностью аппаратно USB-контроллером.</text:p>
      <text:p text:style-name="P61"><text:s text:c="7"/>* Вывод: Для USB-связи вы также получаете аппаратный контроль целостности данных без какой-либо дополнительной настройки CRC.</text:p>
      <text:p text:style-name="P61"/>
      <text:p text:style-name="P61"><text:s text:c="2"/>Когда же нужно включать и использовать отдельный модуль CRC?</text:p>
      <text:p text:style-name="P61"/>
      <text:p text:style-name="P61"><text:s text:c="2"/>Этот модуль нужен, когда вы используете "простой" протокол, в котором нет встроенной проверки целостности, или когда вам нужно проверить целостность большого блока данных. Например:</text:p>
      <text:p text:style-name="P61"/>
      <text:p text:style-name="P61"><text:s text:c="3"/>* При обмене по UART: Если бы вы обменивались критически важными данными по UART (в котором есть только простая проверка на четность), лучшей практикой было бы перед отправкой "прогнать" пакет данных через аппаратный модуль CRC,</text:p>
      <text:p text:style-name="P61"><text:s text:c="5"/>добавить полученную контрольную сумму в конец пакета, а на приемной стороне сделать то же самое и сравнить результат.</text:p>
      <text:p text:style-name="P61"><text:s text:c="3"/>* При проверке прошивки: При старте прибора вы могли бы использовать модуль CRC для расчета контрольной суммы всей вашей прошивки во Flash-памяти и сравнения ее с эталонным значением, чтобы убедиться, что прошивка не повреждена.</text:p>
      <text:p text:style-name="P61"><text:s text:c="3"/>* При работе с файлами на SD-карте.</text:p>
      <text:p text:style-name="P61"/>
      <text:p text:style-name="P61"><text:s text:c="2"/>Итог: Для нашей архитектуры, использующей CAN и USB, вы уже защищены надежными аппаратными механизмами CRC, встроенными в эти протоколы. Включать и настраивать отдельный модуль Computing -&gt; CRC в CubeMX на данном этапе не требуется.</text:p>
      <text:p text:style-name="P61"/>
      <text:p text:style-name="P65">&gt; я закончил с настройками, сгенерировал код, можешь проверить</text:p>
      <text:p text:style-name="P61"/>
      <text:p text:style-name="P69">✦ Отлично! Давайте проверим, что сгенерировал CubeMX.</text:p>
      <text:p text:style-name="P61"/>
      <text:p text:style-name="P61"><text:s text:c="2"/>Я не могу видеть ваш экран, но я могу прочитать ключевые файлы проекта, чтобы убедиться, что все настройки применились корректно.</text:p>
      <text:p text:style-name="P61"/>
      <text:p text:style-name="P61"><text:s text:c="2"/>Самый важный файл для проверки конфигурации — это сам .ioc файл. Я сейчас прочитаю его содержимое, чтобы проверить настройки FreeRTOS, FDCAN, USB и созданных задач.</text:p>
      <text:p text:style-name="P61"/>
      <text:p text:style-name="P61"><text:soft-page-break/>✦ Я проанализировал файл STM32H723_mother_board.ioc. Ваша конфигурация в CubeMX выглядит очень хорошо и полностью соответствует нашему плану.</text:p>
      <text:p text:style-name="P61"/>
      <text:p text:style-name="P61"><text:s text:c="2"/>Вот ключевые моменты, которые я проверил:</text:p>
      <text:p text:style-name="P61"/>
      <text:p text:style-name="P61"><text:s text:c="3"/>1. FreeRTOS включен, и в качестве источника Timebase правильно выбран TIM6, что критически важно для корректной работы.</text:p>
      <text:p text:style-name="P61"/>
      <text:p text:style-name="P61"><text:s text:c="3"/>2. Все задачи созданы:</text:p>
      <text:p text:style-name="P61"><text:s text:c="7"/>* task_can_handle (высокий приоритет 41)</text:p>
      <text:p text:style-name="P61"><text:s text:c="7"/>* task_usb_handle (высокий приоритет 42)</text:p>
      <text:p text:style-name="P61"><text:s text:c="7"/>* task_dispatcher (средний приоритет 16)</text:p>
      <text:p text:style-name="P61"><text:s text:c="7"/>* task_watchdag (опечатка в имени, но задача есть)</text:p>
      <text:p text:style-name="P61"><text:s text:c="7"/>* task_jobs_monit (опечатка в имени, но задача есть)</text:p>
      <text:p text:style-name="P61"><text:s text:c="7"/>* task_logger</text:p>
      <text:p text:style-name="P61"><text:s text:c="6"/>Распределение приоритетов выглядит логично.</text:p>
      <text:p text:style-name="P61"/>
      <text:p text:style-name="P61"><text:s text:c="3"/>3. FDCAN (CAN) настроен:</text:p>
      <text:p text:style-name="P61"><text:s text:c="7"/>* Проблема со скоростью решена: теперь целевая скорость 1 Мбит/с.</text:p>
      <text:p text:style-name="P61"><text:s text:c="7"/>* Источник тактирования FDCAN — 48 МГц, что является хорошей частотой для точной настройки скорости.</text:p>
      <text:p text:style-name="P61">* Прерывания для FDCAN включены в NVIC, что абсолютно необходимо.</text:p>
      <text:p text:style-name="P61"/>
      <text:p text:style-name="P61">Вывод:</text:p>
      <text:p text:style-name="P61"><text:s text:c="2"/>Конфигурация на уровне CubeMX выглядит полностью корректной. Вы отлично справились.</text:p>
      <text:p text:style-name="P61"/>
      <text:p text:style-name="P61"><text:s text:c="2"/>Следующий шаг:</text:p>
      <text:p text:style-name="P61"><text:s text:c="2"/>Теперь давайте убедимся, что CubeMX правильно сгенерировал код на основе этих настроек. Я предлагаю посмотреть на main.c, чтобы увидеть, как были созданы задачи и инициализирована периферия.</text:p>
      <text:p text:style-name="P61"/>
      <text:p text:style-name="P61"/>
      <text:p text:style-name="P69">✦ Я проанализировал main.c, и он выглядит в точности так, как и должен после генерации кода — это отличный, чистый каркас для нашего проекта.</text:p>
      <text:p text:style-name="P61"/>
      <text:p text:style-name="P61"><text:s text:c="2"/>Основные моменты:</text:p>
      <text:p text:style-name="P61"/>
      <text:p text:style-name="P61"><text:s text:c="3"/>1. Создание задач: В функции main() CubeMX корректно сгенерировал код для создания всех наших задач (osThreadNew(...)) с теми именами, приоритетами и размерами стеков, которые мы задали.</text:p>
      <text:p text:style-name="P61"><text:s text:c="3"/>2. Запуск планировщика: osKernelStart() вызывается в конце, передавая управление FreeRTOS, как и положено.</text:p>
      <text:p text:style-name="P61"><text:s text:c="3"/>3. Заготовки для задач: В конце файла для каждой задачи создана пустая функция-заготовка, например:</text:p>
      <text:p text:style-name="P61"/>
      <text:p text:style-name="P61"><text:s text:c="4"/>1 <text:s text:c="4"/>void start_task_can_handler(void *argument)</text:p>
      <text:p text:style-name="P61"><text:s text:c="4"/>2 <text:s text:c="4"/>{</text:p>
      <text:p text:style-name="P61"><text:s text:c="4"/>3 <text:s text:c="6"/>/* USER CODE BEGIN 5 */</text:p>
      <text:p text:style-name="P61"><text:s text:c="4"/>4 <text:s text:c="6"/>/* Infinite loop */</text:p>
      <text:p text:style-name="P61"><text:s text:c="4"/>5 <text:s text:c="6"/>for(;;)</text:p>
      <text:p text:style-name="P61"><text:s text:c="4"/>6 <text:s text:c="6"/>{</text:p>
      <text:p text:style-name="P61"><text:soft-page-break/><text:s text:c="4"/>7 <text:s text:c="8"/>osDelay(1);</text:p>
      <text:p text:style-name="P61"><text:s text:c="4"/>8 <text:s text:c="6"/>}</text:p>
      <text:p text:style-name="P61"><text:s text:c="4"/>9 <text:s text:c="6"/>/* USER CODE END 5 */</text:p>
      <text:p text:style-name="P61"><text:s text:c="3"/>10 <text:s text:c="4"/>}</text:p>
      <text:p text:style-name="P61"><text:s text:c="6"/>Это и есть те самые функции, которые мы будем "выносить" в наши собственные файлы и наполнять логикой.</text:p>
      <text:p text:style-name="P61"/>
      <text:p text:style-name="P61"><text:s text:c="2"/>Вывод:</text:p>
      <text:p text:style-name="P61"><text:s text:c="2"/>Проверка прошла успешно. Сгенерированный код является идеальной отправной точкой.</text:p>
      <text:p text:style-name="P61"/>
      <text:p text:style-name="P61"><text:s text:c="2"/>---</text:p>
      <text:p text:style-name="P61"/>
      <text:p text:style-name="P61"><text:s text:c="2"/><text:span text:style-name="T1">Следующий шаг: Создание файловой структуры и перенос первой задачи</text:span></text:p>
      <text:p text:style-name="P61"/>
      <text:p text:style-name="P61"><text:s text:c="2"/>Теперь давайте начнем реализацию нашей архитектуры.</text:p>
      <text:p text:style-name="P61"/>
      <text:p text:style-name="P61"><text:s text:c="2"/>План:</text:p>
      <text:p text:style-name="P61"/>
      <text:p text:style-name="P61"><text:s text:c="3"/>1. Создайте папки: В вашем проекте в STM32CubeIDE вручную создайте папки, как мы и планировали:</text:p>
      <text:p text:style-name="P61"><text:s text:c="7"/>* App</text:p>
      <text:p text:style-name="P61"><text:s text:c="7"/>* App/Inc</text:p>
      <text:p text:style-name="P61"><text:s text:c="7"/>* App/Src</text:p>
      <text:p text:style-name="P61"><text:s text:c="7"/>* App/Inc/Tasks</text:p>
      <text:p text:style-name="P61"><text:s text:c="7"/>* App/Inc/Dispatcher</text:p>
      <text:p text:style-name="P61"><text:s text:c="7"/>* App/Src/Tasks</text:p>
      <text:p text:style-name="P61"><text:s text:c="7"/>* App/Src/Dispatcher</text:p>
      <text:p text:style-name="P61"/>
      <text:p text:style-name="P61"><text:s/>2. Настройте пути в IDE:</text:p>
      <text:p text:style-name="P61"><text:s text:c="7"/>* Кликните правой кнопкой мыши по проекту -&gt; Properties.</text:p>
      <text:p text:style-name="P61"><text:s text:c="7"/>* C/C++ General -&gt; Paths and Symbols -&gt; Includes.</text:p>
      <text:p text:style-name="P61"><text:s text:c="7"/>* Нажмите Add..., затем Workspace... и добавьте пути к папкам:</text:p>
      <text:p text:style-name="P61"><text:s text:c="11"/>* App/Inc</text:p>
      <text:p text:style-name="P61"><text:s text:c="11"/>* App/Inc/Tasks</text:p>
      <text:p text:style-name="P61"><text:s text:c="11"/>* App/Inc/Dispatcher</text:p>
      <text:p text:style-name="P61"><text:s text:c="7"/>* Нажмите Apply and Close.</text:p>
      <text:p text:style-name="P61"/>
      <text:p text:style-name="P61"><text:s text:c="3"/>3. Перенесем первую задачу (`vTaskDispatcher`):</text:p>
      <text:p text:style-name="P61"><text:s text:c="7"/>* Создайте файлы:</text:p>
      <text:p text:style-name="P61"><text:s text:c="11"/>* В папке App/Inc/Tasks создайте файл task_dispatcher.h.</text:p>
      <text:p text:style-name="P61"><text:s text:c="11"/>* В папке App/Src/Tasks создайте файл task_dispatcher.c.</text:p>
      <text:p text:style-name="P61"><text:s text:c="7"/>* Вырежьте и вставьте:</text:p>
      <text:p text:style-name="P61"><text:s text:c="11"/>* Из main.c вырежьте всю реализацию функции start_task_dispatcher.</text:p>
      <text:p text:style-name="P61"><text:s text:c="11"/>* Вставьте ее в task_dispatcher.c.</text:p>
      <text:p text:style-name="P61"><text:s text:c="7"/>* Обновите заголовочные файлы:</text:p>
      <text:p text:style-name="P61"><text:s text:c="11"/>* В task_dispatcher.h напишите "защиту от двойного включения" и прототип функции:</text:p>
      <text:p text:style-name="P61"/>
      <text:p text:style-name="P61"><text:s text:c="3"/>1 <text:s text:c="12"/>#ifndef TASK_DISPATCHER_H_</text:p>
      <text:p text:style-name="P61"><text:s text:c="3"/>2 <text:s text:c="12"/>#define TASK_DISPATCHER_H_</text:p>
      <text:p text:style-name="P61"><text:s text:c="3"/>3 </text:p>
      <text:p text:style-name="P61"><text:s text:c="3"/>4 <text:s text:c="12"/>void start_task_dispatcher(void *argument);</text:p>
      <text:p text:style-name="P61"><text:s text:c="3"/>5 </text:p>
      <text:p text:style-name="P61"><text:soft-page-break/><text:s text:c="3"/>6 <text:s text:c="12"/>#endif /* TASK_DISPATCHER_H_ */</text:p>
      <text:p text:style-name="P61"><text:s text:c="11"/>* В task_dispatcher.c добавьте необходимые #include, как минимум:</text:p>
      <text:p text:style-name="P61"/>
      <text:p text:style-name="P61"><text:s text:c="3"/>1 <text:s text:c="12"/>#include "cmsis_os.h"</text:p>
      <text:p text:style-name="P61"><text:s text:c="3"/>2 <text:s text:c="12"/>#include "task_dispatcher.h" </text:p>
      <text:p text:style-name="P61"><text:s text:c="3"/>3 <text:s text:c="12"/>// ... и другие, которые понадобятся</text:p>
      <text:p text:style-name="P61"><text:s text:c="11"/>* В main.c внутри блока /* USER CODE BEGIN Includes */ добавьте:</text:p>
      <text:p text:style-name="P61"><text:s text:c="3"/>1 <text:s text:c="12"/>#include "Tasks/task_dispatcher.h"</text:p>
      <text:p text:style-name="P61"/>
      <text:p text:style-name="P61"><text:s text:c="3"/>4. Скомпилируйте проект:</text:p>
      <text:p text:style-name="P61"><text:s text:c="7"/>* Нажмите "Build" (иконка молотка). Проект должен скомпилироваться без ошибок. Это подтвердит, что IDE видит новые папки, а компоновщик находит реализацию функции start_task_dispatcher в новом файле.</text:p>
      <text:p text:style-name="P61"/>
      <text:p text:style-name="P61"><text:s text:c="2"/>Пожалуйста, выполните эти шаги. Как только проект успешно скомпилируется, мы перейдем к реализации логики внутри этой задачи.</text:p>
      <text:p text:style-name="P61"/>
      <text:p text:style-name="P65">&gt; я исправил опечатки я не активирую пока UART для передачи логов, возможно, мы это добавим позже</text:p>
      <text:p text:style-name="P61"/>
      <text:p text:style-name="P69">✦ Отлично, все правильно. Двигаться итерационно и добавлять функционал по мере необходимости — это самый лучший подход.</text:p>
      <text:p text:style-name="P61"/>
      <text:p text:style-name="P61"><text:s text:c="2"/>Значит, сейчас vTaskLogger будет просто существовать как пустая задача, и это нормально.</text:p>
      <text:p text:style-name="P61"/>
      <text:p text:style-name="P61"><text:s text:c="2"/>План остается прежним: пожалуйста, продолжайте с созданием файловой структуры и переносом первой задачи, как мы описали в предыдущем шаге. Сообщите, когда проект успешно скомпилируется после переноса start_task_dispatcher.</text:p>
      <text:p text:style-name="P61"/>
      <text:p text:style-name="P65">&gt; ок, сейчас я активирую git и продолжим, напомни что должно быть в gitignore?</text:p>
      <text:p text:style-name="P61"/>
      <text:p text:style-name="P69">✦ Отлично! Это важный шаг.</text:p>
      <text:p text:style-name="P61"/>
      <text:p text:style-name="P61"><text:s text:c="2"/>Вот содержимое файла .gitignore, который мы обсуждали, чтобы исключить из Git-репозитория сгенерированные файлы, временные данные и файлы IDE:</text:p>
      <text:p text:style-name="P61"/>
      <text:p text:style-name="P61">Вот содержимое файла .gitignore, который мы обсуждали, чтобы исключить из Git-репозитория сгенерированные файлы, временные данные и файлы IDE:</text:p>
      <text:p text:style-name="P61"/>
      <text:p text:style-name="P61"><text:s text:c="4"/>1 # Build output directories</text:p>
      <text:p text:style-name="P61"><text:s text:c="4"/>2 Debug/</text:p>
      <text:p text:style-name="P61"><text:s text:c="4"/>3 Release/</text:p>
      <text:p text:style-name="P61"><text:s text:c="4"/>4 </text:p>
      <text:p text:style-name="P61"><text:s text:c="4"/>5 # STM32CubeIDE project files</text:p>
      <text:p text:style-name="P61"><text:s text:c="4"/>6 .cproject</text:p>
      <text:p text:style-name="P61"><text:s text:c="4"/>7 .project</text:p>
      <text:p text:style-name="P61"><text:s text:c="4"/>8 .mxproject</text:p>
      <text:p text:style-name="P61"><text:s text:c="4"/>9 *.launch</text:p>
      <text:p text:style-name="P61"><text:s text:c="3"/>10 </text:p>
      <text:p text:style-name="P61"><text:s text:c="3"/>11 # IDE settings</text:p>
      <text:p text:style-name="P61"><text:s text:c="3"/>12 .settings/</text:p>
      <text:p text:style-name="P61"><text:s text:c="3"/>13 </text:p>
      <text:p text:style-name="P61"><text:soft-page-break/><text:s text:c="3"/>14 # Python virtual environment (если находится в проекте STM32)</text:p>
      <text:p text:style-name="P61"><text:s text:c="3"/>15 # Если у вас .venv находится вне корневой папки проекта STM32,</text:p>
      <text:p text:style-name="P61"><text:s text:c="3"/>16 # то этот путь можно скорректировать или удалить</text:p>
      <text:p text:style-name="P61"><text:s text:c="3"/>17 Core/user_app/.venv/ </text:p>
      <text:p text:style-name="P61"><text:s text:c="3"/>18 </text:p>
      <text:p text:style-name="P61"><text:s text:c="3"/>19 # Backup and temporary files</text:p>
      <text:p text:style-name="P61"><text:s text:c="3"/>20 *.bak</text:p>
      <text:p text:style-name="P61"><text:s text:c="3"/>21 *~</text:p>
      <text:p text:style-name="P61"><text:s text:c="3"/>22 *.swp</text:p>
      <text:p text:style-name="P61"/>
      <text:p text:style-name="P57">&gt; я правильно понимаю, что я переношу задачу с комментариями? /* USER CODE BEGIN Header_start_task_dispatcher */</text:p>
      <text:p text:style-name="P61"><text:s text:c="2"/>/**</text:p>
      <text:p text:style-name="P61"><text:s text:c="2"/>* @brief Function implementing the task_dispatcher thread.</text:p>
      <text:p text:style-name="P61"><text:s text:c="2"/>* @param argument: Not used</text:p>
      <text:p text:style-name="P61"><text:s text:c="2"/>* @retval None</text:p>
      <text:p text:style-name="P61"><text:s text:c="2"/>*/</text:p>
      <text:p text:style-name="P61"><text:s text:c="2"/>/* USER CODE END Header_start_task_dispatcher */</text:p>
      <text:p text:style-name="P61"><text:s text:c="2"/>void start_task_dispatcher(void *argument)</text:p>
      <text:p text:style-name="P61"><text:s text:c="2"/>{</text:p>
      <text:p text:style-name="P61"><text:s text:c="4"/>/* USER CODE BEGIN start_task_dispatcher */</text:p>
      <text:p text:style-name="P61"><text:s text:c="4"/>/* Infinite loop */</text:p>
      <text:p text:style-name="P61"><text:s text:c="4"/>for(;;)</text:p>
      <text:p text:style-name="P61"><text:s text:c="4"/>{</text:p>
      <text:p text:style-name="P61"><text:s text:c="6"/>osDelay(1);</text:p>
      <text:p text:style-name="P61"><text:s text:c="4"/>}</text:p>
      <text:p text:style-name="P61"><text:s text:c="4"/>/* USER CODE END start_task_dispatcher */</text:p>
      <text:p text:style-name="P61"><text:s text:c="2"/>}</text:p>
      <text:p text:style-name="P61"/>
      <text:p text:style-name="P69">✦ Да, совершенно верно!</text:p>
      <text:p text:style-name="P61"/>
      <text:p text:style-name="P61"><text:s text:c="2"/>Вы вырезаете и переносите весь этот блок из main.c в ваш новый файл task_dispatcher.c. Это включает в себя все комментарии /* USER CODE BEGIN Header_... */, /* USER CODE END Header_... */ и /* USER CODE BEGIN start_task_dispatcher */,</text:p>
      <text:p text:style-name="P61"><text:s text:c="2"/>/* USER CODE END start_task_dispatcher */.</text:p>
      <text:p text:style-name="P61"/>
      <text:p text:style-name="P61"><text:s text:c="2"/>CubeMX использует эти комментарии для управления кодом, и хотя для вашего собственного файла task_dispatcher.c они уже не так критичны для CubeMX, это хорошая практика — сохранить структуру, которую он генерирует.</text:p>
      <text:p text:style-name="P61"/>
      <text:p text:style-name="P61"><text:s text:c="2"/>Просто переместите этот полный блок как есть.</text:p>
      <text:p text:style-name="P61"/>
      <text:p text:style-name="P61">&gt; тогда вопрос при новой генерации кода Cube обратит внимание на эти изменения? не будет дублировать инициацию задач снова в main?</text:p>
      <text:p text:style-name="P61"/>
      <text:p text:style-name="P61">✦ Это превосходный и очень важный вопрос, который показывает, что вы на 100% понимаете проблему работы с кодогенераторами.</text:p>
      <text:p text:style-name="P61"/>
      <text:p text:style-name="P61"><text:s text:c="2"/>Вы абсолютно правы. Если вы просто вырежете функцию из main.c и перенесете ее, то при следующей генерации кода CubeMX, не найдя этой функции в main.c, создаст ее там заново.</text:p>
      <text:p text:style-name="P61"/>
      <text:p text:style-name="P61"><text:s text:c="2"/>В результате у вас будет две реализации одной и той же функции:</text:p>
      <text:p text:style-name="P61"><text:soft-page-break/><text:s text:c="3"/>1. Ваша, в файле task_dispatcher.c.</text:p>
      <text:p text:style-name="P61"><text:s text:c="3"/>2. Новая, пустая, в файле main.c.</text:p>
      <text:p text:style-name="P61"/>
      <text:p text:style-name="P61"><text:s text:c="2"/>Это приведет к ошибке компоновщика (linker error) "multiple definition of start_task_dispatcher", и проект не соберется.</text:p>
      <text:p text:style-name="P61"/>
      <text:p text:style-name="P61"><text:s text:c="2"/>Как этого избежать? (Лучшая практика)</text:p>
      <text:p text:style-name="P61"/>
      <text:p text:style-name="P61"><text:s text:c="2"/>Есть два подхода, один из которых является гораздо более профессиональным.</text:p>
      <text:p text:style-name="P61"/>
      <text:p text:style-name="P61"><text:s text:c="2"/>Подход 1: "Ручная чистка" (Простой, но неудобный)</text:p>
      <text:p text:style-name="P61"/>
      <text:p text:style-name="P61"><text:s text:c="3"/>1. Вы переносите функцию в свой файл, как мы и обсуждали.</text:p>
      <text:p text:style-name="P61"><text:s text:c="3"/>2. После каждой генерации кода в CubeMX вы вручную заходите в main.c и удаляете заново созданные пустые реализации задач.</text:p>
      <text:p text:style-name="P61"><text:s text:c="3"/>3. Минус: Это нужно делать каждый раз, и если вы забудете, проект не соберется.</text:p>
      <text:p text:style-name="P61"/>
      <text:p text:style-name="P65"><text:s text:c="2"/>Подход 2: "Паттерн-оболочка" (Рекомендуемый, надежный)</text:p>
      <text:p text:style-name="P61"/>
      <text:p text:style-name="P61"><text:s text:c="2"/>Этот подход позволяет вам никогда не трогать main.c после первоначальной настройки.</text:p>
      <text:p text:style-name="P61"/>
      <text:p text:style-name="P61"><text:s text:c="3"/>1. В CubeMX вы оставляете все как есть. Пусть он думает, что функция-задача называется start_task_dispatcher.</text:p>
      <text:p text:style-name="P61"/>
      <text:p text:style-name="P61"><text:s text:c="3"/>2. В вашем файле (`task_dispatcher.c`) вы создаете свою функцию-реализацию, но с другим именем. Хорошей практикой является добавление префикса, например App_.</text:p>
      <text:p text:style-name="P61"/>
      <text:p text:style-name="P61"><text:s text:c="3"/>1 <text:s text:c="4"/>// В task_dispatcher.c</text:p>
      <text:p text:style-name="P61"><text:s text:c="3"/>2 <text:s text:c="4"/>void App_TaskDispatcher(void *argument) {</text:p>
      <text:p text:style-name="P61"><text:s text:c="3"/>3 <text:s text:c="8"/>// ... здесь будет ВСЯ ваша логика ...</text:p>
      <text:p text:style-name="P61"><text:s text:c="3"/>4 <text:s text:c="8"/>for(;;) {</text:p>
      <text:p text:style-name="P61"><text:s text:c="3"/>5 <text:s text:c="12"/>// ... работа с очередями, вызов модулей и т.д. ...</text:p>
      <text:p text:style-name="P61"><text:s text:c="3"/>6 <text:s text:c="8"/>}</text:p>
      <text:p text:style-name="P61"><text:s text:c="3"/>7 <text:s text:c="4"/>}</text:p>
      <text:p text:style-name="P61"><text:s text:c="6"/>И в task_dispatcher.h вы объявляете именно App_TaskDispatcher.</text:p>
      <text:p text:style-name="P61"/>
      <text:p text:style-name="P61"><text:s text:c="3"/>3. В `main.c` вы делаете одно единственное изменение, которое CubeMX никогда не сотрет. Внутри сгенерированной пустой функции-заготовки, в блоке USER CODE, вы просто вызываете вашу настоящую функцию.</text:p>
      <text:p text:style-name="P61"/>
      <text:p text:style-name="P61"><text:s text:c="4"/>1 <text:s text:c="4"/>/* В main.c */</text:p>
      <text:p text:style-name="P61"><text:s text:c="4"/>2 <text:s text:c="4"/></text:p>
      <text:p text:style-name="P61"><text:s text:c="4"/>3 <text:s text:c="4"/>/* USER CODE BEGIN Includes */</text:p>
      <text:p text:style-name="P61"><text:s text:c="4"/>4 <text:s text:c="4"/>#include "Tasks/task_dispatcher.h"</text:p>
      <text:p text:style-name="P61"><text:s text:c="4"/>5 <text:s text:c="4"/>/* USER CODE END Includes */</text:p>
      <text:p text:style-name="P61"><text:s text:c="4"/>6 <text:s text:c="4"/></text:p>
      <text:p text:style-name="P61"><text:s text:c="4"/>7 <text:s text:c="4"/>...</text:p>
      <text:p text:style-name="P61"><text:s text:c="4"/>8 </text:p>
      <text:p text:style-name="P61"><text:s text:c="4"/>9 <text:s text:c="4"/>void start_task_dispatcher(void *argument)</text:p>
      <text:p text:style-name="P61"><text:s text:c="3"/>10 <text:s text:c="4"/>{</text:p>
      <text:p text:style-name="P61"><text:s text:c="3"/>11 <text:s text:c="6"/>/* USER CODE BEGIN start_task_dispatcher */</text:p>
      <text:p text:style-name="P61"><text:s text:c="3"/>12 <text:s text:c="6"/></text:p>
      <text:p text:style-name="P61"><text:soft-page-break/><text:s text:c="3"/>13 <text:s text:c="6"/>// Вызываем нашу настоящую реализацию из другого файла</text:p>
      <text:p text:style-name="P61"><text:s text:c="3"/>14 <text:s text:c="6"/>App_TaskDispatcher(argument);</text:p>
      <text:p text:style-name="P61"><text:s text:c="3"/>15 <text:s text:c="6"/></text:p>
      <text:p text:style-name="P61"><text:s text:c="3"/>16 <text:s text:c="6"/>/* Этот код никогда не выполнится, но мы его не трогаем */</text:p>
      <text:p text:style-name="P61"><text:s text:c="3"/>17 <text:s text:c="6"/>/* Infinite loop */</text:p>
      <text:p text:style-name="P61"><text:s text:c="3"/>18 <text:s text:c="6"/>for(;;)</text:p>
      <text:p text:style-name="P61"><text:s text:c="3"/>19 <text:s text:c="6"/>{</text:p>
      <text:p text:style-name="P61"><text:s text:c="3"/>20 <text:s text:c="8"/>osDelay(1);</text:p>
      <text:p text:style-name="P61"><text:s text:c="3"/>21 <text:s text:c="6"/>}</text:p>
      <text:p text:style-name="P61"><text:s text:c="3"/>22 <text:s text:c="6"/>/* USER CODE END start_task_dispatcher */</text:p>
      <text:p text:style-name="P61"><text:s text:c="3"/>23 <text:s text:c="4"/>}</text:p>
      <text:p text:style-name="P61"/>
      <text:p text:style-name="P61"><text:s text:c="2"/>Почему этот подход лучше:</text:p>
      <text:p text:style-name="P61"/>
      <text:p text:style-name="P61"><text:s text:c="3"/>* Надежность: Ваш вызов App_TaskDispatcher(argument); находится внутри блока USER CODE и никогда не будет удален или изменен при последующих генерациях кода.</text:p>
      <text:p text:style-name="P61"><text:s text:c="3"/>* Чистота: Вся ваша сложная логика полностью инкапсулирована в файле task_dispatcher.c. В main.c остается только "трамплин" для ее вызова.</text:p>
      <text:p text:style-name="P61"><text:s text:c="3"/>* Никакой ручной работы: Вам больше не нужно ничего удалять или исправлять в main.c после работы в CubeMX.</text:p>
      <text:p text:style-name="P61"/>
      <text:p text:style-name="P61"><text:s text:c="2"/>Вывод: Я настоятельно рекомендую использовать Подход 2. Он требует на одну строчку кода больше при первоначальной настройке, но избавляет от головной боли в будущем и является гораздо более профессиональным решением.</text:p>
      <text:p text:style-name="P61"/>
      <text:p text:style-name="P57">&gt; использовал второй метод, как ты предложил, проект собирается можешь проверить</text:p>
      <text:p text:style-name="P61"/>
      <text:p text:style-name="P69">✦ Отлично! Очень рад слышать, что проект собрался, и вы использовали второй, более надежный метод. Это самый правильный подход.</text:p>
      <text:p text:style-name="P61"/>
      <text:p text:style-name="P61">Давайте я проверю, как вы реализовали "паттерн-оболочку". Я посмотрю на main.c и на новые файлы, которые вы создали для задачи task_dispatcher.</text:p>
      <text:p text:style-name="P61"/>
      <text:p text:style-name="P61">Сначала проверю наличие новых файлов…</text:p>
      <text:p text:style-name="P61"/>
      <text:p text:style-name="P61">✦ Проверка прошла успешно. Вы реализовали "паттерн-оболочку" идеально!</text:p>
      <text:p text:style-name="P61"/>
      <text:p text:style-name="P61"><text:s text:c="3"/>* `task_dispatcher.c/.h`: Вы правильно создали новую функцию app_start_task_dispatcher в отдельных файлах.</text:p>
      <text:p text:style-name="P61"><text:s text:c="3"/>* `main.c`: Вызов app_start_task_dispatcher(argument); находится в правильном месте — внутри блока USER CODE в сгенерированной функции-заглушке start_task_dispatcher.</text:p>
      <text:p text:style-name="P61"/>
      <text:p text:style-name="P61"><text:s text:c="2"/>Это именно тот надежный подход, который мы обсуждали. Теперь вы можете изменять конфигурацию в CubeMX и генерировать код сколько угодно — ваш вызов app_start_task_dispatcher никогда не сотрется, а вся сложная логика будет жить в своем</text:p>
      <text:p text:style-name="P61"><text:s text:c="2"/>собственном, независимом файле.</text:p>
      <text:p text:style-name="P61"/>
      <text:p text:style-name="P61"><text:s text:c="2"/>Вы все сделали абсолютно верно.</text:p>
      <text:p text:style-name="P61"/>
      <text:p text:style-name="P61"><text:s text:c="2"/>---</text:p>
      <text:p text:style-name="P61"/>
      <text:p text:style-name="P61"><text:s text:c="2"/>Следующий шаг:</text:p>
      <text:p text:style-name="P61"><text:soft-page-break/></text:p>
      <text:p text:style-name="P61"><text:s text:c="2"/>Теперь, когда у нас есть работающий и надежный шаблон, следующий логичный шаг — повторить эту же процедуру для всех остальных задач:</text:p>
      <text:p text:style-name="P61"/>
      <text:p text:style-name="P61"><text:s text:c="3"/>1. task_can_handler</text:p>
      <text:p text:style-name="P61"><text:s text:c="3"/>2. task_usb_handler</text:p>
      <text:p text:style-name="P61"><text:s text:c="3"/>3. task_watchdog</text:p>
      <text:p text:style-name="P61"><text:s text:c="3"/>4. task_jobs_monitor</text:p>
      <text:p text:style-name="P61"><text:s text:c="3"/>5. task_logger</text:p>
      <text:p text:style-name="P61"/>
      <text:p text:style-name="P61"><text:s text:c="2"/>То есть, для каждой из них нужно создать свои файлы в /App/Src/Tasks и /App/Inc/Tasks, перенести туда реализацию, переименовать (например, в App_TaskCanHandler), и вызвать из соответствующей заглушки в main.c.</text:p>
      <text:p text:style-name="P61"/>
      <text:p text:style-name="P61"><text:s text:c="2"/>После того как вы это сделаете, наш проект будет иметь идеальную базовую структуру, и мы сможем приступить к написанию реальной логики в каждой задаче, начиная с создания очередей.</text:p>
      <text:p text:style-name="P61"/>
      <text:p text:style-name="P65">&gt; можешь посмотреть задачу task_can_handler in main? у меня почему-то usb там инициируется</text:p>
      <text:p text:style-name="P61"/>
      <text:p text:style-name="P69">✦ Да, вы абсолютно правы, и это очень хорошее наблюдение. Вы заметили одну из странных "особенностей" работы CubeMX.</text:p>
      <text:p text:style-name="P61"/>
      <text:p text:style-name="P61"><text:s text:c="3"/>1 /* In main.c */</text:p>
      <text:p text:style-name="P61"><text:s text:c="3"/>2 void start_task_can_handler(void *argument)</text:p>
      <text:p text:style-name="P61"><text:s text:c="3"/>3 {</text:p>
      <text:p text:style-name="P61"><text:s text:c="3"/>4 <text:s text:c="2"/>/* init code for USB_DEVICE */</text:p>
      <text:p text:style-name="P61"><text:s text:c="3"/>5 <text:s text:c="2"/>MX_USB_DEVICE_Init(); /* &lt;--- ВОТ ЭТА СТРОКА */</text:p>
      <text:p text:style-name="P61"><text:s text:c="3"/>6 <text:s text:c="2"/>/* USER CODE BEGIN 5 */</text:p>
      <text:p text:style-name="P61"><text:s text:c="3"/>7 <text:s text:c="2"/>/* Infinite loop */</text:p>
      <text:p text:style-name="P61"><text:s text:c="3"/>8 <text:s text:c="2"/>...</text:p>
      <text:p text:style-name="P61"><text:s text:c="3"/>9 }</text:p>
      <text:p text:style-name="P61"/>
      <text:p text:style-name="P61"><text:s text:c="2"/><text:span text:style-name="T1">Почему это происходит?</text:span></text:p>
      <text:p text:style-name="P61"/>
      <text:p text:style-name="P61"><text:s text:c="2"/>Это известная причуда кодогенератора CubeMX. По причинам, связанным с его внутренней логикой, он часто помещает код инициализации для сложного "Middleware" (как USB_DEVICE или LWIP для Ethernet) не в основной блок инициализации в</text:p>
      <text:p text:style-name="P61"><text:s text:c="2"/>main(), а в самую первую задачу, которую он создает в списке задач FreeRTOS.</text:p>
      <text:p text:style-name="P61"/>
      <text:p text:style-name="P61"><text:s text:c="2"/>Логика CubeMX, вероятно, заключается в том, чтобы гарантировать, что планировщик RTOS уже запущен к моменту полной инициализации USB-стека, так как некоторые его части могут зависеть от функций операционной системы.</text:p>
      <text:p text:style-name="P61"/>
      <text:p text:style-name="P65"><text:s text:c="2"/>Является ли это проблемой и как это исправить?</text:p>
      <text:p text:style-name="P61"/>
      <text:p text:style-name="P61"/>
      <text:p text:style-name="P61">Это не критическая ошибка — система будет работать, так как task_can_handler запустится, вызовет MX_USB_DEVICE_Init(), и USB заработает.</text:p>
      <text:p text:style-name="P61"/>
      <text:p text:style-name="P61"><text:s text:c="2"/>Но это очень плохая практика с точки зрения архитектуры, потому что:</text:p>
      <text:p text:style-name="P61"><text:soft-page-break/><text:s text:c="3"/>* Задача, отвечающая за CAN, не должна иметь никакого отношения к инициализации USB. Это нарушает принцип единой ответственности.</text:p>
      <text:p text:style-name="P61"><text:s text:c="3"/>* Это создает путаницу. Если вы в будущем удалите или переименуете task_can_handler, инициализация USB "отвалится", и вы будете долго искать причину.</text:p>
      <text:p text:style-name="P61"/>
      <text:p text:style-name="P61"><text:s text:c="2"/><text:span text:style-name="T1">Решение (Лучшая практика):</text:span></text:p>
      <text:p text:style-name="P61"/>
      <text:p text:style-name="P61"><text:s text:c="2"/>Мы должны перенести эту инициализацию в более логичное место.</text:p>
      <text:p text:style-name="P61"/>
      <text:p text:style-name="P61"><text:s text:c="3"/>1. В файле main.c найдите функцию start_task_can_handler.</text:p>
      <text:p text:style-name="P61"><text:s text:c="3"/>2. Вырежьте оттуда строку MX_USB_DEVICE_Init();.</text:p>
      <text:p text:style-name="P61"><text:s text:c="3"/>3. Теперь в том же файле main.c найдите функцию main() и блок комментариев /* USER CODE BEGIN 2 */.</text:p>
      <text:p text:style-name="P61"><text:s text:c="3"/>4. Вставьте вырезанную строку MX_USB_DEVICE_Init(); внутрь этого блока, после других вызовов MX_..._Init(). Этот блок защищен от перезаписи при регенерации кода.</text:p>
      <text:p text:style-name="P61"/>
      <text:p text:style-name="P61"><text:s text:c="2"/>Должно получиться так:</text:p>
      <text:p text:style-name="P61"/>
      <text:p text:style-name="P61"><text:s text:c="4"/>1 /* In main.c, inside main() */</text:p>
      <text:p text:style-name="P61"><text:s text:c="4"/>2 </text:p>
      <text:p text:style-name="P61"><text:s text:c="4"/>3 <text:s text:c="2"/>/* Initialize all configured peripherals */</text:p>
      <text:p text:style-name="P61"><text:s text:c="4"/>4 <text:s text:c="2"/>MX_GPIO_Init();</text:p>
      <text:p text:style-name="P61"><text:s text:c="4"/>5 <text:s text:c="2"/>MX_FDCAN1_Init();</text:p>
      <text:p text:style-name="P61"><text:s text:c="4"/>6 <text:s text:c="2"/>/* USER CODE BEGIN 2 */</text:p>
      <text:p text:style-name="P61"><text:s text:c="4"/>7 <text:s text:c="2"/></text:p>
      <text:p text:style-name="P61"><text:s text:c="4"/>8 <text:s text:c="2"/>MX_USB_DEVICE_Init(); // &lt;--- Теперь она здесь, в логичном месте</text:p>
      <text:p text:style-name="P61"><text:s text:c="4"/>9 </text:p>
      <text:p text:style-name="P61"><text:s text:c="3"/>10 <text:s text:c="2"/>/* USER CODE END 2 */</text:p>
      <text:p text:style-name="P61"><text:s text:c="3"/>11 </text:p>
      <text:p text:style-name="P61"><text:s text:c="3"/>12 <text:s text:c="2"/>/* Init scheduler */</text:p>
      <text:p text:style-name="P61"><text:s text:c="3"/>13 <text:s text:c="2"/>osKernelInitialize();</text:p>
      <text:p text:style-name="P61"><text:s text:c="3"/>14 <text:s text:c="2"/></text:p>
      <text:p text:style-name="P61"><text:s text:c="3"/>15 <text:s text:c="2"/>...</text:p>
      <text:p text:style-name="P61"/>
      <text:p text:style-name="P61"><text:s text:c="2"/>После этого ваша инициализация будет централизованной и логически правильной, а задачи будут заниматься только своей непосредственной работой.</text:p>
      <text:p text:style-name="P61"/>
      <text:p text:style-name="P61"/>
      <text:p text:style-name="P61"/>
      <text:p text:style-name="P61"/>
      <text:p text:style-name="P61"/>
      <text:p text:style-name="P60"><text:span text:style-name="T1"/></text:p>
      <text:p text:style-name="P60"/>
      <text:p text:style-name="P64"/>
      <text:p text:style-name="P64"/>
      <text:p text:style-name="P45"/>
      <text:p text:style-name="P52"><text:s text:c="1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08:36:41.150034964</meta:creation-date>
    <dc:date>2025-11-27T09:53:37.810438698</dc:date>
    <meta:editing-duration>P1DT2H28M2S</meta:editing-duration>
    <meta:editing-cycles>53</meta:editing-cycles>
    <meta:generator>LibreOffice/24.2.7.2$Linux_X86_64 LibreOffice_project/420$Build-2</meta:generator>
    <meta:document-statistic meta:table-count="0" meta:image-count="0" meta:object-count="0" meta:page-count="86" meta:paragraph-count="3070" meta:word-count="24579" meta:character-count="589445" meta:non-whitespace-character-count="154960"/>
  </office:meta>
</office:document-meta>
</file>